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0.504cm"/>
    </style:style>
    <style:style style:name="co3" style:family="table-column">
      <style:table-column-properties fo:break-before="auto" style:column-width="17.256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1.893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CI</text:p>
          </table:table-cell>
          <table:table-cell office:value-type="string">
            <text:p><text:s text:c="6"/>"nombres"</text:p>
          </table:table-cell>
          <table:table-cell office:value-type="string">
            <text:p><text:s text:c="14"/>"PFG"</text:p>
          </table:table-cell>
          <table:table-cell office:value-type="string">
            <text:p>TOMO</text:p>
          </table:table-cell>
          <table:table-cell office:value-type="string">
            <text:p>CODIGO</text:p>
          </table:table-cell>
          <table:table-cell office:value-type="string">
            <text:p>FOLIO</text:p>
          </table:table-cell>
          <table:table-cell office:value-type="string">
            <text:p>CIUDAD</text:p>
          </table:table-cell>
          <table:table-cell office:value-type="string">
            <text:p>ESTADO</text:p>
          </table:table-cell>
        </table:table-row>
        <table:table-row table:style-name="ro1">
          <table:table-cell office:value-type="float" office:value="10050872">
            <text:p>10050872</text:p>
          </table:table-cell>
          <table:table-cell office:value-type="string">
            <text:p>MONTILLA NAUDY MIREYA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53004">
            <text:p>53004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1454">
            <text:p>10051454</text:p>
          </table:table-cell>
          <table:table-cell office:value-type="string">
            <text:p>RANGEL TORREALBA DORIS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70">
            <text:p>70</text:p>
          </table:table-cell>
          <table:table-cell office:value-type="float" office:value="152714">
            <text:p>152714</text:p>
          </table:table-cell>
          <table:table-cell office:value-type="float" office:value="70">
            <text:p>7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2031">
            <text:p>10052031</text:p>
          </table:table-cell>
          <table:table-cell office:value-type="string">
            <text:p>BARRETO <text:s/>MORON IRMA ROSA</text:p>
          </table:table-cell>
          <table:table-cell office:value-type="string">
            <text:p>ESTUDIOS JURIDICOS</text:p>
          </table:table-cell>
          <table:table-cell office:value-type="float" office:value="100">
            <text:p>100</text:p>
          </table:table-cell>
          <table:table-cell office:value-type="string">
            <text:p>BARINAS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2487">
            <text:p>10052487</text:p>
          </table:table-cell>
          <table:table-cell office:value-type="string">
            <text:p>MATUTE <text:s/>JOSE ALBERT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052502">
            <text:p>10052502</text:p>
          </table:table-cell>
          <table:table-cell office:value-type="string">
            <text:p>PERAZA DE BARRIOS SOLANGEL DE LA CRUZ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74">
            <text:p>152574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2613">
            <text:p>10052613</text:p>
          </table:table-cell>
          <table:table-cell office:value-type="string">
            <text:p>MUÑOZ NOGUERA ROSA AMERIC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054079">
            <text:p>10054079</text:p>
          </table:table-cell>
          <table:table-cell office:value-type="string">
            <text:p>HERNANDEZ DE CARDENAS FRANCELIS ALCIR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288">
            <text:p>78288</text:p>
          </table:table-cell>
          <table:table-cell office:value-type="float" office:value="9">
            <text:p>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4166">
            <text:p>10054166</text:p>
          </table:table-cell>
          <table:table-cell office:value-type="string">
            <text:p>BASTIDAS BRICEÑO MARISOL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37">
            <text:p>127937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4976">
            <text:p>10054976</text:p>
          </table:table-cell>
          <table:table-cell office:value-type="string">
            <text:p>ALVAREZ <text:s/>JOSE ANTONIO</text:p>
          </table:table-cell>
          <table:table-cell office:value-type="string">
            <text:p>LICENCIADO EN GESTION AMBIENTAL</text:p>
          </table:table-cell>
          <table:table-cell office:value-type="float" office:value="2">
            <text:p>2</text:p>
          </table:table-cell>
          <table:table-cell office:value-type="float" office:value="148895">
            <text:p>14889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056208">
            <text:p>10056208</text:p>
          </table:table-cell>
          <table:table-cell office:value-type="string">
            <text:p>MONTILLA LACRUZ DORY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78">
            <text:p>152278</text:p>
          </table:table-cell>
          <table:table-cell office:value-type="float" office:value="58">
            <text:p>5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6546">
            <text:p>10056546</text:p>
          </table:table-cell>
          <table:table-cell office:value-type="string">
            <text:p>TERAN CAMILO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64319">
            <text:p>64319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6617">
            <text:p>10056617</text:p>
          </table:table-cell>
          <table:table-cell office:value-type="string">
            <text:p>JIMENEZ VELASQUEZ ELIS DOUGLAS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418">
            <text:p>62418</text:p>
          </table:table-cell>
          <table:table-cell office:value-type="float" office:value="17">
            <text:p>1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7469">
            <text:p>10057469</text:p>
          </table:table-cell>
          <table:table-cell office:value-type="string">
            <text:p>LANZOSA DE GONZALEZ MIREY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07">
            <text:p>152207</text:p>
          </table:table-cell>
          <table:table-cell office:value-type="float" office:value="56">
            <text:p>5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7975">
            <text:p>10057975</text:p>
          </table:table-cell>
          <table:table-cell office:value-type="string">
            <text:p>BRITO YEPES ORLANDO ANTONI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058543">
            <text:p>10058543</text:p>
          </table:table-cell>
          <table:table-cell office:value-type="string">
            <text:p>MARIN PEREZ LUZ ELE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378">
            <text:p>78378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8904">
            <text:p>10058904</text:p>
          </table:table-cell>
          <table:table-cell office:value-type="string">
            <text:p>GONZALEZ DABOIN MARIA GREGORIA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9006">
            <text:p>79006</text:p>
          </table:table-cell>
          <table:table-cell office:value-type="float" office:value="28">
            <text:p>2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9374">
            <text:p>10059374</text:p>
          </table:table-cell>
          <table:table-cell office:value-type="string">
            <text:p>PEREZ TORREALBA ZULIBETH YAQUELI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578">
            <text:p>78578</text:p>
          </table:table-cell>
          <table:table-cell office:value-type="float" office:value="16">
            <text:p>1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9483">
            <text:p>10059483</text:p>
          </table:table-cell>
          <table:table-cell office:value-type="string">
            <text:p>TORRES RAMONA DEL CARMEN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78948">
            <text:p>78948</text:p>
          </table:table-cell>
          <table:table-cell office:value-type="float" office:value="26">
            <text:p>2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059902">
            <text:p>10059902</text:p>
          </table:table-cell>
          <table:table-cell office:value-type="string">
            <text:p>MORA BURGOS DIANA JOSEFI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49003">
            <text:p>14900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059950">
            <text:p>10059950</text:p>
          </table:table-cell>
          <table:table-cell office:value-type="string">
            <text:p>HERNANDEZ GLISANTA ESTILIT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52">
            <text:p>152552</text:p>
          </table:table-cell>
          <table:table-cell office:value-type="float" office:value="65">
            <text:p>6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06265">
            <text:p>10106265</text:p>
          </table:table-cell>
          <table:table-cell office:value-type="string">
            <text:p>URBINA DE FERNANDEZ CARMEN ALIC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130941">
            <text:p>10130941</text:p>
          </table:table-cell>
          <table:table-cell office:value-type="string">
            <text:p>MUÑOZ <text:s/>LELIS RAMO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131117">
            <text:p>10131117</text:p>
          </table:table-cell>
          <table:table-cell office:value-type="string">
            <text:p>BORJAS <text:s/>CARMEN ELIS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132535">
            <text:p>10132535</text:p>
          </table:table-cell>
          <table:table-cell office:value-type="string">
            <text:p>EREGUA <text:s/>DE MORALES DIGNA <text:s/>ESTEL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133245">
            <text:p>10133245</text:p>
          </table:table-cell>
          <table:table-cell office:value-type="string">
            <text:p>MARTINEZ <text:s/>NELKIS <text:s/>DIAMIDE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135198">
            <text:p>10135198</text:p>
          </table:table-cell>
          <table:table-cell office:value-type="string">
            <text:p>TOVAR RIVERO CORNELIO ROSELI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63">
            <text:p>152463</text:p>
          </table:table-cell>
          <table:table-cell office:value-type="float" office:value="63">
            <text:p>6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35597">
            <text:p>10135597</text:p>
          </table:table-cell>
          <table:table-cell office:value-type="string">
            <text:p>CASTILLO DE COLMENAREZ MABELIA AUXILIADOR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166">
            <text:p>53166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36383">
            <text:p>10136383</text:p>
          </table:table-cell>
          <table:table-cell office:value-type="string">
            <text:p>MENDEZ MIGDALIA ISABEL</text:p>
          </table:table-cell>
          <table:table-cell office:value-type="string">
            <text:p>PLANIFICACION DE PROGRAMAS SOCIOCOMUNITARIOS</text:p>
          </table:table-cell>
          <table:table-cell office:value-type="float" office:value="1">
            <text:p>1</text:p>
          </table:table-cell>
          <table:table-cell office:value-type="float" office:value="9629">
            <text:p>9629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36982">
            <text:p>10136982</text:p>
          </table:table-cell>
          <table:table-cell office:value-type="string">
            <text:p>GARCIA YUDERKY ZULANYER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321">
            <text:p>128321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37106">
            <text:p>10137106</text:p>
          </table:table-cell>
          <table:table-cell office:value-type="string">
            <text:p>COLMENAREZ LINAREZ DORIS JOSEF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06">
            <text:p>128306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37783">
            <text:p>10137783</text:p>
          </table:table-cell>
          <table:table-cell office:value-type="string">
            <text:p>JIMENEZ MARIA ROSAL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39">
            <text:p>128039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38340">
            <text:p>10138340</text:p>
          </table:table-cell>
          <table:table-cell office:value-type="string">
            <text:p>ALVAREZ CARMEN ALICI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102">
            <text:p>53102</text:p>
          </table:table-cell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39439">
            <text:p>10139439</text:p>
          </table:table-cell>
          <table:table-cell office:value-type="string">
            <text:p>PEREZ MARIO GREGORIO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3923">
            <text:p>3923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40596">
            <text:p>10140596</text:p>
          </table:table-cell>
          <table:table-cell office:value-type="string">
            <text:p>CARMONA ORTIZ MARIA ERNESTI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25">
            <text:p>152525</text:p>
          </table:table-cell>
          <table:table-cell office:value-type="float" office:value="65">
            <text:p>6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41285">
            <text:p>10141285</text:p>
          </table:table-cell>
          <table:table-cell office:value-type="string">
            <text:p>LEON ANGULO EUCLIDES GREGORI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420">
            <text:p>62420</text:p>
          </table:table-cell>
          <table:table-cell office:value-type="float" office:value="17">
            <text:p>1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41543">
            <text:p>10141543</text:p>
          </table:table-cell>
          <table:table-cell office:value-type="string">
            <text:p>SANCHEZ LUIS ENRIQUE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515">
            <text:p>53515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41934">
            <text:p>10141934</text:p>
          </table:table-cell>
          <table:table-cell office:value-type="string">
            <text:p>RODRIGUEZ RAMOS MARY MILEX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52">
            <text:p>128152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0143455">
            <text:p>10143455</text:p>
          </table:table-cell>
          <table:table-cell office:value-type="string">
            <text:p>AGÜERO PEREZ RAIZA TIBISA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08">
            <text:p>127908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0143769">
            <text:p>10143769</text:p>
          </table:table-cell>
          <table:table-cell office:value-type="string">
            <text:p>MELENDEZ YISBELIS DEL VALL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68">
            <text:p>128068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43776">
            <text:p>10143776</text:p>
          </table:table-cell>
          <table:table-cell office:value-type="string">
            <text:p>RODRIGUEZ GONZALEZ HILDA MARI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501">
            <text:p>62501</text:p>
          </table:table-cell>
          <table:table-cell office:value-type="float" office:value="19">
            <text:p>1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166549">
            <text:p>10166549</text:p>
          </table:table-cell>
          <table:table-cell office:value-type="string">
            <text:p>DELGADO DE VALBUENA MIRIAM ZULA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48990">
            <text:p>14899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169439">
            <text:p>10169439</text:p>
          </table:table-cell>
          <table:table-cell office:value-type="string">
            <text:p>SANDOVAL <text:s/>RAISEL IVETTE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830">
            <text:p>46830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175255">
            <text:p>10175255</text:p>
          </table:table-cell>
          <table:table-cell office:value-type="string">
            <text:p>VILLAMIZAR <text:s/>ISLEY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179091">
            <text:p>10179091</text:p>
          </table:table-cell>
          <table:table-cell office:value-type="string">
            <text:p>MONTILVA ROA MARIA LETICI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0181019">
            <text:p>10181019</text:p>
          </table:table-cell>
          <table:table-cell office:value-type="string">
            <text:p>SANTIAGO JOYO IRENE ESMERALD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78">
            <text:p>101378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236748">
            <text:p>10236748</text:p>
          </table:table-cell>
          <table:table-cell office:value-type="string">
            <text:p>ARIAS MORA NELSON WUILLA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0254545">
            <text:p>10254545</text:p>
          </table:table-cell>
          <table:table-cell office:value-type="string">
            <text:p>ESTEVES GONZALEZ ESTHER CECIL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187">
            <text:p>78187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0256033">
            <text:p>10256033</text:p>
          </table:table-cell>
          <table:table-cell office:value-type="string">
            <text:p>SOTO MILLA ISBELDA COROMOTO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593">
            <text:p>24593</text:p>
          </table:table-cell>
          <table:table-cell office:value-type="float" office:value="30">
            <text:p>3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257780">
            <text:p>10257780</text:p>
          </table:table-cell>
          <table:table-cell office:value-type="string">
            <text:p>CHIQUITO DE LOZADA ANA ANTONIA</text:p>
          </table:table-cell>
          <table:table-cell office:value-type="string">
            <text:p>LICENCIADO EN EDUCACION MENCION EDUCACION ESPECIAL</text:p>
          </table:table-cell>
          <table:table-cell office:value-type="float" office:value="1">
            <text:p>1</text:p>
          </table:table-cell>
          <table:table-cell office:value-type="float" office:value="24677">
            <text:p>24677</text:p>
          </table:table-cell>
          <table:table-cell office:value-type="float" office:value="33">
            <text:p>3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262085">
            <text:p>10262085</text:p>
          </table:table-cell>
          <table:table-cell office:value-type="string">
            <text:p>TORREALBA ONEIDA VIOLET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736">
            <text:p>152736</text:p>
          </table:table-cell>
          <table:table-cell office:value-type="float" office:value="71">
            <text:p>7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262781">
            <text:p>10262781</text:p>
          </table:table-cell>
          <table:table-cell office:value-type="string">
            <text:p>DIAZ DIAZ JACIN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82">
            <text:p>127982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0262868">
            <text:p>10262868</text:p>
          </table:table-cell>
          <table:table-cell office:value-type="string">
            <text:p>ARANQUIBEL MARIN ROSA GISEL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7997">
            <text:p>77997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262871">
            <text:p>10262871</text:p>
          </table:table-cell>
          <table:table-cell office:value-type="string">
            <text:p>DIAZ DIAZ JACIN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82">
            <text:p>127982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0284447">
            <text:p>10284447</text:p>
          </table:table-cell>
          <table:table-cell office:value-type="string">
            <text:p>VELA ROJAS SULMEL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326440">
            <text:p>10326440</text:p>
          </table:table-cell>
          <table:table-cell office:value-type="string">
            <text:p>GUTIERREZ YOLLI LIZED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17401">
            <text:p>117401</text:p>
          </table:table-cell>
          <table:table-cell office:value-type="float" office:value="34">
            <text:p>3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329175">
            <text:p>10329175</text:p>
          </table:table-cell>
          <table:table-cell office:value-type="string">
            <text:p>ALVARADO RODRIGUEZ ELSY RAMO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12">
            <text:p>127912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372310">
            <text:p>10372310</text:p>
          </table:table-cell>
          <table:table-cell office:value-type="string">
            <text:p>ZABALETA DURAN OLGA AURISTELA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662">
            <text:p>24662</text:p>
          </table:table-cell>
          <table:table-cell office:value-type="float" office:value="32">
            <text:p>3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378919">
            <text:p>10378919</text:p>
          </table:table-cell>
          <table:table-cell office:value-type="string">
            <text:p>PERNIA VERA YSMELDA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392469">
            <text:p>10392469</text:p>
          </table:table-cell>
          <table:table-cell office:value-type="string">
            <text:p>ALFONZO HERRERA ENEIDA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10823">
            <text:p>10510823</text:p>
          </table:table-cell>
          <table:table-cell office:value-type="string">
            <text:p>GONZALEZ DOMINGUEZ FRANKIS DARLIM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29902">
            <text:p>10529902</text:p>
          </table:table-cell>
          <table:table-cell office:value-type="string">
            <text:p>GUAIQUIRIMA <text:s/>MIGUEL ANGEL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544540">
            <text:p>10544540</text:p>
          </table:table-cell>
          <table:table-cell office:value-type="string">
            <text:p>SANCHEZ NAVARRO ANA JUL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5730">
            <text:p>10555730</text:p>
          </table:table-cell>
          <table:table-cell office:value-type="string">
            <text:p>MORA HERNANDEZ AURORA MAGALY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5813">
            <text:p>10555813</text:p>
          </table:table-cell>
          <table:table-cell office:value-type="string">
            <text:p>ZAMBRANO CHACON MIREY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5975">
            <text:p>10555975</text:p>
          </table:table-cell>
          <table:table-cell office:value-type="string">
            <text:p>RODRIGUEZ BUITRAGO JACQUELINE MILAGROS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556114">
            <text:p>10556114</text:p>
          </table:table-cell>
          <table:table-cell office:value-type="string">
            <text:p>REYES DE QUINTANA MIREYA GREGOR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10">
            <text:p>5471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556975">
            <text:p>10556975</text:p>
          </table:table-cell>
          <table:table-cell office:value-type="string">
            <text:p>UZCATEGUI MONSALVE ANA CECILI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0557012">
            <text:p>10557012</text:p>
          </table:table-cell>
          <table:table-cell office:value-type="string">
            <text:p>BRICEÑO RAMIREZ ALCADIO ENRIQU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557324">
            <text:p>10557324</text:p>
          </table:table-cell>
          <table:table-cell office:value-type="string">
            <text:p>CAMACHO MONTILLA MARGARIT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7379">
            <text:p>10557379</text:p>
          </table:table-cell>
          <table:table-cell office:value-type="string">
            <text:p>VELAZCO GONZALEZ ANA JOSEF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0557546">
            <text:p>10557546</text:p>
          </table:table-cell>
          <table:table-cell office:value-type="string">
            <text:p>JIMENEZ <text:s/>DENNY <text:s/>JOSE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0557727">
            <text:p>10557727</text:p>
          </table:table-cell>
          <table:table-cell office:value-type="string">
            <text:p>GIL GARCIA YAMILEX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8049">
            <text:p>10558049</text:p>
          </table:table-cell>
          <table:table-cell office:value-type="string">
            <text:p>MENDOZA GARCIA RIT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8051">
            <text:p>10558051</text:p>
          </table:table-cell>
          <table:table-cell office:value-type="string">
            <text:p>QUINTERO LAGUNA COROMOTO DEL CARME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0558054">
            <text:p>10558054</text:p>
          </table:table-cell>
          <table:table-cell office:value-type="string">
            <text:p>HERNANDEZ <text:s/>ITALA M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8337">
            <text:p>10558337</text:p>
          </table:table-cell>
          <table:table-cell office:value-type="string">
            <text:p>BRICEÑO <text:s/>MARIA DEL ROSAR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8803">
            <text:p>10558803</text:p>
          </table:table-cell>
          <table:table-cell office:value-type="string">
            <text:p>PEREZ PEROZA FRANCISCO ENRIQUE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95">
            <text:p>5469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559189">
            <text:p>10559189</text:p>
          </table:table-cell>
          <table:table-cell office:value-type="string">
            <text:p>HIDALGO <text:s/>CRAVO MARIA <text:s text:c="2"/>CECIL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9470">
            <text:p>10559470</text:p>
          </table:table-cell>
          <table:table-cell office:value-type="string">
            <text:p>ESCALONA BURGO MIRLA COROMOTO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0559740">
            <text:p>10559740</text:p>
          </table:table-cell>
          <table:table-cell office:value-type="string">
            <text:p>SALAZAR SANCHEZ MARY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59896">
            <text:p>10559896</text:p>
          </table:table-cell>
          <table:table-cell office:value-type="string">
            <text:p>LEON <text:s/>JOSE <text:s/>GREGOR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60118">
            <text:p>10560118</text:p>
          </table:table-cell>
          <table:table-cell office:value-type="string">
            <text:p>CASTILLO JIMENEZ NORM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60212">
            <text:p>10560212</text:p>
          </table:table-cell>
          <table:table-cell office:value-type="string">
            <text:p>MOLINA <text:s/>MIGUEL ROME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560376">
            <text:p>10560376</text:p>
          </table:table-cell>
          <table:table-cell office:value-type="string">
            <text:p>GUERRERO <text:s/>RANGEL CARLOS <text:s/>ERNESTO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0561232">
            <text:p>10561232</text:p>
          </table:table-cell>
          <table:table-cell office:value-type="string">
            <text:p>ORTIZ ROMERO GREGORIA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61551">
            <text:p>10561551</text:p>
          </table:table-cell>
          <table:table-cell office:value-type="string">
            <text:p>BLANCO MENDEZ ERASMO BALDEMAR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10562254">
            <text:p>10562254</text:p>
          </table:table-cell>
          <table:table-cell office:value-type="string">
            <text:p>PALACIOS <text:s/>AIDEE DE LA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62517">
            <text:p>10562517</text:p>
          </table:table-cell>
          <table:table-cell office:value-type="string">
            <text:p>RODRIGUEZ <text:s/>VICTORIANA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562974">
            <text:p>10562974</text:p>
          </table:table-cell>
          <table:table-cell office:value-type="string">
            <text:p>LOPEZ RIVERA JUANA BAUTIST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66">
            <text:p>10126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563293">
            <text:p>10563293</text:p>
          </table:table-cell>
          <table:table-cell office:value-type="string">
            <text:p>RONDON <text:s/>VALERO LISBETH MAR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20">
            <text:p>5472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563552">
            <text:p>10563552</text:p>
          </table:table-cell>
          <table:table-cell office:value-type="string">
            <text:p>RODRIGUEZ BARRIOS <text:s/>LINO JOS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0563698">
            <text:p>10563698</text:p>
          </table:table-cell>
          <table:table-cell office:value-type="string">
            <text:p>ALEJO RODRIGUEZ YRMA ARELI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64368">
            <text:p>10564368</text:p>
          </table:table-cell>
          <table:table-cell office:value-type="string">
            <text:p>MUÑOZ GONZALEZ ERMIDES EFRAIN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63312">
            <text:p>163312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564700">
            <text:p>10564700</text:p>
          </table:table-cell>
          <table:table-cell office:value-type="string">
            <text:p>BARCO <text:s/>MAIGUALIDA LIC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564963">
            <text:p>10564963</text:p>
          </table:table-cell>
          <table:table-cell office:value-type="string">
            <text:p>PAREDES VILORIA SERGIA VIDAL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576712">
            <text:p>10576712</text:p>
          </table:table-cell>
          <table:table-cell office:value-type="string">
            <text:p>REYES <text:s/>GONZALEZ MIRLA CAROL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604717">
            <text:p>10604717</text:p>
          </table:table-cell>
          <table:table-cell office:value-type="string">
            <text:p>FERRER MARTINEZ YAPER MAR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47">
            <text:p>152647</text:p>
          </table:table-cell>
          <table:table-cell office:value-type="float" office:value="69">
            <text:p>6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622674">
            <text:p>10622674</text:p>
          </table:table-cell>
          <table:table-cell office:value-type="string">
            <text:p>SANCHEZ <text:s/>BELKIS XIOMAR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635888">
            <text:p>10635888</text:p>
          </table:table-cell>
          <table:table-cell office:value-type="string">
            <text:p>ABREU GUEVARA BEATRIZ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317">
            <text:p>62317</text:p>
          </table:table-cell>
          <table:table-cell office:value-type="float" office:value="15">
            <text:p>1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636575">
            <text:p>10636575</text:p>
          </table:table-cell>
          <table:table-cell office:value-type="string">
            <text:p>CORDERO NAILET YUMARI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117137">
            <text:p>117137</text:p>
          </table:table-cell>
          <table:table-cell office:value-type="float" office:value="5">
            <text:p>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639987">
            <text:p>10639987</text:p>
          </table:table-cell>
          <table:table-cell office:value-type="string">
            <text:p>FERNANDEZ SIVIRA MARCIA ELENA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78196">
            <text:p>78196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640012">
            <text:p>10640012</text:p>
          </table:table-cell>
          <table:table-cell office:value-type="string">
            <text:p>GALLARDO AGUILAR ZORAIDA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234">
            <text:p>53234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0640543">
            <text:p>10640543</text:p>
          </table:table-cell>
          <table:table-cell office:value-type="string">
            <text:p>BETANCOURT ALICI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95">
            <text:p>151995</text:p>
          </table:table-cell>
          <table:table-cell office:value-type="float" office:value="51">
            <text:p>5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641447">
            <text:p>10641447</text:p>
          </table:table-cell>
          <table:table-cell office:value-type="string">
            <text:p>JIMENEZ TRAVIEZO JACKELINE BEATRIZ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042">
            <text:p>128042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643747">
            <text:p>10643747</text:p>
          </table:table-cell>
          <table:table-cell office:value-type="string">
            <text:p>ALEMAN MENDOZA MIRELLA DEMES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285">
            <text:p>128285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673507">
            <text:p>10673507</text:p>
          </table:table-cell>
          <table:table-cell office:value-type="string">
            <text:p>RUIZ ZAPATA WILMEN JOS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693731">
            <text:p>10693731</text:p>
          </table:table-cell>
          <table:table-cell office:value-type="string">
            <text:p>MENDEZ PILIEGO FIORELLA ROS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62">
            <text:p>5466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697997">
            <text:p>10697997</text:p>
          </table:table-cell>
          <table:table-cell office:value-type="string">
            <text:p>DUQUE CASTILLA YAJAIRA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0720549">
            <text:p>10720549</text:p>
          </table:table-cell>
          <table:table-cell office:value-type="string">
            <text:p>VASQUEZ <text:s/>ADELAIDA DEL CARME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0722330">
            <text:p>10722330</text:p>
          </table:table-cell>
          <table:table-cell office:value-type="string">
            <text:p>TORRES GLADYS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737">
            <text:p>152737</text:p>
          </table:table-cell>
          <table:table-cell office:value-type="float" office:value="71">
            <text:p>7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722579">
            <text:p>10722579</text:p>
          </table:table-cell>
          <table:table-cell office:value-type="string">
            <text:p>MILLA MONSALVE MARIA LEONOR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49018">
            <text:p>14901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724358">
            <text:p>10724358</text:p>
          </table:table-cell>
          <table:table-cell office:value-type="string">
            <text:p>MORA JIMENEZ ZULEIMA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451">
            <text:p>78451</text:p>
          </table:table-cell>
          <table:table-cell office:value-type="float" office:value="13">
            <text:p>1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725203">
            <text:p>10725203</text:p>
          </table:table-cell>
          <table:table-cell office:value-type="string">
            <text:p>YANEZ GARCIA CARLOS MOISES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657">
            <text:p>24657</text:p>
          </table:table-cell>
          <table:table-cell office:value-type="float" office:value="32">
            <text:p>3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725396">
            <text:p>10725396</text:p>
          </table:table-cell>
          <table:table-cell office:value-type="string">
            <text:p>GRATEROL MARIA BRIGID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30">
            <text:p>128030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725567">
            <text:p>10725567</text:p>
          </table:table-cell>
          <table:table-cell office:value-type="string">
            <text:p>RODRIGUEZ FRANCO REINA ISABEL</text:p>
          </table:table-cell>
          <table:table-cell office:value-type="string">
            <text:p>PORTUGUESA</text:p>
          </table:table-cell>
          <table:table-cell office:value-type="float" office:value="2">
            <text:p>2</text:p>
          </table:table-cell>
          <table:table-cell office:value-type="float" office:value="152581">
            <text:p>152581</text:p>
          </table:table-cell>
          <table:table-cell office:value-type="float" office:value="66">
            <text:p>66</text:p>
          </table:table-cell>
          <table:table-cell office:value-type="string">
            <text:p>BARINAS</text:p>
          </table:table-cell>
          <table:table-cell office:value-type="string">
            <text:p>GUANARE</text:p>
          </table:table-cell>
        </table:table-row>
        <table:table-row table:style-name="ro1">
          <table:table-cell office:value-type="float" office:value="10725583">
            <text:p>10725583</text:p>
          </table:table-cell>
          <table:table-cell office:value-type="string">
            <text:p>VILLEGAS ALVARADO MORAIMA GICEL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98">
            <text:p>152598</text:p>
          </table:table-cell>
          <table:table-cell office:value-type="float" office:value="67">
            <text:p>6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725674">
            <text:p>10725674</text:p>
          </table:table-cell>
          <table:table-cell office:value-type="string">
            <text:p>HERNANDEZ CORDERO CARMEN ELE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53">
            <text:p>152553</text:p>
          </table:table-cell>
          <table:table-cell office:value-type="float" office:value="65">
            <text:p>6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726406">
            <text:p>10726406</text:p>
          </table:table-cell>
          <table:table-cell office:value-type="string">
            <text:p>GARCIA RAMOS NANCY MIREY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23">
            <text:p>128323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0726703">
            <text:p>10726703</text:p>
          </table:table-cell>
          <table:table-cell office:value-type="string">
            <text:p>ZAMBRANO CONDE ANCELMIRA MARIA</text:p>
          </table:table-cell>
          <table:table-cell office:value-type="string">
            <text:p>LICENCIADO EN EDUCACION MENCION EDUCACION ESPECIAL</text:p>
          </table:table-cell>
          <table:table-cell office:value-type="float" office:value="1">
            <text:p>1</text:p>
          </table:table-cell>
          <table:table-cell office:value-type="float" office:value="24715">
            <text:p>24715</text:p>
          </table:table-cell>
          <table:table-cell office:value-type="float" office:value="34">
            <text:p>3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728341">
            <text:p>10728341</text:p>
          </table:table-cell>
          <table:table-cell office:value-type="string">
            <text:p>GALLARDO CARVAJAL ZULMA ZULAY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35">
            <text:p>128235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0728882">
            <text:p>10728882</text:p>
          </table:table-cell>
          <table:table-cell office:value-type="string">
            <text:p>TORRES CAMACHO MILAGROS DEL CARMEN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117355">
            <text:p>117355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0729629">
            <text:p>10729629</text:p>
          </table:table-cell>
          <table:table-cell office:value-type="string">
            <text:p>CAMACHO RODRIGUEZ ROSARIO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069">
            <text:p>78069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0729959">
            <text:p>10729959</text:p>
          </table:table-cell>
          <table:table-cell office:value-type="string">
            <text:p>ORTEGANO CASTELLANOS MARIA FLOR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730085">
            <text:p>10730085</text:p>
          </table:table-cell>
          <table:table-cell office:value-type="string">
            <text:p>ESCOBAR <text:s/>CARMEN EL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749730">
            <text:p>10749730</text:p>
          </table:table-cell>
          <table:table-cell office:value-type="string">
            <text:p>GUERRERO PEREZ GLORIA ESPERANZ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0771134">
            <text:p>10771134</text:p>
          </table:table-cell>
          <table:table-cell office:value-type="string">
            <text:p>ALVAREZ MARTINEZ DEIBY MOHALI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752">
            <text:p>101752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851257">
            <text:p>10851257</text:p>
          </table:table-cell>
          <table:table-cell office:value-type="string">
            <text:p>EISINGER QUIGUA ROCIO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873490">
            <text:p>10873490</text:p>
          </table:table-cell>
          <table:table-cell office:value-type="string">
            <text:p>SILVA <text:s/>ANA <text:s/>GREGO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874252">
            <text:p>10874252</text:p>
          </table:table-cell>
          <table:table-cell office:value-type="string">
            <text:p>RONDON MARQUEZ JOSE ASDRUBA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0874591">
            <text:p>10874591</text:p>
          </table:table-cell>
          <table:table-cell office:value-type="string">
            <text:p>RODRIGUEZ FERNANDEZ FATIM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0874895">
            <text:p>10874895</text:p>
          </table:table-cell>
          <table:table-cell office:value-type="string">
            <text:p>BUSTAMANTE <text:s/>MONCADA <text:s/>ARGENIS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0875527">
            <text:p>10875527</text:p>
          </table:table-cell>
          <table:table-cell office:value-type="string">
            <text:p>HUIZA MORA BELKIS COROMOT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0875917">
            <text:p>10875917</text:p>
          </table:table-cell>
          <table:table-cell office:value-type="string">
            <text:p>MORA ROA ANA CEL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63307">
            <text:p>163307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0896910">
            <text:p>10896910</text:p>
          </table:table-cell>
          <table:table-cell office:value-type="string">
            <text:p>MORALES <text:s/>VIVAS ILVA YAJAIR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0988377">
            <text:p>10988377</text:p>
          </table:table-cell>
          <table:table-cell office:value-type="string">
            <text:p>HURTADO TORCARTE LILIBETH SUSA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38">
            <text:p>128238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044708">
            <text:p>11044708</text:p>
          </table:table-cell>
          <table:table-cell office:value-type="string">
            <text:p>PERNIA <text:s/>JOSE GREGOR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076062">
            <text:p>11076062</text:p>
          </table:table-cell>
          <table:table-cell office:value-type="string">
            <text:p>ROMERO MENDOZA YARITZA RAMO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66">
            <text:p>128266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077347">
            <text:p>11077347</text:p>
          </table:table-cell>
          <table:table-cell office:value-type="string">
            <text:p>NOGUERA FATIMA LILIBETH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53">
            <text:p>128253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ESA</text:p>
          </table:table-cell>
        </table:table-row>
        <table:table-row table:style-name="ro1">
          <table:table-cell office:value-type="float" office:value="11079726">
            <text:p>11079726</text:p>
          </table:table-cell>
          <table:table-cell office:value-type="string">
            <text:p>VELIZ PACHECO YADIRA COROMO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548">
            <text:p>62548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080485">
            <text:p>11080485</text:p>
          </table:table-cell>
          <table:table-cell office:value-type="string">
            <text:p>LOZADA SANCHEZ NIDIAM JOSEFIN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323">
            <text:p>53323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080500">
            <text:p>11080500</text:p>
          </table:table-cell>
          <table:table-cell office:value-type="string">
            <text:p>YEPEZ MEDINA MARIA ISABEL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504">
            <text:p>152504</text:p>
          </table:table-cell>
          <table:table-cell office:value-type="float" office:value="64">
            <text:p>6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082370">
            <text:p>11082370</text:p>
          </table:table-cell>
          <table:table-cell office:value-type="string">
            <text:p>MORALES CARMONA ANA CRIST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90">
            <text:p>152690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083408">
            <text:p>11083408</text:p>
          </table:table-cell>
          <table:table-cell office:value-type="string">
            <text:p>CONTRERAS FERRER SANDRA</text:p>
          </table:table-cell>
          <table:table-cell office:value-type="string">
            <text:p>LICENCIADO EN EDUCACION MENCION EDUCACION INICIAL</text:p>
          </table:table-cell>
          <table:table-cell office:value-type="float" office:value="1">
            <text:p>1</text:p>
          </table:table-cell>
          <table:table-cell office:value-type="float" office:value="24735">
            <text:p>24735</text:p>
          </table:table-cell>
          <table:table-cell office:value-type="float" office:value="35">
            <text:p>3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084534">
            <text:p>11084534</text:p>
          </table:table-cell>
          <table:table-cell office:value-type="string">
            <text:p>MEDINA MARISOL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51">
            <text:p>152251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084628">
            <text:p>11084628</text:p>
          </table:table-cell>
          <table:table-cell office:value-type="string">
            <text:p>PEREZ PEREZ YONEIDA YASMI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53">
            <text:p>152353</text:p>
          </table:table-cell>
          <table:table-cell office:value-type="float" office:value="60">
            <text:p>6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084960">
            <text:p>11084960</text:p>
          </table:table-cell>
          <table:table-cell office:value-type="string">
            <text:p>PETIT MAGDALENO LISETH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18">
            <text:p>128118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114519">
            <text:p>11114519</text:p>
          </table:table-cell>
          <table:table-cell office:value-type="string">
            <text:p>RUIZ CLAUDIA CRISTIN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6810">
            <text:p>66810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152024">
            <text:p>11152024</text:p>
          </table:table-cell>
          <table:table-cell office:value-type="string">
            <text:p>DA´SILVA PEREZ FATIMA LODUB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67">
            <text:p>152067</text:p>
          </table:table-cell>
          <table:table-cell office:value-type="float" office:value="53">
            <text:p>5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178136">
            <text:p>11178136</text:p>
          </table:table-cell>
          <table:table-cell office:value-type="string">
            <text:p>MORA ARANDA EULOG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68">
            <text:p>54668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186546">
            <text:p>11186546</text:p>
          </table:table-cell>
          <table:table-cell office:value-type="string">
            <text:p>PEÑA <text:s/>TORO MILAGRO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187136">
            <text:p>11187136</text:p>
          </table:table-cell>
          <table:table-cell office:value-type="string">
            <text:p>MORA ARANDA EULOGIO 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68">
            <text:p>5466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188061">
            <text:p>11188061</text:p>
          </table:table-cell>
          <table:table-cell office:value-type="string">
            <text:p>PEREZ GRISBORY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66665">
            <text:p>66665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188234">
            <text:p>11188234</text:p>
          </table:table-cell>
          <table:table-cell office:value-type="string">
            <text:p>PRADA BENCOMO GAUDENCIA ANTONI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1188530">
            <text:p>11188530</text:p>
          </table:table-cell>
          <table:table-cell office:value-type="string">
            <text:p>DIAZ SANCHEZ EUDELIN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62481">
            <text:p>16248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188600">
            <text:p>11188600</text:p>
          </table:table-cell>
          <table:table-cell office:value-type="string">
            <text:p>AZUAJE <text:s/>YARITZA <text:s/>LA CRUZ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188772">
            <text:p>11188772</text:p>
          </table:table-cell>
          <table:table-cell office:value-type="string">
            <text:p>LEON <text:s/>EVELIN COROMOTO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1189154">
            <text:p>11189154</text:p>
          </table:table-cell>
          <table:table-cell office:value-type="string">
            <text:p>TERAN <text:s/>LEUDIS COROMO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842">
            <text:p>46842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189177">
            <text:p>11189177</text:p>
          </table:table-cell>
          <table:table-cell office:value-type="string">
            <text:p>ROJAS <text:s/>ARELIS LILIA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189183">
            <text:p>11189183</text:p>
          </table:table-cell>
          <table:table-cell office:value-type="string">
            <text:p>FLORES <text:s/>LISBETH <text:s/>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189666">
            <text:p>11189666</text:p>
          </table:table-cell>
          <table:table-cell office:value-type="string">
            <text:p>CASERES ARRIECHE MARIA SOCORRO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48995">
            <text:p>14899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189694">
            <text:p>11189694</text:p>
          </table:table-cell>
          <table:table-cell office:value-type="string">
            <text:p>QUINTERO ANGEL ALIDA MARGARIT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1189730">
            <text:p>11189730</text:p>
          </table:table-cell>
          <table:table-cell office:value-type="string">
            <text:p>TABLANTE BRICEÑO TAHIS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189955">
            <text:p>11189955</text:p>
          </table:table-cell>
          <table:table-cell office:value-type="string">
            <text:p>VILLAMIZAR PEÑA JESUS MANU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191058">
            <text:p>11191058</text:p>
          </table:table-cell>
          <table:table-cell office:value-type="string">
            <text:p>GAINZA GARCIA <text:s/>YOLEIDA 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191484">
            <text:p>11191484</text:p>
          </table:table-cell>
          <table:table-cell office:value-type="string">
            <text:p>SOTO DELGADO MARIL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191609">
            <text:p>11191609</text:p>
          </table:table-cell>
          <table:table-cell office:value-type="string">
            <text:p>MEJIAS <text:s/>ANTONIO MAR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192957">
            <text:p>11192957</text:p>
          </table:table-cell>
          <table:table-cell office:value-type="string">
            <text:p>GONZALEZ <text:s/>SANDOVAL YUVELY <text:s/>NEFERTITIS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1192969">
            <text:p>11192969</text:p>
          </table:table-cell>
          <table:table-cell office:value-type="string">
            <text:p>RANGEL <text:s/>ELIZABETH 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193459">
            <text:p>11193459</text:p>
          </table:table-cell>
          <table:table-cell office:value-type="string">
            <text:p>OSORIO QUINTERO NELSON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193904">
            <text:p>11193904</text:p>
          </table:table-cell>
          <table:table-cell office:value-type="string">
            <text:p>BURGOS DURAN ALBA ROSMIR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186">
            <text:p>10118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194113">
            <text:p>11194113</text:p>
          </table:table-cell>
          <table:table-cell office:value-type="string">
            <text:p>GONZALEZ VIERA MARIA <text:s text:c="2"/>HIL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194740">
            <text:p>11194740</text:p>
          </table:table-cell>
          <table:table-cell office:value-type="string">
            <text:p>POLO FARIAS RAFAEL ANTONI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194762">
            <text:p>11194762</text:p>
          </table:table-cell>
          <table:table-cell office:value-type="string">
            <text:p>CARVAJAL RAMIREZ ZAIDA DOLORES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200647">
            <text:p>11200647</text:p>
          </table:table-cell>
          <table:table-cell office:value-type="string">
            <text:p>CUELLAR NAVAS NOELIA YAMILET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19434">
            <text:p>119434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244159">
            <text:p>11244159</text:p>
          </table:table-cell>
          <table:table-cell office:value-type="string">
            <text:p>PADRON <text:s/>CARMEN OLIVIA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46471">
            <text:p>4647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370823">
            <text:p>11370823</text:p>
          </table:table-cell>
          <table:table-cell office:value-type="string">
            <text:p>PEÑA RAMIREZ ALIS CONSUEL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371214">
            <text:p>11371214</text:p>
          </table:table-cell>
          <table:table-cell office:value-type="string">
            <text:p>GARCIA DUQUE PEDRO CELESTINO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1371324">
            <text:p>11371324</text:p>
          </table:table-cell>
          <table:table-cell office:value-type="string">
            <text:p>NAVA RAMIREZ IVONNE YOLEIV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371447">
            <text:p>11371447</text:p>
          </table:table-cell>
          <table:table-cell office:value-type="string">
            <text:p>ROA DE RUIZ LEIRA MIREY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371833">
            <text:p>11371833</text:p>
          </table:table-cell>
          <table:table-cell office:value-type="string">
            <text:p>AGUILAR DE MORA CLARITZA MARIB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372072">
            <text:p>11372072</text:p>
          </table:table-cell>
          <table:table-cell office:value-type="string">
            <text:p>CARCULIAN <text:s text:c="2"/>ANGELA MARBELLA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1372837">
            <text:p>11372837</text:p>
          </table:table-cell>
          <table:table-cell office:value-type="string">
            <text:p>ESCALONA VIVAS ALAIDO DE JESUS</text:p>
          </table:table-cell>
          <table:table-cell office:value-type="string">
            <text:p>GESTION SOCIAL</text:p>
          </table:table-cell>
          <table:table-cell table:number-columns-repeated="3"/>
          <table:table-cell office:value-type="string">
            <text:p>SOCOPO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1372847">
            <text:p>11372847</text:p>
          </table:table-cell>
          <table:table-cell office:value-type="string">
            <text:p>VARGAS <text:s/>ZENAIDA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1373101">
            <text:p>11373101</text:p>
          </table:table-cell>
          <table:table-cell office:value-type="string">
            <text:p>NIÑO <text:s/>MARIA JUDIT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1373612">
            <text:p>11373612</text:p>
          </table:table-cell>
          <table:table-cell office:value-type="string">
            <text:p>GUTIERREZ DE MARQUEZ NEIDA DEL VALLE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1373781">
            <text:p>11373781</text:p>
          </table:table-cell>
          <table:table-cell office:value-type="string">
            <text:p>MOLINA DE BARBACETTO MARIANA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374333">
            <text:p>11374333</text:p>
          </table:table-cell>
          <table:table-cell office:value-type="string">
            <text:p>BUSTAMANTE SANCHEZ YENNY MARIA ISAB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374570">
            <text:p>11374570</text:p>
          </table:table-cell>
          <table:table-cell office:value-type="string">
            <text:p>NIÑO DE ZAMBRANO EVIS JENNI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1374669">
            <text:p>11374669</text:p>
          </table:table-cell>
          <table:table-cell office:value-type="string">
            <text:p>RIVERO <text:s/>MEZA MELKYS <text:s/>YOHEL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1374831">
            <text:p>11374831</text:p>
          </table:table-cell>
          <table:table-cell office:value-type="string">
            <text:p>MARQUEZ PALENCIA JOSE LUIS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1395128">
            <text:p>11395128</text:p>
          </table:table-cell>
          <table:table-cell office:value-type="string">
            <text:p>MATUTE <text:s/>ABRAHAN DIONISIO</text:p>
          </table:table-cell>
          <table:table-cell office:value-type="string">
            <text:p>LICENCIADO EN GESTION AMBIENTAL</text:p>
          </table:table-cell>
          <table:table-cell office:value-type="float" office:value="2">
            <text:p>2</text:p>
          </table:table-cell>
          <table:table-cell office:value-type="float" office:value="148941">
            <text:p>148941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395232">
            <text:p>11395232</text:p>
          </table:table-cell>
          <table:table-cell office:value-type="string">
            <text:p>PARRA LEAL DILCIA SULAY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73">
            <text:p>152573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395936">
            <text:p>11395936</text:p>
          </table:table-cell>
          <table:table-cell office:value-type="string">
            <text:p>GONZALEZ PINEDA MARITZA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26">
            <text:p>128026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396851">
            <text:p>11396851</text:p>
          </table:table-cell>
          <table:table-cell office:value-type="string">
            <text:p>PERAZA MONTILLA RAFAEL ENRIQU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527">
            <text:p>78527</text:p>
          </table:table-cell>
          <table:table-cell office:value-type="float" office:value="15">
            <text:p>1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396954">
            <text:p>11396954</text:p>
          </table:table-cell>
          <table:table-cell office:value-type="string">
            <text:p>YANEZ DE EGAÑA DORIS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759">
            <text:p>152759</text:p>
          </table:table-cell>
          <table:table-cell office:value-type="float" office:value="71">
            <text:p>7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397269">
            <text:p>11397269</text:p>
          </table:table-cell>
          <table:table-cell office:value-type="string">
            <text:p>VASQUEZ PARRA SILVI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397775">
            <text:p>11397775</text:p>
          </table:table-cell>
          <table:table-cell office:value-type="string">
            <text:p>BETANCOURT LUQUEZ JOSE ROBER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043">
            <text:p>78043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1398156">
            <text:p>11398156</text:p>
          </table:table-cell>
          <table:table-cell office:value-type="string">
            <text:p>VALERO JIMENEZ CARMEN RAMO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398372">
            <text:p>11398372</text:p>
          </table:table-cell>
          <table:table-cell office:value-type="string">
            <text:p>ESCALONA ULARIA DEL CARMEN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7988">
            <text:p>127988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1399939">
            <text:p>11399939</text:p>
          </table:table-cell>
          <table:table-cell office:value-type="string">
            <text:p>PAREDES <text:s/>DARY DEL ROSAR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401218">
            <text:p>11401218</text:p>
          </table:table-cell>
          <table:table-cell office:value-type="string">
            <text:p>LINAREZ PEREZ ISMEIDA COROMOTO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40">
            <text:p>128240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1401601">
            <text:p>11401601</text:p>
          </table:table-cell>
          <table:table-cell office:value-type="string">
            <text:p>GRATEROL QUIROZ DARITZA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259">
            <text:p>78259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401721">
            <text:p>11401721</text:p>
          </table:table-cell>
          <table:table-cell office:value-type="string">
            <text:p>VALDERRAMA SANCHEZ CARLOS ALBER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262">
            <text:p>68262</text:p>
          </table:table-cell>
          <table:table-cell office:value-type="float" office:value="27">
            <text:p>2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402190">
            <text:p>11402190</text:p>
          </table:table-cell>
          <table:table-cell office:value-type="string">
            <text:p>MENA BASTIDAS NELSON RAMON</text:p>
          </table:table-cell>
          <table:table-cell office:value-type="string">
            <text:p>PRODUCCION MEDIOS DE COMUNICACIÓN</text:p>
          </table:table-cell>
          <table:table-cell office:value-type="float" office:value="2">
            <text:p>2</text:p>
          </table:table-cell>
          <table:table-cell office:value-type="float" office:value="62192">
            <text:p>62192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402589">
            <text:p>11402589</text:p>
          </table:table-cell>
          <table:table-cell office:value-type="string">
            <text:p>SULVARAN MAGALY COROMOTO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75">
            <text:p>128275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1402661">
            <text:p>11402661</text:p>
          </table:table-cell>
          <table:table-cell office:value-type="string">
            <text:p>VILLEGAS ORELLANA CARMEN MARIBEL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403122">
            <text:p>11403122</text:p>
          </table:table-cell>
          <table:table-cell office:value-type="string">
            <text:p>FUENTES HERNANDEZ AMIBEL DEL VALLE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52">
            <text:p>152652</text:p>
          </table:table-cell>
          <table:table-cell office:value-type="float" office:value="69">
            <text:p>6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404209">
            <text:p>11404209</text:p>
          </table:table-cell>
          <table:table-cell office:value-type="string">
            <text:p>BRICEÑO CONTRERAS MARISEL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404366">
            <text:p>11404366</text:p>
          </table:table-cell>
          <table:table-cell office:value-type="string">
            <text:p>AZUAJE EDDA GREGOR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10">
            <text:p>152610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404522">
            <text:p>11404522</text:p>
          </table:table-cell>
          <table:table-cell office:value-type="string">
            <text:p>LINAREZ QUINTIN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17">
            <text:p>152217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429257">
            <text:p>11429257</text:p>
          </table:table-cell>
          <table:table-cell office:value-type="string">
            <text:p>MEDINA CARMONA ELSY EUFEM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65">
            <text:p>128065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459957">
            <text:p>11459957</text:p>
          </table:table-cell>
          <table:table-cell office:value-type="string">
            <text:p>ESCALONA RODRIGUEZ WENDY CAROL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495906">
            <text:p>11495906</text:p>
          </table:table-cell>
          <table:table-cell office:value-type="string">
            <text:p>GAMEZ RODRIGUEZ RAY WILLTOG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506063">
            <text:p>11506063</text:p>
          </table:table-cell>
          <table:table-cell office:value-type="string">
            <text:p>VALERO CASTILLO BETTI ALIC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540296">
            <text:p>11540296</text:p>
          </table:table-cell>
          <table:table-cell office:value-type="string">
            <text:p>CUPAZ RODRIGUEZ MARIA ELE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09">
            <text:p>128309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541128">
            <text:p>11541128</text:p>
          </table:table-cell>
          <table:table-cell office:value-type="string">
            <text:p>RODRIGUEZ MUÑOZ NANCY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04">
            <text:p>152404</text:p>
          </table:table-cell>
          <table:table-cell office:value-type="float" office:value="61">
            <text:p>6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541931">
            <text:p>11541931</text:p>
          </table:table-cell>
          <table:table-cell office:value-type="string">
            <text:p>YAJURE PEREZ YOLEIDA DEL CARME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758">
            <text:p>152758</text:p>
          </table:table-cell>
          <table:table-cell office:value-type="float" office:value="71">
            <text:p>7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545378">
            <text:p>11545378</text:p>
          </table:table-cell>
          <table:table-cell office:value-type="string">
            <text:p>MENDEZ GALINDEZ YELITZA JOSEF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418">
            <text:p>78418</text:p>
          </table:table-cell>
          <table:table-cell office:value-type="float" office:value="12">
            <text:p>1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546515">
            <text:p>11546515</text:p>
          </table:table-cell>
          <table:table-cell office:value-type="string">
            <text:p>ARROYO PEREZ ROSSMARGE COROMOTO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7925">
            <text:p>127925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549442">
            <text:p>11549442</text:p>
          </table:table-cell>
          <table:table-cell office:value-type="string">
            <text:p>TORREALBA SANTELIZ DEMETRIO JOSE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550">
            <text:p>53550</text:p>
          </table:table-cell>
          <table:table-cell office:value-type="float" office:value="12">
            <text:p>1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554208">
            <text:p>11554208</text:p>
          </table:table-cell>
          <table:table-cell office:value-type="string">
            <text:p>MELENDEZ <text:s/>ANA JUDITH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569200">
            <text:p>11569200</text:p>
          </table:table-cell>
          <table:table-cell office:value-type="string">
            <text:p>ORTIZ SALCEDO SONIA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1703029">
            <text:p>11703029</text:p>
          </table:table-cell>
          <table:table-cell office:value-type="string">
            <text:p>RODRIGUEZ RODRIGUEZ YARITZA COROMOTO</text:p>
          </table:table-cell>
          <table:table-cell office:value-type="string">
            <text:p>LICENCIADO EN EDUCACION</text:p>
          </table:table-cell>
          <table:table-cell office:value-type="float" office:value="42">
            <text:p>42</text:p>
          </table:table-cell>
          <table:table-cell office:value-type="float" office:value="128154">
            <text:p>128154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703843">
            <text:p>11703843</text:p>
          </table:table-cell>
          <table:table-cell office:value-type="string">
            <text:p>VASQUEZ DELGADO GREGORIO ANTONIO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117371">
            <text:p>117371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704029">
            <text:p>11704029</text:p>
          </table:table-cell>
          <table:table-cell office:value-type="string">
            <text:p>BASTIDAS QUEVEDO MIREYA DEL CARME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704398">
            <text:p>11704398</text:p>
          </table:table-cell>
          <table:table-cell office:value-type="string">
            <text:p>PORRAS MONTILLA MARIA DE LOS SANTO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73">
            <text:p>152373</text:p>
          </table:table-cell>
          <table:table-cell office:value-type="float" office:value="60">
            <text:p>6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706413">
            <text:p>11706413</text:p>
          </table:table-cell>
          <table:table-cell office:value-type="string">
            <text:p>ZABALETA DURAN JEANNETTE COROMOT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707330">
            <text:p>11707330</text:p>
          </table:table-cell>
          <table:table-cell office:value-type="string">
            <text:p>MONTES GARCIA MARIA LUIS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74">
            <text:p>128074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708349">
            <text:p>11708349</text:p>
          </table:table-cell>
          <table:table-cell office:value-type="string">
            <text:p>PEREZ RODRIGUEZ ROSA MARITZ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08440">
            <text:p>11708440</text:p>
          </table:table-cell>
          <table:table-cell office:value-type="string">
            <text:p>ROA PEREZ BELKIS ODIL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63124">
            <text:p>163124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708612">
            <text:p>11708612</text:p>
          </table:table-cell>
          <table:table-cell office:value-type="string">
            <text:p>FORERO FLORES MARINA DEL VALLE</text:p>
          </table:table-cell>
          <table:table-cell office:value-type="string">
            <text:p>LICENCIADO EN EDUCACION MENCION EDUCACION FISICA</text:p>
          </table:table-cell>
          <table:table-cell office:value-type="float" office:value="2">
            <text:p>2</text:p>
          </table:table-cell>
          <table:table-cell office:value-type="float" office:value="117397">
            <text:p>117397</text:p>
          </table:table-cell>
          <table:table-cell office:value-type="float" office:value="35">
            <text:p>3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709091">
            <text:p>11709091</text:p>
          </table:table-cell>
          <table:table-cell office:value-type="string">
            <text:p>BASTIDAS APONTE CARMEN ELIG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09555">
            <text:p>11709555</text:p>
          </table:table-cell>
          <table:table-cell office:value-type="string">
            <text:p>VERGARA TORO YOCELIS COROMOT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709602">
            <text:p>11709602</text:p>
          </table:table-cell>
          <table:table-cell office:value-type="string">
            <text:p>VALERO <text:s/>DARISBETT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709726">
            <text:p>11709726</text:p>
          </table:table-cell>
          <table:table-cell office:value-type="string">
            <text:p>VELIZ PACHECO YADIRA COROMO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548">
            <text:p>62548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710086">
            <text:p>11710086</text:p>
          </table:table-cell>
          <table:table-cell office:value-type="string">
            <text:p>GARCIA <text:s/>MIREYA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710296">
            <text:p>11710296</text:p>
          </table:table-cell>
          <table:table-cell office:value-type="string">
            <text:p>VASQUEZ MORENO JESUS MANU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710740">
            <text:p>11710740</text:p>
          </table:table-cell>
          <table:table-cell office:value-type="string">
            <text:p>CHAVEZ <text:s/>SALVATIERRA ARGENIS JOS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711537">
            <text:p>11711537</text:p>
          </table:table-cell>
          <table:table-cell office:value-type="string">
            <text:p>DIAZ MARTINEZ BETSY ELIZABETT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712204">
            <text:p>11712204</text:p>
          </table:table-cell>
          <table:table-cell office:value-type="string">
            <text:p>CONTRERAS DE MOTA ZUBIRIA GISELL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3645">
            <text:p>11713645</text:p>
          </table:table-cell>
          <table:table-cell office:value-type="string">
            <text:p>OSORIO QUINTERO WUILLIAM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713964">
            <text:p>11713964</text:p>
          </table:table-cell>
          <table:table-cell office:value-type="string">
            <text:p>CONTRERAS <text:s/>EDILIA HERIBER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4083">
            <text:p>11714083</text:p>
          </table:table-cell>
          <table:table-cell office:value-type="string">
            <text:p>GUERRERO PEREZ CORINA DEL ROSAR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4274">
            <text:p>11714274</text:p>
          </table:table-cell>
          <table:table-cell office:value-type="string">
            <text:p>PADILLA DE AGUILAR MIGDALIA COROMOT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714726">
            <text:p>11714726</text:p>
          </table:table-cell>
          <table:table-cell office:value-type="string">
            <text:p>RODRIGUEZ VALDEZ JUAN JOSE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61">
            <text:p>10136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714743">
            <text:p>11714743</text:p>
          </table:table-cell>
          <table:table-cell office:value-type="string">
            <text:p>HERRERA <text:s/>VASQUEZ BESTALIA <text:s/>DE LAS MERCEDE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5062">
            <text:p>11715062</text:p>
          </table:table-cell>
          <table:table-cell office:value-type="string">
            <text:p>COLORADO <text:s/>IZQUIERDO JORGE <text:s/>MANUEL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1715103">
            <text:p>11715103</text:p>
          </table:table-cell>
          <table:table-cell office:value-type="string">
            <text:p>HERNANDEZ HOYO CARMEN YOSELI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5132">
            <text:p>11715132</text:p>
          </table:table-cell>
          <table:table-cell office:value-type="string">
            <text:p>RANGEL RANGEL MILEID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5236">
            <text:p>11715236</text:p>
          </table:table-cell>
          <table:table-cell office:value-type="string">
            <text:p>CASTILLO GARRIDO LISBETH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5422">
            <text:p>11715422</text:p>
          </table:table-cell>
          <table:table-cell office:value-type="string">
            <text:p>RONDON MENDOZA YNGRID MAR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70">
            <text:p>10137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715622">
            <text:p>11715622</text:p>
          </table:table-cell>
          <table:table-cell office:value-type="string">
            <text:p>RUEDA <text:s/>MEDINA LUIS ALFONS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716085">
            <text:p>11716085</text:p>
          </table:table-cell>
          <table:table-cell office:value-type="string">
            <text:p>ALVARADO <text:s/>YENNY LEOMAR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716204">
            <text:p>11716204</text:p>
          </table:table-cell>
          <table:table-cell office:value-type="string">
            <text:p>BARRIOS LINARES SILVIA TERE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6257">
            <text:p>11716257</text:p>
          </table:table-cell>
          <table:table-cell office:value-type="string">
            <text:p>PERNIA <text:s/>GLORIA ESTHER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46477">
            <text:p>4647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716321">
            <text:p>11716321</text:p>
          </table:table-cell>
          <table:table-cell office:value-type="string">
            <text:p>PARGAS VALERO BETZAIDA YELITZ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6322">
            <text:p>11716322</text:p>
          </table:table-cell>
          <table:table-cell office:value-type="string">
            <text:p>BALBUENA DE RAMIREZ AQNES DEL ROSAR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6507">
            <text:p>11716507</text:p>
          </table:table-cell>
          <table:table-cell office:value-type="string">
            <text:p>RANGEL MARQUEZ LIZBETH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6623">
            <text:p>11716623</text:p>
          </table:table-cell>
          <table:table-cell office:value-type="string">
            <text:p>PERNIA MEDINA ALCIDES RAMO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6892">
            <text:p>11716892</text:p>
          </table:table-cell>
          <table:table-cell office:value-type="string">
            <text:p>GONZALEZ <text:s/>PEDRO JOSE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1717061">
            <text:p>11717061</text:p>
          </table:table-cell>
          <table:table-cell office:value-type="string">
            <text:p>LINARES BRACAMONTE JOSE SENO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717139">
            <text:p>11717139</text:p>
          </table:table-cell>
          <table:table-cell office:value-type="string">
            <text:p>GARCIA <text:s/>MARIEL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7413">
            <text:p>11717413</text:p>
          </table:table-cell>
          <table:table-cell office:value-type="string">
            <text:p>VEGA HERNANDEZ BRICEID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717513">
            <text:p>11717513</text:p>
          </table:table-cell>
          <table:table-cell office:value-type="string">
            <text:p>SANCHEZ <text:s/>LUIS EDUARD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29">
            <text:p>54729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744336">
            <text:p>11744336</text:p>
          </table:table-cell>
          <table:table-cell office:value-type="string">
            <text:p>LEON PINTO NESTOR ENRIQU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1772697">
            <text:p>11772697</text:p>
          </table:table-cell>
          <table:table-cell office:value-type="string">
            <text:p>LOPEZ AMAYA EDMUNDO JOS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792210">
            <text:p>11792210</text:p>
          </table:table-cell>
          <table:table-cell office:value-type="string">
            <text:p>COLON JAUREGUI ESTHER L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56">
            <text:p>152056</text:p>
          </table:table-cell>
          <table:table-cell office:value-type="float" office:value="53">
            <text:p>5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823037">
            <text:p>11823037</text:p>
          </table:table-cell>
          <table:table-cell office:value-type="string">
            <text:p>CRAVO <text:s/>CULFIA AMALIEC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1837834">
            <text:p>11837834</text:p>
          </table:table-cell>
          <table:table-cell office:value-type="string">
            <text:p>RAMIREZ HERNANDEZ TANIA LISBETH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838328">
            <text:p>11838328</text:p>
          </table:table-cell>
          <table:table-cell office:value-type="string">
            <text:p>MARQUEZ MOLINA HARIAGNNY LORENA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54885">
            <text:p>5488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838498">
            <text:p>11838498</text:p>
          </table:table-cell>
          <table:table-cell office:value-type="string">
            <text:p>CARRERO <text:s/>DUGARTE CARLOS <text:s/>ALBERTO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1838524">
            <text:p>11838524</text:p>
          </table:table-cell>
          <table:table-cell office:value-type="string">
            <text:p>MOLINA OROZCO JORGE LUIS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85">
            <text:p>101285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1838589">
            <text:p>11838589</text:p>
          </table:table-cell>
          <table:table-cell office:value-type="string">
            <text:p>GALLARDO NADALES INGRIS YANEHT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838768">
            <text:p>11838768</text:p>
          </table:table-cell>
          <table:table-cell office:value-type="string">
            <text:p>LOPEZ MORA CARMEN HERMINI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1839296">
            <text:p>11839296</text:p>
          </table:table-cell>
          <table:table-cell office:value-type="string">
            <text:p>ROSALES DURAN HENRRY ANTONIO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11845104">
            <text:p>11845104</text:p>
          </table:table-cell>
          <table:table-cell office:value-type="string">
            <text:p>DOS RAMOS ESCALANTE LISBETH</text:p>
          </table:table-cell>
          <table:table-cell office:value-type="string">
            <text:p>LICENCIADO EN EDUCACION MENCION EDUCACION ESPECIAL</text:p>
          </table:table-cell>
          <table:table-cell office:value-type="float" office:value="1">
            <text:p>1</text:p>
          </table:table-cell>
          <table:table-cell office:value-type="float" office:value="24684">
            <text:p>24684</text:p>
          </table:table-cell>
          <table:table-cell office:value-type="float" office:value="33">
            <text:p>3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848316">
            <text:p>11848316</text:p>
          </table:table-cell>
          <table:table-cell office:value-type="string">
            <text:p>CHIRINOS SANCHEZ NELIS CHINQUIQUIRA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093">
            <text:p>24093</text:p>
          </table:table-cell>
          <table:table-cell office:value-type="float" office:value="18">
            <text:p>1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849385">
            <text:p>11849385</text:p>
          </table:table-cell>
          <table:table-cell office:value-type="string">
            <text:p>LEAL ANA YUDITH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59">
            <text:p>152559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850001">
            <text:p>11850001</text:p>
          </table:table-cell>
          <table:table-cell office:value-type="string">
            <text:p>MORANTE GONZALEZ SANDRA COROMO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448">
            <text:p>62448</text:p>
          </table:table-cell>
          <table:table-cell office:value-type="float" office:value="18">
            <text:p>1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851152">
            <text:p>11851152</text:p>
          </table:table-cell>
          <table:table-cell office:value-type="string">
            <text:p>URANGA RIVERO CRISTIN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563">
            <text:p>53563</text:p>
          </table:table-cell>
          <table:table-cell office:value-type="float" office:value="12">
            <text:p>12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1912150">
            <text:p>11912150</text:p>
          </table:table-cell>
          <table:table-cell office:value-type="string">
            <text:p>MORA <text:s/>CAROL NOEMI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962368">
            <text:p>11962368</text:p>
          </table:table-cell>
          <table:table-cell office:value-type="string">
            <text:p>SANCHEZ PEREZ SOLANGEL ESTHER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568">
            <text:p>24568</text:p>
          </table:table-cell>
          <table:table-cell office:value-type="float" office:value="30">
            <text:p>3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1974147">
            <text:p>11974147</text:p>
          </table:table-cell>
          <table:table-cell office:value-type="string">
            <text:p>CACERES ORTEGA KEILA LISBETH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1992826">
            <text:p>11992826</text:p>
          </table:table-cell>
          <table:table-cell office:value-type="string">
            <text:p>CASTRO RANGEL JOSEFINA DEL VALLE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2008211">
            <text:p>12008211</text:p>
          </table:table-cell>
          <table:table-cell office:value-type="string">
            <text:p>ANDUEZA CORDERO JESUS ALLEND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17">
            <text:p>127917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09048">
            <text:p>12009048</text:p>
          </table:table-cell>
          <table:table-cell office:value-type="string">
            <text:p>SIVIRA ALVARADO ALEXANDRA TERESA</text:p>
          </table:table-cell>
          <table:table-cell office:value-type="string">
            <text:p>PRODUCCION MEDIOS DE COMUNICACIÓN</text:p>
          </table:table-cell>
          <table:table-cell office:value-type="float" office:value="2">
            <text:p>2</text:p>
          </table:table-cell>
          <table:table-cell office:value-type="float" office:value="64291">
            <text:p>64291</text:p>
          </table:table-cell>
          <table:table-cell office:value-type="float" office:value="5">
            <text:p>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09094">
            <text:p>12009094</text:p>
          </table:table-cell>
          <table:table-cell office:value-type="string">
            <text:p>MANRIQUE LINARES MIRIAN MERCEDE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40">
            <text:p>152240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09348">
            <text:p>12009348</text:p>
          </table:table-cell>
          <table:table-cell office:value-type="string">
            <text:p>GOMEZ MEDINA LEANY AGRISPINA</text:p>
          </table:table-cell>
          <table:table-cell office:value-type="string">
            <text:p>LICENCIADO EN EDUCACION MENCION EDUCACION INICIAL</text:p>
          </table:table-cell>
          <table:table-cell office:value-type="float" office:value="1">
            <text:p>1</text:p>
          </table:table-cell>
          <table:table-cell office:value-type="float" office:value="24748">
            <text:p>24748</text:p>
          </table:table-cell>
          <table:table-cell office:value-type="float" office:value="35">
            <text:p>3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09457">
            <text:p>12009457</text:p>
          </table:table-cell>
          <table:table-cell office:value-type="string">
            <text:p>VELIZ EIRA MARILI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89">
            <text:p>152489</text:p>
          </table:table-cell>
          <table:table-cell office:value-type="float" office:value="63">
            <text:p>6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09498">
            <text:p>12009498</text:p>
          </table:table-cell>
          <table:table-cell office:value-type="string">
            <text:p>PEREZ GOMEZ DIGNA <text:s/>MACR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009625">
            <text:p>12009625</text:p>
          </table:table-cell>
          <table:table-cell office:value-type="string">
            <text:p>TORRES MONTILLA HAIDEE MARGARI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009807">
            <text:p>12009807</text:p>
          </table:table-cell>
          <table:table-cell office:value-type="string">
            <text:p>CORDERO ESCALONA LUISANA MARIA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125">
            <text:p>24125</text:p>
          </table:table-cell>
          <table:table-cell office:value-type="float" office:value="19">
            <text:p>1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10218">
            <text:p>12010218</text:p>
          </table:table-cell>
          <table:table-cell office:value-type="string">
            <text:p>GONZALEZ MIGDALIA DOLL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84">
            <text:p>127984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010937">
            <text:p>12010937</text:p>
          </table:table-cell>
          <table:table-cell office:value-type="string">
            <text:p>HERRERA TIMAURE TERESA VIRGIN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011062">
            <text:p>12011062</text:p>
          </table:table-cell>
          <table:table-cell office:value-type="string">
            <text:p>GOMEZ PAREDES ARCANGEL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28">
            <text:p>152128</text:p>
          </table:table-cell>
          <table:table-cell office:value-type="float" office:value="54">
            <text:p>5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12077">
            <text:p>12012077</text:p>
          </table:table-cell>
          <table:table-cell office:value-type="string">
            <text:p>VALLADARES YANETH YAJAIR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78">
            <text:p>152478</text:p>
          </table:table-cell>
          <table:table-cell office:value-type="float" office:value="63">
            <text:p>6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12939">
            <text:p>12012939</text:p>
          </table:table-cell>
          <table:table-cell office:value-type="string">
            <text:p>FERNENDEZ MEJIAS SARA MARI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78992">
            <text:p>78992</text:p>
          </table:table-cell>
          <table:table-cell office:value-type="float" office:value="28">
            <text:p>2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26534">
            <text:p>12026534</text:p>
          </table:table-cell>
          <table:table-cell office:value-type="string">
            <text:p>FERNANDEZ CORALIA AYARI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7998">
            <text:p>127998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88139">
            <text:p>12088139</text:p>
          </table:table-cell>
          <table:table-cell office:value-type="string">
            <text:p>GONZALEZ SEQUERA DEYNY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28">
            <text:p>128028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088275">
            <text:p>12088275</text:p>
          </table:table-cell>
          <table:table-cell office:value-type="string">
            <text:p>PAEZ PICHARDO EVELYN YANETH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19">
            <text:p>152319</text:p>
          </table:table-cell>
          <table:table-cell office:value-type="float" office:value="59">
            <text:p>5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88362">
            <text:p>12088362</text:p>
          </table:table-cell>
          <table:table-cell office:value-type="string">
            <text:p>MARTINEZ MARTINEZ ANGELA FRANCELY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390">
            <text:p>78390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88991">
            <text:p>12088991</text:p>
          </table:table-cell>
          <table:table-cell office:value-type="string">
            <text:p>PEREZ MAILENE GREGO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31">
            <text:p>152331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89309">
            <text:p>12089309</text:p>
          </table:table-cell>
          <table:table-cell office:value-type="string">
            <text:p>GOMEZ MARALY YOAL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12">
            <text:p>128012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089353">
            <text:p>12089353</text:p>
          </table:table-cell>
          <table:table-cell office:value-type="string">
            <text:p>AGUILAR <text:s/>JOSE ADELIS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089445">
            <text:p>12089445</text:p>
          </table:table-cell>
          <table:table-cell office:value-type="string">
            <text:p>ESPINAL CASTAÑEDA RUSBEL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185">
            <text:p>78185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91476">
            <text:p>12091476</text:p>
          </table:table-cell>
          <table:table-cell office:value-type="string">
            <text:p>LUGO LOPEZ OSMARY</text:p>
          </table:table-cell>
          <table:table-cell office:value-type="string">
            <text:p>LICENCIADO EN EDUCACION EDUCACION INICIAL</text:p>
          </table:table-cell>
          <table:table-cell office:value-type="float" office:value="2">
            <text:p>2</text:p>
          </table:table-cell>
          <table:table-cell office:value-type="float" office:value="128345">
            <text:p>128345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092722">
            <text:p>12092722</text:p>
          </table:table-cell>
          <table:table-cell office:value-type="string">
            <text:p>RODRIGUEZ FIGUEROA ANGELINA DEL CARMEN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117414">
            <text:p>117414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109838">
            <text:p>12109838</text:p>
          </table:table-cell>
          <table:table-cell office:value-type="string">
            <text:p>TREJO TORRES YENNY JACQUELIN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2199294">
            <text:p>12199294</text:p>
          </table:table-cell>
          <table:table-cell office:value-type="string">
            <text:p>MENDOZA MENDOZA CARMEN ROS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199537">
            <text:p>12199537</text:p>
          </table:table-cell>
          <table:table-cell office:value-type="string">
            <text:p>MICELI <text:s/>MAGGIORANI <text:s/>LINA <text:s/>IDEX ROSARIO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2199953">
            <text:p>12199953</text:p>
          </table:table-cell>
          <table:table-cell office:value-type="string">
            <text:p>HERRERA BARCO YOSARIS COROMOT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202299">
            <text:p>12202299</text:p>
          </table:table-cell>
          <table:table-cell office:value-type="string">
            <text:p>ARCINIEGA DIAZ LUZ MAR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2202583">
            <text:p>12202583</text:p>
          </table:table-cell>
          <table:table-cell office:value-type="string">
            <text:p>MAITA MARQUEZ HENRRY MANUE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02663">
            <text:p>12202663</text:p>
          </table:table-cell>
          <table:table-cell office:value-type="string">
            <text:p>HERNANDEZ SILVA LUIS ALEXANDER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48999">
            <text:p>148999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203004">
            <text:p>12203004</text:p>
          </table:table-cell>
          <table:table-cell office:value-type="string">
            <text:p>MEJIAS ANGEL YULEIMA COROMO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706">
            <text:p>46706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203784">
            <text:p>12203784</text:p>
          </table:table-cell>
          <table:table-cell office:value-type="string">
            <text:p>AGUILAR <text:s/>MARIA MARIBEL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203972">
            <text:p>12203972</text:p>
          </table:table-cell>
          <table:table-cell office:value-type="string">
            <text:p>RIVAS ALVAREZ MARIA FABRICIA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04290">
            <text:p>12204290</text:p>
          </table:table-cell>
          <table:table-cell office:value-type="string">
            <text:p>ESCORCHA BERVECI MARILUZ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204486">
            <text:p>12204486</text:p>
          </table:table-cell>
          <table:table-cell office:value-type="string">
            <text:p>VERGARA TORO MARIA BELINDA DEL CARME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2204626">
            <text:p>12204626</text:p>
          </table:table-cell>
          <table:table-cell office:value-type="string">
            <text:p>CONTRERAS REMOLINA BLANCA ZOVEI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04878">
            <text:p>12204878</text:p>
          </table:table-cell>
          <table:table-cell office:value-type="string">
            <text:p>MARQUEZ <text:s/>ZAIDA DEL VALL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205191">
            <text:p>12205191</text:p>
          </table:table-cell>
          <table:table-cell office:value-type="string">
            <text:p>DIAZ <text:s/>CRUZ TERES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2206034">
            <text:p>12206034</text:p>
          </table:table-cell>
          <table:table-cell office:value-type="string">
            <text:p>ESPINOZA <text:s/>DE LOPEZ MAIGUALID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06156">
            <text:p>12206156</text:p>
          </table:table-cell>
          <table:table-cell office:value-type="string">
            <text:p>CANALES GARCIA YENIXE DEL VALL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206246">
            <text:p>12206246</text:p>
          </table:table-cell>
          <table:table-cell office:value-type="string">
            <text:p>JIMENEZ <text:s/>ARKALYS JOSEFIN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2207295">
            <text:p>12207295</text:p>
          </table:table-cell>
          <table:table-cell office:value-type="string">
            <text:p>BASTIDAS RODRIGUEZ MARIA ERMIN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07711">
            <text:p>12207711</text:p>
          </table:table-cell>
          <table:table-cell office:value-type="string">
            <text:p>FERNANDEZ DE SANTIAGO BELKIS MAR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207740">
            <text:p>12207740</text:p>
          </table:table-cell>
          <table:table-cell office:value-type="string">
            <text:p>SAJAJU VARGAS ELUBI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07878">
            <text:p>12207878</text:p>
          </table:table-cell>
          <table:table-cell office:value-type="string">
            <text:p>GOA OVIEDO MANUEL OCTAVI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28">
            <text:p>54628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208289">
            <text:p>12208289</text:p>
          </table:table-cell>
          <table:table-cell office:value-type="string">
            <text:p>VIVAS MONSALVE ARELYS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08512">
            <text:p>12208512</text:p>
          </table:table-cell>
          <table:table-cell office:value-type="string">
            <text:p>LAZCARRO GIRALDO JAIR LUI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29037">
            <text:p>12229037</text:p>
          </table:table-cell>
          <table:table-cell office:value-type="string">
            <text:p>GUERRERO ALTUVE YVON TRINIDAD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36275">
            <text:p>12236275</text:p>
          </table:table-cell>
          <table:table-cell office:value-type="string">
            <text:p>FIGUEREDO COLMENAREZ ELIAS DE JESU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36416">
            <text:p>12236416</text:p>
          </table:table-cell>
          <table:table-cell office:value-type="string">
            <text:p>GARCIA GONZALEZ ROSAL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26">
            <text:p>128326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36966">
            <text:p>12236966</text:p>
          </table:table-cell>
          <table:table-cell office:value-type="string">
            <text:p>GAMEZ TAPIA ISORIS YANE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12">
            <text:p>152112</text:p>
          </table:table-cell>
          <table:table-cell office:value-type="float" office:value="54">
            <text:p>5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37241">
            <text:p>12237241</text:p>
          </table:table-cell>
          <table:table-cell office:value-type="string">
            <text:p>MANZANILLA MANZANILLA MARTHA ARACELY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37313">
            <text:p>12237313</text:p>
          </table:table-cell>
          <table:table-cell office:value-type="string">
            <text:p>SILVA SILVA BELKIS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1">
            <text:p>1</text:p>
          </table:table-cell>
          <table:table-cell office:value-type="float" office:value="24793">
            <text:p>24793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38149">
            <text:p>12238149</text:p>
          </table:table-cell>
          <table:table-cell office:value-type="string">
            <text:p>ARROYO <text:s/>YOLANDA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38345">
            <text:p>12238345</text:p>
          </table:table-cell>
          <table:table-cell office:value-type="string">
            <text:p>MONTES MONTES JUAN CARLOS</text:p>
          </table:table-cell>
          <table:table-cell office:value-type="string">
            <text:p>PRODUCCION MEDIOS DE COMUNICACIÓN</text:p>
          </table:table-cell>
          <table:table-cell office:value-type="float" office:value="2">
            <text:p>2</text:p>
          </table:table-cell>
          <table:table-cell office:value-type="float" office:value="62195">
            <text:p>62195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38413">
            <text:p>12238413</text:p>
          </table:table-cell>
          <table:table-cell office:value-type="string">
            <text:p>FERNANDEZ CARREÑO YELITZA DEL CARMEN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77896">
            <text:p>77896</text:p>
          </table:table-cell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38675">
            <text:p>12238675</text:p>
          </table:table-cell>
          <table:table-cell office:value-type="string">
            <text:p>CAMACHO RODRIGUEZ MILAGRO COROMOTO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3703">
            <text:p>3703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39228">
            <text:p>12239228</text:p>
          </table:table-cell>
          <table:table-cell office:value-type="string">
            <text:p>ANDRADE GUEDEZ DARLIN LUC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57">
            <text:p>151957</text:p>
          </table:table-cell>
          <table:table-cell office:value-type="float" office:value="50">
            <text:p>5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39477">
            <text:p>12239477</text:p>
          </table:table-cell>
          <table:table-cell office:value-type="string">
            <text:p>SANCHEZ SANCHEZ ROSA RAMO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85">
            <text:p>152585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39485">
            <text:p>12239485</text:p>
          </table:table-cell>
          <table:table-cell office:value-type="string">
            <text:p>FERNANDEZ FERNANDEZ MIREYA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239883">
            <text:p>12239883</text:p>
          </table:table-cell>
          <table:table-cell office:value-type="string">
            <text:p>RAMOS PEREZ ROSAUR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39995">
            <text:p>12239995</text:p>
          </table:table-cell>
          <table:table-cell office:value-type="string">
            <text:p>RODRIGUEZ MONAGAS MAGALYS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240525">
            <text:p>12240525</text:p>
          </table:table-cell>
          <table:table-cell office:value-type="string">
            <text:p>AVILA LOPEZ AUXILIADORA HAIDEE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23">
            <text:p>128223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240788">
            <text:p>12240788</text:p>
          </table:table-cell>
          <table:table-cell office:value-type="string">
            <text:p>MONTERO MONTERO GELEN MARI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046">
            <text:p>68046</text:p>
          </table:table-cell>
          <table:table-cell office:value-type="float" office:value="25">
            <text:p>2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40878">
            <text:p>12240878</text:p>
          </table:table-cell>
          <table:table-cell office:value-type="string">
            <text:p>PINEDA ALMEIDA RANDY JAVIER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259737">
            <text:p>12259737</text:p>
          </table:table-cell>
          <table:table-cell office:value-type="string">
            <text:p>COLINA <text:s/>CAMACHO ERNESTO <text:s/>ISMAEL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2262981">
            <text:p>12262981</text:p>
          </table:table-cell>
          <table:table-cell office:value-type="string">
            <text:p>ROJAS GAMARRO ANGELA MAHUAMPY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65">
            <text:p>128265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63165">
            <text:p>12263165</text:p>
          </table:table-cell>
          <table:table-cell office:value-type="string">
            <text:p>SILVA ESCALONA NORLIS MAILI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519">
            <text:p>62519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63777">
            <text:p>12263777</text:p>
          </table:table-cell>
          <table:table-cell office:value-type="string">
            <text:p>RONDON BARRIOS ANYBETHDALIS ZOLIVIA</text:p>
          </table:table-cell>
          <table:table-cell office:value-type="string">
            <text:p>LICENCIADA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9094">
            <text:p>79094</text:p>
          </table:table-cell>
          <table:table-cell office:value-type="float" office:value="30">
            <text:p>3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64216">
            <text:p>12264216</text:p>
          </table:table-cell>
          <table:table-cell office:value-type="string">
            <text:p>BRITO NIERIZ YELITZA COROMO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152">
            <text:p>53152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64299">
            <text:p>12264299</text:p>
          </table:table-cell>
          <table:table-cell office:value-type="string">
            <text:p>LOPEZ GOMEZ MARILIN ESMERALD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44">
            <text:p>128344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65044">
            <text:p>12265044</text:p>
          </table:table-cell>
          <table:table-cell office:value-type="string">
            <text:p>GONZALEZ MINOLA JOSEFIN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256">
            <text:p>53256</text:p>
          </table:table-cell>
          <table:table-cell office:value-type="float" office:value="5">
            <text:p>5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265285">
            <text:p>12265285</text:p>
          </table:table-cell>
          <table:table-cell office:value-type="string">
            <text:p>MUÑOZ MARITZA JOSEF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469">
            <text:p>78469</text:p>
          </table:table-cell>
          <table:table-cell office:value-type="float" office:value="13">
            <text:p>1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65776">
            <text:p>12265776</text:p>
          </table:table-cell>
          <table:table-cell office:value-type="string">
            <text:p>RONDON REINA GUILLERMINA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151870">
            <text:p>151870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297303">
            <text:p>12297303</text:p>
          </table:table-cell>
          <table:table-cell office:value-type="string">
            <text:p>GONZALEZ <text:s/>JOSE <text:s/>ALEXIS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2331613">
            <text:p>12331613</text:p>
          </table:table-cell>
          <table:table-cell office:value-type="string">
            <text:p>BASTIDAS DURAN MARIA DEL CARME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297">
            <text:p>128297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331714">
            <text:p>12331714</text:p>
          </table:table-cell>
          <table:table-cell office:value-type="string">
            <text:p>DELGADO GARCIA YUSMARY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1">
            <text:p>1</text:p>
          </table:table-cell>
          <table:table-cell office:value-type="float" office:value="24736">
            <text:p>24736</text:p>
          </table:table-cell>
          <table:table-cell office:value-type="float" office:value="35">
            <text:p>3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331738">
            <text:p>12331738</text:p>
          </table:table-cell>
          <table:table-cell office:value-type="string">
            <text:p>BRICEÑO FERNANDEZ MARIA DAMIA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02">
            <text:p>152002</text:p>
          </table:table-cell>
          <table:table-cell office:value-type="float" office:value="51">
            <text:p>5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333590">
            <text:p>12333590</text:p>
          </table:table-cell>
          <table:table-cell office:value-type="string">
            <text:p>GUERRA MARQUEZ YELIVEIDA JOSEF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32">
            <text:p>128332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345678">
            <text:p>12345678</text:p>
          </table:table-cell>
          <table:table-cell office:value-type="string">
            <text:p>LEAL RONDON VALENTINA VALERIA</text:p>
          </table:table-cell>
          <table:table-cell office:value-type="string">
            <text:p>Gestión Social del Desarrollo Local</text:p>
          </table:table-cell>
          <table:table-cell table:number-columns-repeated="3"/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373649">
            <text:p>12373649</text:p>
          </table:table-cell>
          <table:table-cell office:value-type="string">
            <text:p>VELLIDO BRAVO TONNY RICHARD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394040">
            <text:p>12394040</text:p>
          </table:table-cell>
          <table:table-cell office:value-type="string">
            <text:p>MOSNTES DAVILA JOSE ERNEST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63304">
            <text:p>163304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417995">
            <text:p>12417995</text:p>
          </table:table-cell>
          <table:table-cell office:value-type="string">
            <text:p>FERNANDEZ LARA ERVIN YARABI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430983">
            <text:p>12430983</text:p>
          </table:table-cell>
          <table:table-cell office:value-type="string">
            <text:p>OLIVAREZ NIETO MARIA FELICI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446032">
            <text:p>12446032</text:p>
          </table:table-cell>
          <table:table-cell office:value-type="string">
            <text:p>PERAZA MEDINA EDITH ZULA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526">
            <text:p>78526</text:p>
          </table:table-cell>
          <table:table-cell office:value-type="float" office:value="15">
            <text:p>1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446857">
            <text:p>12446857</text:p>
          </table:table-cell>
          <table:table-cell office:value-type="string">
            <text:p>COLMENAREZ ARRIECHE ROSA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50">
            <text:p>152050</text:p>
          </table:table-cell>
          <table:table-cell office:value-type="float" office:value="52">
            <text:p>5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447064">
            <text:p>12447064</text:p>
          </table:table-cell>
          <table:table-cell office:value-type="string">
            <text:p>MARTINEZ CASTILLO ZAIDA JANETTE</text:p>
          </table:table-cell>
          <table:table-cell office:value-type="string">
            <text:p>LICENCIADO EN EDUCACION MENCION EDUCACION ESPECIAL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33">
            <text:p>3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462377">
            <text:p>12462377</text:p>
          </table:table-cell>
          <table:table-cell office:value-type="string">
            <text:p>VALERO MENDEZ AURA DEL SOCORRO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2462569">
            <text:p>12462569</text:p>
          </table:table-cell>
          <table:table-cell office:value-type="string">
            <text:p>PEÑA <text:s/>PACHECO ANGEL <text:s/>EDUARDO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2463296">
            <text:p>12463296</text:p>
          </table:table-cell>
          <table:table-cell office:value-type="string">
            <text:p>RODRIGUEZ GARCIA JONNY GAUDENCIO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2463549">
            <text:p>12463549</text:p>
          </table:table-cell>
          <table:table-cell office:value-type="string">
            <text:p>CAICEDO <text:s/>GOMEZ <text:s/>NORAIMA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2464274">
            <text:p>12464274</text:p>
          </table:table-cell>
          <table:table-cell office:value-type="string">
            <text:p>LABRADOR DE MENDEZ SOLVEY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464336">
            <text:p>12464336</text:p>
          </table:table-cell>
          <table:table-cell office:value-type="string">
            <text:p>MENDEZ ROA DORA INES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2464454">
            <text:p>12464454</text:p>
          </table:table-cell>
          <table:table-cell office:value-type="string">
            <text:p>CARRERO NOGUERA NUBIA JOSEF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464474">
            <text:p>12464474</text:p>
          </table:table-cell>
          <table:table-cell office:value-type="string">
            <text:p>VARELA TORRES YALBETH YUMARI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402">
            <text:p>101402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464707">
            <text:p>12464707</text:p>
          </table:table-cell>
          <table:table-cell office:value-type="string">
            <text:p>PERNIA <text:s/>SANCHEZ MAURA <text:s/>DEL CARMEN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97">
            <text:p>54697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509045">
            <text:p>12509045</text:p>
          </table:table-cell>
          <table:table-cell office:value-type="string">
            <text:p>BARRETO BARRETO MARIA LEONOR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34">
            <text:p>127934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510461">
            <text:p>12510461</text:p>
          </table:table-cell>
          <table:table-cell office:value-type="string">
            <text:p>GAMEZ URQUIOLA YULI ZOLEIDA</text:p>
          </table:table-cell>
          <table:table-cell office:value-type="string">
            <text:p>PLANIFICACION DE PROGRAMAS SOCIOCOMUNITARIOS</text:p>
          </table:table-cell>
          <table:table-cell office:value-type="float" office:value="1">
            <text:p>1</text:p>
          </table:table-cell>
          <table:table-cell office:value-type="float" office:value="17856">
            <text:p>17856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510762">
            <text:p>12510762</text:p>
          </table:table-cell>
          <table:table-cell office:value-type="string">
            <text:p>FERNANDEZ GARCIA AGUSTINA M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510939">
            <text:p>12510939</text:p>
          </table:table-cell>
          <table:table-cell office:value-type="string">
            <text:p>IBRIAN SERENO IRMA HAIDEE</text:p>
          </table:table-cell>
          <table:table-cell office:value-type="string">
            <text:p>LICENCIADA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39">
            <text:p>128339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510985">
            <text:p>12510985</text:p>
          </table:table-cell>
          <table:table-cell office:value-type="string">
            <text:p>ORELLANA BETANCOURT HERECIO ANTONI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07">
            <text:p>152307</text:p>
          </table:table-cell>
          <table:table-cell office:value-type="float" office:value="59">
            <text:p>5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527549">
            <text:p>12527549</text:p>
          </table:table-cell>
          <table:table-cell office:value-type="string">
            <text:p>FREITEZ TUA MIRIAN PASTOR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233">
            <text:p>53233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528337">
            <text:p>12528337</text:p>
          </table:table-cell>
          <table:table-cell office:value-type="string">
            <text:p>JIMENEZ MELENDEZ YELITZA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41">
            <text:p>128341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528804">
            <text:p>12528804</text:p>
          </table:table-cell>
          <table:table-cell office:value-type="string">
            <text:p>MIRABAL GOMEZ LISBETH DANNALI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71">
            <text:p>128071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551037">
            <text:p>12551037</text:p>
          </table:table-cell>
          <table:table-cell office:value-type="string">
            <text:p>RIVAS VARGAS MARIA ROSAELI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551155">
            <text:p>12551155</text:p>
          </table:table-cell>
          <table:table-cell office:value-type="string">
            <text:p>MONTERO YAJURE MIGLEY MORESBI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551576">
            <text:p>12551576</text:p>
          </table:table-cell>
          <table:table-cell office:value-type="string">
            <text:p>YANEZ GOMEZ REYN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552031">
            <text:p>12552031</text:p>
          </table:table-cell>
          <table:table-cell office:value-type="string">
            <text:p>PETAQUERO <text:s/>YELITZA MAR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552760">
            <text:p>12552760</text:p>
          </table:table-cell>
          <table:table-cell office:value-type="string">
            <text:p>MONTILLA <text:s text:c="2"/>ROJAS JUANA <text:s text:c="2"/>TIBISAY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552771">
            <text:p>12552771</text:p>
          </table:table-cell>
          <table:table-cell office:value-type="string">
            <text:p>MONTILLA <text:s/>DE RANGEL DETZI DAGM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552985">
            <text:p>12552985</text:p>
          </table:table-cell>
          <table:table-cell office:value-type="string">
            <text:p>CAMARGO MALDONADO DELMA CEL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553137">
            <text:p>12553137</text:p>
          </table:table-cell>
          <table:table-cell office:value-type="string">
            <text:p>CASTRO DUQUE SIMO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24">
            <text:p>152624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553530">
            <text:p>12553530</text:p>
          </table:table-cell>
          <table:table-cell office:value-type="string">
            <text:p>GUEVARA CAMACHO ELSIS ZULEIM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554985">
            <text:p>12554985</text:p>
          </table:table-cell>
          <table:table-cell office:value-type="string">
            <text:p>ORDOÑEZ AGUILAR JESUS ANTONI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16">
            <text:p>101316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555649">
            <text:p>12555649</text:p>
          </table:table-cell>
          <table:table-cell office:value-type="string">
            <text:p>CORDERO MENDEZ NEIDA LUSMIL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568783">
            <text:p>12568783</text:p>
          </table:table-cell>
          <table:table-cell office:value-type="string">
            <text:p>MARTINEZ LOPEZ GABRIELLA ZHULLYM MIREY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59">
            <text:p>5465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618120">
            <text:p>12618120</text:p>
          </table:table-cell>
          <table:table-cell office:value-type="string">
            <text:p>PEREZ CAMACHO LIXANDER GREGOR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2646218">
            <text:p>12646218</text:p>
          </table:table-cell>
          <table:table-cell office:value-type="string">
            <text:p>VALLADARES VALLADARES ALEXIS ANTONIO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640">
            <text:p>24640</text:p>
          </table:table-cell>
          <table:table-cell office:value-type="float" office:value="31">
            <text:p>3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647277">
            <text:p>12647277</text:p>
          </table:table-cell>
          <table:table-cell office:value-type="string">
            <text:p>CADEVILLA VAREÑO NORMA PASTOR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155">
            <text:p>53155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647337">
            <text:p>12647337</text:p>
          </table:table-cell>
          <table:table-cell office:value-type="string">
            <text:p>FERNANDEZ GONZALEZ MARIA MART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648759">
            <text:p>12648759</text:p>
          </table:table-cell>
          <table:table-cell office:value-type="string">
            <text:p>OCANTO MUJICA MARIA FRANCISC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93">
            <text:p>128093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66568">
            <text:p>1266568</text:p>
          </table:table-cell>
          <table:table-cell office:value-type="string">
            <text:p>TORREALBA <text:s/>CECILIO ANTON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720248">
            <text:p>12720248</text:p>
          </table:table-cell>
          <table:table-cell office:value-type="string">
            <text:p>GRATEROL MARIA YTAL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54">
            <text:p>152154</text:p>
          </table:table-cell>
          <table:table-cell office:value-type="float" office:value="55">
            <text:p>5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767634">
            <text:p>12767634</text:p>
          </table:table-cell>
          <table:table-cell office:value-type="string">
            <text:p>ROMERO <text:s/>LEIDA M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778311">
            <text:p>12778311</text:p>
          </table:table-cell>
          <table:table-cell office:value-type="string">
            <text:p>LEON <text:s/>YAMILE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2811156">
            <text:p>12811156</text:p>
          </table:table-cell>
          <table:table-cell office:value-type="string">
            <text:p>MARTINEZ NANCY COROMO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6465">
            <text:p>56465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813186">
            <text:p>12813186</text:p>
          </table:table-cell>
          <table:table-cell office:value-type="string">
            <text:p>VARELA VARELA BELKIS ZURANIA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202">
            <text:p>128202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823186">
            <text:p>12823186</text:p>
          </table:table-cell>
          <table:table-cell office:value-type="string">
            <text:p>CARRERO ANGULO WILFREDDY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2823818">
            <text:p>12823818</text:p>
          </table:table-cell>
          <table:table-cell office:value-type="string">
            <text:p>RODRIGUEZ MOLINA ROSALBA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824361">
            <text:p>12824361</text:p>
          </table:table-cell>
          <table:table-cell office:value-type="string">
            <text:p>MARQUEZ OJEDA YANILETH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69">
            <text:p>101269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825121">
            <text:p>12825121</text:p>
          </table:table-cell>
          <table:table-cell office:value-type="string">
            <text:p>CASTILLO ARISMENDI MARIA NANCY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7964">
            <text:p>127964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825288">
            <text:p>12825288</text:p>
          </table:table-cell>
          <table:table-cell office:value-type="string">
            <text:p><text:s/>SANCHEZ GUZMAN <text:s/>NELLY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825765">
            <text:p>12825765</text:p>
          </table:table-cell>
          <table:table-cell office:value-type="string">
            <text:p>MOLINA GONZALEZ ZORAID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836297">
            <text:p>12836297</text:p>
          </table:table-cell>
          <table:table-cell office:value-type="string">
            <text:p>HERRERA FALCON AUDRIS BEATRIZ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836394">
            <text:p>12836394</text:p>
          </table:table-cell>
          <table:table-cell office:value-type="string">
            <text:p>ESPINOZA MENDEZ NEIDA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18">
            <text:p>128318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836671">
            <text:p>12836671</text:p>
          </table:table-cell>
          <table:table-cell office:value-type="string">
            <text:p>CEDEÑO <text:s/>NELLY <text:s/>DEL ROSARI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836983">
            <text:p>12836983</text:p>
          </table:table-cell>
          <table:table-cell office:value-type="string">
            <text:p>PEREZ COLMENARES ARELYS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837190">
            <text:p>12837190</text:p>
          </table:table-cell>
          <table:table-cell office:value-type="string">
            <text:p>AVANCINI JIMENEZ LESTER GREGORI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566">
            <text:p>5456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837580">
            <text:p>12837580</text:p>
          </table:table-cell>
          <table:table-cell office:value-type="string">
            <text:p>ARELLANO <text:s/>MARIA ELISABETH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837608">
            <text:p>12837608</text:p>
          </table:table-cell>
          <table:table-cell office:value-type="string">
            <text:p>RANGEL QUINTANA ELSA VEATRI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838268">
            <text:p>12838268</text:p>
          </table:table-cell>
          <table:table-cell office:value-type="string">
            <text:p>BRICEÑO BITRIAGO PEDRO ALBERT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185">
            <text:p>101185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838470">
            <text:p>12838470</text:p>
          </table:table-cell>
          <table:table-cell office:value-type="string">
            <text:p>MONTILLA <text:s/>OLGA LUC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838761">
            <text:p>12838761</text:p>
          </table:table-cell>
          <table:table-cell office:value-type="string">
            <text:p>ARTAHONA MARTINEZ YULEMAR SHLEY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2839051">
            <text:p>12839051</text:p>
          </table:table-cell>
          <table:table-cell office:value-type="string">
            <text:p>CALA SUAREZ HILDA JOSEFIN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188">
            <text:p>101188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2839158">
            <text:p>12839158</text:p>
          </table:table-cell>
          <table:table-cell office:value-type="string">
            <text:p>ORTIZ LIZCANO EDGA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858262">
            <text:p>12858262</text:p>
          </table:table-cell>
          <table:table-cell office:value-type="string">
            <text:p>AGUILAR ACACIO ZENAIDA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127">
            <text:p>53127</text:p>
          </table:table-cell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858328">
            <text:p>12858328</text:p>
          </table:table-cell>
          <table:table-cell office:value-type="string">
            <text:p>JIMENEZ MORENO LUDI LISETH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416">
            <text:p>62416</text:p>
          </table:table-cell>
          <table:table-cell office:value-type="float" office:value="17">
            <text:p>1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860230">
            <text:p>12860230</text:p>
          </table:table-cell>
          <table:table-cell office:value-type="string">
            <text:p>FREITEZ NEILA MISLAY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8995">
            <text:p>78995</text:p>
          </table:table-cell>
          <table:table-cell office:value-type="float" office:value="28">
            <text:p>2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860249">
            <text:p>12860249</text:p>
          </table:table-cell>
          <table:table-cell office:value-type="string">
            <text:p>BASTIDAS MEJIAS MARIBEL MERLI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38">
            <text:p>127938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881139">
            <text:p>12881139</text:p>
          </table:table-cell>
          <table:table-cell office:value-type="string">
            <text:p>GONZALEZ SEQUERA DEYNY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28">
            <text:p>128028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894329">
            <text:p>12894329</text:p>
          </table:table-cell>
          <table:table-cell office:value-type="string">
            <text:p>CASTELLANOS CASTELLANOS DAGNI ONIR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23">
            <text:p>152623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894628">
            <text:p>12894628</text:p>
          </table:table-cell>
          <table:table-cell office:value-type="string">
            <text:p>JIMENEZ GONZALEZ DORA ISABEL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96">
            <text:p>152196</text:p>
          </table:table-cell>
          <table:table-cell office:value-type="float" office:value="56">
            <text:p>5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894904">
            <text:p>12894904</text:p>
          </table:table-cell>
          <table:table-cell office:value-type="string">
            <text:p>RAMOS PEREZ GREGORIA MARIEL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895062">
            <text:p>12895062</text:p>
          </table:table-cell>
          <table:table-cell office:value-type="string">
            <text:p>TOVAR TOVAR CRISALIDA ROSA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53078">
            <text:p>53078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895701">
            <text:p>12895701</text:p>
          </table:table-cell>
          <table:table-cell office:value-type="string">
            <text:p>LOPEZ PERAZA AIDA MARISOL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9030">
            <text:p>79030</text:p>
          </table:table-cell>
          <table:table-cell office:value-type="float" office:value="28">
            <text:p>2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896194">
            <text:p>12896194</text:p>
          </table:table-cell>
          <table:table-cell office:value-type="string">
            <text:p>CASTILLO GARABOTE WENDYS NADEXA</text:p>
          </table:table-cell>
          <table:table-cell office:value-type="string">
            <text:p>LICENCIADA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8974">
            <text:p>78974</text:p>
          </table:table-cell>
          <table:table-cell office:value-type="float" office:value="27">
            <text:p>2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896582">
            <text:p>12896582</text:p>
          </table:table-cell>
          <table:table-cell office:value-type="string">
            <text:p>CASTELLANO MUJICA MARINA GILLERM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2963837">
            <text:p>12963837</text:p>
          </table:table-cell>
          <table:table-cell office:value-type="string">
            <text:p>ALVARADO MATUTE THAIS CILENIA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3652">
            <text:p>3652</text:p>
          </table:table-cell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2964623">
            <text:p>12964623</text:p>
          </table:table-cell>
          <table:table-cell office:value-type="string">
            <text:p>GIMENEZ MUJICA BETZABE LOURDE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11">
            <text:p>128011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2991535">
            <text:p>12991535</text:p>
          </table:table-cell>
          <table:table-cell office:value-type="string">
            <text:p>GONZALEZ DE PEÑA MARCELYS <text:s/>BEATRIZ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012587">
            <text:p>13012587</text:p>
          </table:table-cell>
          <table:table-cell office:value-type="string">
            <text:p>BOHORQUEZ CARDENAS ALBA <text:s/>CRIST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014903">
            <text:p>13014903</text:p>
          </table:table-cell>
          <table:table-cell office:value-type="string">
            <text:p>ZAMBRANO <text:s/>JOSE <text:s/>EDG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037102">
            <text:p>13037102</text:p>
          </table:table-cell>
          <table:table-cell office:value-type="string">
            <text:p>ABRIL PICO DULCE <text:s/>MADDAY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3039562">
            <text:p>13039562</text:p>
          </table:table-cell>
          <table:table-cell office:value-type="string">
            <text:p>FRIAS YBARRA CRUZ MIGLEN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040683">
            <text:p>13040683</text:p>
          </table:table-cell>
          <table:table-cell office:value-type="string">
            <text:p>CARMONA GONZALEZ YADIRA DEL VALL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58">
            <text:p>127958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041124">
            <text:p>13041124</text:p>
          </table:table-cell>
          <table:table-cell office:value-type="string">
            <text:p>RODRIGUEZ GUEDEZ MARIA EVELI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00">
            <text:p>152400</text:p>
          </table:table-cell>
          <table:table-cell office:value-type="float" office:value="61">
            <text:p>6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041545">
            <text:p>13041545</text:p>
          </table:table-cell>
          <table:table-cell office:value-type="string">
            <text:p>LEON COLMENAREZ YUSMAR DEL CARMEN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292">
            <text:p>24292</text:p>
          </table:table-cell>
          <table:table-cell office:value-type="float" office:value="23">
            <text:p>2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061513">
            <text:p>13061513</text:p>
          </table:table-cell>
          <table:table-cell office:value-type="string">
            <text:p>JIMENEZ APONTE HENRRY ALONZO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66643">
            <text:p>66643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061800">
            <text:p>13061800</text:p>
          </table:table-cell>
          <table:table-cell office:value-type="string">
            <text:p>CASTILLO MARCHAN YACELYS RUMAL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061806">
            <text:p>13061806</text:p>
          </table:table-cell>
          <table:table-cell office:value-type="string">
            <text:p>ESPINOSA DE ARNACHE MARIA YULEIM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062768">
            <text:p>13062768</text:p>
          </table:table-cell>
          <table:table-cell office:value-type="string">
            <text:p>VALERO <text:s/>MAYERLIN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063269">
            <text:p>13063269</text:p>
          </table:table-cell>
          <table:table-cell office:value-type="string">
            <text:p>CASTILLO DE NARANJO YUSMARY JOSEF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62472">
            <text:p>162472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063407">
            <text:p>13063407</text:p>
          </table:table-cell>
          <table:table-cell office:value-type="string">
            <text:p>RONDON GARCIA NELLY MARGARIT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69">
            <text:p>101369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063441">
            <text:p>13063441</text:p>
          </table:table-cell>
          <table:table-cell office:value-type="string">
            <text:p>MANRRIQUE DE MOTA ELIANA CAROL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063721">
            <text:p>13063721</text:p>
          </table:table-cell>
          <table:table-cell office:value-type="string">
            <text:p>CHACON GARCIA CARMEN INE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2">
          <table:table-cell office:value-type="float" office:value="13071054">
            <text:p>13071054</text:p>
          </table:table-cell>
          <table:table-cell office:value-type="string">
            <text:p>RODRIGUEZ DE TARIFE EDITH NORABIA</text:p>
          </table:table-cell>
          <table:table-cell office:value-type="string">
            <text:p>LICENCIADO EN GESTION SOCIAL DEL DESARROLLO SOCIAL</text:p>
          </table:table-cell>
          <table:table-cell office:value-type="float" office:value="2">
            <text:p>2</text:p>
          </table:table-cell>
          <table:table-cell office:value-type="string">
            <text:p>117310</text:p>
            <text:p>117310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073434">
            <text:p>13073434</text:p>
          </table:table-cell>
          <table:table-cell office:value-type="string">
            <text:p>COLMENAREZ DE BETANCOURT ROSAURA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41762">
            <text:p>141762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073833">
            <text:p>13073833</text:p>
          </table:table-cell>
          <table:table-cell office:value-type="string">
            <text:p>MELENDEZ HERRERA YDALIA YOLIMAR</text:p>
          </table:table-cell>
          <table:table-cell office:value-type="string">
            <text:p>LICENCIADO EN EDUCACION MENCION EDUCACION ESPECIAL</text:p>
          </table:table-cell>
          <table:table-cell office:value-type="float" office:value="1">
            <text:p>1</text:p>
          </table:table-cell>
          <table:table-cell office:value-type="float" office:value="24699">
            <text:p>24699</text:p>
          </table:table-cell>
          <table:table-cell office:value-type="float" office:value="33">
            <text:p>3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087720">
            <text:p>13087720</text:p>
          </table:table-cell>
          <table:table-cell office:value-type="string">
            <text:p>LINARES <text:s/>ROA LEOMAR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118910">
            <text:p>13118910</text:p>
          </table:table-cell>
          <table:table-cell office:value-type="string">
            <text:p>GONZALEZ DE ARAUJO MIRIAM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239">
            <text:p>78239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158075">
            <text:p>13158075</text:p>
          </table:table-cell>
          <table:table-cell office:value-type="string">
            <text:p>LEAL DE DURAN JENNY YAMILETH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3184976">
            <text:p>13184976</text:p>
          </table:table-cell>
          <table:table-cell office:value-type="string">
            <text:p>URBINA URBINA YTALA AMAL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196850">
            <text:p>13196850</text:p>
          </table:table-cell>
          <table:table-cell office:value-type="string">
            <text:p>ARAUJO ARAUJO MARITZA DEL CARME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05">
            <text:p>152605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211482">
            <text:p>13211482</text:p>
          </table:table-cell>
          <table:table-cell office:value-type="string">
            <text:p>BUSTAMANTE SALAZAR JOSE ABEL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7949">
            <text:p>127949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3213127">
            <text:p>13213127</text:p>
          </table:table-cell>
          <table:table-cell office:value-type="string">
            <text:p>BONILLA MARQUEZ JANETTH KAR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213329">
            <text:p>13213329</text:p>
          </table:table-cell>
          <table:table-cell office:value-type="string">
            <text:p>ROJAS BARRETO ADELIN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213594">
            <text:p>13213594</text:p>
          </table:table-cell>
          <table:table-cell office:value-type="string">
            <text:p>QUINTERO DE MARQUEZ YENNI BARBARITA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54912">
            <text:p>5491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213978">
            <text:p>13213978</text:p>
          </table:table-cell>
          <table:table-cell office:value-type="string">
            <text:p>VIELMA MORA ELI JAVIER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234174">
            <text:p>13234174</text:p>
          </table:table-cell>
          <table:table-cell office:value-type="string">
            <text:p>CHIRINOS ROSAS WILLIAN RAFAEL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3235251">
            <text:p>13235251</text:p>
          </table:table-cell>
          <table:table-cell office:value-type="string">
            <text:p>CAMPERO RAMOS YSABEL GREGOR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3247327">
            <text:p>13247327</text:p>
          </table:table-cell>
          <table:table-cell office:value-type="string">
            <text:p>SEIJAS ESCALONA EDGAR RAFAEL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34">
            <text:p>5473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278564">
            <text:p>13278564</text:p>
          </table:table-cell>
          <table:table-cell office:value-type="string">
            <text:p>PEREZ <text:s/>VIVEKA DEL M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278617">
            <text:p>13278617</text:p>
          </table:table-cell>
          <table:table-cell office:value-type="string">
            <text:p>FARFAN HIDALGO ISIDRO JOS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278674">
            <text:p>13278674</text:p>
          </table:table-cell>
          <table:table-cell office:value-type="string">
            <text:p>GARCIA GARCIA NOE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280609">
            <text:p>13280609</text:p>
          </table:table-cell>
          <table:table-cell office:value-type="string">
            <text:p>VILLABONA FLORES MARIA ESPERANZ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280786">
            <text:p>13280786</text:p>
          </table:table-cell>
          <table:table-cell office:value-type="string">
            <text:p>TORO SANCHEZ CARLOS AUGUST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3303759">
            <text:p>13303759</text:p>
          </table:table-cell>
          <table:table-cell office:value-type="string">
            <text:p>PORTILLA LOPEZ CLAUDIA LORENA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3328076">
            <text:p>13328076</text:p>
          </table:table-cell>
          <table:table-cell office:value-type="string">
            <text:p>MONTILLA MONTILLA MARIA MAGDALENA</text:p>
          </table:table-cell>
          <table:table-cell office:value-type="string">
            <text:p>PLANIFICACION DE PROGRAMAS SOCIOCOMUNITARIAS</text:p>
          </table:table-cell>
          <table:table-cell office:value-type="float" office:value="2">
            <text:p>2</text:p>
          </table:table-cell>
          <table:table-cell office:value-type="float" office:value="62446">
            <text:p>62446</text:p>
          </table:table-cell>
          <table:table-cell office:value-type="float" office:value="18">
            <text:p>1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328370">
            <text:p>13328370</text:p>
          </table:table-cell>
          <table:table-cell office:value-type="string">
            <text:p>MARIN BARRETO ELIZABETH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59">
            <text:p>128059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328797">
            <text:p>13328797</text:p>
          </table:table-cell>
          <table:table-cell office:value-type="string">
            <text:p>LOZADA LOZADA MARISOL DEL CARMEN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42">
            <text:p>128242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3330339">
            <text:p>13330339</text:p>
          </table:table-cell>
          <table:table-cell office:value-type="string">
            <text:p>BRICEÑO TRIVIÑO ADALIS COROMOT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330879">
            <text:p>13330879</text:p>
          </table:table-cell>
          <table:table-cell office:value-type="string">
            <text:p>PINO COLMENARES JOSEFA INOSENC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23">
            <text:p>128123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3352196">
            <text:p>13352196</text:p>
          </table:table-cell>
          <table:table-cell office:value-type="string">
            <text:p>BARRAEZ MARIA DE LOURDES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13">
            <text:p>152613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353515">
            <text:p>13353515</text:p>
          </table:table-cell>
          <table:table-cell office:value-type="string">
            <text:p>HERNANDEZ JUAREZ NAILET FLORENC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37">
            <text:p>128037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353668">
            <text:p>13353668</text:p>
          </table:table-cell>
          <table:table-cell office:value-type="string">
            <text:p>MARTINEZ ROSA AMALI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43">
            <text:p>128243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3435121">
            <text:p>13435121</text:p>
          </table:table-cell>
          <table:table-cell office:value-type="string">
            <text:p>PARADAS TOVAR LISBENY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482009">
            <text:p>13482009</text:p>
          </table:table-cell>
          <table:table-cell office:value-type="string">
            <text:p>PEREZ POLANCO YARITMA ANDRE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49023">
            <text:p>14902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484208">
            <text:p>13484208</text:p>
          </table:table-cell>
          <table:table-cell office:value-type="string">
            <text:p>LACRUZ SARABIA GLEHIDY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68">
            <text:p>152668</text:p>
          </table:table-cell>
          <table:table-cell office:value-type="float" office:value="69">
            <text:p>6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484249">
            <text:p>13484249</text:p>
          </table:table-cell>
          <table:table-cell office:value-type="string">
            <text:p>GUTIERREZ LINAREZ MIRLA JOSEFI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51">
            <text:p>152551</text:p>
          </table:table-cell>
          <table:table-cell office:value-type="float" office:value="65">
            <text:p>6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485644">
            <text:p>13485644</text:p>
          </table:table-cell>
          <table:table-cell office:value-type="string">
            <text:p>PACHECO SEQUERA DANNY MARI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49004">
            <text:p>14900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491082">
            <text:p>13491082</text:p>
          </table:table-cell>
          <table:table-cell office:value-type="string">
            <text:p>BORRERO PEREZ HEILI KARIN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3499817">
            <text:p>13499817</text:p>
          </table:table-cell>
          <table:table-cell office:value-type="string">
            <text:p>DUGARTE ARAQUE LILIAN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3500588">
            <text:p>13500588</text:p>
          </table:table-cell>
          <table:table-cell office:value-type="string">
            <text:p>TABARES RODRIGUEZ NUBIA ESTHER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187">
            <text:p>128187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500714">
            <text:p>13500714</text:p>
          </table:table-cell>
          <table:table-cell office:value-type="string">
            <text:p>RAMIREZ <text:s/>ESCALONA KATTIUSKA CAR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501731">
            <text:p>13501731</text:p>
          </table:table-cell>
          <table:table-cell office:value-type="string">
            <text:p>BRACHE SANTOS JOSE CIPRIAN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3519789">
            <text:p>13519789</text:p>
          </table:table-cell>
          <table:table-cell office:value-type="string">
            <text:p>TORREALBA FALCON ENSY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90">
            <text:p>128190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530781">
            <text:p>13530781</text:p>
          </table:table-cell>
          <table:table-cell office:value-type="string">
            <text:p>MONTAÑA CAMPOS JORGE LUIS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045">
            <text:p>68045</text:p>
          </table:table-cell>
          <table:table-cell office:value-type="float" office:value="25">
            <text:p>2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530912">
            <text:p>13530912</text:p>
          </table:table-cell>
          <table:table-cell office:value-type="string">
            <text:p>AMPARAN GONZALEZ YANIRA JOSEF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54">
            <text:p>151954</text:p>
          </table:table-cell>
          <table:table-cell office:value-type="float" office:value="50">
            <text:p>5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531055">
            <text:p>13531055</text:p>
          </table:table-cell>
          <table:table-cell office:value-type="string">
            <text:p>BASTIDAS LOYO EDDY ELOIS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298">
            <text:p>128298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531089">
            <text:p>13531089</text:p>
          </table:table-cell>
          <table:table-cell office:value-type="string">
            <text:p>LEON CASTILLO INGRID SOFI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032">
            <text:p>68032</text:p>
          </table:table-cell>
          <table:table-cell office:value-type="float" office:value="25">
            <text:p>2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531445">
            <text:p>13531445</text:p>
          </table:table-cell>
          <table:table-cell office:value-type="string">
            <text:p>LOZADA LOZADA YANIRA GREGO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29">
            <text:p>152229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545640">
            <text:p>13545640</text:p>
          </table:table-cell>
          <table:table-cell office:value-type="string">
            <text:p>BONILLA CONTRERAS LUZ MAR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545979">
            <text:p>13545979</text:p>
          </table:table-cell>
          <table:table-cell office:value-type="string">
            <text:p>MOLINA <text:s/>SULAY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3569330">
            <text:p>13569330</text:p>
          </table:table-cell>
          <table:table-cell office:value-type="string">
            <text:p>LARA PEÑA DANNYS ELE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584478">
            <text:p>13584478</text:p>
          </table:table-cell>
          <table:table-cell office:value-type="string">
            <text:p>PARRA BRIZEIDA COROMOTO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102">
            <text:p>128102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3591588">
            <text:p>13591588</text:p>
          </table:table-cell>
          <table:table-cell office:value-type="string">
            <text:p>PAREDES RONDON RONALD JESUS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3591814">
            <text:p>13591814</text:p>
          </table:table-cell>
          <table:table-cell office:value-type="string">
            <text:p>CUBILLAN PALENCIA DENISE CAROLIN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3604683">
            <text:p>13604683</text:p>
          </table:table-cell>
          <table:table-cell office:value-type="string">
            <text:p>BALZA MEJIAS COROMOTO DEL CARMEN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25">
            <text:p>128225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604782">
            <text:p>13604782</text:p>
          </table:table-cell>
          <table:table-cell office:value-type="string">
            <text:p>GUALDRON FRIAS JOSE JAVIER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604827">
            <text:p>13604827</text:p>
          </table:table-cell>
          <table:table-cell office:value-type="string">
            <text:p>BARAZARTE CALDERON ODEIM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32">
            <text:p>127932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604995">
            <text:p>13604995</text:p>
          </table:table-cell>
          <table:table-cell office:value-type="string">
            <text:p>JIMENEZ SULBARAN JOANA LISBETH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78892">
            <text:p>78892</text:p>
          </table:table-cell>
          <table:table-cell office:value-type="float" office:value="25">
            <text:p>2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605064">
            <text:p>13605064</text:p>
          </table:table-cell>
          <table:table-cell office:value-type="string">
            <text:p>DELGADO VALDEZ CARMEN EULALIA</text:p>
          </table:table-cell>
          <table:table-cell office:value-type="string">
            <text:p>LICENCIADO EN EDUCACION MENCION EDUCACION INICIAL</text:p>
          </table:table-cell>
          <table:table-cell office:value-type="float" office:value="1">
            <text:p>1</text:p>
          </table:table-cell>
          <table:table-cell office:value-type="float" office:value="24737">
            <text:p>24737</text:p>
          </table:table-cell>
          <table:table-cell office:value-type="float" office:value="35">
            <text:p>3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605068">
            <text:p>13605068</text:p>
          </table:table-cell>
          <table:table-cell office:value-type="string">
            <text:p>GARCIA GARCIA MIRVI COROMOTO</text:p>
          </table:table-cell>
          <table:table-cell office:value-type="string">
            <text:p>LICENCIADA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25">
            <text:p>128325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3613142">
            <text:p>13613142</text:p>
          </table:table-cell>
          <table:table-cell office:value-type="string">
            <text:p>PEREZ ARRIAS ANGELICA <text:s/>EMPERATRIZ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632517">
            <text:p>13632517</text:p>
          </table:table-cell>
          <table:table-cell office:value-type="string">
            <text:p>MORILLO DE HERNANDEZ HEIDI AYARI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3638939">
            <text:p>13638939</text:p>
          </table:table-cell>
          <table:table-cell office:value-type="string">
            <text:p>DUARTE ARAQUE JOSE LUIS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11">
            <text:p>5461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645702">
            <text:p>13645702</text:p>
          </table:table-cell>
          <table:table-cell office:value-type="string">
            <text:p>BERNAL HERRERA ISABEL 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571">
            <text:p>5457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675038">
            <text:p>13675038</text:p>
          </table:table-cell>
          <table:table-cell office:value-type="string">
            <text:p>VELANDRIA <text:s/>PRADA ROSA <text:s/>ANGEL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675092">
            <text:p>13675092</text:p>
          </table:table-cell>
          <table:table-cell office:value-type="string">
            <text:p>SULBARAN <text:s/>MORENO JAIRO <text:s/>ANTONIO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3675165">
            <text:p>13675165</text:p>
          </table:table-cell>
          <table:table-cell office:value-type="string">
            <text:p>GOMEZ <text:s/>MORENO YOLENNY <text:s/>COROMOTO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3675456">
            <text:p>13675456</text:p>
          </table:table-cell>
          <table:table-cell office:value-type="string">
            <text:p>MENDEZ VEGA CESAR ALEXANDER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675510">
            <text:p>13675510</text:p>
          </table:table-cell>
          <table:table-cell office:value-type="string">
            <text:p>NARVAEZ BOLAÑOS LISBELDA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679452">
            <text:p>13679452</text:p>
          </table:table-cell>
          <table:table-cell office:value-type="string">
            <text:p>COLMENARES MENDOZA ELIKAR BOLIV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05">
            <text:p>128305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682544">
            <text:p>13682544</text:p>
          </table:table-cell>
          <table:table-cell office:value-type="string">
            <text:p>CAMPOS PAREDES JULIO CESAR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192">
            <text:p>101192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682762">
            <text:p>13682762</text:p>
          </table:table-cell>
          <table:table-cell office:value-type="string">
            <text:p>ESCALONA GUZMAN VICENTA 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46409">
            <text:p>46409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683190">
            <text:p>13683190</text:p>
          </table:table-cell>
          <table:table-cell office:value-type="string">
            <text:p>YEGUES CARRASQUERO LUCAS RAMO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683522">
            <text:p>13683522</text:p>
          </table:table-cell>
          <table:table-cell office:value-type="string">
            <text:p>GALLARDO LEON LINDOMAR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3702528">
            <text:p>13702528</text:p>
          </table:table-cell>
          <table:table-cell office:value-type="string">
            <text:p>RODRIGUEZ SANCHEZ YOVAIRA ELIZABETH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538">
            <text:p>24538</text:p>
          </table:table-cell>
          <table:table-cell office:value-type="float" office:value="29">
            <text:p>2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703898">
            <text:p>13703898</text:p>
          </table:table-cell>
          <table:table-cell office:value-type="string">
            <text:p>LINAREZ RODRIGUEZ ANAMIN YULIRM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315">
            <text:p>53315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738703">
            <text:p>13738703</text:p>
          </table:table-cell>
          <table:table-cell office:value-type="string">
            <text:p>OLIVA <text:s/>RONDON CRISTIN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738865">
            <text:p>13738865</text:p>
          </table:table-cell>
          <table:table-cell office:value-type="string">
            <text:p>GARCIA FERNANDEZ GUILLERMINA DEL CARMEN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78883">
            <text:p>178883</text:p>
          </table:table-cell>
          <table:table-cell office:value-type="float" office:value="24">
            <text:p>2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739087">
            <text:p>13739087</text:p>
          </table:table-cell>
          <table:table-cell office:value-type="string">
            <text:p>LINAREZ GUEVARA LISBET YAQUELIN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46">
            <text:p>128046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740691">
            <text:p>13740691</text:p>
          </table:table-cell>
          <table:table-cell office:value-type="string">
            <text:p>DIAZ CARO AMELIA ELOIS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70">
            <text:p>152070</text:p>
          </table:table-cell>
          <table:table-cell office:value-type="float" office:value="53">
            <text:p>5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740838">
            <text:p>13740838</text:p>
          </table:table-cell>
          <table:table-cell office:value-type="string">
            <text:p>SUAREZ SOTO FRANCISC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86">
            <text:p>128186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740840">
            <text:p>13740840</text:p>
          </table:table-cell>
          <table:table-cell office:value-type="string">
            <text:p>GONZALEZ DE CASTELLANOS FANNY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36">
            <text:p>152136</text:p>
          </table:table-cell>
          <table:table-cell office:value-type="float" office:value="55">
            <text:p>5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882665">
            <text:p>13882665</text:p>
          </table:table-cell>
          <table:table-cell office:value-type="string">
            <text:p>MORENO MORENO HUGO JAVIER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883354">
            <text:p>13883354</text:p>
          </table:table-cell>
          <table:table-cell office:value-type="string">
            <text:p>PERAZA SALAS NORIS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883593">
            <text:p>13883593</text:p>
          </table:table-cell>
          <table:table-cell office:value-type="string">
            <text:p>BECERRA <text:s/>NOLIDA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3883870">
            <text:p>13883870</text:p>
          </table:table-cell>
          <table:table-cell office:value-type="string">
            <text:p>QUINTERO <text:s/>ZAIDA CONSUEL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3883910">
            <text:p>13883910</text:p>
          </table:table-cell>
          <table:table-cell office:value-type="string">
            <text:p>BRICEÑO GIL OMAIRA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3892479">
            <text:p>13892479</text:p>
          </table:table-cell>
          <table:table-cell office:value-type="string">
            <text:p>PEREZ ARIAS PANFIL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35">
            <text:p>101335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906094">
            <text:p>13906094</text:p>
          </table:table-cell>
          <table:table-cell office:value-type="string">
            <text:p>COLMENARES YELITZA YAMILETH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126">
            <text:p>78126</text:p>
          </table:table-cell>
          <table:table-cell office:value-type="float" office:value="5">
            <text:p>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906928">
            <text:p>13906928</text:p>
          </table:table-cell>
          <table:table-cell office:value-type="string">
            <text:p>PEREZ GONZALEZ YULIMAR MARI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439">
            <text:p>53439</text:p>
          </table:table-cell>
          <table:table-cell office:value-type="float" office:value="9">
            <text:p>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919910">
            <text:p>13919910</text:p>
          </table:table-cell>
          <table:table-cell office:value-type="string">
            <text:p>CEDEÑO <text:s/>ANNI CAROL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946022">
            <text:p>13946022</text:p>
          </table:table-cell>
          <table:table-cell office:value-type="string">
            <text:p>VALERO MENDOZA MARIA CLEMENC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400">
            <text:p>101400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946174">
            <text:p>13946174</text:p>
          </table:table-cell>
          <table:table-cell office:value-type="string">
            <text:p>HERNANDEZ PALMA ANA GRACIELA</text:p>
          </table:table-cell>
          <table:table-cell office:value-type="string">
            <text:p>LICENCIADO EN GESTION AMBIENTAL</text:p>
          </table:table-cell>
          <table:table-cell office:value-type="float" office:value="2">
            <text:p>2</text:p>
          </table:table-cell>
          <table:table-cell office:value-type="float" office:value="101430">
            <text:p>10143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947006">
            <text:p>13947006</text:p>
          </table:table-cell>
          <table:table-cell office:value-type="string">
            <text:p>BERRIOS LEON FRANCISCO JABIER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3947431">
            <text:p>13947431</text:p>
          </table:table-cell>
          <table:table-cell office:value-type="string">
            <text:p>GALINDE PIÑA NORIS DE JESUS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26">
            <text:p>101226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3947875">
            <text:p>13947875</text:p>
          </table:table-cell>
          <table:table-cell office:value-type="string">
            <text:p>VARGAS FERNANDEZ YADIR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3960098">
            <text:p>13960098</text:p>
          </table:table-cell>
          <table:table-cell office:value-type="string">
            <text:p>PEREZ ROJAS ARELY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12">
            <text:p>128112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960248">
            <text:p>13960248</text:p>
          </table:table-cell>
          <table:table-cell office:value-type="string">
            <text:p>SILVA HEYDY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737">
            <text:p>78737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960863">
            <text:p>13960863</text:p>
          </table:table-cell>
          <table:table-cell office:value-type="string">
            <text:p>ZAMBRANO GARCIA ENEIDA TEODOR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512">
            <text:p>152512</text:p>
          </table:table-cell>
          <table:table-cell office:value-type="float" office:value="64">
            <text:p>6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3983209">
            <text:p>13983209</text:p>
          </table:table-cell>
          <table:table-cell office:value-type="string">
            <text:p>PERNIA ORTEGA YILDA JOSEF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000421">
            <text:p>14000421</text:p>
          </table:table-cell>
          <table:table-cell office:value-type="string">
            <text:p>SUAREZ LAMEDA MORELIZ NOHEMI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4025">
            <text:p>4025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000735">
            <text:p>14000735</text:p>
          </table:table-cell>
          <table:table-cell office:value-type="string">
            <text:p>GUERRA YEPEZ DILVIA CAROL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33">
            <text:p>128333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000783">
            <text:p>14000783</text:p>
          </table:table-cell>
          <table:table-cell office:value-type="string">
            <text:p>OLIVERA CUELLO BELKIS JOSEF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94">
            <text:p>128094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001301">
            <text:p>14001301</text:p>
          </table:table-cell>
          <table:table-cell office:value-type="string">
            <text:p>GALLARDO SEUQERA DILIA ROS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05">
            <text:p>128005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4001843">
            <text:p>14001843</text:p>
          </table:table-cell>
          <table:table-cell office:value-type="string">
            <text:p>CASTILLO LINAREZ BELKYS YAMILET</text:p>
          </table:table-cell>
          <table:table-cell office:value-type="string">
            <text:p>LICENCIADO EN EDUCACION MENCION EDUCACION INICIAL</text:p>
          </table:table-cell>
          <table:table-cell office:value-type="float" office:value="1">
            <text:p>1</text:p>
          </table:table-cell>
          <table:table-cell office:value-type="float" office:value="4090">
            <text:p>4090</text:p>
          </table:table-cell>
          <table:table-cell office:value-type="float" office:value="12">
            <text:p>1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002392">
            <text:p>14002392</text:p>
          </table:table-cell>
          <table:table-cell office:value-type="string">
            <text:p>MOLINA RUJANO HENRY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002715">
            <text:p>14002715</text:p>
          </table:table-cell>
          <table:table-cell office:value-type="string">
            <text:p>DUARTE <text:s/>TORRES ANA <text:s/>YIVE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4042452">
            <text:p>14042452</text:p>
          </table:table-cell>
          <table:table-cell office:value-type="string">
            <text:p>VELAZQUEZ <text:s text:c="2"/>PEÑA MARLE <text:s text:c="2"/>MARILY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067186">
            <text:p>14067186</text:p>
          </table:table-cell>
          <table:table-cell office:value-type="string">
            <text:p>NOVOA CRESPO AMARILY ATAHID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02">
            <text:p>152302</text:p>
          </table:table-cell>
          <table:table-cell office:value-type="float" office:value="59">
            <text:p>5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067834">
            <text:p>14067834</text:p>
          </table:table-cell>
          <table:table-cell office:value-type="string">
            <text:p>GIL GARCIA ADELIS RAMO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2">
          <table:table-cell office:value-type="float" office:value="14068959">
            <text:p>14068959</text:p>
          </table:table-cell>
          <table:table-cell office:value-type="string">
            <text:p>SOTO MARIA EULALIA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string">
            <text:p>117343</text:p>
            <text:p>117343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070920">
            <text:p>14070920</text:p>
          </table:table-cell>
          <table:table-cell office:value-type="string">
            <text:p>CHIRINOS JIMENEZ YADIRA AZUCEN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4071567">
            <text:p>14071567</text:p>
          </table:table-cell>
          <table:table-cell office:value-type="string">
            <text:p>AZCANIO LOPEZ ANA <text:s/>SABR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092093">
            <text:p>14092093</text:p>
          </table:table-cell>
          <table:table-cell office:value-type="string">
            <text:p>BASTIDAS MEJIAS MELVIN MILEID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39">
            <text:p>127939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092614">
            <text:p>14092614</text:p>
          </table:table-cell>
          <table:table-cell office:value-type="string">
            <text:p>ESCALONA DE MARQUEZ CARMEN JULIA</text:p>
          </table:table-cell>
          <table:table-cell office:value-type="string">
            <text:p>LICENCIADO EN EDUCACION</text:p>
          </table:table-cell>
          <table:table-cell office:value-type="float" office:value="38">
            <text:p>38</text:p>
          </table:table-cell>
          <table:table-cell office:value-type="float" office:value="127989">
            <text:p>127989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092678">
            <text:p>14092678</text:p>
          </table:table-cell>
          <table:table-cell office:value-type="string">
            <text:p>CORDERO YOSELENY CORTEZ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08">
            <text:p>128308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171323">
            <text:p>14171323</text:p>
          </table:table-cell>
          <table:table-cell office:value-type="string">
            <text:p>VARELA TORRES YULITZA YURAIMI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403">
            <text:p>101403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171434">
            <text:p>14171434</text:p>
          </table:table-cell>
          <table:table-cell office:value-type="string">
            <text:p>MORENO MORENO BEISAIDA YULIBET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01">
            <text:p>10130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171666">
            <text:p>14171666</text:p>
          </table:table-cell>
          <table:table-cell office:value-type="string">
            <text:p>ACOSTA CARRION ROSA BRITZEIDA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14171866">
            <text:p>14171866</text:p>
          </table:table-cell>
          <table:table-cell office:value-type="string">
            <text:p>MORENO <text:s/>YICPSI MARGARI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172340">
            <text:p>14172340</text:p>
          </table:table-cell>
          <table:table-cell office:value-type="string">
            <text:p>JURADO GARCIA LUIS JOS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172747">
            <text:p>14172747</text:p>
          </table:table-cell>
          <table:table-cell office:value-type="string">
            <text:p>PEREIRA HUIZA YURAIM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172785">
            <text:p>14172785</text:p>
          </table:table-cell>
          <table:table-cell office:value-type="string">
            <text:p>PARRADO ROJAS MARIA AID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172890">
            <text:p>14172890</text:p>
          </table:table-cell>
          <table:table-cell office:value-type="string">
            <text:p>SUAREZ PEREIRA CARLOS ALEXIS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4178441">
            <text:p>14178441</text:p>
          </table:table-cell>
          <table:table-cell office:value-type="string">
            <text:p>VALLES VASQUEZ ARELYS DEL CARMEN</text:p>
          </table:table-cell>
          <table:table-cell office:value-type="string">
            <text:p>LICENCIADO EN EDUCACION MENCION ESPECIAL</text:p>
          </table:table-cell>
          <table:table-cell office:value-type="float" office:value="2">
            <text:p>2</text:p>
          </table:table-cell>
          <table:table-cell office:value-type="float" office:value="152593">
            <text:p>152593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17878">
            <text:p>1417878</text:p>
          </table:table-cell>
          <table:table-cell office:value-type="string">
            <text:p>PEREZ TOVAR TRINA JOSEFINA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14202553">
            <text:p>14202553</text:p>
          </table:table-cell>
          <table:table-cell office:value-type="string">
            <text:p>GAMEZ RODRIGUEZ ELSY MARILEID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41767">
            <text:p>141767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204746">
            <text:p>14204746</text:p>
          </table:table-cell>
          <table:table-cell office:value-type="string">
            <text:p>COLMENARES TORRES DILIA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73">
            <text:p>127973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204771">
            <text:p>14204771</text:p>
          </table:table-cell>
          <table:table-cell office:value-type="string">
            <text:p>QUEVEDO TORRES MARIA YAJAIR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76">
            <text:p>152376</text:p>
          </table:table-cell>
          <table:table-cell office:value-type="float" office:value="61">
            <text:p>6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228795">
            <text:p>14228795</text:p>
          </table:table-cell>
          <table:table-cell office:value-type="string">
            <text:p>ESCALONA MARQUEZ MAGDELIN ANGELIN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7993">
            <text:p>67993</text:p>
          </table:table-cell>
          <table:table-cell office:value-type="float" office:value="24">
            <text:p>2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251012">
            <text:p>14251012</text:p>
          </table:table-cell>
          <table:table-cell office:value-type="string">
            <text:p>ESPINOZA LOPEZ RONNY DEL SOCORR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259345">
            <text:p>14259345</text:p>
          </table:table-cell>
          <table:table-cell office:value-type="string">
            <text:p>RAMIREZ FERNANDEZ ARELIS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259568">
            <text:p>14259568</text:p>
          </table:table-cell>
          <table:table-cell office:value-type="string">
            <text:p>MORA <text:s/>MOLINA BLANCA <text:s/>YAMILYS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4271334">
            <text:p>14271334</text:p>
          </table:table-cell>
          <table:table-cell office:value-type="string">
            <text:p>DAZA ROJAS MARIA VERONIC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32">
            <text:p>128232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271355">
            <text:p>14271355</text:p>
          </table:table-cell>
          <table:table-cell office:value-type="string">
            <text:p>DAZA MELENDEZ YOLI DEL CARMEN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31">
            <text:p>128231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271414">
            <text:p>14271414</text:p>
          </table:table-cell>
          <table:table-cell office:value-type="string">
            <text:p>ROJAS LEIDYS MAR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9089">
            <text:p>79089</text:p>
          </table:table-cell>
          <table:table-cell office:value-type="float" office:value="30">
            <text:p>3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272434">
            <text:p>14272434</text:p>
          </table:table-cell>
          <table:table-cell office:value-type="string">
            <text:p>MORA MANZANO JOHAN FRANCISC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85">
            <text:p>152285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273615">
            <text:p>14273615</text:p>
          </table:table-cell>
          <table:table-cell office:value-type="string">
            <text:p>MORON RIVEROS ORELSY YUDITH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93">
            <text:p>152693</text:p>
          </table:table-cell>
          <table:table-cell office:value-type="float" office:value="70">
            <text:p>7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324246">
            <text:p>14324246</text:p>
          </table:table-cell>
          <table:table-cell office:value-type="string">
            <text:p>RAMOS <text:s/>GUALDRON OMAILY <text:s/>SARAY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4332361">
            <text:p>14332361</text:p>
          </table:table-cell>
          <table:table-cell office:value-type="string">
            <text:p>MONTILLA HERRERA IDAISA ALEID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375">
            <text:p>53375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332909">
            <text:p>14332909</text:p>
          </table:table-cell>
          <table:table-cell office:value-type="string">
            <text:p>LINARES LOMBANO YADIXSA NOHEMI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333079">
            <text:p>14333079</text:p>
          </table:table-cell>
          <table:table-cell office:value-type="string">
            <text:p>BENCOMO ROMAN YENI JOSEF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16">
            <text:p>152616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333325">
            <text:p>14333325</text:p>
          </table:table-cell>
          <table:table-cell office:value-type="string">
            <text:p>CARO HERNANDEZ MARYELI 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340836">
            <text:p>14340836</text:p>
          </table:table-cell>
          <table:table-cell office:value-type="string">
            <text:p>VALERO BECERRA EVA YREN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341625">
            <text:p>14341625</text:p>
          </table:table-cell>
          <table:table-cell office:value-type="string">
            <text:p>ZUÑIGA BANQUEZ MARIBEL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341875">
            <text:p>14341875</text:p>
          </table:table-cell>
          <table:table-cell office:value-type="string">
            <text:p>ALVARADO <text:s/>MEJIAS RAFAEL DOMING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346789">
            <text:p>14346789</text:p>
          </table:table-cell>
          <table:table-cell office:value-type="string">
            <text:p>RODRIGUEZ ESCALONA YENNY JOSEFI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63">
            <text:p>128263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347266">
            <text:p>14347266</text:p>
          </table:table-cell>
          <table:table-cell office:value-type="string">
            <text:p>BARRAEZ CORDERO YSABEL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294">
            <text:p>128294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353053">
            <text:p>14353053</text:p>
          </table:table-cell>
          <table:table-cell office:value-type="string">
            <text:p>LEDEZMA CARMONA MAYBERTH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43">
            <text:p>128043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4353630">
            <text:p>14353630</text:p>
          </table:table-cell>
          <table:table-cell office:value-type="string">
            <text:p>VARGAS ACEVEDO YUZMARI MARCELINA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4054">
            <text:p>4054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361799">
            <text:p>14361799</text:p>
          </table:table-cell>
          <table:table-cell office:value-type="string">
            <text:p>LEONI <text:s/>NATHALY YADIR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49">
            <text:p>5464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371338">
            <text:p>14371338</text:p>
          </table:table-cell>
          <table:table-cell office:value-type="string">
            <text:p>GUZMAN RAMIREZ JUAN CARLOS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371798">
            <text:p>14371798</text:p>
          </table:table-cell>
          <table:table-cell office:value-type="string">
            <text:p>ARIAS RIVERA ORLAND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89789">
            <text:p>8978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398363">
            <text:p>14398363</text:p>
          </table:table-cell>
          <table:table-cell office:value-type="string">
            <text:p>MUJICA ANGULO NANCY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95">
            <text:p>152695</text:p>
          </table:table-cell>
          <table:table-cell office:value-type="float" office:value="70">
            <text:p>7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426966">
            <text:p>14426966</text:p>
          </table:table-cell>
          <table:table-cell office:value-type="string">
            <text:p>MENDOZA PAULA ROSA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62270">
            <text:p>62270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433014">
            <text:p>14433014</text:p>
          </table:table-cell>
          <table:table-cell office:value-type="string">
            <text:p>LOPEZ RAMIREZ FATIMA DE LA PAZ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433845">
            <text:p>14433845</text:p>
          </table:table-cell>
          <table:table-cell office:value-type="string">
            <text:p>VIVAS DE QUINTERO CARMEN TERES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434491">
            <text:p>14434491</text:p>
          </table:table-cell>
          <table:table-cell office:value-type="string">
            <text:p>CASTILLO DUGARTE MARIA ABIGAI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434760">
            <text:p>14434760</text:p>
          </table:table-cell>
          <table:table-cell office:value-type="string">
            <text:p>LUNA BRICEÑO GRACIELA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434795">
            <text:p>14434795</text:p>
          </table:table-cell>
          <table:table-cell office:value-type="string">
            <text:p>MARQUINA <text:s/>TAPIA MARLYN <text:s/>YANETH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4466009">
            <text:p>14466009</text:p>
          </table:table-cell>
          <table:table-cell office:value-type="string">
            <text:p>COLMENARES TORRES CARMEN COROMO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353">
            <text:p>62353</text:p>
          </table:table-cell>
          <table:table-cell office:value-type="float" office:value="15">
            <text:p>1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466094">
            <text:p>14466094</text:p>
          </table:table-cell>
          <table:table-cell office:value-type="string">
            <text:p>LOPEZ MONTILLA MARIBEL DEL CARMEN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309">
            <text:p>24309</text:p>
          </table:table-cell>
          <table:table-cell office:value-type="float" office:value="23">
            <text:p>2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466270">
            <text:p>14466270</text:p>
          </table:table-cell>
          <table:table-cell office:value-type="string">
            <text:p>GONZALEZ MARIA ANTON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31">
            <text:p>152131</text:p>
          </table:table-cell>
          <table:table-cell office:value-type="float" office:value="54">
            <text:p>5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466549">
            <text:p>14466549</text:p>
          </table:table-cell>
          <table:table-cell office:value-type="string">
            <text:p>PULIDO RODRIGUEZ MAIRA ADELAID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56">
            <text:p>128256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466702">
            <text:p>14466702</text:p>
          </table:table-cell>
          <table:table-cell office:value-type="string">
            <text:p>CARMONA SEQUERA LISBETH LILIA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17">
            <text:p>152017</text:p>
          </table:table-cell>
          <table:table-cell office:value-type="float" office:value="52">
            <text:p>5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467064">
            <text:p>14467064</text:p>
          </table:table-cell>
          <table:table-cell office:value-type="string">
            <text:p>PIMENTEL ZAMBRANO YURAIMA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21">
            <text:p>128121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467811">
            <text:p>14467811</text:p>
          </table:table-cell>
          <table:table-cell office:value-type="string">
            <text:p>BARROETA HIDALGO LESDIMAR COROMOTO</text:p>
          </table:table-cell>
          <table:table-cell office:value-type="string">
            <text:p>LICENCIADA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296">
            <text:p>128296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470195">
            <text:p>14470195</text:p>
          </table:table-cell>
          <table:table-cell office:value-type="string">
            <text:p>CEBALLOS MENDOZA DRIANA ELLIRD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174">
            <text:p>53174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519922">
            <text:p>14519922</text:p>
          </table:table-cell>
          <table:table-cell office:value-type="string">
            <text:p>CADENAS MANZI PIERINA <text:s/>LISBETH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532860">
            <text:p>14532860</text:p>
          </table:table-cell>
          <table:table-cell office:value-type="string">
            <text:p>PIEDRAHITA CRISTOBALINA</text:p>
          </table:table-cell>
          <table:table-cell office:value-type="string">
            <text:p>LICENCIADA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55">
            <text:p>128255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549259">
            <text:p>14549259</text:p>
          </table:table-cell>
          <table:table-cell office:value-type="string">
            <text:p>SANTOS <text:s/>YEAN CARLOS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4549443">
            <text:p>14549443</text:p>
          </table:table-cell>
          <table:table-cell office:value-type="string">
            <text:p>ALPARADA <text:s/>PEREZ ANACELIS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549816">
            <text:p>14549816</text:p>
          </table:table-cell>
          <table:table-cell office:value-type="string">
            <text:p>BERRO <text:s/>BERLINDA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549818">
            <text:p>14549818</text:p>
          </table:table-cell>
          <table:table-cell office:value-type="string">
            <text:p>HOFFMAN DIAZ WENDY MARIA CAROL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549843">
            <text:p>14549843</text:p>
          </table:table-cell>
          <table:table-cell office:value-type="string">
            <text:p>COLMENARES <text:s/>MERLY ZORAID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550162">
            <text:p>14550162</text:p>
          </table:table-cell>
          <table:table-cell office:value-type="string">
            <text:p>MORA MORA YUSMELY DEL VALLE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101498">
            <text:p>101498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550396">
            <text:p>14550396</text:p>
          </table:table-cell>
          <table:table-cell office:value-type="string">
            <text:p>PAEZ CALDERON NARLYS <text:s/>ISABE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550612">
            <text:p>14550612</text:p>
          </table:table-cell>
          <table:table-cell office:value-type="string">
            <text:p>IZARRA MENDOZA MIRLA MARGARI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550968">
            <text:p>14550968</text:p>
          </table:table-cell>
          <table:table-cell office:value-type="string">
            <text:p>LINARES ROBLES DERBIA SURLAY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78323">
            <text:p>78323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551815">
            <text:p>14551815</text:p>
          </table:table-cell>
          <table:table-cell office:value-type="string">
            <text:p>TORRES RODRIGUEZ FABIO ALEXIS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569202">
            <text:p>14569202</text:p>
          </table:table-cell>
          <table:table-cell office:value-type="string">
            <text:p>TORREZ MARIA ANTONIET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94">
            <text:p>128194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569574">
            <text:p>14569574</text:p>
          </table:table-cell>
          <table:table-cell office:value-type="string">
            <text:p>PINEDA FRIAS YIRIS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570201">
            <text:p>14570201</text:p>
          </table:table-cell>
          <table:table-cell office:value-type="string">
            <text:p>ARO GONZALEZ TANIA DEL VALL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570280">
            <text:p>14570280</text:p>
          </table:table-cell>
          <table:table-cell office:value-type="string">
            <text:p>MEJIAS <text:s/>JAVIER FRANCISC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592744">
            <text:p>14592744</text:p>
          </table:table-cell>
          <table:table-cell office:value-type="string">
            <text:p>LUCENA <text:s/>ALVAREZ OMIRA <text:s/>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33">
            <text:p>152233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606641">
            <text:p>14606641</text:p>
          </table:table-cell>
          <table:table-cell office:value-type="string">
            <text:p>TORRES VERA JUAN CARLOS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96">
            <text:p>101396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662007">
            <text:p>14662007</text:p>
          </table:table-cell>
          <table:table-cell office:value-type="string">
            <text:p>CALDERON SAEZ ANA GREGO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662019">
            <text:p>14662019</text:p>
          </table:table-cell>
          <table:table-cell office:value-type="string">
            <text:p>MAMBEL VALERO YANETH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662992">
            <text:p>14662992</text:p>
          </table:table-cell>
          <table:table-cell office:value-type="string">
            <text:p>RIVAS SANCHEZ YORGE RAFAEL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12">
            <text:p>54712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663057">
            <text:p>14663057</text:p>
          </table:table-cell>
          <table:table-cell office:value-type="string">
            <text:p>MALDONADO RIVAS BERTHA VIRGINIA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46442">
            <text:p>4644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663166">
            <text:p>14663166</text:p>
          </table:table-cell>
          <table:table-cell office:value-type="string">
            <text:p>VASQUEZ AZUAJE JOSE GREGORI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55">
            <text:p>5475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663720">
            <text:p>14663720</text:p>
          </table:table-cell>
          <table:table-cell office:value-type="string">
            <text:p>BRITO GUDIÑO CARMEN CECILI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663929">
            <text:p>14663929</text:p>
          </table:table-cell>
          <table:table-cell office:value-type="string">
            <text:p>SALAZAR GUDIÑO BETZAIDA LILIBETH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676098">
            <text:p>14676098</text:p>
          </table:table-cell>
          <table:table-cell office:value-type="string">
            <text:p>OROPEZA GARCIA SOLANGE COROMOT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676827">
            <text:p>14676827</text:p>
          </table:table-cell>
          <table:table-cell office:value-type="string">
            <text:p>ALVARADO CARMINA JACKELINE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62214">
            <text:p>62214</text:p>
          </table:table-cell>
          <table:table-cell office:value-type="float" office:value="7">
            <text:p>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677028">
            <text:p>14677028</text:p>
          </table:table-cell>
          <table:table-cell office:value-type="string">
            <text:p>GONZALEZ CESAR EDUARD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30">
            <text:p>152130</text:p>
          </table:table-cell>
          <table:table-cell office:value-type="float" office:value="54">
            <text:p>5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677819">
            <text:p>14677819</text:p>
          </table:table-cell>
          <table:table-cell office:value-type="string">
            <text:p>YEPEZ GRANDA EXDILIANA OMAIR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212">
            <text:p>128212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712520">
            <text:p>14712520</text:p>
          </table:table-cell>
          <table:table-cell office:value-type="string">
            <text:p>MEDINA <text:s text:c="2"/>GALLARDO SURINETH <text:s/>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724692">
            <text:p>14724692</text:p>
          </table:table-cell>
          <table:table-cell office:value-type="string">
            <text:p>SALAS SALAS MARIA DE LOS ANGELES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4724728">
            <text:p>14724728</text:p>
          </table:table-cell>
          <table:table-cell office:value-type="string">
            <text:p>HINCAPIE CASTILLO JULIAN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731206">
            <text:p>14731206</text:p>
          </table:table-cell>
          <table:table-cell office:value-type="string">
            <text:p>VALDERRAMA TORRES YORLENIS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810">
            <text:p>78810</text:p>
          </table:table-cell>
          <table:table-cell office:value-type="float" office:value="22">
            <text:p>2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731653">
            <text:p>14731653</text:p>
          </table:table-cell>
          <table:table-cell office:value-type="string">
            <text:p><text:s/>GARCIA ARIAS YOLIVER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43">
            <text:p>152543</text:p>
          </table:table-cell>
          <table:table-cell office:value-type="float" office:value="65">
            <text:p>6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731875">
            <text:p>14731875</text:p>
          </table:table-cell>
          <table:table-cell office:value-type="string">
            <text:p>ESCALONA VALERO CORINA EDILC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732230">
            <text:p>14732230</text:p>
          </table:table-cell>
          <table:table-cell office:value-type="string">
            <text:p>GUEDEZ DIAZ MERLYS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016">
            <text:p>68016</text:p>
          </table:table-cell>
          <table:table-cell office:value-type="float" office:value="24">
            <text:p>2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732397">
            <text:p>14732397</text:p>
          </table:table-cell>
          <table:table-cell office:value-type="string">
            <text:p>BASTIDAS FANAY YUSMILI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89">
            <text:p>151989</text:p>
          </table:table-cell>
          <table:table-cell office:value-type="float" office:value="51">
            <text:p>5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739708">
            <text:p>14739708</text:p>
          </table:table-cell>
          <table:table-cell office:value-type="string">
            <text:p>URIBE HERNANDEZ ROSA YUSNE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98">
            <text:p>128198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743408">
            <text:p>14743408</text:p>
          </table:table-cell>
          <table:table-cell office:value-type="string">
            <text:p>ABONIA GONZALEZ YOANIS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772396">
            <text:p>14772396</text:p>
          </table:table-cell>
          <table:table-cell office:value-type="string">
            <text:p>NOGUERA ARABIA JANNETH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1">
            <text:p>1</text:p>
          </table:table-cell>
          <table:table-cell office:value-type="float" office:value="24774">
            <text:p>24774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810056">
            <text:p>14810056</text:p>
          </table:table-cell>
          <table:table-cell office:value-type="string">
            <text:p>PEREZ SUAREZ ZORAID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60">
            <text:p>152360</text:p>
          </table:table-cell>
          <table:table-cell office:value-type="float" office:value="60">
            <text:p>6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813134">
            <text:p>14813134</text:p>
          </table:table-cell>
          <table:table-cell office:value-type="string">
            <text:p>RODRIGUEZ <text:s/>MARTHA CECIL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814676">
            <text:p>14814676</text:p>
          </table:table-cell>
          <table:table-cell office:value-type="string">
            <text:p>MONTERO <text:s text:c="2"/>MENDEZ MILEXI <text:s/>YAMILET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834600">
            <text:p>14834600</text:p>
          </table:table-cell>
          <table:table-cell office:value-type="string">
            <text:p>SULBARAN GARCIA ANABEL RAFAEL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764">
            <text:p>78764</text:p>
          </table:table-cell>
          <table:table-cell office:value-type="float" office:value="21">
            <text:p>21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4834973">
            <text:p>14834973</text:p>
          </table:table-cell>
          <table:table-cell office:value-type="string">
            <text:p>SALAS GRATEROL MARIA MAGDALE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23">
            <text:p>152423</text:p>
          </table:table-cell>
          <table:table-cell office:value-type="float" office:value="62">
            <text:p>6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844563">
            <text:p>14844563</text:p>
          </table:table-cell>
          <table:table-cell office:value-type="string">
            <text:p>GUTIERREZ FONSECA YRANIA ESTHER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4864163">
            <text:p>14864163</text:p>
          </table:table-cell>
          <table:table-cell office:value-type="string">
            <text:p>GONZALEZ MORALES MAURY TERES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396">
            <text:p>62396</text:p>
          </table:table-cell>
          <table:table-cell office:value-type="float" office:value="16">
            <text:p>1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864379">
            <text:p>14864379</text:p>
          </table:table-cell>
          <table:table-cell office:value-type="string">
            <text:p>DIAZ GRISMAN ISABEL AMERICA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66633">
            <text:p>6663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864418">
            <text:p>14864418</text:p>
          </table:table-cell>
          <table:table-cell office:value-type="string">
            <text:p>RAMOS CARMONA MARIA DANIEL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35">
            <text:p>128135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865093">
            <text:p>14865093</text:p>
          </table:table-cell>
          <table:table-cell office:value-type="string">
            <text:p>TORREZ DE PANQUEVA DILIA ROS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865274">
            <text:p>14865274</text:p>
          </table:table-cell>
          <table:table-cell office:value-type="string">
            <text:p>ORTIZ BETANCOURT OSCAR OSWALD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865275">
            <text:p>14865275</text:p>
          </table:table-cell>
          <table:table-cell office:value-type="string">
            <text:p>ORTIZ BETANCOURT NEILA ESPERANZ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866330">
            <text:p>14866330</text:p>
          </table:table-cell>
          <table:table-cell office:value-type="string">
            <text:p>RIVAS <text:s/>VILLABONA YURLY YANE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4866545">
            <text:p>14866545</text:p>
          </table:table-cell>
          <table:table-cell office:value-type="string">
            <text:p>MARTEL LEON ELVIS JOHAN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54783">
            <text:p>5478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4866946">
            <text:p>14866946</text:p>
          </table:table-cell>
          <table:table-cell office:value-type="string">
            <text:p>CASTRO VIVAS <text:s/>YUBEIDA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4867931">
            <text:p>14867931</text:p>
          </table:table-cell>
          <table:table-cell office:value-type="string">
            <text:p>MOLINA BARRETO YUNNY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877819">
            <text:p>14877819</text:p>
          </table:table-cell>
          <table:table-cell office:value-type="string">
            <text:p>RODRIGUEZ CARVAJAL GISELA DEL VALL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46">
            <text:p>128146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887819">
            <text:p>14887819</text:p>
          </table:table-cell>
          <table:table-cell office:value-type="string">
            <text:p>RODRIGUEZ CARVAJAL GISELA DEL VALL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46">
            <text:p>128146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887998">
            <text:p>14887998</text:p>
          </table:table-cell>
          <table:table-cell office:value-type="string">
            <text:p>BETANCOURT NATERA YTALIA YUS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41">
            <text:p>127941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888048">
            <text:p>14888048</text:p>
          </table:table-cell>
          <table:table-cell office:value-type="string">
            <text:p>UMBRIA PARADA NARDELYS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707">
            <text:p>78707</text:p>
          </table:table-cell>
          <table:table-cell office:value-type="float" office:value="22">
            <text:p>22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4932863">
            <text:p>14932863</text:p>
          </table:table-cell>
          <table:table-cell office:value-type="string">
            <text:p>HERNANDEZ REGALADO OLMEDO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4932906">
            <text:p>14932906</text:p>
          </table:table-cell>
          <table:table-cell office:value-type="string">
            <text:p>SARABIA <text:s/>DORIS MAR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933327">
            <text:p>14933327</text:p>
          </table:table-cell>
          <table:table-cell office:value-type="string">
            <text:p>JIMENEZ <text:s text:c="2"/>RIVERO JESUS COROMOT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4940816">
            <text:p>14940816</text:p>
          </table:table-cell>
          <table:table-cell office:value-type="string">
            <text:p>RUIZ MARIANELA JOSEFINA</text:p>
          </table:table-cell>
          <table:table-cell office:value-type="string">
            <text:p>LI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724">
            <text:p>152724</text:p>
          </table:table-cell>
          <table:table-cell office:value-type="float" office:value="71">
            <text:p>7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947041">
            <text:p>14947041</text:p>
          </table:table-cell>
          <table:table-cell office:value-type="string">
            <text:p>NEIRA VALDEZ OMAIRA YELITZ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981351">
            <text:p>14981351</text:p>
          </table:table-cell>
          <table:table-cell office:value-type="string">
            <text:p>GONZALEZ ESTHER YAMILET</text:p>
          </table:table-cell>
          <table:table-cell office:value-type="string">
            <text:p>LICENCIADA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28">
            <text:p>128328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4985042">
            <text:p>14985042</text:p>
          </table:table-cell>
          <table:table-cell office:value-type="string">
            <text:p>PABON GELVIS HEIDI MARITZ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4995066">
            <text:p>14995066</text:p>
          </table:table-cell>
          <table:table-cell office:value-type="string">
            <text:p>DIAZ DE TORRES AMELIA ROS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14">
            <text:p>128314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4995800">
            <text:p>14995800</text:p>
          </table:table-cell>
          <table:table-cell office:value-type="string">
            <text:p>FERNANDEZ GONZALEZ ROSA AUR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4996956">
            <text:p>14996956</text:p>
          </table:table-cell>
          <table:table-cell office:value-type="string">
            <text:p>RIVERO PEREZ OLIVIA RAMO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716">
            <text:p>152716</text:p>
          </table:table-cell>
          <table:table-cell office:value-type="float" office:value="70">
            <text:p>7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021690">
            <text:p>15021690</text:p>
          </table:table-cell>
          <table:table-cell office:value-type="string">
            <text:p>GIL RODRIGUEZ HILDA CAROL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10">
            <text:p>128010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041173">
            <text:p>15041173</text:p>
          </table:table-cell>
          <table:table-cell office:value-type="string">
            <text:p>GARCIA GELVES ANA YSABEL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5072645">
            <text:p>15072645</text:p>
          </table:table-cell>
          <table:table-cell office:value-type="string">
            <text:p>GONZALEZ <text:s text:c="2"/>VIERA MARIA <text:s/>CONSUEL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072730">
            <text:p>15072730</text:p>
          </table:table-cell>
          <table:table-cell office:value-type="string">
            <text:p>BERMUDEZ DE COLMENARES REGIN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072859">
            <text:p>15072859</text:p>
          </table:table-cell>
          <table:table-cell office:value-type="string">
            <text:p>TORO VALERO JOSEFINA DEL CARME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073583">
            <text:p>15073583</text:p>
          </table:table-cell>
          <table:table-cell office:value-type="string">
            <text:p>SANCHEZ UZCATEGUI FRANCISCO AUGUST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074647">
            <text:p>15074647</text:p>
          </table:table-cell>
          <table:table-cell office:value-type="string">
            <text:p>CASTILLO APOLINAR NEIRA YASMIR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168">
            <text:p>53168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093355">
            <text:p>15093355</text:p>
          </table:table-cell>
          <table:table-cell office:value-type="string">
            <text:p>FERNANDEZ FIGUEREDO CLAUDIN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094809">
            <text:p>15094809</text:p>
          </table:table-cell>
          <table:table-cell office:value-type="string">
            <text:p>PARRA NANCY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9055">
            <text:p>79055</text:p>
          </table:table-cell>
          <table:table-cell office:value-type="float" office:value="29">
            <text:p>2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121202">
            <text:p>15121202</text:p>
          </table:table-cell>
          <table:table-cell office:value-type="string">
            <text:p>FINOL BRAVO JUAN CARLOS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138334">
            <text:p>15138334</text:p>
          </table:table-cell>
          <table:table-cell office:value-type="string">
            <text:p>LUQUE TERAN AURA JUST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38">
            <text:p>152238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139164">
            <text:p>15139164</text:p>
          </table:table-cell>
          <table:table-cell office:value-type="string">
            <text:p>ARANGUREN MATUTE BERKI MART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66">
            <text:p>151966</text:p>
          </table:table-cell>
          <table:table-cell office:value-type="float" office:value="50">
            <text:p>5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139759">
            <text:p>15139759</text:p>
          </table:table-cell>
          <table:table-cell office:value-type="string">
            <text:p>LOZADA LUCENA EDGAR ALEXANDER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30">
            <text:p>152230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173290">
            <text:p>15173290</text:p>
          </table:table-cell>
          <table:table-cell office:value-type="string">
            <text:p>QUEVEDO GONZALEZ ELIMARY DEL VALLE</text:p>
          </table:table-cell>
          <table:table-cell office:value-type="string">
            <text:p>LICENCIADO EN EDUCACION MENCION EDUCACION ESPECIAL</text:p>
          </table:table-cell>
          <table:table-cell office:value-type="float" office:value="1">
            <text:p>1</text:p>
          </table:table-cell>
          <table:table-cell office:value-type="float" office:value="24703">
            <text:p>24703</text:p>
          </table:table-cell>
          <table:table-cell office:value-type="float" office:value="33">
            <text:p>3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173933">
            <text:p>15173933</text:p>
          </table:table-cell>
          <table:table-cell office:value-type="string">
            <text:p>GONZALEZ PEREZ JUAN BAUTIST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249">
            <text:p>78249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213150">
            <text:p>15213150</text:p>
          </table:table-cell>
          <table:table-cell office:value-type="string">
            <text:p>HERRERA MENDOZA SHEILA GERALDY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9017">
            <text:p>79017</text:p>
          </table:table-cell>
          <table:table-cell office:value-type="float" office:value="28">
            <text:p>2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215891">
            <text:p>15215891</text:p>
          </table:table-cell>
          <table:table-cell office:value-type="string">
            <text:p>SUAREZ PALENCIA BELKYS FERNELY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84">
            <text:p>128184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264708">
            <text:p>15264708</text:p>
          </table:table-cell>
          <table:table-cell office:value-type="string">
            <text:p>SANCHEZ FERNANDEZ NANCY COROMOTO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73">
            <text:p>128273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5270057">
            <text:p>15270057</text:p>
          </table:table-cell>
          <table:table-cell office:value-type="string">
            <text:p>BARCO CUADROS MARY ZULECM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270059">
            <text:p>15270059</text:p>
          </table:table-cell>
          <table:table-cell office:value-type="string">
            <text:p>FARIAS ALVARADO NANCI JOSEF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270390">
            <text:p>15270390</text:p>
          </table:table-cell>
          <table:table-cell office:value-type="string">
            <text:p>SUAREZ <text:s/>PEDRO CELESTIN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271671">
            <text:p>15271671</text:p>
          </table:table-cell>
          <table:table-cell office:value-type="string">
            <text:p>CARDOZO ZAPATA GREISY JOHNMAR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272611">
            <text:p>15272611</text:p>
          </table:table-cell>
          <table:table-cell office:value-type="string">
            <text:p>ARROYO COLMENARES YASMELY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010">
            <text:p>78010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308616">
            <text:p>15308616</text:p>
          </table:table-cell>
          <table:table-cell office:value-type="string">
            <text:p>VALERO JIMENEZ GERONIMA DEL VALL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308714">
            <text:p>15308714</text:p>
          </table:table-cell>
          <table:table-cell office:value-type="string">
            <text:p>MONTILLA ZULAY YESENI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49002">
            <text:p>14900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5308729">
            <text:p>15308729</text:p>
          </table:table-cell>
          <table:table-cell office:value-type="string">
            <text:p>DURAN DURAN MARIA ANTONIET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207">
            <text:p>53207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309048">
            <text:p>15309048</text:p>
          </table:table-cell>
          <table:table-cell office:value-type="string">
            <text:p>GAMBOA CAMPO ALEXANDER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309433">
            <text:p>15309433</text:p>
          </table:table-cell>
          <table:table-cell office:value-type="string">
            <text:p>SILVA GUTIERREZ YANETH CAROLI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86">
            <text:p>152586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329076">
            <text:p>15329076</text:p>
          </table:table-cell>
          <table:table-cell office:value-type="string">
            <text:p>PAREDES BASTIDAS ROSA MERCEDE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329852">
            <text:p>15329852</text:p>
          </table:table-cell>
          <table:table-cell office:value-type="string">
            <text:p>VALDERRAMA <text:s/>MORILLO YOHANA <text:s/>YECEN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51">
            <text:p>5475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5330935">
            <text:p>15330935</text:p>
          </table:table-cell>
          <table:table-cell office:value-type="string">
            <text:p>PEREZ GOMEZ EJILDA NAILET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341020">
            <text:p>15341020</text:p>
          </table:table-cell>
          <table:table-cell office:value-type="string">
            <text:p>JIMENEZ CONDE MIGUEL ELO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95">
            <text:p>152195</text:p>
          </table:table-cell>
          <table:table-cell office:value-type="float" office:value="56">
            <text:p>5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349124">
            <text:p>15349124</text:p>
          </table:table-cell>
          <table:table-cell office:value-type="string">
            <text:p>VELAZCO TERAN NILDA DEL CARMEN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203">
            <text:p>128203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5349311">
            <text:p>15349311</text:p>
          </table:table-cell>
          <table:table-cell office:value-type="string">
            <text:p>ECHENAGUCIA AZUAJE YENNY JOSEFINA</text:p>
          </table:table-cell>
          <table:table-cell office:value-type="string">
            <text:p>LICENCIADA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17">
            <text:p>128317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350804">
            <text:p>15350804</text:p>
          </table:table-cell>
          <table:table-cell office:value-type="string">
            <text:p>COLMENARES CONTRERA ELIBETH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379358">
            <text:p>15379358</text:p>
          </table:table-cell>
          <table:table-cell office:value-type="string">
            <text:p>CONTRERAS CORDERO CLEDY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383741">
            <text:p>15383741</text:p>
          </table:table-cell>
          <table:table-cell office:value-type="string">
            <text:p>PALACIOS <text:s/>CARLOS ALBER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384354">
            <text:p>15384354</text:p>
          </table:table-cell>
          <table:table-cell office:value-type="string">
            <text:p>GODOY PEÑA FANNY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384437">
            <text:p>15384437</text:p>
          </table:table-cell>
          <table:table-cell office:value-type="string">
            <text:p>VILLAMIL <text:s/>GOMEZ DESIRE <text:s/>DEL CARMEN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5384661">
            <text:p>15384661</text:p>
          </table:table-cell>
          <table:table-cell office:value-type="string">
            <text:p>MENDOZA <text:s/>DENNIS COROMOT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384674">
            <text:p>15384674</text:p>
          </table:table-cell>
          <table:table-cell office:value-type="string">
            <text:p>PEREZ MENDOZA ZAIRA CAROL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384880">
            <text:p>15384880</text:p>
          </table:table-cell>
          <table:table-cell office:value-type="string">
            <text:p>TORO CARRASCO LIZ MAYDELI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399289">
            <text:p>15399289</text:p>
          </table:table-cell>
          <table:table-cell office:value-type="string">
            <text:p>DUQUE PEREZ CARLOS ALBER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176">
            <text:p>78176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399739">
            <text:p>15399739</text:p>
          </table:table-cell>
          <table:table-cell office:value-type="string">
            <text:p>ARAUJO TORRES OSMEILY KAR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06">
            <text:p>152606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400202">
            <text:p>15400202</text:p>
          </table:table-cell>
          <table:table-cell office:value-type="string">
            <text:p>HERNANDEZ ALVARADO NELLYS DEL VALLE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020">
            <text:p>68020</text:p>
          </table:table-cell>
          <table:table-cell office:value-type="float" office:value="24">
            <text:p>2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400851">
            <text:p>15400851</text:p>
          </table:table-cell>
          <table:table-cell office:value-type="string">
            <text:p>RUIZ DENNY DEL VALL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65">
            <text:p>128165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5420759">
            <text:p>15420759</text:p>
          </table:table-cell>
          <table:table-cell office:value-type="string">
            <text:p>VILLAR LARA ARTURO MUGUEL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19443">
            <text:p>119443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5433100">
            <text:p>15433100</text:p>
          </table:table-cell>
          <table:table-cell office:value-type="string">
            <text:p>BRICEÑO GARCIA CARMEN SORAID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433719">
            <text:p>15433719</text:p>
          </table:table-cell>
          <table:table-cell office:value-type="string">
            <text:p>PERNIA ZAMBRANO REYES NOEL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5434590">
            <text:p>15434590</text:p>
          </table:table-cell>
          <table:table-cell office:value-type="string">
            <text:p>PACHECO GARCIA YANIRIS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462578">
            <text:p>15462578</text:p>
          </table:table-cell>
          <table:table-cell office:value-type="string">
            <text:p>MONROY GUERRERO LUZBELYS CAROL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462727">
            <text:p>15462727</text:p>
          </table:table-cell>
          <table:table-cell office:value-type="string">
            <text:p>MORILLO PIMENTEL ELIZABETH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92">
            <text:p>152292</text:p>
          </table:table-cell>
          <table:table-cell office:value-type="float" office:value="58">
            <text:p>5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463684">
            <text:p>15463684</text:p>
          </table:table-cell>
          <table:table-cell office:value-type="string">
            <text:p>PACHECO SANTANA YOHALY MELITZ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491498">
            <text:p>15491498</text:p>
          </table:table-cell>
          <table:table-cell office:value-type="string">
            <text:p>MARTINEZ MARTINEZ YACELYS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41768">
            <text:p>141768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492116">
            <text:p>15492116</text:p>
          </table:table-cell>
          <table:table-cell office:value-type="string">
            <text:p>URBANO AGÜERO MARI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97">
            <text:p>128197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534131">
            <text:p>15534131</text:p>
          </table:table-cell>
          <table:table-cell office:value-type="string">
            <text:p>SOTO RAMIREZ ARTURO JOSE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5534140">
            <text:p>15534140</text:p>
          </table:table-cell>
          <table:table-cell office:value-type="string">
            <text:p>YAYES RANGEL FRAIMAN AMADIP</text:p>
          </table:table-cell>
          <table:table-cell office:value-type="string">
            <text:p>PRODUCCION MEDIOS DE COMUNICACIÓN</text:p>
          </table:table-cell>
          <table:table-cell office:value-type="float" office:value="2">
            <text:p>2</text:p>
          </table:table-cell>
          <table:table-cell office:value-type="float" office:value="64297">
            <text:p>64297</text:p>
          </table:table-cell>
          <table:table-cell office:value-type="float" office:value="5">
            <text:p>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534382">
            <text:p>15534382</text:p>
          </table:table-cell>
          <table:table-cell office:value-type="string">
            <text:p>CONTRERAS VILLAMIZAR ZAIDA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535083">
            <text:p>15535083</text:p>
          </table:table-cell>
          <table:table-cell office:value-type="string">
            <text:p>PAREDES GUERRERO ANA YOCDALIS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535410">
            <text:p>15535410</text:p>
          </table:table-cell>
          <table:table-cell office:value-type="string">
            <text:p>GARCIA PEÑA IRIS MARIEL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535675">
            <text:p>15535675</text:p>
          </table:table-cell>
          <table:table-cell office:value-type="string">
            <text:p>VARILLA LEON MARIA NORAIM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535679">
            <text:p>15535679</text:p>
          </table:table-cell>
          <table:table-cell office:value-type="string">
            <text:p>GONZALEZ MOLINA LISBETH ANDREIN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5536710">
            <text:p>15536710</text:p>
          </table:table-cell>
          <table:table-cell office:value-type="string">
            <text:p>SALGADO RAMOS YOLIDIS ISABEL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67">
            <text:p>128167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537415">
            <text:p>15537415</text:p>
          </table:table-cell>
          <table:table-cell office:value-type="string">
            <text:p>REYES ROJAS ANNY NORBEL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39">
            <text:p>128139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537901">
            <text:p>15537901</text:p>
          </table:table-cell>
          <table:table-cell office:value-type="string">
            <text:p>TERAN CHAVEZ <text:s/>LISBETH DEL CARMEN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537967">
            <text:p>15537967</text:p>
          </table:table-cell>
          <table:table-cell office:value-type="string">
            <text:p>RIVERO MENDOZA MARELYS YUSMARY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5589925">
            <text:p>15589925</text:p>
          </table:table-cell>
          <table:table-cell office:value-type="string">
            <text:p>BERBESI MONTILLA YASMIR COROMO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7966">
            <text:p>67966</text:p>
          </table:table-cell>
          <table:table-cell office:value-type="float" office:value="23">
            <text:p>2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611285">
            <text:p>15611285</text:p>
          </table:table-cell>
          <table:table-cell office:value-type="string">
            <text:p>GRANADOS GRANDA MARIA ISABEL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37">
            <text:p>128237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621973">
            <text:p>15621973</text:p>
          </table:table-cell>
          <table:table-cell office:value-type="string">
            <text:p>HERNANDEZ ROJAS GLORIMAR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669494">
            <text:p>15669494</text:p>
          </table:table-cell>
          <table:table-cell office:value-type="string">
            <text:p>GADEA DE RIVAS ROSA MARGARIT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669499">
            <text:p>15669499</text:p>
          </table:table-cell>
          <table:table-cell office:value-type="string">
            <text:p>ROJAS TRIVIÑO PATRICIA DEL VALL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669999">
            <text:p>15669999</text:p>
          </table:table-cell>
          <table:table-cell office:value-type="string">
            <text:p>ORELLANO PLANA BRULLI 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78">
            <text:p>54678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5670484">
            <text:p>15670484</text:p>
          </table:table-cell>
          <table:table-cell office:value-type="string">
            <text:p>QUIROZ <text:s text:c="2"/>RAMIREZ WILSER <text:s/>SYSLEY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5671895">
            <text:p>15671895</text:p>
          </table:table-cell>
          <table:table-cell office:value-type="string">
            <text:p>CORDERO MENDEZ ANA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690838">
            <text:p>15690838</text:p>
          </table:table-cell>
          <table:table-cell office:value-type="string">
            <text:p>REPOSO TORREALBA MARELYS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38">
            <text:p>128138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693065">
            <text:p>15693065</text:p>
          </table:table-cell>
          <table:table-cell office:value-type="string">
            <text:p>VENEGAS SERRADA FRANKLIN JOSE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4059">
            <text:p>4059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693632">
            <text:p>15693632</text:p>
          </table:table-cell>
          <table:table-cell office:value-type="string">
            <text:p>SILVA CORDERO ISIDRO ANTONI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739">
            <text:p>78739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693750">
            <text:p>15693750</text:p>
          </table:table-cell>
          <table:table-cell office:value-type="string">
            <text:p>BARRIOS ALVARADO DENNY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139">
            <text:p>53139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784820">
            <text:p>15784820</text:p>
          </table:table-cell>
          <table:table-cell office:value-type="string">
            <text:p>ANDRADE DUQUE IRAIDEZ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798463">
            <text:p>15798463</text:p>
          </table:table-cell>
          <table:table-cell office:value-type="string">
            <text:p>ALVARADO MARTINEZ NELLY YADIR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44">
            <text:p>151944</text:p>
          </table:table-cell>
          <table:table-cell office:value-type="float" office:value="50">
            <text:p>5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799316">
            <text:p>15799316</text:p>
          </table:table-cell>
          <table:table-cell office:value-type="string">
            <text:p>GODOY SONIA DEL CARME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27">
            <text:p>128327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799619">
            <text:p>15799619</text:p>
          </table:table-cell>
          <table:table-cell office:value-type="string">
            <text:p>SILVA SANTANA YELITZA YOLIMAR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78">
            <text:p>128178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828049">
            <text:p>15828049</text:p>
          </table:table-cell>
          <table:table-cell office:value-type="string">
            <text:p>HENRRIQUEZ <text:s/>SALAS NANCY CRISALI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828250">
            <text:p>15828250</text:p>
          </table:table-cell>
          <table:table-cell office:value-type="string">
            <text:p>ROMERO MENDEZ NORMA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828507">
            <text:p>15828507</text:p>
          </table:table-cell>
          <table:table-cell office:value-type="string">
            <text:p>GARCIA ROJAS LISBETH ESPERANZ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5828691">
            <text:p>15828691</text:p>
          </table:table-cell>
          <table:table-cell office:value-type="string">
            <text:p>CUENCA BLANCO AURIMAR YARENY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5867028">
            <text:p>15867028</text:p>
          </table:table-cell>
          <table:table-cell office:value-type="string">
            <text:p>ROSENDO YAMILETH MERCEDES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69">
            <text:p>128269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868510">
            <text:p>15868510</text:p>
          </table:table-cell>
          <table:table-cell office:value-type="string">
            <text:p>MORILLO GRANDA GLADYS ROSAL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86">
            <text:p>128086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905352">
            <text:p>15905352</text:p>
          </table:table-cell>
          <table:table-cell office:value-type="string">
            <text:p>ROSARIO NAVA LUZ MARIA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163">
            <text:p>128163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5906580">
            <text:p>15906580</text:p>
          </table:table-cell>
          <table:table-cell office:value-type="string">
            <text:p>DIAZ AZUAJE SELVIA YULEIDY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12">
            <text:p>128312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906581">
            <text:p>15906581</text:p>
          </table:table-cell>
          <table:table-cell office:value-type="string">
            <text:p>DIAZ AZUAJE YUSMEIDY YASNAIRT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13">
            <text:p>128313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5922860">
            <text:p>15922860</text:p>
          </table:table-cell>
          <table:table-cell office:value-type="string">
            <text:p>ISTURIZ RONDON LISBETH MARI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5941148">
            <text:p>15941148</text:p>
          </table:table-cell>
          <table:table-cell office:value-type="string">
            <text:p>GIL OCANTO NIONEIVYS JOSEFINA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78219">
            <text:p>78219</text:p>
          </table:table-cell>
          <table:table-cell office:value-type="float" office:value="7">
            <text:p>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5941471">
            <text:p>15941471</text:p>
          </table:table-cell>
          <table:table-cell office:value-type="string">
            <text:p>PIÑA TORREALBA MILEYDIS DEL CARMEN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125">
            <text:p>128125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5968178">
            <text:p>15968178</text:p>
          </table:table-cell>
          <table:table-cell office:value-type="string">
            <text:p>LEON ORTIZ SOLIMAR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968684">
            <text:p>15968684</text:p>
          </table:table-cell>
          <table:table-cell office:value-type="string">
            <text:p>URBINA NOGUERA ROBERTO JOS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968746">
            <text:p>15968746</text:p>
          </table:table-cell>
          <table:table-cell office:value-type="string">
            <text:p>MORENO MORENO MARIA INE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5968970">
            <text:p>15968970</text:p>
          </table:table-cell>
          <table:table-cell office:value-type="string">
            <text:p>CEBALLOS ANDUEZA ANA DEL PIL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039327">
            <text:p>16039327</text:p>
          </table:table-cell>
          <table:table-cell office:value-type="string">
            <text:p>CONTRERAS YURI CAROL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07">
            <text:p>128307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040774">
            <text:p>16040774</text:p>
          </table:table-cell>
          <table:table-cell office:value-type="string">
            <text:p>ORELLANA MENDEZ LUCY MARGARIT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462">
            <text:p>62462</text:p>
          </table:table-cell>
          <table:table-cell office:value-type="float" office:value="18">
            <text:p>1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043186">
            <text:p>16043186</text:p>
          </table:table-cell>
          <table:table-cell office:value-type="string">
            <text:p>DURAN BECERRIT JANETHSY CAROLINA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7985">
            <text:p>127985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043367">
            <text:p>16043367</text:p>
          </table:table-cell>
          <table:table-cell office:value-type="string">
            <text:p>GIL PALACIOS GLISMARY LOURDE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22">
            <text:p>152122</text:p>
          </table:table-cell>
          <table:table-cell office:value-type="float" office:value="54">
            <text:p>5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060230">
            <text:p>16060230</text:p>
          </table:table-cell>
          <table:table-cell office:value-type="string">
            <text:p>MANZANO MARIA MARGARIT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58">
            <text:p>128058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072514">
            <text:p>16072514</text:p>
          </table:table-cell>
          <table:table-cell office:value-type="string">
            <text:p>LEON CASTELLANOS SULEIMA COROMOTO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78894">
            <text:p>78894</text:p>
          </table:table-cell>
          <table:table-cell office:value-type="float" office:value="25">
            <text:p>2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073042">
            <text:p>16073042</text:p>
          </table:table-cell>
          <table:table-cell office:value-type="string">
            <text:p>MEJIAS LINARES MIRAIME ELISABETH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60">
            <text:p>152260</text:p>
          </table:table-cell>
          <table:table-cell office:value-type="float" office:value="58">
            <text:p>5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073709">
            <text:p>16073709</text:p>
          </table:table-cell>
          <table:table-cell office:value-type="string">
            <text:p>PEREZ AZUAJE ALXA DIDIA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36">
            <text:p>152336</text:p>
          </table:table-cell>
          <table:table-cell office:value-type="float" office:value="60">
            <text:p>6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073894">
            <text:p>16073894</text:p>
          </table:table-cell>
          <table:table-cell office:value-type="string">
            <text:p>AGUILAR GARCIA SENEPTALI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08168">
            <text:p>1608168</text:p>
          </table:table-cell>
          <table:table-cell office:value-type="string">
            <text:p>COLMENARES DE CHIRINOS MARIA ANDRE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127275">
            <text:p>16127275</text:p>
          </table:table-cell>
          <table:table-cell office:value-type="string">
            <text:p>PERNIA ROA MARLY YUSE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127773">
            <text:p>16127773</text:p>
          </table:table-cell>
          <table:table-cell office:value-type="string">
            <text:p>RUIZ ALTUBE YAMILE DEL VALLE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6157552">
            <text:p>16157552</text:p>
          </table:table-cell>
          <table:table-cell office:value-type="string">
            <text:p>HENRIQUEZ PEREZ YUSLENY YULIMAR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279">
            <text:p>78279</text:p>
          </table:table-cell>
          <table:table-cell office:value-type="float" office:value="9">
            <text:p>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173471">
            <text:p>16173471</text:p>
          </table:table-cell>
          <table:table-cell office:value-type="string">
            <text:p>FERNANDEZ <text:s/>VILLARROEL FRANK <text:s/>OMAR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6189786">
            <text:p>16189786</text:p>
          </table:table-cell>
          <table:table-cell office:value-type="string">
            <text:p>YANEZ GOMEZ JULIO CES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189860">
            <text:p>16189860</text:p>
          </table:table-cell>
          <table:table-cell office:value-type="string">
            <text:p>PEREZ PEREZ NATALY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189867">
            <text:p>16189867</text:p>
          </table:table-cell>
          <table:table-cell office:value-type="string">
            <text:p>MORENO BASTIDAS MARIA VERONIC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6189882">
            <text:p>16189882</text:p>
          </table:table-cell>
          <table:table-cell office:value-type="string">
            <text:p>MONCADA <text:s/>SANCHEZ <text:s/>GRISELDA <text:s/>DEL CARMEN 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65">
            <text:p>5466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6191444">
            <text:p>16191444</text:p>
          </table:table-cell>
          <table:table-cell office:value-type="string">
            <text:p>FIGUEREDO COLMENARES JOSE LUI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201612">
            <text:p>16201612</text:p>
          </table:table-cell>
          <table:table-cell office:value-type="string">
            <text:p>ZAMBRANO ROJAS AID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209478">
            <text:p>16209478</text:p>
          </table:table-cell>
          <table:table-cell office:value-type="string">
            <text:p>FERNANDEZ ANDUEZA ANDREIN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192">
            <text:p>78192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209484">
            <text:p>16209484</text:p>
          </table:table-cell>
          <table:table-cell office:value-type="string">
            <text:p>LINARES TORREALBA ROSMERY CAROLINA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298">
            <text:p>24298</text:p>
          </table:table-cell>
          <table:table-cell office:value-type="float" office:value="23">
            <text:p>2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292854">
            <text:p>16292854</text:p>
          </table:table-cell>
          <table:table-cell office:value-type="string">
            <text:p>CHAVEZ RODRIGUEZ HENRY YORB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119">
            <text:p>78119</text:p>
          </table:table-cell>
          <table:table-cell office:value-type="float" office:value="5">
            <text:p>5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292903">
            <text:p>16292903</text:p>
          </table:table-cell>
          <table:table-cell office:value-type="string">
            <text:p>UMBRIA LINAREZ FANNY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96">
            <text:p>128196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293060">
            <text:p>16293060</text:p>
          </table:table-cell>
          <table:table-cell office:value-type="string">
            <text:p>AVENDAÑO ROJAS KARIBAY CAROL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27">
            <text:p>127927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294360">
            <text:p>16294360</text:p>
          </table:table-cell>
          <table:table-cell office:value-type="string">
            <text:p>GONZALEZ PEREZ NAILETH COROMOTO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025">
            <text:p>128025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327522">
            <text:p>16327522</text:p>
          </table:table-cell>
          <table:table-cell office:value-type="string">
            <text:p>VALERA GARCIA JORGE LUI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200">
            <text:p>128200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333537">
            <text:p>16333537</text:p>
          </table:table-cell>
          <table:table-cell office:value-type="string">
            <text:p>PABON GELVIS SANDRA YUSMARY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6333854">
            <text:p>16333854</text:p>
          </table:table-cell>
          <table:table-cell office:value-type="string">
            <text:p>CHAVERRA GAMBOA ADELAIDA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6334073">
            <text:p>16334073</text:p>
          </table:table-cell>
          <table:table-cell office:value-type="string">
            <text:p>VALDERRAMA CONTRERAS LUIS CARLOS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6334572">
            <text:p>16334572</text:p>
          </table:table-cell>
          <table:table-cell office:value-type="string">
            <text:p>BARRETO NOGUERA ENDER MANU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371619">
            <text:p>16371619</text:p>
          </table:table-cell>
          <table:table-cell office:value-type="string">
            <text:p>GUERRERO THAIDY ANYERLY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44">
            <text:p>10124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6371783">
            <text:p>16371783</text:p>
          </table:table-cell>
          <table:table-cell office:value-type="string">
            <text:p>SANCHEZ <text:s text:c="2"/>LOPEZ IRMIS <text:s text:c="2"/>MARIUSK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372558">
            <text:p>16372558</text:p>
          </table:table-cell>
          <table:table-cell office:value-type="string">
            <text:p>RODRIGUEZ SOLER PAULA JOSEF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6372673">
            <text:p>16372673</text:p>
          </table:table-cell>
          <table:table-cell office:value-type="string">
            <text:p>BERRIO FALCON ADA YULEXI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6416834">
            <text:p>16416834</text:p>
          </table:table-cell>
          <table:table-cell office:value-type="string">
            <text:p>LOYO ACOSTA MILEDYS YOHANN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349">
            <text:p>78349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475712">
            <text:p>16475712</text:p>
          </table:table-cell>
          <table:table-cell office:value-type="string">
            <text:p>VELA CASTILLO JHOANNA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87">
            <text:p>152487</text:p>
          </table:table-cell>
          <table:table-cell office:value-type="float" office:value="63">
            <text:p>6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475904">
            <text:p>16475904</text:p>
          </table:table-cell>
          <table:table-cell office:value-type="string">
            <text:p>MATERAN BETANCOURT YORMA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349">
            <text:p>53349</text:p>
          </table:table-cell>
          <table:table-cell office:value-type="float" office:value="7">
            <text:p>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476730">
            <text:p>16476730</text:p>
          </table:table-cell>
          <table:table-cell office:value-type="string">
            <text:p>MUJIMAC PARRA RICHAR ALBERT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054">
            <text:p>68054</text:p>
          </table:table-cell>
          <table:table-cell office:value-type="float" office:value="25">
            <text:p>2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476811">
            <text:p>16476811</text:p>
          </table:table-cell>
          <table:table-cell office:value-type="string">
            <text:p>QUEVEDO ALDANA HEIDY LOYEIRA</text:p>
          </table:table-cell>
          <table:table-cell office:value-type="string">
            <text:p>LICENCIADO EN EDUCACION MENCION EDUCACION INICIAL</text:p>
          </table:table-cell>
          <table:table-cell office:value-type="float" office:value="1">
            <text:p>1</text:p>
          </table:table-cell>
          <table:table-cell office:value-type="float" office:value="24782">
            <text:p>24782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477861">
            <text:p>16477861</text:p>
          </table:table-cell>
          <table:table-cell office:value-type="string">
            <text:p>PEREZ NAVAS MIRTHA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15">
            <text:p>128115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487734">
            <text:p>16487734</text:p>
          </table:table-cell>
          <table:table-cell office:value-type="string">
            <text:p>MORENO TAVERA LEONOR JASMI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6474">
            <text:p>56474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6513247">
            <text:p>16513247</text:p>
          </table:table-cell>
          <table:table-cell office:value-type="string">
            <text:p>PEREZ CHIQUITO <text:s/>DAYANA GABRIELA 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6513430">
            <text:p>16513430</text:p>
          </table:table-cell>
          <table:table-cell office:value-type="string">
            <text:p>PARRA PARRA YURI DEL VALL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514866">
            <text:p>16514866</text:p>
          </table:table-cell>
          <table:table-cell office:value-type="string">
            <text:p>SUAREZ <text:s/>YANNY YO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565980">
            <text:p>16565980</text:p>
          </table:table-cell>
          <table:table-cell office:value-type="string">
            <text:p>RODRIGUEZ CHIRINOS NEREIDA RAMON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488">
            <text:p>53488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566392">
            <text:p>16566392</text:p>
          </table:table-cell>
          <table:table-cell office:value-type="string">
            <text:p>MARTINEZ YUSBELIS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345">
            <text:p>53345</text:p>
          </table:table-cell>
          <table:table-cell office:value-type="float" office:value="7">
            <text:p>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566509">
            <text:p>16566509</text:p>
          </table:table-cell>
          <table:table-cell office:value-type="string">
            <text:p>ESCORCHA QUINTANA GARIHAN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183">
            <text:p>78183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574186">
            <text:p>16574186</text:p>
          </table:table-cell>
          <table:table-cell office:value-type="string">
            <text:p>DIAZ SANTOS JUAN BERNARD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89792">
            <text:p>8979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6574620">
            <text:p>16574620</text:p>
          </table:table-cell>
          <table:table-cell office:value-type="string">
            <text:p>MORENO <text:s/>MENDEZ <text:s/>JESUS <text:s/>ALFONZO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6574925">
            <text:p>16574925</text:p>
          </table:table-cell>
          <table:table-cell office:value-type="string">
            <text:p>PINZON VARGAS JOEL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6575124">
            <text:p>16575124</text:p>
          </table:table-cell>
          <table:table-cell office:value-type="string">
            <text:p>PERNIA MONTOYA GUSLEIMA COROMOT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39">
            <text:p>101339</text:p>
          </table:table-cell>
          <table:table-cell office:value-type="float" office:value="12">
            <text:p>1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575132">
            <text:p>16575132</text:p>
          </table:table-cell>
          <table:table-cell office:value-type="string">
            <text:p>HERNANDEZ QUINTERO JENNIFER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6452">
            <text:p>5645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6575776">
            <text:p>16575776</text:p>
          </table:table-cell>
          <table:table-cell office:value-type="string">
            <text:p>ASCANIO BRICEÑO YELI YAJAIRA MAR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6634823">
            <text:p>16634823</text:p>
          </table:table-cell>
          <table:table-cell office:value-type="string">
            <text:p>COLMENAREZ <text:s/>YIN RAFAEL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6635116">
            <text:p>16635116</text:p>
          </table:table-cell>
          <table:table-cell office:value-type="string">
            <text:p>CASTRO <text:s/>LOPEZ ADOLFO <text:s/>JOSE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6636737">
            <text:p>16636737</text:p>
          </table:table-cell>
          <table:table-cell office:value-type="string">
            <text:p>CARRASCO ALVAREZ YASBELI DEL VALLE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594">
            <text:p>5459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6636969">
            <text:p>16636969</text:p>
          </table:table-cell>
          <table:table-cell office:value-type="string">
            <text:p>JIMENEZ <text:s text:c="2"/>RIVAS LAURA EMIL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6638481">
            <text:p>16638481</text:p>
          </table:table-cell>
          <table:table-cell office:value-type="string">
            <text:p>DEL VALLE PEREZ NORELIS ARACELI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638743">
            <text:p>16638743</text:p>
          </table:table-cell>
          <table:table-cell office:value-type="string">
            <text:p>URRUTIA GONZALEZ YUDY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6638768">
            <text:p>16638768</text:p>
          </table:table-cell>
          <table:table-cell office:value-type="string">
            <text:p>BARRIOS GUEVARA YUXILETH YUSMALIS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6638942">
            <text:p>16638942</text:p>
          </table:table-cell>
          <table:table-cell office:value-type="string">
            <text:p>CASANOVA REINOSO DANNY ROLAND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6642243">
            <text:p>16642243</text:p>
          </table:table-cell>
          <table:table-cell office:value-type="string">
            <text:p>PALACIO ALEJOS MARLY YOLISBETH</text:p>
          </table:table-cell>
          <table:table-cell office:value-type="string">
            <text:p>PRODUCCION AGROALIMENTARIA</text:p>
          </table:table-cell>
          <table:table-cell table:number-columns-repeated="5"/>
        </table:table-row>
        <table:table-row table:style-name="ro1">
          <table:table-cell office:value-type="float" office:value="16644086">
            <text:p>16644086</text:p>
          </table:table-cell>
          <table:table-cell office:value-type="string">
            <text:p>TORRES ALDANA YUSMELY DEL CARMEN</text:p>
          </table:table-cell>
          <table:table-cell office:value-type="string">
            <text:p>LICENCIADA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81">
            <text:p>128381</text:p>
          </table:table-cell>
          <table:table-cell office:value-type="float" office:value="46">
            <text:p>4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645182">
            <text:p>16645182</text:p>
          </table:table-cell>
          <table:table-cell office:value-type="string">
            <text:p>PEREZ VALDERRAMA MAGLIS CAROL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17">
            <text:p>128117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645221">
            <text:p>16645221</text:p>
          </table:table-cell>
          <table:table-cell office:value-type="string">
            <text:p>FERNANDEZ PALMA YURELIS COROMOTO</text:p>
          </table:table-cell>
          <table:table-cell office:value-type="string">
            <text:p>LICENCIADO EN GESTION SOCIAL</text:p>
          </table:table-cell>
          <table:table-cell office:value-type="float" office:value="2">
            <text:p>2</text:p>
          </table:table-cell>
          <table:table-cell office:value-type="float" office:value="117162">
            <text:p>117162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646774">
            <text:p>16646774</text:p>
          </table:table-cell>
          <table:table-cell office:value-type="string">
            <text:p>MONTAÑA GOYO SODELIS ESCARLE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65">
            <text:p>152565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647312">
            <text:p>16647312</text:p>
          </table:table-cell>
          <table:table-cell office:value-type="string">
            <text:p>COLMENAREZ CARBALLO YAMILETH DEL CARMEN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52916">
            <text:p>52916</text:p>
          </table:table-cell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647764">
            <text:p>16647764</text:p>
          </table:table-cell>
          <table:table-cell office:value-type="string">
            <text:p>MEJIAS BETANCOURT MARIA ELE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81">
            <text:p>152681</text:p>
          </table:table-cell>
          <table:table-cell office:value-type="float" office:value="70">
            <text:p>7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654487">
            <text:p>16654487</text:p>
          </table:table-cell>
          <table:table-cell office:value-type="string">
            <text:p>FLORES MARIA COROMOTO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680036">
            <text:p>16680036</text:p>
          </table:table-cell>
          <table:table-cell office:value-type="string">
            <text:p>VIELMA MORENO ALIX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204">
            <text:p>128204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737732">
            <text:p>16737732</text:p>
          </table:table-cell>
          <table:table-cell office:value-type="string">
            <text:p>LUQUE YANEZ ONEIDA DE LAS MERCEDE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364">
            <text:p>78364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751344">
            <text:p>16751344</text:p>
          </table:table-cell>
          <table:table-cell office:value-type="string">
            <text:p>MUJICA AGUILAR MARIBEL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388">
            <text:p>53388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752065">
            <text:p>16752065</text:p>
          </table:table-cell>
          <table:table-cell office:value-type="string">
            <text:p>PARRA ARROYO MARLIN YOMAIRY</text:p>
          </table:table-cell>
          <table:table-cell office:value-type="string">
            <text:p>PORTUGUESA</text:p>
          </table:table-cell>
          <table:table-cell office:value-type="float" office:value="2">
            <text:p>2</text:p>
          </table:table-cell>
          <table:table-cell office:value-type="float" office:value="128103">
            <text:p>128103</text:p>
          </table:table-cell>
          <table:table-cell office:value-type="float" office:value="40">
            <text:p>40</text:p>
          </table:table-cell>
          <table:table-cell office:value-type="string">
            <text:p>BARINAS</text:p>
          </table:table-cell>
          <table:table-cell office:value-type="string">
            <text:p>GUANARE</text:p>
          </table:table-cell>
        </table:table-row>
        <table:table-row table:style-name="ro1">
          <table:table-cell office:value-type="float" office:value="16753176">
            <text:p>16753176</text:p>
          </table:table-cell>
          <table:table-cell office:value-type="string">
            <text:p>CHIRINOS ESCALONA CARLOS ANTONI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72">
            <text:p>127972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753837">
            <text:p>16753837</text:p>
          </table:table-cell>
          <table:table-cell office:value-type="string">
            <text:p>YEPEZ COLMENAREZ RUTH ESBEL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211">
            <text:p>128211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778070">
            <text:p>16778070</text:p>
          </table:table-cell>
          <table:table-cell office:value-type="string">
            <text:p>BOLAÑOS <text:s/>VEGAS JAVIER FERNAND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791074">
            <text:p>16791074</text:p>
          </table:table-cell>
          <table:table-cell office:value-type="string">
            <text:p>RANGEL VELA ROSY GRISM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791229">
            <text:p>16791229</text:p>
          </table:table-cell>
          <table:table-cell office:value-type="string">
            <text:p>DUQUE LEAL RONNIE RAFA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791570">
            <text:p>16791570</text:p>
          </table:table-cell>
          <table:table-cell office:value-type="string">
            <text:p>ARRIETA BENTANCOURT EDITH ANTON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791722">
            <text:p>16791722</text:p>
          </table:table-cell>
          <table:table-cell office:value-type="string">
            <text:p>TORO <text:s/>MARCOS ISA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791916">
            <text:p>16791916</text:p>
          </table:table-cell>
          <table:table-cell office:value-type="string">
            <text:p>RAMIREZ MOLINA NEREIDA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792777">
            <text:p>16792777</text:p>
          </table:table-cell>
          <table:table-cell office:value-type="string">
            <text:p>GUERRERO OROSCO MARTHA LUCI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793433">
            <text:p>16793433</text:p>
          </table:table-cell>
          <table:table-cell office:value-type="string">
            <text:p>PEREZ DE EREGUA MILENNI CAROL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806145">
            <text:p>16806145</text:p>
          </table:table-cell>
          <table:table-cell office:value-type="string">
            <text:p>PINEDA SAEZ NELLYS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711">
            <text:p>152711</text:p>
          </table:table-cell>
          <table:table-cell office:value-type="float" office:value="70">
            <text:p>7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859321">
            <text:p>16859321</text:p>
          </table:table-cell>
          <table:table-cell office:value-type="string">
            <text:p>ALTUVE <text:s/>MAYRA ALEJANDR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6859423">
            <text:p>16859423</text:p>
          </table:table-cell>
          <table:table-cell office:value-type="string">
            <text:p>ESCAMILLA SANCHEZ EMILIA DEL CARMEN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7993">
            <text:p>127993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859500">
            <text:p>16859500</text:p>
          </table:table-cell>
          <table:table-cell office:value-type="string">
            <text:p>BUSTAMANTE VARELA DILIA IREN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859806">
            <text:p>16859806</text:p>
          </table:table-cell>
          <table:table-cell office:value-type="string">
            <text:p>BERRIO MOLINA FLOR DENNYS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7940">
            <text:p>127940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859947">
            <text:p>16859947</text:p>
          </table:table-cell>
          <table:table-cell office:value-type="string">
            <text:p>RIVAS <text:s/>VILLABONA YENNY CAROLIN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6861117">
            <text:p>16861117</text:p>
          </table:table-cell>
          <table:table-cell office:value-type="string">
            <text:p>MENDOZA ALVARADO KAIRETH ALEXANDR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437">
            <text:p>62437</text:p>
          </table:table-cell>
          <table:table-cell office:value-type="float" office:value="18">
            <text:p>1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861830">
            <text:p>16861830</text:p>
          </table:table-cell>
          <table:table-cell office:value-type="string">
            <text:p>DIAZ RICO SUSAN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72">
            <text:p>152072</text:p>
          </table:table-cell>
          <table:table-cell office:value-type="float" office:value="53">
            <text:p>5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956450">
            <text:p>16956450</text:p>
          </table:table-cell>
          <table:table-cell office:value-type="string">
            <text:p>RODRIGUEZ GIL ALCIRA RAMO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47">
            <text:p>128147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964309">
            <text:p>16964309</text:p>
          </table:table-cell>
          <table:table-cell office:value-type="string">
            <text:p>SERRADA RODRIGUEZ MAYRA CRIST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730">
            <text:p>78730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964571">
            <text:p>16964571</text:p>
          </table:table-cell>
          <table:table-cell office:value-type="string">
            <text:p>RODRIGUEZ CHIRINOS ELIZABETH DEL CARME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68">
            <text:p>128368</text:p>
          </table:table-cell>
          <table:table-cell office:value-type="float" office:value="46">
            <text:p>4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965726">
            <text:p>16965726</text:p>
          </table:table-cell>
          <table:table-cell office:value-type="string">
            <text:p>ARRIECHI FIGUEROA YENNIFER CAROL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71">
            <text:p>151971</text:p>
          </table:table-cell>
          <table:table-cell office:value-type="float" office:value="50">
            <text:p>5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965732">
            <text:p>16965732</text:p>
          </table:table-cell>
          <table:table-cell office:value-type="string">
            <text:p>RODRIGUEZ MONTILLA IRIS ALEXANDR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61">
            <text:p>128261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6978723">
            <text:p>16978723</text:p>
          </table:table-cell>
          <table:table-cell office:value-type="string">
            <text:p>ARRIETA CAÑAS CESAR ARMAND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6979195">
            <text:p>16979195</text:p>
          </table:table-cell>
          <table:table-cell office:value-type="string">
            <text:p>YANEZ GOMEZ AUROR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6980046">
            <text:p>16980046</text:p>
          </table:table-cell>
          <table:table-cell office:value-type="string">
            <text:p>CONCHA <text:s/>LAURA CAROL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6980055">
            <text:p>16980055</text:p>
          </table:table-cell>
          <table:table-cell office:value-type="string">
            <text:p>PEÑA GARCIA ANA MIREYA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6980325">
            <text:p>16980325</text:p>
          </table:table-cell>
          <table:table-cell office:value-type="string">
            <text:p>ARMARIO BLANCO MAGDALENA DEL CARMEN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564">
            <text:p>5456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7002198">
            <text:p>17002198</text:p>
          </table:table-cell>
          <table:table-cell office:value-type="string">
            <text:p>AGUILAR HIDALGO EMILEIDEZ DEL CARME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01">
            <text:p>152601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002201">
            <text:p>17002201</text:p>
          </table:table-cell>
          <table:table-cell office:value-type="string">
            <text:p>RODRIGUEZ <text:s/>YEPEZ EFIGMARY NOELI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498">
            <text:p>53498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002794">
            <text:p>17002794</text:p>
          </table:table-cell>
          <table:table-cell office:value-type="string">
            <text:p>HERNANDEZ CACERES MERIS DEL CARME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36">
            <text:p>128336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7004550">
            <text:p>17004550</text:p>
          </table:table-cell>
          <table:table-cell office:value-type="string">
            <text:p>PEREZ CASTILLO YAIZA MARBELIS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9062">
            <text:p>79062</text:p>
          </table:table-cell>
          <table:table-cell office:value-type="float" office:value="29">
            <text:p>2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048073">
            <text:p>17048073</text:p>
          </table:table-cell>
          <table:table-cell office:value-type="string">
            <text:p>MEJIA GRATEROL YARISMAR DEL VALL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405">
            <text:p>78405</text:p>
          </table:table-cell>
          <table:table-cell office:value-type="float" office:value="12">
            <text:p>1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049382">
            <text:p>17049382</text:p>
          </table:table-cell>
          <table:table-cell office:value-type="string">
            <text:p>MONTILLA RODRIGUEZ MARTA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75">
            <text:p>128075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049755">
            <text:p>17049755</text:p>
          </table:table-cell>
          <table:table-cell office:value-type="string">
            <text:p>SARABIA ZARAVIA EDDY MARLENI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725">
            <text:p>78725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7133543">
            <text:p>17133543</text:p>
          </table:table-cell>
          <table:table-cell office:value-type="string">
            <text:p>GIL PARRA ITER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09">
            <text:p>128009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7170211">
            <text:p>17170211</text:p>
          </table:table-cell>
          <table:table-cell office:value-type="string">
            <text:p>NUÑEZ LARA YURELIS DELYANIR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204288">
            <text:p>17204288</text:p>
          </table:table-cell>
          <table:table-cell office:value-type="string">
            <text:p>MORENO PEREZ LILIANA YAQUELI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204547">
            <text:p>17204547</text:p>
          </table:table-cell>
          <table:table-cell office:value-type="string">
            <text:p>FARIAS ALVARADO ELSI BRISEID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204610">
            <text:p>17204610</text:p>
          </table:table-cell>
          <table:table-cell office:value-type="string">
            <text:p>ROJAS DE LINARES DESIREE DAYA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206401">
            <text:p>17206401</text:p>
          </table:table-cell>
          <table:table-cell office:value-type="string">
            <text:p>MORENO TORRES JESNAN ANTONI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02">
            <text:p>10130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7215899">
            <text:p>17215899</text:p>
          </table:table-cell>
          <table:table-cell office:value-type="string">
            <text:p>PIÑA YAJURE MAITY DADMELY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26">
            <text:p>128126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21667">
            <text:p>1721667</text:p>
          </table:table-cell>
          <table:table-cell office:value-type="string">
            <text:p>OVALLES LOPEZ JESUS RAFAEL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260076">
            <text:p>17260076</text:p>
          </table:table-cell>
          <table:table-cell office:value-type="string">
            <text:p>SANCHEZ PEREZ WILLIAMS WILFRED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239">
            <text:p>68239</text:p>
          </table:table-cell>
          <table:table-cell office:value-type="float" office:value="26">
            <text:p>2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261282">
            <text:p>17261282</text:p>
          </table:table-cell>
          <table:table-cell office:value-type="string">
            <text:p>CASTILLO ABREU TIVISAY DEL CARMEN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52907">
            <text:p>52907</text:p>
          </table:table-cell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7261649">
            <text:p>17261649</text:p>
          </table:table-cell>
          <table:table-cell office:value-type="string">
            <text:p>AZUAJE CHAVEZ LILIANA CAROLI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19">
            <text:p>152519</text:p>
          </table:table-cell>
          <table:table-cell office:value-type="float" office:value="65">
            <text:p>6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277696">
            <text:p>17277696</text:p>
          </table:table-cell>
          <table:table-cell office:value-type="string">
            <text:p>VILLEGAS MEDINA REINA BARBAR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208">
            <text:p>128208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7290589">
            <text:p>17290589</text:p>
          </table:table-cell>
          <table:table-cell office:value-type="string">
            <text:p>ANDARA MONTOYA ORIANA LILIBET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290679">
            <text:p>17290679</text:p>
          </table:table-cell>
          <table:table-cell office:value-type="string">
            <text:p>CARDOZO JONNATHAN ERNEST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1938">
            <text:p>5193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7291107">
            <text:p>17291107</text:p>
          </table:table-cell>
          <table:table-cell office:value-type="string">
            <text:p>PAIVA <text:s/>HERNANDEZ <text:s/>ELENA <text:s/>SOFI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7292670">
            <text:p>17292670</text:p>
          </table:table-cell>
          <table:table-cell office:value-type="string">
            <text:p>FUENMAYOR QUERO MARYELI THAIS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315086">
            <text:p>17315086</text:p>
          </table:table-cell>
          <table:table-cell office:value-type="string">
            <text:p>CONTRERAS PEREZ MARIA DANIEL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321490">
            <text:p>17321490</text:p>
          </table:table-cell>
          <table:table-cell office:value-type="string">
            <text:p>ZAMBRANO MARTINEZ YOEL <text:s/>ANTONIO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7354588">
            <text:p>17354588</text:p>
          </table:table-cell>
          <table:table-cell office:value-type="string">
            <text:p>MARQUEZ SOTO DAIBY LEONEL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44">
            <text:p>152244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357018">
            <text:p>17357018</text:p>
          </table:table-cell>
          <table:table-cell office:value-type="string">
            <text:p>ALTUVE MORENO MIREYA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357477">
            <text:p>17357477</text:p>
          </table:table-cell>
          <table:table-cell office:value-type="string">
            <text:p>GUTIERREZ SANCHEZ ROCIO DEL CARME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358125">
            <text:p>17358125</text:p>
          </table:table-cell>
          <table:table-cell office:value-type="string">
            <text:p>CONTRERAS <text:s/>DARWIN <text:s/>JOSUE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7358378">
            <text:p>17358378</text:p>
          </table:table-cell>
          <table:table-cell office:value-type="string">
            <text:p>TORRES GUZMAN WILSON ALFRED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362124">
            <text:p>17362124</text:p>
          </table:table-cell>
          <table:table-cell office:value-type="string">
            <text:p>CHAVEZ RODRIGUEZ ORLANDO ANTONI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71">
            <text:p>127971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7363720">
            <text:p>17363720</text:p>
          </table:table-cell>
          <table:table-cell office:value-type="string">
            <text:p>CASTRO CORDERO NOHELIA JOSEF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68">
            <text:p>127968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364454">
            <text:p>17364454</text:p>
          </table:table-cell>
          <table:table-cell office:value-type="string">
            <text:p>CASTAÑEDA LOPEZ FRANCIS YULIA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03">
            <text:p>128303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7376148">
            <text:p>17376148</text:p>
          </table:table-cell>
          <table:table-cell office:value-type="string">
            <text:p>CAMACHO DIAZ ALEXANDER <text:s/>JOS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376169">
            <text:p>17376169</text:p>
          </table:table-cell>
          <table:table-cell office:value-type="string">
            <text:p>SANCHEZ <text:s/>LOPEZ CARELY <text:s text:c="2"/>ALEXANDR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7376204">
            <text:p>17376204</text:p>
          </table:table-cell>
          <table:table-cell office:value-type="string">
            <text:p>SALAMANCA MARTINEZ SONIA LISETT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376744">
            <text:p>17376744</text:p>
          </table:table-cell>
          <table:table-cell office:value-type="string">
            <text:p>GUERRERO <text:s/>MONTILLA <text:s/>MARIA <text:s/>ELEN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7376762">
            <text:p>17376762</text:p>
          </table:table-cell>
          <table:table-cell office:value-type="string">
            <text:p>SALCEDO COLMENARES YORBELKIS DEL PILAR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376931">
            <text:p>17376931</text:p>
          </table:table-cell>
          <table:table-cell office:value-type="string">
            <text:p>SUAREZ CHINOME ANA FRANCISC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7377693">
            <text:p>17377693</text:p>
          </table:table-cell>
          <table:table-cell office:value-type="string">
            <text:p>VIZCAYA LOVERA ALEJANDRO <text:s/>DAVID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378644">
            <text:p>17378644</text:p>
          </table:table-cell>
          <table:table-cell office:value-type="string">
            <text:p>UZCATEGUI ROJAS ELWHIN JESUS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402119">
            <text:p>17402119</text:p>
          </table:table-cell>
          <table:table-cell office:value-type="string">
            <text:p>SANCHEZ ANA TERES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49024">
            <text:p>14902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7429645">
            <text:p>17429645</text:p>
          </table:table-cell>
          <table:table-cell office:value-type="string">
            <text:p>VALERO RODRIGUEZ ROSAURA DARIA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437520">
            <text:p>17437520</text:p>
          </table:table-cell>
          <table:table-cell office:value-type="string">
            <text:p>GONZALEZ URIANA ARQUIMEDES MANUEL</text:p>
          </table:table-cell>
          <table:table-cell office:value-type="string">
            <text:p>PRODUCCION AGROALIMENTARIA</text:p>
          </table:table-cell>
          <table:table-cell table:number-columns-repeated="5"/>
        </table:table-row>
        <table:table-row table:style-name="ro1">
          <table:table-cell office:value-type="float" office:value="17509093">
            <text:p>17509093</text:p>
          </table:table-cell>
          <table:table-cell office:value-type="string">
            <text:p>HERNANDEZ COLMENAREZ RAMON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74">
            <text:p>152174</text:p>
          </table:table-cell>
          <table:table-cell office:value-type="float" office:value="56">
            <text:p>5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509586">
            <text:p>17509586</text:p>
          </table:table-cell>
          <table:table-cell office:value-type="string">
            <text:p>MENDOZA DAZA YULIXI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69">
            <text:p>128069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510778">
            <text:p>17510778</text:p>
          </table:table-cell>
          <table:table-cell office:value-type="string">
            <text:p>QUEVEDO GUERRA MAYRA CAROL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522399">
            <text:p>17522399</text:p>
          </table:table-cell>
          <table:table-cell office:value-type="string">
            <text:p>GOMEZ LOPEZ KARLA DANIELA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7549452">
            <text:p>17549452</text:p>
          </table:table-cell>
          <table:table-cell office:value-type="string">
            <text:p>RIVAS <text:s/>OSUNA <text:s/>YELITZA <text:s/>LOREN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7549562">
            <text:p>17549562</text:p>
          </table:table-cell>
          <table:table-cell office:value-type="string">
            <text:p>AGUILAR CAMARGO MARTHA ROS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550008">
            <text:p>17550008</text:p>
          </table:table-cell>
          <table:table-cell office:value-type="string">
            <text:p>RIVERO PACHECO WILLIAM ALEXIS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550413">
            <text:p>17550413</text:p>
          </table:table-cell>
          <table:table-cell office:value-type="string">
            <text:p>PARRA ANDREINA ELIZABETH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26">
            <text:p>10132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7553321">
            <text:p>17553321</text:p>
          </table:table-cell>
          <table:table-cell office:value-type="string">
            <text:p>OVIEDO ORTEGA YUDEISY CAROL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579638">
            <text:p>17579638</text:p>
          </table:table-cell>
          <table:table-cell office:value-type="string">
            <text:p>PARRA DIAZ MAYRA ALEJANDRA</text:p>
          </table:table-cell>
          <table:table-cell office:value-type="string">
            <text:p>PRODUCCION AGROALIMENTARIA</text:p>
          </table:table-cell>
          <table:table-cell table:number-columns-repeated="5"/>
        </table:table-row>
        <table:table-row table:style-name="ro1">
          <table:table-cell office:value-type="float" office:value="17599119">
            <text:p>17599119</text:p>
          </table:table-cell>
          <table:table-cell office:value-type="string">
            <text:p>LOPEZ MEJIA NORA DEIS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345">
            <text:p>78345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599992">
            <text:p>17599992</text:p>
          </table:table-cell>
          <table:table-cell office:value-type="string">
            <text:p>SULBARAN <text:s/>DEISY CAROL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617141">
            <text:p>17617141</text:p>
          </table:table-cell>
          <table:table-cell office:value-type="string">
            <text:p>AZUAJE PAREDES ELIMARYURY MAIQUELY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11">
            <text:p>152611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617322">
            <text:p>17617322</text:p>
          </table:table-cell>
          <table:table-cell office:value-type="string">
            <text:p>MORACHO NIETO BRISLEIDY DEL CARME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51">
            <text:p>128351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618331">
            <text:p>17618331</text:p>
          </table:table-cell>
          <table:table-cell office:value-type="string">
            <text:p>FERNANDEZ CASTILLO NOHELIA COROMOTO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36">
            <text:p>152536</text:p>
          </table:table-cell>
          <table:table-cell office:value-type="float" office:value="65">
            <text:p>6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618519">
            <text:p>17618519</text:p>
          </table:table-cell>
          <table:table-cell office:value-type="string">
            <text:p>ROJAS MONTILLA YURBELIZ NOHEMI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83">
            <text:p>152583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639842">
            <text:p>17639842</text:p>
          </table:table-cell>
          <table:table-cell office:value-type="string">
            <text:p>CANELON ARAUJO ROSANGEL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55">
            <text:p>127955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660700">
            <text:p>17660700</text:p>
          </table:table-cell>
          <table:table-cell office:value-type="string">
            <text:p>ZAMBRANO CESAR CARLOS ALBERTO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7724446">
            <text:p>17724446</text:p>
          </table:table-cell>
          <table:table-cell office:value-type="string">
            <text:p>MARQUEZ DIAZ JOSEFIN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7725018">
            <text:p>17725018</text:p>
          </table:table-cell>
          <table:table-cell office:value-type="string">
            <text:p>GUERRERO <text:s/>ROMERO ARELYS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7725746">
            <text:p>17725746</text:p>
          </table:table-cell>
          <table:table-cell office:value-type="string">
            <text:p>DIAZ MONCADA WITTMANN ANTON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766369">
            <text:p>17766369</text:p>
          </table:table-cell>
          <table:table-cell office:value-type="string">
            <text:p>MIRELES PIÑERO YANETH CAROLIN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7766640">
            <text:p>17766640</text:p>
          </table:table-cell>
          <table:table-cell office:value-type="string">
            <text:p>PACHECO BERRIOS OLIVIA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767936">
            <text:p>17767936</text:p>
          </table:table-cell>
          <table:table-cell office:value-type="string">
            <text:p>OSUNA MOSQUERA JUNIOR HERNA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768095">
            <text:p>17768095</text:p>
          </table:table-cell>
          <table:table-cell office:value-type="string">
            <text:p>COLMENARES MENDOZA ANA MERCEDE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7768400">
            <text:p>17768400</text:p>
          </table:table-cell>
          <table:table-cell office:value-type="string">
            <text:p>RIVAS RAMIREZ JESUS ELOY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768489">
            <text:p>17768489</text:p>
          </table:table-cell>
          <table:table-cell office:value-type="string">
            <text:p>VELAZCO GARCIA SORELIS DANIEL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7796052">
            <text:p>17796052</text:p>
          </table:table-cell>
          <table:table-cell office:value-type="string">
            <text:p>VALLES VASQUEZ ALI ANTONIO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92">
            <text:p>152592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796890">
            <text:p>17796890</text:p>
          </table:table-cell>
          <table:table-cell office:value-type="string">
            <text:p>CASTILLO TORRES BLANCA ROSA</text:p>
          </table:table-cell>
          <table:table-cell office:value-type="string">
            <text:p>PRODUCCION MEDIOS DE COMUNICACIÓN</text:p>
          </table:table-cell>
          <table:table-cell office:value-type="float" office:value="2">
            <text:p>2</text:p>
          </table:table-cell>
          <table:table-cell office:value-type="float" office:value="64259">
            <text:p>64259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828254">
            <text:p>17828254</text:p>
          </table:table-cell>
          <table:table-cell office:value-type="string">
            <text:p>ESCALONA PEREZ JOEL JOSE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3754">
            <text:p>3754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828730">
            <text:p>17828730</text:p>
          </table:table-cell>
          <table:table-cell office:value-type="string">
            <text:p>MONTILLA VETANCOURT YUSMAR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77">
            <text:p>128077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829443">
            <text:p>17829443</text:p>
          </table:table-cell>
          <table:table-cell office:value-type="string">
            <text:p>JUSTO RUIZ JUSTIN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06">
            <text:p>152206</text:p>
          </table:table-cell>
          <table:table-cell office:value-type="float" office:value="56">
            <text:p>5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845876">
            <text:p>17845876</text:p>
          </table:table-cell>
          <table:table-cell office:value-type="string">
            <text:p>PORTELA MACHADO JORGE AMILKAR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852971">
            <text:p>17852971</text:p>
          </table:table-cell>
          <table:table-cell office:value-type="string">
            <text:p>CARRASCO COLMENAREZ GUSTAVO RODOLF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873657">
            <text:p>17873657</text:p>
          </table:table-cell>
          <table:table-cell office:value-type="string">
            <text:p>PEREZ QUINTERO JENNY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56">
            <text:p>152356</text:p>
          </table:table-cell>
          <table:table-cell office:value-type="float" office:value="60">
            <text:p>6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874331">
            <text:p>17874331</text:p>
          </table:table-cell>
          <table:table-cell office:value-type="string">
            <text:p>ESCALONA PEREZ VALENTIN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85">
            <text:p>152085</text:p>
          </table:table-cell>
          <table:table-cell office:value-type="float" office:value="53">
            <text:p>5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880722">
            <text:p>17880722</text:p>
          </table:table-cell>
          <table:table-cell office:value-type="string">
            <text:p>ARROYO DIAZ DISMAR COROMOTO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52889">
            <text:p>52889</text:p>
          </table:table-cell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881020">
            <text:p>17881020</text:p>
          </table:table-cell>
          <table:table-cell office:value-type="string">
            <text:p>GARCIA PEREZ NAYLET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18">
            <text:p>152118</text:p>
          </table:table-cell>
          <table:table-cell office:value-type="float" office:value="54">
            <text:p>5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881492">
            <text:p>17881492</text:p>
          </table:table-cell>
          <table:table-cell office:value-type="string">
            <text:p>GONZALEZ DELGADO EVERTH DAVID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3781">
            <text:p>3781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881895">
            <text:p>17881895</text:p>
          </table:table-cell>
          <table:table-cell office:value-type="string">
            <text:p>TERAN ACARIGUA HUMBERTO HANDERSOO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930101">
            <text:p>17930101</text:p>
          </table:table-cell>
          <table:table-cell office:value-type="string">
            <text:p>ORTIZ MACEA DARCY JOHA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936186">
            <text:p>17936186</text:p>
          </table:table-cell>
          <table:table-cell office:value-type="string">
            <text:p>FIGUEREDO HERNANDEZ LADY JOHANA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151862">
            <text:p>151862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945309">
            <text:p>17945309</text:p>
          </table:table-cell>
          <table:table-cell office:value-type="string">
            <text:p>PEREZ RODRIGUEZ JANETH KAR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16">
            <text:p>128116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946555">
            <text:p>17946555</text:p>
          </table:table-cell>
          <table:table-cell office:value-type="string">
            <text:p>GONZALEZ ESCOBAR LISBETH GREGO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39">
            <text:p>152139</text:p>
          </table:table-cell>
          <table:table-cell office:value-type="float" office:value="55">
            <text:p>5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7975174">
            <text:p>17975174</text:p>
          </table:table-cell>
          <table:table-cell office:value-type="string">
            <text:p>LINAREZ <text:s/>ROA LEDYMAR BEATRIZ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7988472">
            <text:p>17988472</text:p>
          </table:table-cell>
          <table:table-cell office:value-type="string">
            <text:p>CASTELLANO <text:s/>LEAL <text:s/>MAYELBIS <text:s/>COROMOTO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7988976">
            <text:p>17988976</text:p>
          </table:table-cell>
          <table:table-cell office:value-type="string">
            <text:p>VASQUEZ CASTILLO VANESSA BENILD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7989208">
            <text:p>17989208</text:p>
          </table:table-cell>
          <table:table-cell office:value-type="string">
            <text:p>VALERO BARRIOS YAMILETH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8025567">
            <text:p>18025567</text:p>
          </table:table-cell>
          <table:table-cell office:value-type="string">
            <text:p>VILLARROEL MENDOZA SURELIS YAKELYN</text:p>
          </table:table-cell>
          <table:table-cell office:value-type="string">
            <text:p>PRODUCCION AGROALIMENTARIA</text:p>
          </table:table-cell>
          <table:table-cell table:number-columns-repeated="5"/>
        </table:table-row>
        <table:table-row table:style-name="ro1">
          <table:table-cell office:value-type="float" office:value="18045106">
            <text:p>18045106</text:p>
          </table:table-cell>
          <table:table-cell office:value-type="string">
            <text:p>GARCIA HERNANDEZ PERSEVERAND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62966">
            <text:p>162966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045916">
            <text:p>18045916</text:p>
          </table:table-cell>
          <table:table-cell office:value-type="string">
            <text:p>VILLAMIZAR <text:s/>ARAQUE MARLEY <text:s/>CAROLIN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8071916">
            <text:p>18071916</text:p>
          </table:table-cell>
          <table:table-cell office:value-type="string">
            <text:p>SILVA AMALIA ROS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37">
            <text:p>152437</text:p>
          </table:table-cell>
          <table:table-cell office:value-type="float" office:value="62">
            <text:p>6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072525">
            <text:p>18072525</text:p>
          </table:table-cell>
          <table:table-cell office:value-type="string">
            <text:p>CASTRO PIÑA YENNY CAROL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25">
            <text:p>152625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072646">
            <text:p>18072646</text:p>
          </table:table-cell>
          <table:table-cell office:value-type="string">
            <text:p>MORILLO MORILLO MAGALY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91">
            <text:p>152291</text:p>
          </table:table-cell>
          <table:table-cell office:value-type="float" office:value="58">
            <text:p>5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100451">
            <text:p>18100451</text:p>
          </table:table-cell>
          <table:table-cell office:value-type="string">
            <text:p>AGUIRRE ORELLANA LISBETH CECIL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39">
            <text:p>151939</text:p>
          </table:table-cell>
          <table:table-cell office:value-type="float" office:value="50">
            <text:p>5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101284">
            <text:p>18101284</text:p>
          </table:table-cell>
          <table:table-cell office:value-type="string">
            <text:p>BETANCOURT LINAREZ SOREID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042">
            <text:p>78042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101602">
            <text:p>18101602</text:p>
          </table:table-cell>
          <table:table-cell office:value-type="string">
            <text:p>ARIAS MENDOZA ALIS MARIEL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289">
            <text:p>128289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116414">
            <text:p>18116414</text:p>
          </table:table-cell>
          <table:table-cell office:value-type="string">
            <text:p>BALZA VARGAS LISNEY CAROLIN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19431">
            <text:p>119431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116491">
            <text:p>18116491</text:p>
          </table:table-cell>
          <table:table-cell office:value-type="string">
            <text:p>DULCE YAMARY <text:s/>BERRIOS VILLEGAS </text:p>
          </table:table-cell>
          <table:table-cell office:value-type="string">
            <text:p>PRODUCCION MEDIOS DE COMUNICACIÓN</text:p>
          </table:table-cell>
          <table:table-cell table:number-columns-repeated="5"/>
        </table:table-row>
        <table:table-row table:style-name="ro1">
          <table:table-cell office:value-type="float" office:value="18117772">
            <text:p>18117772</text:p>
          </table:table-cell>
          <table:table-cell office:value-type="string">
            <text:p>ACEVEDO COLMENARES GONZALO RAFAEL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118620">
            <text:p>18118620</text:p>
          </table:table-cell>
          <table:table-cell office:value-type="string">
            <text:p>RODRIGUEZ MONTOLLA LISETH ROSMARY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118890">
            <text:p>18118890</text:p>
          </table:table-cell>
          <table:table-cell office:value-type="string">
            <text:p>TORREALBA <text:s/>ENAIL DEL REAL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135249">
            <text:p>18135249</text:p>
          </table:table-cell>
          <table:table-cell office:value-type="string">
            <text:p>PEREZ ESCALONA MIRIAM DEL CARMEN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448">
            <text:p>24448</text:p>
          </table:table-cell>
          <table:table-cell office:value-type="float" office:value="27">
            <text:p>2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191750">
            <text:p>18191750</text:p>
          </table:table-cell>
          <table:table-cell office:value-type="string">
            <text:p>MOLINA CONTRERAS ELIFFER ODRA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18192994">
            <text:p>18192994</text:p>
          </table:table-cell>
          <table:table-cell office:value-type="string">
            <text:p>PINTO BALANTA YASMIN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41">
            <text:p>10134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224169">
            <text:p>18224169</text:p>
          </table:table-cell>
          <table:table-cell office:value-type="string">
            <text:p>JARA RIVAS MARIELA MARICEL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224254">
            <text:p>18224254</text:p>
          </table:table-cell>
          <table:table-cell office:value-type="string">
            <text:p>GALLARDO GOMEZ LUCIMAR KARIN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28">
            <text:p>10122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224648">
            <text:p>18224648</text:p>
          </table:table-cell>
          <table:table-cell office:value-type="string">
            <text:p>BARCO CUADROS RUTH BETZABET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225413">
            <text:p>18225413</text:p>
          </table:table-cell>
          <table:table-cell office:value-type="string">
            <text:p>CANALES ALZURU JESUS <text:s/>MIGU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8225608">
            <text:p>18225608</text:p>
          </table:table-cell>
          <table:table-cell office:value-type="string">
            <text:p>PIÑERO ALBARRAN ALBA CAROLIN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99">
            <text:p>54699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225618">
            <text:p>18225618</text:p>
          </table:table-cell>
          <table:table-cell office:value-type="string">
            <text:p>MARTINEZ PEÑA NELSON ENRRIQUE</text:p>
          </table:table-cell>
          <table:table-cell office:value-type="string">
            <text:p>LICENCIADO EN GESTION AMBIENTAL</text:p>
          </table:table-cell>
          <table:table-cell office:value-type="float" office:value="1">
            <text:p>1</text:p>
          </table:table-cell>
          <table:table-cell office:value-type="float" office:value="45603">
            <text:p>4560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225927">
            <text:p>18225927</text:p>
          </table:table-cell>
          <table:table-cell office:value-type="string">
            <text:p>MEZA RANGEL GLADELMIS ZUIMAR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8226241">
            <text:p>18226241</text:p>
          </table:table-cell>
          <table:table-cell office:value-type="string">
            <text:p>SOTO CRESPO OMAR JOSE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18226975">
            <text:p>18226975</text:p>
          </table:table-cell>
          <table:table-cell office:value-type="string">
            <text:p>GALLARDO PEÑA EBER WLADIMI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8250235">
            <text:p>18250235</text:p>
          </table:table-cell>
          <table:table-cell office:value-type="string">
            <text:p>RODRIGUEZ VENEGAS HELENNY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56">
            <text:p>128156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250271">
            <text:p>18250271</text:p>
          </table:table-cell>
          <table:table-cell office:value-type="string">
            <text:p>TORRES BETANCOURT MARLENY COROMO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56">
            <text:p>152456</text:p>
          </table:table-cell>
          <table:table-cell office:value-type="float" office:value="63">
            <text:p>6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251358">
            <text:p>18251358</text:p>
          </table:table-cell>
          <table:table-cell office:value-type="string">
            <text:p>RODRIGUEZ TORRES OSMARY CAROL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55">
            <text:p>128155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251515">
            <text:p>18251515</text:p>
          </table:table-cell>
          <table:table-cell office:value-type="string">
            <text:p>OZAL GONZALEZ MORAIMA NORELI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504">
            <text:p>78504</text:p>
          </table:table-cell>
          <table:table-cell office:value-type="float" office:value="14">
            <text:p>1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288144">
            <text:p>18288144</text:p>
          </table:table-cell>
          <table:table-cell office:value-type="string">
            <text:p>CAMACHO ARELLANO MARIA <text:s/>ALEJANDR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8288550">
            <text:p>18288550</text:p>
          </table:table-cell>
          <table:table-cell office:value-type="string">
            <text:p>CASTILLO TERAN SULIMAR DEL VALLE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8290404">
            <text:p>18290404</text:p>
          </table:table-cell>
          <table:table-cell office:value-type="string">
            <text:p>SAEZ GUSMAN DAINIS YURIBY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290811">
            <text:p>18290811</text:p>
          </table:table-cell>
          <table:table-cell office:value-type="string">
            <text:p>RODRIGUEZ MOLINA LUZ MARI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78939">
            <text:p>78939</text:p>
          </table:table-cell>
          <table:table-cell office:value-type="float" office:value="25">
            <text:p>2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295073">
            <text:p>18295073</text:p>
          </table:table-cell>
          <table:table-cell office:value-type="string">
            <text:p>CASTRO TORREALBA AUDI LERMI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69">
            <text:p>127969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295395">
            <text:p>18295395</text:p>
          </table:table-cell>
          <table:table-cell office:value-type="string">
            <text:p>COLMENAREZ YULY BETSY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78874">
            <text:p>78874</text:p>
          </table:table-cell>
          <table:table-cell office:value-type="float" office:value="24">
            <text:p>2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296984">
            <text:p>18296984</text:p>
          </table:table-cell>
          <table:table-cell office:value-type="string">
            <text:p>QUINTERO MENDOZA MARIELYZ JOSEF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28">
            <text:p>128128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297019">
            <text:p>18297019</text:p>
          </table:table-cell>
          <table:table-cell office:value-type="string">
            <text:p>GONZALEZ TORREALBA VILMARY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9011">
            <text:p>79011</text:p>
          </table:table-cell>
          <table:table-cell office:value-type="float" office:value="28">
            <text:p>2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328564">
            <text:p>18328564</text:p>
          </table:table-cell>
          <table:table-cell office:value-type="string">
            <text:p>VARELA <text:s/>HIDALGO CHRISTIAN <text:s/>JOSE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8419960">
            <text:p>18419960</text:p>
          </table:table-cell>
          <table:table-cell office:value-type="string">
            <text:p>GUERRERO PEREZ BLANCA YAHIRA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033">
            <text:p>128033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8424583">
            <text:p>18424583</text:p>
          </table:table-cell>
          <table:table-cell office:value-type="string">
            <text:p>PEREZ BUSTAMANTE DAXY YADIR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8424775">
            <text:p>18424775</text:p>
          </table:table-cell>
          <table:table-cell office:value-type="string">
            <text:p>RAMIREZ MONCADA SOBEIDA DEL CARMEN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47">
            <text:p>10134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424829">
            <text:p>18424829</text:p>
          </table:table-cell>
          <table:table-cell office:value-type="string">
            <text:p>GUTIERREZ PINEDA LEONARDO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425307">
            <text:p>18425307</text:p>
          </table:table-cell>
          <table:table-cell office:value-type="string">
            <text:p>CRUZ <text:s/>LOZANO <text:s/>LUIS <text:s/>CARLOS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8471096">
            <text:p>18471096</text:p>
          </table:table-cell>
          <table:table-cell office:value-type="string">
            <text:p>MONTILLA COLMENARES JOHANA CAROL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41766">
            <text:p>141766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472493">
            <text:p>18472493</text:p>
          </table:table-cell>
          <table:table-cell office:value-type="string">
            <text:p>RODRIGUEZ QUINTERO ISMARY DOLORE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51">
            <text:p>128151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545004">
            <text:p>18545004</text:p>
          </table:table-cell>
          <table:table-cell office:value-type="string">
            <text:p>ESCOBAR <text:s/>VERENZUELA AMELIA <text:s/>CEOMAD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8558198">
            <text:p>18558198</text:p>
          </table:table-cell>
          <table:table-cell office:value-type="string">
            <text:p>PEÑA PACHECO LERIS SARAY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29">
            <text:p>101329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558372">
            <text:p>18558372</text:p>
          </table:table-cell>
          <table:table-cell office:value-type="string">
            <text:p>VERA PALACIOS HERMAN HERLEY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8558855">
            <text:p>18558855</text:p>
          </table:table-cell>
          <table:table-cell office:value-type="string">
            <text:p>FERNANDEZ GIL MIGDALIS ADRIA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559038">
            <text:p>18559038</text:p>
          </table:table-cell>
          <table:table-cell office:value-type="string">
            <text:p>ALBORNOZ DURAN OLGA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559383">
            <text:p>18559383</text:p>
          </table:table-cell>
          <table:table-cell office:value-type="string">
            <text:p>MENDOLIA <text:s/>RAMIREZ <text:s/>ROMINA <text:s/>DESIREE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8559549">
            <text:p>18559549</text:p>
          </table:table-cell>
          <table:table-cell office:value-type="string">
            <text:p>PARRA ALEXANDER JOSE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19440">
            <text:p>11944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559671">
            <text:p>18559671</text:p>
          </table:table-cell>
          <table:table-cell office:value-type="string">
            <text:p>TORRES LANDAETA KENIA LISETH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8559946">
            <text:p>18559946</text:p>
          </table:table-cell>
          <table:table-cell office:value-type="string">
            <text:p>ALVARADO USECHE JOANDER CARMEL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8560354">
            <text:p>18560354</text:p>
          </table:table-cell>
          <table:table-cell office:value-type="string">
            <text:p>CORTEZ <text:s/>RONDON NEILA JUDITH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03">
            <text:p>5460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560574">
            <text:p>18560574</text:p>
          </table:table-cell>
          <table:table-cell office:value-type="string">
            <text:p>CEBALLO <text:s/>ANDUEZA EVELIN <text:s/>MARIAN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8656025">
            <text:p>18656025</text:p>
          </table:table-cell>
          <table:table-cell office:value-type="string">
            <text:p>ARGUELLO REYES ELVIRA VIRGINIA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24009">
            <text:p>24009</text:p>
          </table:table-cell>
          <table:table-cell office:value-type="float" office:value="16">
            <text:p>1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669131">
            <text:p>18669131</text:p>
          </table:table-cell>
          <table:table-cell office:value-type="string">
            <text:p>GALLARDO ZERPA JOSE IVA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06">
            <text:p>128006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669176">
            <text:p>18669176</text:p>
          </table:table-cell>
          <table:table-cell office:value-type="string">
            <text:p>VELASQUEZ LINARES ROSA DORALIS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78">
            <text:p>128278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669238">
            <text:p>18669238</text:p>
          </table:table-cell>
          <table:table-cell office:value-type="string">
            <text:p>GOMEZ CAMACHO KLEIDYMAR NAIROX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13">
            <text:p>128013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669736">
            <text:p>18669736</text:p>
          </table:table-cell>
          <table:table-cell office:value-type="string">
            <text:p>VIERA NIETO MILAGRO DEL VALL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205">
            <text:p>128205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8670235">
            <text:p>18670235</text:p>
          </table:table-cell>
          <table:table-cell office:value-type="string">
            <text:p>CAPOANI <text:s/>LINARES <text:s/>NOELIA 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18705205">
            <text:p>18705205</text:p>
          </table:table-cell>
          <table:table-cell office:value-type="string">
            <text:p>MARQUEZ OSAL ISMAIRA JOSEF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61">
            <text:p>128061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8705405">
            <text:p>18705405</text:p>
          </table:table-cell>
          <table:table-cell office:value-type="string">
            <text:p>GOMEZ SAAVEDRA ANGELA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15">
            <text:p>128015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8705459">
            <text:p>18705459</text:p>
          </table:table-cell>
          <table:table-cell office:value-type="string">
            <text:p>AZUAJE MONTILLA KARINA YANETH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76">
            <text:p>151976</text:p>
          </table:table-cell>
          <table:table-cell office:value-type="float" office:value="51">
            <text:p>5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705976">
            <text:p>18705976</text:p>
          </table:table-cell>
          <table:table-cell office:value-type="string">
            <text:p>CASTELLANOS CASTELLANOS ELIMAR DEL VALLE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28">
            <text:p>128228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706629">
            <text:p>18706629</text:p>
          </table:table-cell>
          <table:table-cell office:value-type="string">
            <text:p>TORREALBA PACHECO MARIA DE LOS ANGELE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779">
            <text:p>78779</text:p>
          </table:table-cell>
          <table:table-cell office:value-type="float" office:value="21">
            <text:p>2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771034">
            <text:p>18771034</text:p>
          </table:table-cell>
          <table:table-cell office:value-type="string">
            <text:p>AZUAJE GARCIA MARIA DE LOS ANGELE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30">
            <text:p>127930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771733">
            <text:p>18771733</text:p>
          </table:table-cell>
          <table:table-cell office:value-type="string">
            <text:p>ALVAREZ DE HERNANDEZ CLAUDIA PATRICI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48994">
            <text:p>14899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772071">
            <text:p>18772071</text:p>
          </table:table-cell>
          <table:table-cell office:value-type="string">
            <text:p>QUINTERO CEIBA ANABEL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18799678">
            <text:p>18799678</text:p>
          </table:table-cell>
          <table:table-cell office:value-type="string">
            <text:p>ROMO CUICAS JOSGILMAR GINNESSIS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07959">
            <text:p>107959</text:p>
          </table:table-cell>
          <table:table-cell office:value-type="float" office:value="31">
            <text:p>3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00030">
            <text:p>18800030</text:p>
          </table:table-cell>
          <table:table-cell office:value-type="string">
            <text:p>SOTO VILLANUEVA MARIANGELA ALEXANDRA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117346">
            <text:p>117346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8800893">
            <text:p>18800893</text:p>
          </table:table-cell>
          <table:table-cell office:value-type="string">
            <text:p>BRICEÑO GRATEROL ARIANY ISABEL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27">
            <text:p>128227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39896">
            <text:p>18839896</text:p>
          </table:table-cell>
          <table:table-cell office:value-type="string">
            <text:p>MENDOZA TERAN ANDREA LUC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80">
            <text:p>10128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843089">
            <text:p>18843089</text:p>
          </table:table-cell>
          <table:table-cell office:value-type="string">
            <text:p>FIGUEROA MENDOZA DIANA CAROL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8993">
            <text:p>78993</text:p>
          </table:table-cell>
          <table:table-cell office:value-type="float" office:value="28">
            <text:p>2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44215">
            <text:p>18844215</text:p>
          </table:table-cell>
          <table:table-cell office:value-type="string">
            <text:p>GONZALEZ SEGURA JARLYS ORIMAR</text:p>
          </table:table-cell>
          <table:table-cell office:value-type="string">
            <text:p>LICENCIADO</text:p>
          </table:table-cell>
          <table:table-cell office:value-type="float" office:value="7">
            <text:p>7</text:p>
          </table:table-cell>
          <table:table-cell office:value-type="float" office:value="119412">
            <text:p>11941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8846120">
            <text:p>18846120</text:p>
          </table:table-cell>
          <table:table-cell office:value-type="string">
            <text:p>BENITEZ BURGOS MARYI PASTOR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8891048">
            <text:p>18891048</text:p>
          </table:table-cell>
          <table:table-cell office:value-type="string">
            <text:p>COLMENAREZ ARROYO MADELYN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137">
            <text:p>78137</text:p>
          </table:table-cell>
          <table:table-cell office:value-type="float" office:value="5">
            <text:p>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91306">
            <text:p>18891306</text:p>
          </table:table-cell>
          <table:table-cell office:value-type="string">
            <text:p>MORENO GUEDEZ YOLEID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83">
            <text:p>128083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91412">
            <text:p>18891412</text:p>
          </table:table-cell>
          <table:table-cell office:value-type="string">
            <text:p>ESCALONA NORKIS JACKELI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42">
            <text:p>152642</text:p>
          </table:table-cell>
          <table:table-cell office:value-type="float" office:value="69">
            <text:p>6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91638">
            <text:p>18891638</text:p>
          </table:table-cell>
          <table:table-cell office:value-type="string">
            <text:p>GAMBOA MORALES BLANCA NIEVE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999">
            <text:p>78999</text:p>
          </table:table-cell>
          <table:table-cell office:value-type="float" office:value="28">
            <text:p>2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92024">
            <text:p>18892024</text:p>
          </table:table-cell>
          <table:table-cell office:value-type="string">
            <text:p>CARRILLO CASTELLANO ANA KAR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22">
            <text:p>152622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93002">
            <text:p>18893002</text:p>
          </table:table-cell>
          <table:table-cell office:value-type="string">
            <text:p>JIMENEZ RODRIGUEZ ZULEIMA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98">
            <text:p>152198</text:p>
          </table:table-cell>
          <table:table-cell office:value-type="float" office:value="56">
            <text:p>5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93171">
            <text:p>18893171</text:p>
          </table:table-cell>
          <table:table-cell office:value-type="string">
            <text:p>RODRIGUEZ LOPEZ YANNORKY YOSDALYS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78937">
            <text:p>178937</text:p>
          </table:table-cell>
          <table:table-cell office:value-type="float" office:value="25">
            <text:p>2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893833">
            <text:p>18893833</text:p>
          </table:table-cell>
          <table:table-cell office:value-type="string">
            <text:p>YAJURE GOMEZ MAGALY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756">
            <text:p>152756</text:p>
          </table:table-cell>
          <table:table-cell office:value-type="float" office:value="71">
            <text:p>7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8906866">
            <text:p>18906866</text:p>
          </table:table-cell>
          <table:table-cell office:value-type="string">
            <text:p>NAVARRO MINA YOHANA YOLIBETH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8922812">
            <text:p>18922812</text:p>
          </table:table-cell>
          <table:table-cell office:value-type="string">
            <text:p>RODRIGUEZ MARQUEZ CRUZ ASDRUBAL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8928109">
            <text:p>18928109</text:p>
          </table:table-cell>
          <table:table-cell office:value-type="string">
            <text:p>LOYO RODRIGUEZ KEYSY XILEF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54">
            <text:p>128054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9025260">
            <text:p>19025260</text:p>
          </table:table-cell>
          <table:table-cell office:value-type="string">
            <text:p>BUELVAS AVILA LILIANA PATRICI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9025274">
            <text:p>19025274</text:p>
          </table:table-cell>
          <table:table-cell office:value-type="string">
            <text:p>GONZALEZ MORA DIANKARLA DIOSMATH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48997">
            <text:p>14899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025816">
            <text:p>19025816</text:p>
          </table:table-cell>
          <table:table-cell office:value-type="string">
            <text:p>BENCOMO PAREDES YASMIN FAVIOL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9025991">
            <text:p>19025991</text:p>
          </table:table-cell>
          <table:table-cell office:value-type="string">
            <text:p>SERRANO <text:s/>YOLIMAR DEL VALL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9025997">
            <text:p>19025997</text:p>
          </table:table-cell>
          <table:table-cell office:value-type="string">
            <text:p>MENCIAS SANCHEZ VICENSO GASPIERY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9031426">
            <text:p>19031426</text:p>
          </table:table-cell>
          <table:table-cell office:value-type="string">
            <text:p>MARTINEZ HERNANDEZ NAILETH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9033524">
            <text:p>19033524</text:p>
          </table:table-cell>
          <table:table-cell office:value-type="string">
            <text:p>QUIROZ <text:s/>GENESIS DANIEL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9051618">
            <text:p>19051618</text:p>
          </table:table-cell>
          <table:table-cell office:value-type="string">
            <text:p>BONILLA JIMENEZ FRANYERIS MILAGRO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45">
            <text:p>127945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9056058">
            <text:p>19056058</text:p>
          </table:table-cell>
          <table:table-cell office:value-type="string">
            <text:p>DIAZ RIVAS DAHIS DEL VALL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9056528">
            <text:p>19056528</text:p>
          </table:table-cell>
          <table:table-cell office:value-type="string">
            <text:p>VALERO RAMIREZ <text:s/>YIRNEY MARIA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9060220">
            <text:p>19060220</text:p>
          </table:table-cell>
          <table:table-cell office:value-type="string">
            <text:p>JARA GONZALEZ ALEXIS HILDEMAR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46">
            <text:p>5464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069156">
            <text:p>19069156</text:p>
          </table:table-cell>
          <table:table-cell office:value-type="string">
            <text:p>SERRANO FERNANDEZ NORELVIS GREGO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9071256">
            <text:p>19071256</text:p>
          </table:table-cell>
          <table:table-cell office:value-type="string">
            <text:p>ROJAS VALERO ERIKA RODULNEY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65">
            <text:p>101365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071728">
            <text:p>19071728</text:p>
          </table:table-cell>
          <table:table-cell office:value-type="string">
            <text:p>ARCHILA <text:s/>GARCIA RUBERSI <text:s/>ALEXANDER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9071755">
            <text:p>19071755</text:p>
          </table:table-cell>
          <table:table-cell office:value-type="string">
            <text:p>TRINIDAD <text:s text:c="2"/>YANNI <text:s/>YULIMAR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54799">
            <text:p>5479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109336">
            <text:p>19109336</text:p>
          </table:table-cell>
          <table:table-cell office:value-type="string">
            <text:p>RANGEL <text:s/>CARVALLO <text:s/>RUDY <text:s/>YONEIDY</text:p>
          </table:table-cell>
          <table:table-cell office:value-type="string">
            <text:p>LICENCIADA EN COMUNICACIÓN SOCIAL</text:p>
          </table:table-cell>
          <table:table-cell office:value-type="float" office:value="2">
            <text:p>2</text:p>
          </table:table-cell>
          <table:table-cell office:value-type="float" office:value="54794">
            <text:p>5479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171053">
            <text:p>19171053</text:p>
          </table:table-cell>
          <table:table-cell office:value-type="string">
            <text:p>PEREZ ALVAREZ JAVIER CECILIO</text:p>
          </table:table-cell>
          <table:table-cell office:value-type="string">
            <text:p>PRODUCCION MEDIOS DE COMUNICACIÓN</text:p>
          </table:table-cell>
          <table:table-cell office:value-type="float" office:value="2">
            <text:p>2</text:p>
          </table:table-cell>
          <table:table-cell office:value-type="float" office:value="64284">
            <text:p>64284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185363">
            <text:p>19185363</text:p>
          </table:table-cell>
          <table:table-cell office:value-type="string">
            <text:p>SALAZAR MORENO ITAMAR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237">
            <text:p>68237</text:p>
          </table:table-cell>
          <table:table-cell office:value-type="float" office:value="26">
            <text:p>2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187302">
            <text:p>19187302</text:p>
          </table:table-cell>
          <table:table-cell office:value-type="string">
            <text:p>RODRIGUEZ GLENDYS MAIBETT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67">
            <text:p>128367</text:p>
          </table:table-cell>
          <table:table-cell office:value-type="float" office:value="46">
            <text:p>4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9187833">
            <text:p>19187833</text:p>
          </table:table-cell>
          <table:table-cell office:value-type="string">
            <text:p>LINARES FANDIÑO FRANCELIS DEL VALLE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42">
            <text:p>128342</text:p>
          </table:table-cell>
          <table:table-cell office:value-type="float" office:value="45">
            <text:p>45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9188458">
            <text:p>19188458</text:p>
          </table:table-cell>
          <table:table-cell office:value-type="string">
            <text:p>MORENO MARTINEZ ALBA MARINA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148864">
            <text:p>14886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191568">
            <text:p>19191568</text:p>
          </table:table-cell>
          <table:table-cell office:value-type="string">
            <text:p>ROA <text:s/>LILIBETH <text:s/>COROMOT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9192161">
            <text:p>19192161</text:p>
          </table:table-cell>
          <table:table-cell office:value-type="string">
            <text:p>AVENDAÑO <text:s/>ANA TERES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9192412">
            <text:p>19192412</text:p>
          </table:table-cell>
          <table:table-cell office:value-type="string">
            <text:p>ROJAS DE GONZALEZ MARIA CONSUEL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62">
            <text:p>10136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192585">
            <text:p>19192585</text:p>
          </table:table-cell>
          <table:table-cell office:value-type="string">
            <text:p>MUJICA LEON WILLIANA YASEN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9193907">
            <text:p>19193907</text:p>
          </table:table-cell>
          <table:table-cell office:value-type="string">
            <text:p>FERNANDEZ ARAUJO YAMAIR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9280480">
            <text:p>19280480</text:p>
          </table:table-cell>
          <table:table-cell office:value-type="string">
            <text:p>CONTRERAS SANTANDER ELIANA CAROL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9283223">
            <text:p>19283223</text:p>
          </table:table-cell>
          <table:table-cell office:value-type="string">
            <text:p>GUTIERREZ ESCALONA MARIA YOLEID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270">
            <text:p>78270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283576">
            <text:p>19283576</text:p>
          </table:table-cell>
          <table:table-cell office:value-type="string">
            <text:p>APOSTOL SANCHEZ ALBANI MIGDAL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7994">
            <text:p>77994</text:p>
          </table:table-cell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376091">
            <text:p>19376091</text:p>
          </table:table-cell>
          <table:table-cell office:value-type="string">
            <text:p>ARROYO ELIANA XIORETT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291">
            <text:p>128291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389634">
            <text:p>19389634</text:p>
          </table:table-cell>
          <table:table-cell office:value-type="string">
            <text:p>MONTERO EISINGER LAURY ROSSINI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88">
            <text:p>101288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389940">
            <text:p>19389940</text:p>
          </table:table-cell>
          <table:table-cell office:value-type="string">
            <text:p>AMADO CORDOBA <text:s/>JAZMIN <text:s/>ANDREINA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9426853">
            <text:p>19426853</text:p>
          </table:table-cell>
          <table:table-cell office:value-type="string">
            <text:p>CORNIELES DIAZ MARIA ROSALBIT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77">
            <text:p>127977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9429655">
            <text:p>19429655</text:p>
          </table:table-cell>
          <table:table-cell office:value-type="string">
            <text:p>CHAVEZ CORTEZ CENI MAGDALE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19430039">
            <text:p>19430039</text:p>
          </table:table-cell>
          <table:table-cell office:value-type="string">
            <text:p>DUGARTE <text:s/>VALERO DARWIN <text:s/>JOSE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9491234">
            <text:p>19491234</text:p>
          </table:table-cell>
          <table:table-cell office:value-type="string">
            <text:p>HERNANDEZ GOMEZ ELENA BETSABETH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19528588">
            <text:p>19528588</text:p>
          </table:table-cell>
          <table:table-cell office:value-type="string">
            <text:p>UZCATEGUI RAMOS MAYRA ALEJANDRA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148879">
            <text:p>148879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528631">
            <text:p>19528631</text:p>
          </table:table-cell>
          <table:table-cell office:value-type="string">
            <text:p>SALAS ARIAS LIGIA ELE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66">
            <text:p>128166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9528695">
            <text:p>19528695</text:p>
          </table:table-cell>
          <table:table-cell office:value-type="string">
            <text:p>GOMEZ VILLEGAS JOSE ALIRIO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148856">
            <text:p>14885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19533118">
            <text:p>19533118</text:p>
          </table:table-cell>
          <table:table-cell office:value-type="string">
            <text:p>COLINA MANZANILLA YURMA MADELEIN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9533989">
            <text:p>19533989</text:p>
          </table:table-cell>
          <table:table-cell office:value-type="string">
            <text:p>FERNANDEZ HERNANDEZ ANTONIO JOSE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52935">
            <text:p>52935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631720">
            <text:p>19631720</text:p>
          </table:table-cell>
          <table:table-cell office:value-type="string">
            <text:p>AMAYA PARRA TATIANA MILE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19636549">
            <text:p>19636549</text:p>
          </table:table-cell>
          <table:table-cell office:value-type="string">
            <text:p>BASTIDAS PACHECO BERLYN KATIUSC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299">
            <text:p>128299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637247">
            <text:p>19637247</text:p>
          </table:table-cell>
          <table:table-cell office:value-type="string">
            <text:p>RUBIO TERAN NORIS YUSMARY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164">
            <text:p>128164</text:p>
          </table:table-cell>
          <table:table-cell office:value-type="float" office:value="42">
            <text:p>42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9669265">
            <text:p>19669265</text:p>
          </table:table-cell>
          <table:table-cell office:value-type="string">
            <text:p>PAREDES GARCIA YAMILETH DEL VALL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21">
            <text:p>152321</text:p>
          </table:table-cell>
          <table:table-cell office:value-type="float" office:value="59">
            <text:p>5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670454">
            <text:p>19670454</text:p>
          </table:table-cell>
          <table:table-cell office:value-type="string">
            <text:p>PEREZ PEREZ SILVIA PATRIC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573">
            <text:p>78573</text:p>
          </table:table-cell>
          <table:table-cell office:value-type="float" office:value="16">
            <text:p>1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670913">
            <text:p>19670913</text:p>
          </table:table-cell>
          <table:table-cell office:value-type="string">
            <text:p>TORRES BARRIOS JACKELYN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55">
            <text:p>152455</text:p>
          </table:table-cell>
          <table:table-cell office:value-type="float" office:value="63">
            <text:p>63</text:p>
          </table:table-cell>
          <table:table-cell office:value-type="string">
            <text:p>GUAN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676559">
            <text:p>19676559</text:p>
          </table:table-cell>
          <table:table-cell office:value-type="string">
            <text:p>ALEJOS MARBELYS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10">
            <text:p>127910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757748">
            <text:p>19757748</text:p>
          </table:table-cell>
          <table:table-cell office:value-type="string">
            <text:p>HERNANDEZ GUEDEZ ROSIEL ANDRE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78">
            <text:p>152178</text:p>
          </table:table-cell>
          <table:table-cell office:value-type="float" office:value="56">
            <text:p>5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757758">
            <text:p>19757758</text:p>
          </table:table-cell>
          <table:table-cell office:value-type="string">
            <text:p>SALAS MANZANO ALMARY ANDRE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699">
            <text:p>78699</text:p>
          </table:table-cell>
          <table:table-cell office:value-type="float" office:value="19">
            <text:p>1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798421">
            <text:p>19798421</text:p>
          </table:table-cell>
          <table:table-cell office:value-type="string">
            <text:p>LOPEZ CUMARE YESIKA YER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49">
            <text:p>128049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802453">
            <text:p>19802453</text:p>
          </table:table-cell>
          <table:table-cell office:value-type="string">
            <text:p>ARAQUE MATUTE MILAGROS DEL VALL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9802476">
            <text:p>19802476</text:p>
          </table:table-cell>
          <table:table-cell office:value-type="string">
            <text:p>CRIOLLO ESCALANTE LEOMAR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9814394">
            <text:p>19814394</text:p>
          </table:table-cell>
          <table:table-cell office:value-type="string">
            <text:p>MONZON SEIJAS YARITZA YERECSI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78448">
            <text:p>78448</text:p>
          </table:table-cell>
          <table:table-cell office:value-type="float" office:value="13">
            <text:p>1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9852377">
            <text:p>19852377</text:p>
          </table:table-cell>
          <table:table-cell office:value-type="string">
            <text:p>PARRA <text:s/>CALDERON DENYS <text:s/>JOSE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19952398">
            <text:p>19952398</text:p>
          </table:table-cell>
          <table:table-cell office:value-type="string">
            <text:p>ROJAS ANAYA MAYRA ALEJANDR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19982509">
            <text:p>19982509</text:p>
          </table:table-cell>
          <table:table-cell office:value-type="string">
            <text:p>JIMENEZ FERNANDEZ MARIELA COROMOTO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66">
            <text:p>152666</text:p>
          </table:table-cell>
          <table:table-cell office:value-type="float" office:value="69">
            <text:p>6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19982686">
            <text:p>19982686</text:p>
          </table:table-cell>
          <table:table-cell office:value-type="string">
            <text:p>PEREZ ESCALONA YANET DEL CARMEN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49022">
            <text:p>14902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20014310">
            <text:p>20014310</text:p>
          </table:table-cell>
          <table:table-cell office:value-type="string">
            <text:p>LINARES FERNANDEZ JESUS ALBER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15">
            <text:p>152215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0101383">
            <text:p>20101383</text:p>
          </table:table-cell>
          <table:table-cell office:value-type="string">
            <text:p>ALBA VIVAS LILIANA CAROL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49008">
            <text:p>14900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20151046">
            <text:p>20151046</text:p>
          </table:table-cell>
          <table:table-cell office:value-type="string">
            <text:p>GONZALEZ TORRES JEMNYS ZULEIM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49">
            <text:p>152149</text:p>
          </table:table-cell>
          <table:table-cell office:value-type="float" office:value="55">
            <text:p>5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0157018">
            <text:p>20157018</text:p>
          </table:table-cell>
          <table:table-cell office:value-type="string">
            <text:p>MUÑOZ YEPEZ YENNY GABRIELA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119420">
            <text:p>11942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20157429">
            <text:p>20157429</text:p>
          </table:table-cell>
          <table:table-cell office:value-type="string">
            <text:p>FARES SANCHEZ ZORAIDA NOHELY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20210764">
            <text:p>20210764</text:p>
          </table:table-cell>
          <table:table-cell office:value-type="string">
            <text:p>GARCIA GARAVITO ANAYIVE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0220258">
            <text:p>20220258</text:p>
          </table:table-cell>
          <table:table-cell office:value-type="string">
            <text:p>LONDOÑO <text:s/>GONZALEZ ALVARO ANTONI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686">
            <text:p>46686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20238006">
            <text:p>20238006</text:p>
          </table:table-cell>
          <table:table-cell office:value-type="string">
            <text:p>TOVAR GALLARDO JOSE OBERT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799">
            <text:p>78799</text:p>
          </table:table-cell>
          <table:table-cell office:value-type="float" office:value="21">
            <text:p>2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0239303">
            <text:p>20239303</text:p>
          </table:table-cell>
          <table:table-cell office:value-type="string">
            <text:p>ESCALONA MARTINEZ ALBA MAR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0389400">
            <text:p>20389400</text:p>
          </table:table-cell>
          <table:table-cell office:value-type="string">
            <text:p>LINAREZ MENDOZA YERALDIN ARMEL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18">
            <text:p>152218</text:p>
          </table:table-cell>
          <table:table-cell office:value-type="float" office:value="57">
            <text:p>5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0391482">
            <text:p>20391482</text:p>
          </table:table-cell>
          <table:table-cell office:value-type="string">
            <text:p>BARRUETA ELVIS ANTONI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87">
            <text:p>151987</text:p>
          </table:table-cell>
          <table:table-cell office:value-type="float" office:value="51">
            <text:p>5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0609804">
            <text:p>20609804</text:p>
          </table:table-cell>
          <table:table-cell office:value-type="string">
            <text:p>MENESES SERRANO ADRIANA CRIST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70">
            <text:p>128070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0672760">
            <text:p>20672760</text:p>
          </table:table-cell>
          <table:table-cell office:value-type="string">
            <text:p>PEREZ ALVARADO JAIME ISMAEL</text:p>
          </table:table-cell>
          <table:table-cell office:value-type="string">
            <text:p>PRODUCCION AGROALIMENTARIA</text:p>
          </table:table-cell>
          <table:table-cell table:number-columns-repeated="5"/>
        </table:table-row>
        <table:table-row table:style-name="ro1">
          <table:table-cell office:value-type="float" office:value="21057396">
            <text:p>21057396</text:p>
          </table:table-cell>
          <table:table-cell office:value-type="string">
            <text:p>SANGRONIS MENA ANEIDA SORELIS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34">
            <text:p>152434</text:p>
          </table:table-cell>
          <table:table-cell office:value-type="float" office:value="62">
            <text:p>6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1168156">
            <text:p>21168156</text:p>
          </table:table-cell>
          <table:table-cell office:value-type="string">
            <text:p>SAEZ VAZQUEZ ARMIDA <text:s/>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1170755">
            <text:p>21170755</text:p>
          </table:table-cell>
          <table:table-cell office:value-type="string">
            <text:p>YANEZ ANDRADES ELIDA RO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1170887">
            <text:p>21170887</text:p>
          </table:table-cell>
          <table:table-cell office:value-type="string">
            <text:p>GALLARDO <text:s/>FERNANDEZ RAFAEL ANTON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128372">
            <text:p>2128372</text:p>
          </table:table-cell>
          <table:table-cell office:value-type="string">
            <text:p>CHAVEZ VILLEGAS JOSE ROBER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1563973">
            <text:p>21563973</text:p>
          </table:table-cell>
          <table:table-cell office:value-type="string">
            <text:p>MEJIAS URDANETA MAHOLY MARGARIT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61">
            <text:p>152261</text:p>
          </table:table-cell>
          <table:table-cell office:value-type="float" office:value="58">
            <text:p>5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2092316">
            <text:p>22092316</text:p>
          </table:table-cell>
          <table:table-cell office:value-type="string">
            <text:p>DIAZ AVILA MARIA ROSBELY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37">
            <text:p>152637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2110527">
            <text:p>22110527</text:p>
          </table:table-cell>
          <table:table-cell office:value-type="string">
            <text:p>ACOSTA VALERO CARLOS ENRIQU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22113052">
            <text:p>22113052</text:p>
          </table:table-cell>
          <table:table-cell office:value-type="string">
            <text:p>GARCIA RAMIREZ LUZ EDILM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2118341">
            <text:p>22118341</text:p>
          </table:table-cell>
          <table:table-cell office:value-type="string">
            <text:p>LOPEZ LOPEZ BEATRIZ ELE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22687502">
            <text:p>22687502</text:p>
          </table:table-cell>
          <table:table-cell office:value-type="string">
            <text:p>VALENCIA DE ZUÑIGA ANGELA ZULIM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2687741">
            <text:p>22687741</text:p>
          </table:table-cell>
          <table:table-cell office:value-type="string">
            <text:p>GALVIS CABALLERO LEIDY JOHAN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22687942">
            <text:p>22687942</text:p>
          </table:table-cell>
          <table:table-cell office:value-type="string">
            <text:p>ALFONSO VILLAMARIN FANNY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2688772">
            <text:p>22688772</text:p>
          </table:table-cell>
          <table:table-cell office:value-type="string">
            <text:p>VEGA TOBAR MARY LUZ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22980214">
            <text:p>22980214</text:p>
          </table:table-cell>
          <table:table-cell office:value-type="string">
            <text:p>ROBLES DE MEJIAS TILCIA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2298214">
            <text:p>2298214</text:p>
          </table:table-cell>
          <table:table-cell office:value-type="string">
            <text:p>ROBLES DE MEJIAS TILCIA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54916">
            <text:p>5491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22984210">
            <text:p>22984210</text:p>
          </table:table-cell>
          <table:table-cell office:value-type="string">
            <text:p>ALVARADO <text:s/>GARCIA EMEL <text:s/>ARCESIO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22985387">
            <text:p>22985387</text:p>
          </table:table-cell>
          <table:table-cell office:value-type="string">
            <text:p>RODRIGUEZ MONTOLLA YUSNEIDIS MELISS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23144204">
            <text:p>23144204</text:p>
          </table:table-cell>
          <table:table-cell office:value-type="string">
            <text:p>GARCIA RUEDA <text:s/>FERNANDO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23146234">
            <text:p>23146234</text:p>
          </table:table-cell>
          <table:table-cell office:value-type="string">
            <text:p>OSORIO ALFONSO MYRIAM EMILCE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23160238">
            <text:p>23160238</text:p>
          </table:table-cell>
          <table:table-cell office:value-type="string">
            <text:p>GOMEZ DE BARBUENA GLADIZ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3160362">
            <text:p>23160362</text:p>
          </table:table-cell>
          <table:table-cell office:value-type="string">
            <text:p>GARCIA <text:s/>RUEDA ADRIANA <text:s/>ESTHER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23162137">
            <text:p>23162137</text:p>
          </table:table-cell>
          <table:table-cell office:value-type="string">
            <text:p>DURAN SANCHEZ DIANA ESTHE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3168095">
            <text:p>23168095</text:p>
          </table:table-cell>
          <table:table-cell office:value-type="string">
            <text:p>CRESPO DIAZ LUCI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4587999">
            <text:p>24587999</text:p>
          </table:table-cell>
          <table:table-cell office:value-type="string">
            <text:p>RICO ORTIZ JACQUELINE MADELEYN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40">
            <text:p>128140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24601953">
            <text:p>24601953</text:p>
          </table:table-cell>
          <table:table-cell office:value-type="string">
            <text:p>ALVAREZ DE FERRER DINA LUZ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49009">
            <text:p>14900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24687054">
            <text:p>24687054</text:p>
          </table:table-cell>
          <table:table-cell office:value-type="string">
            <text:p>BARRIOS PADILLA MERLIS PATRICI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78862">
            <text:p>78862</text:p>
          </table:table-cell>
          <table:table-cell office:value-type="float" office:value="24">
            <text:p>24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2476939">
            <text:p>2476939</text:p>
          </table:table-cell>
          <table:table-cell office:value-type="string">
            <text:p>JIMENEZ <text:s text:c="2"/>CHAVEZ CRISTINA MARITZ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478155">
            <text:p>2478155</text:p>
          </table:table-cell>
          <table:table-cell office:value-type="string">
            <text:p>RIVERO GOMEZ MARIA EUSTEL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479086">
            <text:p>2479086</text:p>
          </table:table-cell>
          <table:table-cell office:value-type="string">
            <text:p>ORTEGA <text:s/>JUANA <text:s/>DEL CARMEN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24824962">
            <text:p>24824962</text:p>
          </table:table-cell>
          <table:table-cell office:value-type="string">
            <text:p>SUAREZ QUINTERO XIOMARA 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46506">
            <text:p>4650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2491671">
            <text:p>2491671</text:p>
          </table:table-cell>
          <table:table-cell office:value-type="string">
            <text:p>ALVAREZ <text:s/>IRINIA EULAL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504392">
            <text:p>2504392</text:p>
          </table:table-cell>
          <table:table-cell office:value-type="string">
            <text:p>PIRELA <text:s/>LINA RO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504568">
            <text:p>2504568</text:p>
          </table:table-cell>
          <table:table-cell office:value-type="string">
            <text:p>MORENO RONDON BAUDILIO RAMO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885814">
            <text:p>2885814</text:p>
          </table:table-cell>
          <table:table-cell office:value-type="string">
            <text:p>VIVAS OLMEDILLO JOSEFINA DEL CARME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2906812">
            <text:p>2906812</text:p>
          </table:table-cell>
          <table:table-cell office:value-type="string">
            <text:p>LICCIEN DE ABSALON HORTENSIA 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2976317">
            <text:p>2976317</text:p>
          </table:table-cell>
          <table:table-cell office:value-type="string">
            <text:p>GONZALEZ ORTA PEDRO PABL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41">
            <text:p>10124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3063811">
            <text:p>3063811</text:p>
          </table:table-cell>
          <table:table-cell office:value-type="string">
            <text:p>ORTIZ RUIZ BELKY NORIE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3074614">
            <text:p>3074614</text:p>
          </table:table-cell>
          <table:table-cell office:value-type="string">
            <text:p>VIVAS VIELMA WILSON ARMAND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241">
            <text:p>54241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3130147">
            <text:p>3130147</text:p>
          </table:table-cell>
          <table:table-cell office:value-type="string">
            <text:p>UZCATEGUI MONSALVE ELBA ROS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3130329">
            <text:p>3130329</text:p>
          </table:table-cell>
          <table:table-cell office:value-type="string">
            <text:p>PEREZ <text:s/>AUR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3151320">
            <text:p>3151320</text:p>
          </table:table-cell>
          <table:table-cell office:value-type="string">
            <text:p>BELANDRIA DE FREITES REYN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3177806">
            <text:p>3177806</text:p>
          </table:table-cell>
          <table:table-cell office:value-type="string">
            <text:p>OLIVO VILLASANA ALEXIS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3284812">
            <text:p>3284812</text:p>
          </table:table-cell>
          <table:table-cell office:value-type="string">
            <text:p>COLMENARES DEL VALLE JOSE MANUEL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63255">
            <text:p>163255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3449547">
            <text:p>3449547</text:p>
          </table:table-cell>
          <table:table-cell office:value-type="string">
            <text:p>CASTILLO <text:s/>RAFAELA <text:s/>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3590273">
            <text:p>3590273</text:p>
          </table:table-cell>
          <table:table-cell office:value-type="string">
            <text:p>RIVERO <text:s/>JUAN BAUTIS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3590510">
            <text:p>3590510</text:p>
          </table:table-cell>
          <table:table-cell office:value-type="string">
            <text:p>ACOSTA ORLANDO DANIL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160">
            <text:p>101160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3592003">
            <text:p>3592003</text:p>
          </table:table-cell>
          <table:table-cell office:value-type="string">
            <text:p>NAVAS OCAÑA CARLOS RAMO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3592278">
            <text:p>3592278</text:p>
          </table:table-cell>
          <table:table-cell office:value-type="string">
            <text:p>TREJO <text:s/>OLINDA MARGARI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3592537">
            <text:p>3592537</text:p>
          </table:table-cell>
          <table:table-cell office:value-type="string">
            <text:p>PAREDES ANGULO EYISTO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3593747">
            <text:p>3593747</text:p>
          </table:table-cell>
          <table:table-cell office:value-type="string">
            <text:p>ROA TIRADO JULIO ARNOLD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3768504">
            <text:p>3768504</text:p>
          </table:table-cell>
          <table:table-cell office:value-type="string">
            <text:p>TORRES BOHORQUEZ ROSA 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3768990">
            <text:p>3768990</text:p>
          </table:table-cell>
          <table:table-cell office:value-type="string">
            <text:p>FALCON <text:s/>DE PARRA ANA MERY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3834166">
            <text:p>3834166</text:p>
          </table:table-cell>
          <table:table-cell office:value-type="string">
            <text:p>CAMACHO <text:s/>GRACIELA NICOLA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3860236">
            <text:p>3860236</text:p>
          </table:table-cell>
          <table:table-cell office:value-type="string">
            <text:p>LINAREZ PEREZ CESAR AUGUS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3867629">
            <text:p>3867629</text:p>
          </table:table-cell>
          <table:table-cell office:value-type="string">
            <text:p>PAZ SARMIENTO RAFAEL ANTONIO</text:p>
          </table:table-cell>
          <table:table-cell office:value-type="string">
            <text:p>ESTUDIOS JURIDICOS</text:p>
          </table:table-cell>
          <table:table-cell table:number-columns-repeated="3"/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3904723">
            <text:p>3904723</text:p>
          </table:table-cell>
          <table:table-cell office:value-type="string">
            <text:p>GIL ARAUJO GUADALUPE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3915422">
            <text:p>3915422</text:p>
          </table:table-cell>
          <table:table-cell office:value-type="string">
            <text:p>UZCATEGUI JEREZ NIDIA JOSEF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3916338">
            <text:p>3916338</text:p>
          </table:table-cell>
          <table:table-cell office:value-type="string">
            <text:p>GONZALEZ <text:s/>DE ALVARADO GLADYS <text:s/>MARGARITA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3916981">
            <text:p>3916981</text:p>
          </table:table-cell>
          <table:table-cell office:value-type="string">
            <text:p>PUERTA <text:s/>MARBI COROMOTO</text:p>
          </table:table-cell>
          <table:table-cell office:value-type="string">
            <text:p>LICENCIADA EN GESTION AMBIENTAL</text:p>
          </table:table-cell>
          <table:table-cell office:value-type="float" office:value="2">
            <text:p>2</text:p>
          </table:table-cell>
          <table:table-cell office:value-type="float" office:value="148966">
            <text:p>148966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3928774">
            <text:p>3928774</text:p>
          </table:table-cell>
          <table:table-cell office:value-type="string">
            <text:p>PEÑA <text:s/>PIRELA MARIO ENRIQU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001160">
            <text:p>4001160</text:p>
          </table:table-cell>
          <table:table-cell office:value-type="string">
            <text:p>BOLAÑOS RAMIREZ JOSE <text:s/>ALIR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111771">
            <text:p>4111771</text:p>
          </table:table-cell>
          <table:table-cell office:value-type="string">
            <text:p>MATHEUS GARCIA XIOMARA JOSEF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204950">
            <text:p>4204950</text:p>
          </table:table-cell>
          <table:table-cell office:value-type="string">
            <text:p>SANCHEZ MOLINA OFELIA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238994">
            <text:p>4238994</text:p>
          </table:table-cell>
          <table:table-cell office:value-type="string">
            <text:p>CRUCES HERRERA ROBERTO COROMOTO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4244007">
            <text:p>4244007</text:p>
          </table:table-cell>
          <table:table-cell office:value-type="string">
            <text:p>CESPEDEZ NECTALI JOSE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177">
            <text:p>53177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4244044">
            <text:p>4244044</text:p>
          </table:table-cell>
          <table:table-cell office:value-type="string">
            <text:p>LINARES DE COLMENARES YOLANDA ROS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13">
            <text:p>152213</text:p>
          </table:table-cell>
          <table:table-cell office:value-type="float" office:value="56">
            <text:p>5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4244696">
            <text:p>4244696</text:p>
          </table:table-cell>
          <table:table-cell office:value-type="string">
            <text:p>MENDOZA BASTIDAS PEDRO ELIAS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713">
            <text:p>46713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4257413">
            <text:p>4257413</text:p>
          </table:table-cell>
          <table:table-cell office:value-type="string">
            <text:p>OSUNA SANCHEZ CARMEN NOREX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258207">
            <text:p>4258207</text:p>
          </table:table-cell>
          <table:table-cell office:value-type="string">
            <text:p>FERNANDEZ ROSARIO GLADYS ANTON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258642">
            <text:p>4258642</text:p>
          </table:table-cell>
          <table:table-cell office:value-type="string">
            <text:p>SILVA ARAQUE PRAXEDES ESPERANZ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81">
            <text:p>10138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4259178">
            <text:p>4259178</text:p>
          </table:table-cell>
          <table:table-cell office:value-type="string">
            <text:p>PEREZ <text:s/>RODRIGUEZ ELDO <text:s/>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259258">
            <text:p>4259258</text:p>
          </table:table-cell>
          <table:table-cell office:value-type="string">
            <text:p>VASQUEZ RODRIGUEZ VICENCIO VLADIMIR</text:p>
          </table:table-cell>
          <table:table-cell office:value-type="string">
            <text:p>PRODUCCION AGROALIMENTARIA</text:p>
          </table:table-cell>
          <table:table-cell office:value-type="float" office:value="2">
            <text:p>2</text:p>
          </table:table-cell>
          <table:table-cell office:value-type="float" office:value="52864">
            <text:p>52864</text:p>
          </table:table-cell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4260962">
            <text:p>4260962</text:p>
          </table:table-cell>
          <table:table-cell office:value-type="string">
            <text:p>TAPIA <text:s/>COROMOTO DEL CARMEN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4263089">
            <text:p>4263089</text:p>
          </table:table-cell>
          <table:table-cell office:value-type="string">
            <text:p>ARO CRESPO MARIA L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263243">
            <text:p>4263243</text:p>
          </table:table-cell>
          <table:table-cell office:value-type="string">
            <text:p>ROA TORRES PEDRO PABL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263649">
            <text:p>4263649</text:p>
          </table:table-cell>
          <table:table-cell office:value-type="string">
            <text:p>GONZALEZ GONZALEZ ROSA ESMERAL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263711">
            <text:p>4263711</text:p>
          </table:table-cell>
          <table:table-cell office:value-type="string">
            <text:p>CAMEJO BRICEÑO ANTONIO JOS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263719">
            <text:p>4263719</text:p>
          </table:table-cell>
          <table:table-cell office:value-type="string">
            <text:p>DUGARTE DE LUZARDO MARIA LUC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263728">
            <text:p>4263728</text:p>
          </table:table-cell>
          <table:table-cell office:value-type="string">
            <text:p>MONCADA <text:s/>CARRIZO WILFREDO <text:s/>JOSE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4263737">
            <text:p>4263737</text:p>
          </table:table-cell>
          <table:table-cell office:value-type="string">
            <text:p>CARRASCO DELGADO LAURA MARIBE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263931">
            <text:p>4263931</text:p>
          </table:table-cell>
          <table:table-cell office:value-type="string">
            <text:p>SALAZAR ARO JESUS MANUE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264769">
            <text:p>4264769</text:p>
          </table:table-cell>
          <table:table-cell office:value-type="string">
            <text:p>BRICEÑO <text:s/>MARTIN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370000">
            <text:p>4370000</text:p>
          </table:table-cell>
          <table:table-cell office:value-type="string">
            <text:p>JIMENEZ DE ESCOBAR MARINA RAMON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297">
            <text:p>53297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4370190">
            <text:p>4370190</text:p>
          </table:table-cell>
          <table:table-cell office:value-type="string">
            <text:p>PEREIRA DE SOTO MERCEDES RAMON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54">
            <text:p>128254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4604958">
            <text:p>4604958</text:p>
          </table:table-cell>
          <table:table-cell office:value-type="string">
            <text:p>CAURO RIVAS MARTIN TERCER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607843">
            <text:p>4607843</text:p>
          </table:table-cell>
          <table:table-cell office:value-type="string">
            <text:p>HENRIQUEZ <text:s/>MIGUEL SEGUND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4609979">
            <text:p>4609979</text:p>
          </table:table-cell>
          <table:table-cell office:value-type="string">
            <text:p>DEGULLAR ALBRICIA POLONI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33">
            <text:p>128233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4631356">
            <text:p>4631356</text:p>
          </table:table-cell>
          <table:table-cell office:value-type="string">
            <text:p>ZAMBRANO DE MOLINA MARIA <text:s text:c="2"/>TOMA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829798">
            <text:p>4829798</text:p>
          </table:table-cell>
          <table:table-cell office:value-type="string">
            <text:p>RAMIREZ PRIETO PEDRO ANTON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923243">
            <text:p>4923243</text:p>
          </table:table-cell>
          <table:table-cell office:value-type="string">
            <text:p>GUTIERREZ <text:s/>NOEMI DEL VALLE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36">
            <text:p>5463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4924208">
            <text:p>4924208</text:p>
          </table:table-cell>
          <table:table-cell office:value-type="string">
            <text:p>COLOMBO DE LINARES DULANI DE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24649">
            <text:p>4924649</text:p>
          </table:table-cell>
          <table:table-cell office:value-type="string">
            <text:p>LUQUE <text:s/>CARMEN XIOMAR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25024">
            <text:p>4925024</text:p>
          </table:table-cell>
          <table:table-cell office:value-type="string">
            <text:p>MOYA MOYA YAJAIRA CLARET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925322">
            <text:p>4925322</text:p>
          </table:table-cell>
          <table:table-cell office:value-type="string">
            <text:p>PEREZ MEJIAS MARCOS RAMON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36">
            <text:p>10133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4926726">
            <text:p>4926726</text:p>
          </table:table-cell>
          <table:table-cell office:value-type="string">
            <text:p>PEREZ <text:s text:c="2"/>ELIDIA <text:s text:c="2"/>MARL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26832">
            <text:p>4926832</text:p>
          </table:table-cell>
          <table:table-cell office:value-type="string">
            <text:p>CASTILLO DAVILA OMAIR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28470">
            <text:p>4928470</text:p>
          </table:table-cell>
          <table:table-cell office:value-type="string">
            <text:p>REYES DE VELEZ YUVANIS RAMO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4928595">
            <text:p>4928595</text:p>
          </table:table-cell>
          <table:table-cell office:value-type="string">
            <text:p>CAMARGO ARISTA MARIA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28970">
            <text:p>4928970</text:p>
          </table:table-cell>
          <table:table-cell office:value-type="string">
            <text:p>MANZANO <text:s/>YAJAIRA TOMA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29495">
            <text:p>4929495</text:p>
          </table:table-cell>
          <table:table-cell office:value-type="string">
            <text:p>SOTO <text:s/>HAIDEE SOCORR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30006">
            <text:p>4930006</text:p>
          </table:table-cell>
          <table:table-cell office:value-type="string">
            <text:p>RAMIREZ <text:s/>ADELIN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30598">
            <text:p>4930598</text:p>
          </table:table-cell>
          <table:table-cell office:value-type="string">
            <text:p>FLORES GUILLEN MIGUEL LEOCADIO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4930920">
            <text:p>4930920</text:p>
          </table:table-cell>
          <table:table-cell office:value-type="string">
            <text:p>RODRIGUEZ MUJICA MARLIN TERE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30930">
            <text:p>4930930</text:p>
          </table:table-cell>
          <table:table-cell office:value-type="string">
            <text:p>RODRIGUEZ MUJICA TANIA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31268">
            <text:p>4931268</text:p>
          </table:table-cell>
          <table:table-cell office:value-type="string">
            <text:p>FRIAS PEREZ YRENIA DEL REA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53859">
            <text:p>4953859</text:p>
          </table:table-cell>
          <table:table-cell office:value-type="string">
            <text:p>ORTEGA DUGARTE AGUSTIN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4953917">
            <text:p>4953917</text:p>
          </table:table-cell>
          <table:table-cell office:value-type="string">
            <text:p>DAVILA OBREGON MARY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4955606">
            <text:p>4955606</text:p>
          </table:table-cell>
          <table:table-cell office:value-type="string">
            <text:p>MARQUINA GARCIA VIVIANA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955918">
            <text:p>4955918</text:p>
          </table:table-cell>
          <table:table-cell office:value-type="string">
            <text:p>BOTELLO <text:s/>MARIA AID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4956960">
            <text:p>4956960</text:p>
          </table:table-cell>
          <table:table-cell office:value-type="string">
            <text:p>LOPEZ <text:s/>MEDINA GLADYS <text:s/>JOSEFINA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5021852">
            <text:p>5021852</text:p>
          </table:table-cell>
          <table:table-cell office:value-type="string">
            <text:p>CAMARGO DE MEDINA CONSOLACION 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5101814">
            <text:p>5101814</text:p>
          </table:table-cell>
          <table:table-cell office:value-type="string">
            <text:p>ARAUJO <text:s/>ARISTIDES 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5126049">
            <text:p>5126049</text:p>
          </table:table-cell>
          <table:table-cell office:value-type="string">
            <text:p>CONTRERAS CHACON NESTOR ORLAND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5128098">
            <text:p>5128098</text:p>
          </table:table-cell>
          <table:table-cell office:value-type="string">
            <text:p>FERNANDEZ DELGADO PASCUAL ANTON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5128270">
            <text:p>5128270</text:p>
          </table:table-cell>
          <table:table-cell office:value-type="string">
            <text:p>FADUL LUIS ANTONIO</text:p>
          </table:table-cell>
          <table:table-cell office:value-type="string">
            <text:p>PRODUCCION MEDIOS DE COMUNICACIÓN</text:p>
          </table:table-cell>
          <table:table-cell office:value-type="float" office:value="2">
            <text:p>2</text:p>
          </table:table-cell>
          <table:table-cell office:value-type="float" office:value="62172">
            <text:p>62172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128299">
            <text:p>5128299</text:p>
          </table:table-cell>
          <table:table-cell office:value-type="string">
            <text:p>SILVA LEON VICENTE PAUL</text:p>
          </table:table-cell>
          <table:table-cell office:value-type="string">
            <text:p>LIENCIADO EN EDUCACION</text:p>
          </table:table-cell>
          <table:table-cell office:value-type="float" office:value="2">
            <text:p>2</text:p>
          </table:table-cell>
          <table:table-cell office:value-type="float" office:value="152438">
            <text:p>152438</text:p>
          </table:table-cell>
          <table:table-cell office:value-type="float" office:value="62">
            <text:p>6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202581">
            <text:p>5202581</text:p>
          </table:table-cell>
          <table:table-cell office:value-type="string">
            <text:p>PEREZ DE PARICA MIRIAN MARLENY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5212286">
            <text:p>5212286</text:p>
          </table:table-cell>
          <table:table-cell office:value-type="string">
            <text:p>SANABRIA <text:s/>NILDE DEL VALL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5346989">
            <text:p>5346989</text:p>
          </table:table-cell>
          <table:table-cell office:value-type="string">
            <text:p>GUIZA DE COLLAONE INES DELI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5363753">
            <text:p>5363753</text:p>
          </table:table-cell>
          <table:table-cell office:value-type="string">
            <text:p>TORIN HILDA ROS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532">
            <text:p>62532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365823">
            <text:p>5365823</text:p>
          </table:table-cell>
          <table:table-cell office:value-type="string">
            <text:p>LOPEZ TORREZ CARMEN ALICIA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117226">
            <text:p>117226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368490">
            <text:p>5368490</text:p>
          </table:table-cell>
          <table:table-cell office:value-type="string">
            <text:p>ROLDAN ESCOBAR RAFAEL RAMON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117058">
            <text:p>117058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369586">
            <text:p>5369586</text:p>
          </table:table-cell>
          <table:table-cell office:value-type="string">
            <text:p>FREITEZ SUAREZ RAMONA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232">
            <text:p>53232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369701">
            <text:p>5369701</text:p>
          </table:table-cell>
          <table:table-cell office:value-type="string">
            <text:p>JIMENEZ VILLEGAS YETZI VIOLET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01">
            <text:p>152201</text:p>
          </table:table-cell>
          <table:table-cell office:value-type="float" office:value="56">
            <text:p>5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445478">
            <text:p>5445478</text:p>
          </table:table-cell>
          <table:table-cell office:value-type="string">
            <text:p>MEZA VALERO EDUARD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63301">
            <text:p>163301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5496959">
            <text:p>5496959</text:p>
          </table:table-cell>
          <table:table-cell office:value-type="string">
            <text:p>MENDOZA DE PEREIRA LIGI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5510108">
            <text:p>5510108</text:p>
          </table:table-cell>
          <table:table-cell office:value-type="string">
            <text:p>VASQUEZ LINARES ZENAID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48888">
            <text:p>148888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5524183">
            <text:p>5524183</text:p>
          </table:table-cell>
          <table:table-cell office:value-type="string">
            <text:p>LOPEZ <text:s/>OLIVIA MARGARI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5529715">
            <text:p>5529715</text:p>
          </table:table-cell>
          <table:table-cell office:value-type="string">
            <text:p>MENDEZ PACHECO HENRRY JOS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5537182">
            <text:p>5537182</text:p>
          </table:table-cell>
          <table:table-cell office:value-type="string">
            <text:p>SATURNO GALDONA DAVID 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5551119">
            <text:p>5551119</text:p>
          </table:table-cell>
          <table:table-cell office:value-type="string">
            <text:p>GARCIA JESUS RAMON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3726">
            <text:p>103726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5566166">
            <text:p>5566166</text:p>
          </table:table-cell>
          <table:table-cell office:value-type="string">
            <text:p>LOPEZ DE FLORES ISABEL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5634552">
            <text:p>5634552</text:p>
          </table:table-cell>
          <table:table-cell office:value-type="string">
            <text:p>HEREDIA CANTILLO CLAR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167">
            <text:p>152167</text:p>
          </table:table-cell>
          <table:table-cell office:value-type="float" office:value="55">
            <text:p>5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644894">
            <text:p>5644894</text:p>
          </table:table-cell>
          <table:table-cell office:value-type="string">
            <text:p>TORRES ESPINOZA NANCY ANCEN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393">
            <text:p>10139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5659297">
            <text:p>5659297</text:p>
          </table:table-cell>
          <table:table-cell office:value-type="string">
            <text:p>BOLAÑOS RAMIREZ GALO VIAGNEY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5660666">
            <text:p>5660666</text:p>
          </table:table-cell>
          <table:table-cell office:value-type="string">
            <text:p>RUIZ ULLOA CARLOS ALBERT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5674068">
            <text:p>5674068</text:p>
          </table:table-cell>
          <table:table-cell office:value-type="string">
            <text:p>PEREZ DE ROSALES ANA FIDEL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5687559">
            <text:p>5687559</text:p>
          </table:table-cell>
          <table:table-cell office:value-type="string">
            <text:p>MONTOYA CHACON DORIS YOLEIM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93">
            <text:p>10129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5688162">
            <text:p>5688162</text:p>
          </table:table-cell>
          <table:table-cell office:value-type="string">
            <text:p>CONTRERAS VARGAS LUIS EVELIO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5734163">
            <text:p>5734163</text:p>
          </table:table-cell>
          <table:table-cell office:value-type="string">
            <text:p>NADALES <text:s/>PETRA ANGEL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5737113">
            <text:p>5737113</text:p>
          </table:table-cell>
          <table:table-cell office:value-type="string">
            <text:p>GUERRERO FLORES LEONSO ELEUTER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5781907">
            <text:p>5781907</text:p>
          </table:table-cell>
          <table:table-cell office:value-type="string">
            <text:p>MORENO FRANKLIN GREGORI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07955">
            <text:p>107955</text:p>
          </table:table-cell>
          <table:table-cell office:value-type="float" office:value="32">
            <text:p>3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786742">
            <text:p>5786742</text:p>
          </table:table-cell>
          <table:table-cell office:value-type="string">
            <text:p>CORDERO NIEVES PEDRO <text:s text:c="3"/>JOS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5786864">
            <text:p>5786864</text:p>
          </table:table-cell>
          <table:table-cell office:value-type="string">
            <text:p>GELVIS GELVIS NOEMI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5941217">
            <text:p>5941217</text:p>
          </table:table-cell>
          <table:table-cell office:value-type="string">
            <text:p>TORRES DE OROPEZA MARY MARBELLA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53077">
            <text:p>53077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946696">
            <text:p>5946696</text:p>
          </table:table-cell>
          <table:table-cell office:value-type="string">
            <text:p>FALCON MUÑOZ JOSE DOMING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378">
            <text:p>62378</text:p>
          </table:table-cell>
          <table:table-cell office:value-type="float" office:value="16">
            <text:p>1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5946950">
            <text:p>5946950</text:p>
          </table:table-cell>
          <table:table-cell office:value-type="string">
            <text:p>FERNANDEZ NERIO RAFAEL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219">
            <text:p>53219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950733">
            <text:p>5950733</text:p>
          </table:table-cell>
          <table:table-cell office:value-type="string">
            <text:p>ARRIECHI ESCORCHE ALM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70">
            <text:p>151970</text:p>
          </table:table-cell>
          <table:table-cell office:value-type="float" office:value="50">
            <text:p>5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953773">
            <text:p>5953773</text:p>
          </table:table-cell>
          <table:table-cell office:value-type="string">
            <text:p>PERAZA LUCIO MANASES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427">
            <text:p>53427</text:p>
          </table:table-cell>
          <table:table-cell office:value-type="float" office:value="9">
            <text:p>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955560">
            <text:p>5955560</text:p>
          </table:table-cell>
          <table:table-cell office:value-type="string">
            <text:p>GONZALEZ DE ARAUJO MARINA ELE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18">
            <text:p>128018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5971788">
            <text:p>5971788</text:p>
          </table:table-cell>
          <table:table-cell office:value-type="string">
            <text:p>PEREZ <text:s text:c="2"/>YEPEZ JOSE <text:s/>ANTONIO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5987651">
            <text:p>5987651</text:p>
          </table:table-cell>
          <table:table-cell office:value-type="string">
            <text:p>FIGUEREDO <text:s/>BEISI CONSUEL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6033470">
            <text:p>6033470</text:p>
          </table:table-cell>
          <table:table-cell office:value-type="string">
            <text:p>DANIER ESTACIO LUISA DEL CARMEN</text:p>
          </table:table-cell>
          <table:table-cell office:value-type="string">
            <text:p>PRODUCCION MEDIOS DE COMUNICACIÓN</text:p>
          </table:table-cell>
          <table:table-cell office:value-type="float" office:value="2">
            <text:p>2</text:p>
          </table:table-cell>
          <table:table-cell office:value-type="float" office:value="64265">
            <text:p>64265</text:p>
          </table:table-cell>
          <table:table-cell office:value-type="float" office:value="4">
            <text:p>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6042001">
            <text:p>6042001</text:p>
          </table:table-cell>
          <table:table-cell office:value-type="string">
            <text:p>OROPEZA GOMEZ ANGELA M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6196093">
            <text:p>6196093</text:p>
          </table:table-cell>
          <table:table-cell office:value-type="string">
            <text:p>PEÑA FERNANDEZ SENOV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704">
            <text:p>152704</text:p>
          </table:table-cell>
          <table:table-cell office:value-type="float" office:value="70">
            <text:p>7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6223781">
            <text:p>6223781</text:p>
          </table:table-cell>
          <table:table-cell office:value-type="string">
            <text:p>SILVA DE CORDOBA ELBA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6240367">
            <text:p>6240367</text:p>
          </table:table-cell>
          <table:table-cell office:value-type="string">
            <text:p>BALZA <text:s/>SANCHEZ FLOR ANGEL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6254893">
            <text:p>6254893</text:p>
          </table:table-cell>
          <table:table-cell office:value-type="string">
            <text:p>FLOR GARCIA LAYO ANIBAL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22">
            <text:p>101222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6285720">
            <text:p>6285720</text:p>
          </table:table-cell>
          <table:table-cell office:value-type="string">
            <text:p>LANDAEZ JUAN DE JESUS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48884">
            <text:p>148884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6347312">
            <text:p>6347312</text:p>
          </table:table-cell>
          <table:table-cell office:value-type="string">
            <text:p>PARADA <text:s/>ROSALBA 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46473">
            <text:p>4647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6362923">
            <text:p>6362923</text:p>
          </table:table-cell>
          <table:table-cell office:value-type="string">
            <text:p>CAPOTE DE MENDEZ YURMIRA TERES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569">
            <text:p>46569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6374417">
            <text:p>6374417</text:p>
          </table:table-cell>
          <table:table-cell office:value-type="string">
            <text:p>CAMACHO BANDRES PABLO ANTON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6384467">
            <text:p>6384467</text:p>
          </table:table-cell>
          <table:table-cell office:value-type="string">
            <text:p>CONTRERAS DE VEGA OMAIRA INE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6448697">
            <text:p>6448697</text:p>
          </table:table-cell>
          <table:table-cell office:value-type="string">
            <text:p>BRITO MARTINEZ MARIEL DE JESUS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6581414">
            <text:p>6581414</text:p>
          </table:table-cell>
          <table:table-cell office:value-type="string">
            <text:p>MARTEZ RUBIO EUDOCI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6582088">
            <text:p>6582088</text:p>
          </table:table-cell>
          <table:table-cell office:value-type="string">
            <text:p>MORENO FANDIÑO ROSA VIRGIN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6582630">
            <text:p>6582630</text:p>
          </table:table-cell>
          <table:table-cell office:value-type="string">
            <text:p>GARCIA ARROYO JORGE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6582681">
            <text:p>6582681</text:p>
          </table:table-cell>
          <table:table-cell office:value-type="string">
            <text:p>LEON <text:s/>ALICIA AIDEE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6590862">
            <text:p>6590862</text:p>
          </table:table-cell>
          <table:table-cell office:value-type="string">
            <text:p>GARRIDO RODRIGUEZ MIRIAN TERE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6591265">
            <text:p>6591265</text:p>
          </table:table-cell>
          <table:table-cell office:value-type="string">
            <text:p>BASTIDAS DE RAMIREZ CARMEN NOEMI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6591414">
            <text:p>6591414</text:p>
          </table:table-cell>
          <table:table-cell office:value-type="string">
            <text:p>GARCES CAMACHO DAGNI DEL CARMEN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6728980">
            <text:p>6728980</text:p>
          </table:table-cell>
          <table:table-cell office:value-type="string">
            <text:p>RAMIREZ GARCIA MARITZ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6729156">
            <text:p>6729156</text:p>
          </table:table-cell>
          <table:table-cell office:value-type="string">
            <text:p>RIVAS PEÑA ANTONIO RAMO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804">
            <text:p>4680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6747839">
            <text:p>6747839</text:p>
          </table:table-cell>
          <table:table-cell office:value-type="string">
            <text:p>MOLINA BARRERA SOL MARIELA</text:p>
          </table:table-cell>
          <table:table-cell office:value-type="string">
            <text:p>LICENCIADO EN EDUCACION MENCION EDUCACION ESPSECIA</text:p>
          </table:table-cell>
          <table:table-cell office:value-type="float" office:value="2">
            <text:p>2</text:p>
          </table:table-cell>
          <table:table-cell office:value-type="float" office:value="152564">
            <text:p>152564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6785564">
            <text:p>6785564</text:p>
          </table:table-cell>
          <table:table-cell office:value-type="string">
            <text:p>VALERO VALERO JOSE <text:s/>NOE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6941574">
            <text:p>6941574</text:p>
          </table:table-cell>
          <table:table-cell office:value-type="string">
            <text:p>SUAREZ PEÑA CLAUDIO BELARMIN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7132296">
            <text:p>7132296</text:p>
          </table:table-cell>
          <table:table-cell office:value-type="string">
            <text:p>ARANGUREN GARRIDO JULIO <text:s/>JOS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7138462">
            <text:p>7138462</text:p>
          </table:table-cell>
          <table:table-cell office:value-type="string">
            <text:p>MATA DE RUIZ ILSE YANET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7209231">
            <text:p>7209231</text:p>
          </table:table-cell>
          <table:table-cell office:value-type="string">
            <text:p>SERRANO DE PULLOZA GELIS <text:s/>DEL PIL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7315565">
            <text:p>7315565</text:p>
          </table:table-cell>
          <table:table-cell office:value-type="string">
            <text:p>CUICAS DE ROMO CLAUDI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66">
            <text:p>152066</text:p>
          </table:table-cell>
          <table:table-cell office:value-type="float" office:value="53">
            <text:p>5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7319850">
            <text:p>7319850</text:p>
          </table:table-cell>
          <table:table-cell office:value-type="string">
            <text:p>YEPEZ HURTADO REINALDO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213">
            <text:p>128213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7392365">
            <text:p>7392365</text:p>
          </table:table-cell>
          <table:table-cell office:value-type="string">
            <text:p>LARA <text:s/>DE MARCHENA DANNY <text:s/>PASTOR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7424334">
            <text:p>7424334</text:p>
          </table:table-cell>
          <table:table-cell office:value-type="string">
            <text:p>OLIVAE ESCALONA ELSY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06">
            <text:p>152306</text:p>
          </table:table-cell>
          <table:table-cell office:value-type="float" office:value="59">
            <text:p>5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7452050">
            <text:p>7452050</text:p>
          </table:table-cell>
          <table:table-cell office:value-type="string">
            <text:p>MENDOZA JIMENEZ HENRY DEL CARMEN</text:p>
          </table:table-cell>
          <table:table-cell office:value-type="string">
            <text:p>ABOGADO</text:p>
          </table:table-cell>
          <table:table-cell office:value-type="float" office:value="1">
            <text:p>1</text:p>
          </table:table-cell>
          <table:table-cell office:value-type="float" office:value="101279">
            <text:p>101279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7470324">
            <text:p>7470324</text:p>
          </table:table-cell>
          <table:table-cell office:value-type="string">
            <text:p>RODRIGUEZ <text:s/>GARCIA LESBIA <text:s/>DAVIL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7498323">
            <text:p>7498323</text:p>
          </table:table-cell>
          <table:table-cell office:value-type="string">
            <text:p>PEROZO GRIMAN MARLENE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7542765">
            <text:p>7542765</text:p>
          </table:table-cell>
          <table:table-cell office:value-type="string">
            <text:p>CASTILLO GLADYS FRANCISC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27">
            <text:p>152027</text:p>
          </table:table-cell>
          <table:table-cell office:value-type="float" office:value="52">
            <text:p>5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7547710">
            <text:p>7547710</text:p>
          </table:table-cell>
          <table:table-cell office:value-type="string">
            <text:p>ANGULO TIMAURE YVAN JAVIER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2">
          <table:table-cell office:value-type="float" office:value="7548242">
            <text:p>7548242</text:p>
          </table:table-cell>
          <table:table-cell office:value-type="string">
            <text:p>TORREALBA DIGNA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string">
            <text:p>062534</text:p>
            <text:p>062534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7549171">
            <text:p>7549171</text:p>
          </table:table-cell>
          <table:table-cell office:value-type="string">
            <text:p>ALVARADO ARENAS OMAIRA JOSEF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11">
            <text:p>127911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7597495">
            <text:p>7597495</text:p>
          </table:table-cell>
          <table:table-cell office:value-type="string">
            <text:p>CARVAJAL DURAND DICCIA DEL VALLE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01">
            <text:p>128301</text:p>
          </table:table-cell>
          <table:table-cell office:value-type="float" office:value="44">
            <text:p>44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7598563">
            <text:p>7598563</text:p>
          </table:table-cell>
          <table:table-cell office:value-type="string">
            <text:p>RODRIGUEZ DE GONZALEZ CARMEN CECILI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79083">
            <text:p>79083</text:p>
          </table:table-cell>
          <table:table-cell office:value-type="float" office:value="30">
            <text:p>3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7648130">
            <text:p>7648130</text:p>
          </table:table-cell>
          <table:table-cell office:value-type="string">
            <text:p>GUERRERO RAMIREZ JULIO DE JESUS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7811656">
            <text:p>7811656</text:p>
          </table:table-cell>
          <table:table-cell office:value-type="string">
            <text:p>ANDRADE CORZO HELI DAVID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7941830">
            <text:p>7941830</text:p>
          </table:table-cell>
          <table:table-cell office:value-type="string">
            <text:p>BETANCOURT DE LUQUEZ MARIA MERCEDE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7956089">
            <text:p>7956089</text:p>
          </table:table-cell>
          <table:table-cell office:value-type="string">
            <text:p>FARIAS HERNANDEZ DENNIS CRIST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97">
            <text:p>127997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7981471">
            <text:p>7981471</text:p>
          </table:table-cell>
          <table:table-cell office:value-type="string">
            <text:p>CARRERO ORTEGA DORIS MARISO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7998207">
            <text:p>7998207</text:p>
          </table:table-cell>
          <table:table-cell office:value-type="string">
            <text:p>GARCIA LUCAS BENJAMIN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008">
            <text:p>128008</text:p>
          </table:table-cell>
          <table:table-cell office:value-type="float" office:value="38">
            <text:p>38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8006303">
            <text:p>8006303</text:p>
          </table:table-cell>
          <table:table-cell office:value-type="string">
            <text:p>ZERPA ZERPA PABLO EMIL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8036805">
            <text:p>8036805</text:p>
          </table:table-cell>
          <table:table-cell office:value-type="string">
            <text:p>GUTIERREZ RUIZ JOSE GREGOR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8040248">
            <text:p>8040248</text:p>
          </table:table-cell>
          <table:table-cell office:value-type="string">
            <text:p>MORENO MONSALVE RODOLFO JOS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052079">
            <text:p>8052079</text:p>
          </table:table-cell>
          <table:table-cell office:value-type="string">
            <text:p>MORILLO FERNANDEZ MARIA MATILDE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128085">
            <text:p>128085</text:p>
          </table:table-cell>
          <table:table-cell office:value-type="float" office:value="40">
            <text:p>40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8052498">
            <text:p>8052498</text:p>
          </table:table-cell>
          <table:table-cell office:value-type="string">
            <text:p>BARRETO RIVAS CARLOS GUSTAV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7935">
            <text:p>127935</text:p>
          </table:table-cell>
          <table:table-cell office:value-type="float" office:value="36">
            <text:p>3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8054166">
            <text:p>8054166</text:p>
          </table:table-cell>
          <table:table-cell office:value-type="string">
            <text:p>COLMENARES <text:s/>MARIA FELIP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054851">
            <text:p>8054851</text:p>
          </table:table-cell>
          <table:table-cell office:value-type="string">
            <text:p>MERCADO <text:s/>LINDOLFO JOSE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8055242">
            <text:p>8055242</text:p>
          </table:table-cell>
          <table:table-cell office:value-type="string">
            <text:p>ALVAREZ GONZALEZ JOVIT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1949">
            <text:p>151949</text:p>
          </table:table-cell>
          <table:table-cell office:value-type="float" office:value="50">
            <text:p>5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056074">
            <text:p>8056074</text:p>
          </table:table-cell>
          <table:table-cell office:value-type="string">
            <text:p>MEJIAS CLEMENCI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45">
            <text:p>128245</text:p>
          </table:table-cell>
          <table:table-cell office:value-type="float" office:value="47">
            <text:p>4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056908">
            <text:p>8056908</text:p>
          </table:table-cell>
          <table:table-cell office:value-type="string">
            <text:p>DELGADO GUDIÑO CARMEN AIDA</text:p>
          </table:table-cell>
          <table:table-cell office:value-type="string">
            <text:p>LICENCIADO EN EDUCACION</text:p>
          </table:table-cell>
          <table:table-cell office:value-type="float" office:value="1">
            <text:p>1</text:p>
          </table:table-cell>
          <table:table-cell office:value-type="float" office:value="3748">
            <text:p>3748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8059644">
            <text:p>8059644</text:p>
          </table:table-cell>
          <table:table-cell office:value-type="string">
            <text:p>MAITA RIVERO VICTOR <text:s/>MANUEL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693">
            <text:p>46693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066616">
            <text:p>8066616</text:p>
          </table:table-cell>
          <table:table-cell office:value-type="string">
            <text:p>CHAVEZ GIL HOLAND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066657">
            <text:p>8066657</text:p>
          </table:table-cell>
          <table:table-cell office:value-type="string">
            <text:p>GARCIA NORMA MARI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5114">
            <text:p>125114</text:p>
          </table:table-cell>
          <table:table-cell office:value-type="float" office:value="54">
            <text:p>5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066699">
            <text:p>8066699</text:p>
          </table:table-cell>
          <table:table-cell office:value-type="string">
            <text:p>QUERO AGUIRRE MIRIAM MARGARI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068653">
            <text:p>8068653</text:p>
          </table:table-cell>
          <table:table-cell office:value-type="string">
            <text:p>PALMA MARQUEZ FEBE MARINA</text:p>
          </table:table-cell>
          <table:table-cell office:value-type="string">
            <text:p>ABOGADO</text:p>
          </table:table-cell>
          <table:table-cell office:value-type="float" office:value="12">
            <text:p>12</text:p>
          </table:table-cell>
          <table:table-cell office:value-type="float" office:value="101322">
            <text:p>10132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05557">
            <text:p>8105557</text:p>
          </table:table-cell>
          <table:table-cell office:value-type="string">
            <text:p>CHAVEZ ZAMBRANO GLORIA MARIA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56361">
            <text:p>56361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09223">
            <text:p>8109223</text:p>
          </table:table-cell>
          <table:table-cell office:value-type="string">
            <text:p>RAMIREZ DE AGUILAR ADELA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8131620">
            <text:p>8131620</text:p>
          </table:table-cell>
          <table:table-cell office:value-type="string">
            <text:p>RIVAS <text:s/>ORTIZ CARMEN ELIS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8132119">
            <text:p>8132119</text:p>
          </table:table-cell>
          <table:table-cell office:value-type="string">
            <text:p>MONTOYA OBERTO CARMEN TERE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32701">
            <text:p>8132701</text:p>
          </table:table-cell>
          <table:table-cell office:value-type="string">
            <text:p>VITRIAGO GONZALEZ FELIX ALFONS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238">
            <text:p>54238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33924">
            <text:p>8133924</text:p>
          </table:table-cell>
          <table:table-cell office:value-type="string">
            <text:p>FRANCO NIEVES MARIA CLAIR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8134333">
            <text:p>8134333</text:p>
          </table:table-cell>
          <table:table-cell office:value-type="string">
            <text:p>MONTERO CASTELLANO ODIRA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34809">
            <text:p>8134809</text:p>
          </table:table-cell>
          <table:table-cell office:value-type="string">
            <text:p>MEJIAS FANNY YADIR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6467">
            <text:p>5646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36796">
            <text:p>8136796</text:p>
          </table:table-cell>
          <table:table-cell office:value-type="string">
            <text:p>FLORES TAPIA ANNEDI DEL PIL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36965">
            <text:p>8136965</text:p>
          </table:table-cell>
          <table:table-cell office:value-type="string">
            <text:p>OROPEZA <text:s/>CARMEN MIREY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39073">
            <text:p>8139073</text:p>
          </table:table-cell>
          <table:table-cell office:value-type="string">
            <text:p>ORTIZ UZCATEGUI JOSE MAR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8139447">
            <text:p>8139447</text:p>
          </table:table-cell>
          <table:table-cell office:value-type="string">
            <text:p>IBAÑEZ <text:s/>AHUMADA ARTURO <text:s/>DARIO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8140824">
            <text:p>8140824</text:p>
          </table:table-cell>
          <table:table-cell office:value-type="string">
            <text:p>SANTIAGO DIAZ MARLENI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1141">
            <text:p>8141141</text:p>
          </table:table-cell>
          <table:table-cell office:value-type="string">
            <text:p>CAMACHO CESAR <text:s/>JOSE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189">
            <text:p>101189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41632">
            <text:p>8141632</text:p>
          </table:table-cell>
          <table:table-cell office:value-type="string">
            <text:p>CANALES GARCIA AMADO JOSE GREGORI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592">
            <text:p>5459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42058">
            <text:p>8142058</text:p>
          </table:table-cell>
          <table:table-cell office:value-type="string">
            <text:p>ANGEL VERGARA FRANCIS NEREID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8142145">
            <text:p>8142145</text:p>
          </table:table-cell>
          <table:table-cell office:value-type="string">
            <text:p>FUENTES DE TERAN JOSEFA COROMOTO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8142753">
            <text:p>8142753</text:p>
          </table:table-cell>
          <table:table-cell office:value-type="string">
            <text:p>MONTILLA <text:s/>ALVARES CARMEN <text:s/>ROCIO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8142827">
            <text:p>8142827</text:p>
          </table:table-cell>
          <table:table-cell office:value-type="string">
            <text:p>HERNANDEZ <text:s text:c="2"/>DIAZ ALBINA <text:s text:c="2"/>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3215">
            <text:p>8143215</text:p>
          </table:table-cell>
          <table:table-cell office:value-type="string">
            <text:p>CASTILLO ORDUÑO YARITZA RAMON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197">
            <text:p>101197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43659">
            <text:p>8143659</text:p>
          </table:table-cell>
          <table:table-cell office:value-type="string">
            <text:p>PACHECO PULIDO JOSE CANDELARI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8143855">
            <text:p>8143855</text:p>
          </table:table-cell>
          <table:table-cell office:value-type="string">
            <text:p>ALVARADO MANZANO MIGDALIA ESTHE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4785">
            <text:p>8144785</text:p>
          </table:table-cell>
          <table:table-cell office:value-type="string">
            <text:p>ARAQUE DE GONZALEZ LIVIA M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4832">
            <text:p>8144832</text:p>
          </table:table-cell>
          <table:table-cell office:value-type="string">
            <text:p>AGUILAR RUIZ YURAIMA 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5673">
            <text:p>8145673</text:p>
          </table:table-cell>
          <table:table-cell office:value-type="string">
            <text:p>RONDON TORO MARIA LEONO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5752">
            <text:p>8145752</text:p>
          </table:table-cell>
          <table:table-cell office:value-type="string">
            <text:p>MONTILLA <text:s/>ELSY JOSEFI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8145829">
            <text:p>8145829</text:p>
          </table:table-cell>
          <table:table-cell office:value-type="string">
            <text:p>GUERRERO <text:s/>PRAJEDES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8145924">
            <text:p>8145924</text:p>
          </table:table-cell>
          <table:table-cell office:value-type="string">
            <text:p>FREITES GODOY JOSEFA ANTONI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8146190">
            <text:p>8146190</text:p>
          </table:table-cell>
          <table:table-cell office:value-type="string">
            <text:p>VELAZQUEZ PAZ ELVIO ANTONIO</text:p>
          </table:table-cell>
          <table:table-cell office:value-type="string">
            <text:p>LICENCIADO EN GESTION AMBIENTAL</text:p>
          </table:table-cell>
          <table:table-cell office:value-type="float" office:value="1">
            <text:p>1</text:p>
          </table:table-cell>
          <table:table-cell office:value-type="float" office:value="23930">
            <text:p>2393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2">
          <table:table-cell office:value-type="float" office:value="8146494">
            <text:p>8146494</text:p>
          </table:table-cell>
          <table:table-cell office:value-type="string">
            <text:p>RUIZ SEIJAS JOSE <text:s/>DE JESUS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string">
            <text:p/>
            <text:p>054723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47167">
            <text:p>8147167</text:p>
          </table:table-cell>
          <table:table-cell office:value-type="string">
            <text:p>BOCANEGRA BOCANEGRA HELIBERTA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8147197">
            <text:p>8147197</text:p>
          </table:table-cell>
          <table:table-cell office:value-type="string">
            <text:p>QUINTERO LOZADA SARAY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7590">
            <text:p>8147590</text:p>
          </table:table-cell>
          <table:table-cell office:value-type="string">
            <text:p>VARGAS GAMEZ FRANCISCA ULIN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7746">
            <text:p>8147746</text:p>
          </table:table-cell>
          <table:table-cell office:value-type="string">
            <text:p>PAEZ SOSA ANGEL <text:s/>DANIE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8137">
            <text:p>8148137</text:p>
          </table:table-cell>
          <table:table-cell office:value-type="string">
            <text:p>LOPEZ RIERA CARMEN <text:s text:c="2"/>BELIN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8176">
            <text:p>8148176</text:p>
          </table:table-cell>
          <table:table-cell office:value-type="string">
            <text:p>BALZA JUANA LUC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175">
            <text:p>101175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48773">
            <text:p>8148773</text:p>
          </table:table-cell>
          <table:table-cell office:value-type="string">
            <text:p>LOZADA ALVARADO HILDA M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9249">
            <text:p>8149249</text:p>
          </table:table-cell>
          <table:table-cell office:value-type="string">
            <text:p>OCANTO ROJAS GREGORIA M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9510">
            <text:p>8149510</text:p>
          </table:table-cell>
          <table:table-cell office:value-type="string">
            <text:p>HERNANDEZ <text:s/>PAULA M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9757">
            <text:p>8149757</text:p>
          </table:table-cell>
          <table:table-cell office:value-type="string">
            <text:p>COLMENARES <text:s/>MIRIAN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49828">
            <text:p>8149828</text:p>
          </table:table-cell>
          <table:table-cell office:value-type="string">
            <text:p>MEZA <text:s/>LUIS ENRIQU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8170206">
            <text:p>8170206</text:p>
          </table:table-cell>
          <table:table-cell office:value-type="string">
            <text:p>PEREZ <text:s/>MAGALIS COROMO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70809">
            <text:p>8170809</text:p>
          </table:table-cell>
          <table:table-cell office:value-type="string">
            <text:p>DUN VELASQUEZ MAURO ANTON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70894">
            <text:p>8170894</text:p>
          </table:table-cell>
          <table:table-cell office:value-type="string">
            <text:p>CERMEÑO HIDALGO LUIS RAMON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8171620">
            <text:p>8171620</text:p>
          </table:table-cell>
          <table:table-cell office:value-type="string">
            <text:p>TORRES GIL ALIDO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6818">
            <text:p>66818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83175">
            <text:p>8183175</text:p>
          </table:table-cell>
          <table:table-cell office:value-type="string">
            <text:p>BARRAS <text:s/>NELVA NICOLA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187554">
            <text:p>8187554</text:p>
          </table:table-cell>
          <table:table-cell office:value-type="string">
            <text:p>CRESPO PEREZ ESTEFANA DEL CARMEN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04">
            <text:p>5460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194318">
            <text:p>8194318</text:p>
          </table:table-cell>
          <table:table-cell office:value-type="string">
            <text:p>FERNANDEZ RANGEL ELENA OMAIR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3114177">
            <text:p>83114177</text:p>
          </table:table-cell>
          <table:table-cell office:value-type="string">
            <text:p>CAMARGO BALDOVINO JUAN CARLOS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8457913">
            <text:p>8457913</text:p>
          </table:table-cell>
          <table:table-cell office:value-type="string">
            <text:p>GUEVARA GOLINDANO HELMA MAGDALE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546295">
            <text:p>8546295</text:p>
          </table:table-cell>
          <table:table-cell office:value-type="string">
            <text:p>ROJAS APARICIO LINA MICHEL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628223">
            <text:p>8628223</text:p>
          </table:table-cell>
          <table:table-cell office:value-type="string">
            <text:p>MEJIAS SANCHEZ PAULA ELVIR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358">
            <text:p>53358</text:p>
          </table:table-cell>
          <table:table-cell office:value-type="float" office:value="7">
            <text:p>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660578">
            <text:p>8660578</text:p>
          </table:table-cell>
          <table:table-cell office:value-type="string">
            <text:p>PEREZ PEDRO RAFAEL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11">
            <text:p>128111</text:p>
          </table:table-cell>
          <table:table-cell office:value-type="float" office:value="41">
            <text:p>4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660581">
            <text:p>8660581</text:p>
          </table:table-cell>
          <table:table-cell office:value-type="string">
            <text:p>SALON MIRIAM AZUCEN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510">
            <text:p>62510</text:p>
          </table:table-cell>
          <table:table-cell office:value-type="float" office:value="19">
            <text:p>1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661929">
            <text:p>8661929</text:p>
          </table:table-cell>
          <table:table-cell office:value-type="string">
            <text:p>BETANCOURT MARY DEL PILAR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52617">
            <text:p>152617</text:p>
          </table:table-cell>
          <table:table-cell office:value-type="float" office:value="68">
            <text:p>6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663394">
            <text:p>8663394</text:p>
          </table:table-cell>
          <table:table-cell office:value-type="string">
            <text:p>COLMENAREZ DURAN CARMEN YELITZ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356">
            <text:p>62356</text:p>
          </table:table-cell>
          <table:table-cell office:value-type="float" office:value="15">
            <text:p>1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663886">
            <text:p>8663886</text:p>
          </table:table-cell>
          <table:table-cell office:value-type="string">
            <text:p>SUAREZ BESAIDA AUROR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525">
            <text:p>62525</text:p>
          </table:table-cell>
          <table:table-cell office:value-type="float" office:value="20">
            <text:p>2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665194">
            <text:p>8665194</text:p>
          </table:table-cell>
          <table:table-cell office:value-type="string">
            <text:p>BETANCOURT WILLIAM PASTOR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62221">
            <text:p>62221</text:p>
          </table:table-cell>
          <table:table-cell office:value-type="float" office:value="7">
            <text:p>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706742">
            <text:p>8706742</text:p>
          </table:table-cell>
          <table:table-cell office:value-type="string">
            <text:p>MOLINA <text:s/>MARITZA DEL CARME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8735730">
            <text:p>8735730</text:p>
          </table:table-cell>
          <table:table-cell office:value-type="string">
            <text:p>TOVAR JIMENEZ JOSE VICENTE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260">
            <text:p>68260</text:p>
          </table:table-cell>
          <table:table-cell office:value-type="float" office:value="27">
            <text:p>2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740019">
            <text:p>8740019</text:p>
          </table:table-cell>
          <table:table-cell office:value-type="string">
            <text:p>GONZALEZ MARTINEZ <text:s text:c="4"/>THAINA ROSA DE LA COROMOT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39">
            <text:p>101239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8748274">
            <text:p>8748274</text:p>
          </table:table-cell>
          <table:table-cell office:value-type="string">
            <text:p>GONZALEZ GOMEZ MILAGROS <text:s/>DEL VAL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772267">
            <text:p>8772267</text:p>
          </table:table-cell>
          <table:table-cell office:value-type="string">
            <text:p>RAMIREZ TIMAURE JOSE DESIDER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8847213">
            <text:p>8847213</text:p>
          </table:table-cell>
          <table:table-cell office:value-type="string">
            <text:p>PEREIRA PINEDA ROSA COROMOTO</text:p>
          </table:table-cell>
          <table:table-cell office:value-type="string">
            <text:p>LICENCIADA EN EDUCACION</text:p>
          </table:table-cell>
          <table:table-cell office:value-type="float" office:value="2">
            <text:p>2</text:p>
          </table:table-cell>
          <table:table-cell office:value-type="float" office:value="78534">
            <text:p>78534</text:p>
          </table:table-cell>
          <table:table-cell office:value-type="float" office:value="15">
            <text:p>1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8965098">
            <text:p>8965098</text:p>
          </table:table-cell>
          <table:table-cell office:value-type="string">
            <text:p>RANGEL <text:s text:c="2"/>CEBALLOS PEDRO <text:s/>EMIL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144971">
            <text:p>9144971</text:p>
          </table:table-cell>
          <table:table-cell office:value-type="string">
            <text:p>NIÑO VILLAMIZAR BLANCA ZULAY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180019">
            <text:p>9180019</text:p>
          </table:table-cell>
          <table:table-cell office:value-type="string">
            <text:p>DUGARTE BOLAÑO SONIA MARBELL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180083">
            <text:p>9180083</text:p>
          </table:table-cell>
          <table:table-cell office:value-type="string">
            <text:p>RAMIREZ <text:s/>EDGAR DAVID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05">
            <text:p>5470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180670">
            <text:p>9180670</text:p>
          </table:table-cell>
          <table:table-cell office:value-type="string">
            <text:p>VIVAS <text:s/>RIVAS JOSE <text:s/>TEODORO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9181389">
            <text:p>9181389</text:p>
          </table:table-cell>
          <table:table-cell office:value-type="string">
            <text:p>RIVAS CONTRERAS LIDUVIN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181719">
            <text:p>9181719</text:p>
          </table:table-cell>
          <table:table-cell office:value-type="string">
            <text:p>GARCIA PARRA MARIA DE LOS ANGELES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9182243">
            <text:p>9182243</text:p>
          </table:table-cell>
          <table:table-cell office:value-type="string">
            <text:p>GUILLEN CASTRO AUDENCIO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183697">
            <text:p>9183697</text:p>
          </table:table-cell>
          <table:table-cell office:value-type="string">
            <text:p>QUINTERO MEZA DANIEL EDUARD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184582">
            <text:p>9184582</text:p>
          </table:table-cell>
          <table:table-cell office:value-type="string">
            <text:p>MORALES <text:s/>DE RAMIREZ AMERLI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184822">
            <text:p>9184822</text:p>
          </table:table-cell>
          <table:table-cell office:value-type="string">
            <text:p>RONDON MARQUEZ NANCY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63136">
            <text:p>16313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184906">
            <text:p>9184906</text:p>
          </table:table-cell>
          <table:table-cell office:value-type="string">
            <text:p>MORA MORA LINO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206125">
            <text:p>9206125</text:p>
          </table:table-cell>
          <table:table-cell office:value-type="string">
            <text:p>ROA URBINA HUILPIA MARI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498">
            <text:p>62498</text:p>
          </table:table-cell>
          <table:table-cell office:value-type="float" office:value="19">
            <text:p>1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212597">
            <text:p>9212597</text:p>
          </table:table-cell>
          <table:table-cell office:value-type="string">
            <text:p>CAMARGO PEREIRA JAQUELINE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214898">
            <text:p>9214898</text:p>
          </table:table-cell>
          <table:table-cell office:value-type="string">
            <text:p>MENDEZ PEREIRA ALEJANDRINA DEL ROSAR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25025">
            <text:p>9225025</text:p>
          </table:table-cell>
          <table:table-cell office:value-type="string">
            <text:p>MASEA <text:s/>RAFAEL NICOLAS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660">
            <text:p>5466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231514">
            <text:p>9231514</text:p>
          </table:table-cell>
          <table:table-cell office:value-type="string">
            <text:p>BECERRA CASTRO LUIS ALBER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33299">
            <text:p>9233299</text:p>
          </table:table-cell>
          <table:table-cell office:value-type="string">
            <text:p>ROA PERNIA DORIS ERENIA</text:p>
          </table:table-cell>
          <table:table-cell office:value-type="string">
            <text:p>GESTION SOCIAL</text:p>
          </table:table-cell>
          <table:table-cell table:number-columns-repeated="3"/>
          <table:table-cell office:value-type="string">
            <text:p>SOCOPO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9241456">
            <text:p>9241456</text:p>
          </table:table-cell>
          <table:table-cell office:value-type="string">
            <text:p>VARGAS RUIZ YUDITH ESPERANZ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250571">
            <text:p>9250571</text:p>
          </table:table-cell>
          <table:table-cell office:value-type="string">
            <text:p>RIVAS MARIA FELIBERT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493">
            <text:p>62493</text:p>
          </table:table-cell>
          <table:table-cell office:value-type="float" office:value="19">
            <text:p>19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9251390">
            <text:p>9251390</text:p>
          </table:table-cell>
          <table:table-cell office:value-type="string">
            <text:p>CAMACARO GERARDO ANTONIO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117108">
            <text:p>117108</text:p>
          </table:table-cell>
          <table:table-cell office:value-type="float" office:value="5">
            <text:p>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251899">
            <text:p>9251899</text:p>
          </table:table-cell>
          <table:table-cell office:value-type="string">
            <text:p>GRATEROL GONZALEZ BERNARDIN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257">
            <text:p>78257</text:p>
          </table:table-cell>
          <table:table-cell office:value-type="float" office:value="8">
            <text:p>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252374">
            <text:p>9252374</text:p>
          </table:table-cell>
          <table:table-cell office:value-type="string">
            <text:p>GALLARDO RAMONA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7998">
            <text:p>67998</text:p>
          </table:table-cell>
          <table:table-cell office:value-type="float" office:value="24">
            <text:p>24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252733">
            <text:p>9252733</text:p>
          </table:table-cell>
          <table:table-cell office:value-type="string">
            <text:p>SEGOVIA <text:s/>MARCIAL ANTONI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33">
            <text:p>54733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252996">
            <text:p>9252996</text:p>
          </table:table-cell>
          <table:table-cell office:value-type="string">
            <text:p>DAVILA ESCORCHA MARTIN FELICIAN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253767">
            <text:p>9253767</text:p>
          </table:table-cell>
          <table:table-cell office:value-type="string">
            <text:p>VETANCOURT <text:s/>MARIA EDIL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54503">
            <text:p>9254503</text:p>
          </table:table-cell>
          <table:table-cell office:value-type="string">
            <text:p>PALACIO GARCIA CHIQUINQUIRA DEL ROSARI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254933">
            <text:p>9254933</text:p>
          </table:table-cell>
          <table:table-cell office:value-type="string">
            <text:p>TOVAR YDA MARVE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558">
            <text:p>53558</text:p>
          </table:table-cell>
          <table:table-cell office:value-type="float" office:value="12">
            <text:p>1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255414">
            <text:p>9255414</text:p>
          </table:table-cell>
          <table:table-cell office:value-type="string">
            <text:p>HERNANDEZ SERRANO NORIS ELIZABETH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52958">
            <text:p>52958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9256439">
            <text:p>9256439</text:p>
          </table:table-cell>
          <table:table-cell office:value-type="string">
            <text:p>PEREZ <text:s/>YRAIMA MARIEL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57363">
            <text:p>9257363</text:p>
          </table:table-cell>
          <table:table-cell office:value-type="string">
            <text:p>LEON <text:s/>YOLANDA CRIST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58171">
            <text:p>9258171</text:p>
          </table:table-cell>
          <table:table-cell office:value-type="string">
            <text:p>RIVAS MONTILLA SIMON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89">
            <text:p>152389</text:p>
          </table:table-cell>
          <table:table-cell office:value-type="float" office:value="61">
            <text:p>6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258416">
            <text:p>9258416</text:p>
          </table:table-cell>
          <table:table-cell office:value-type="string">
            <text:p>CHAVEZ TORREALBA AIDA MARITZ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28">
            <text:p>152528</text:p>
          </table:table-cell>
          <table:table-cell office:value-type="float" office:value="65">
            <text:p>6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258935">
            <text:p>9258935</text:p>
          </table:table-cell>
          <table:table-cell office:value-type="string">
            <text:p>ZAMBRANO DORYS MARIA</text:p>
          </table:table-cell>
          <table:table-cell office:value-type="string">
            <text:p>EVALUACION AMBIENTAL</text:p>
          </table:table-cell>
          <table:table-cell office:value-type="float" office:value="2">
            <text:p>2</text:p>
          </table:table-cell>
          <table:table-cell office:value-type="float" office:value="67941">
            <text:p>67941</text:p>
          </table:table-cell>
          <table:table-cell office:value-type="float" office:value="15">
            <text:p>1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259572">
            <text:p>9259572</text:p>
          </table:table-cell>
          <table:table-cell office:value-type="string">
            <text:p>PAREDES CHACON YUMARA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2467">
            <text:p>62467</text:p>
          </table:table-cell>
          <table:table-cell office:value-type="float" office:value="18">
            <text:p>1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260012">
            <text:p>9260012</text:p>
          </table:table-cell>
          <table:table-cell office:value-type="string">
            <text:p>ZAMBRANO CASTILLO JOSE ELAUTERI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415">
            <text:p>10141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262047">
            <text:p>9262047</text:p>
          </table:table-cell>
          <table:table-cell office:value-type="string">
            <text:p>MORENO BASTIDAS JOSE LORENZ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262266">
            <text:p>9262266</text:p>
          </table:table-cell>
          <table:table-cell office:value-type="string">
            <text:p>TORRELLES ALVAREZ MARIA GUILLERM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262515">
            <text:p>9262515</text:p>
          </table:table-cell>
          <table:table-cell office:value-type="string">
            <text:p>AGUIRRE <text:s/>PEREZ ESTILITA <text:s/>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2625">
            <text:p>9262625</text:p>
          </table:table-cell>
          <table:table-cell office:value-type="string">
            <text:p>GARRIDO <text:s text:c="2"/>JOSE <text:s/>RAFAEL 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9262769">
            <text:p>9262769</text:p>
          </table:table-cell>
          <table:table-cell office:value-type="string">
            <text:p>FLORES HEREDIA BELKIS MARGARI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2951">
            <text:p>9262951</text:p>
          </table:table-cell>
          <table:table-cell office:value-type="string">
            <text:p>GONZALEZ PAREDES JULIO CESAR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262995">
            <text:p>9262995</text:p>
          </table:table-cell>
          <table:table-cell office:value-type="string">
            <text:p>VALDIVIESO ARTAHONA YAJAIRA ALEJANDR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3016">
            <text:p>9263016</text:p>
          </table:table-cell>
          <table:table-cell office:value-type="string">
            <text:p>OSUNA SANCHEZ YANET BETHANI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263115">
            <text:p>9263115</text:p>
          </table:table-cell>
          <table:table-cell office:value-type="string">
            <text:p>VASQUEZ <text:s/>MARCOS MIGUE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3324">
            <text:p>9263324</text:p>
          </table:table-cell>
          <table:table-cell office:value-type="string">
            <text:p>ESCOBAR <text:s/>BOCANES LIRIO <text:s text:c="2"/>LEONO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4283">
            <text:p>9264283</text:p>
          </table:table-cell>
          <table:table-cell office:value-type="string">
            <text:p>HERNANDEZ TERAN JOSE RUB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4489">
            <text:p>9264489</text:p>
          </table:table-cell>
          <table:table-cell office:value-type="string">
            <text:p>VILLAFAÑE TORRES LIVI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4796">
            <text:p>9264796</text:p>
          </table:table-cell>
          <table:table-cell office:value-type="string">
            <text:p>PEREZ <text:s/>JESUS <text:s/>ENRIQU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5029">
            <text:p>9265029</text:p>
          </table:table-cell>
          <table:table-cell office:value-type="string">
            <text:p>SULBARAN UZCATEGUI ORIVI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6383">
            <text:p>9266383</text:p>
          </table:table-cell>
          <table:table-cell office:value-type="string">
            <text:p>MARTINEZ DAVILA MIGUEL ANGEL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266429">
            <text:p>9266429</text:p>
          </table:table-cell>
          <table:table-cell office:value-type="string">
            <text:p>MARTINEZ <text:s/>CARMEN CECIL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6646">
            <text:p>9266646</text:p>
          </table:table-cell>
          <table:table-cell office:value-type="string">
            <text:p>BAEZ TARIFFE GELSON IVAN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266924">
            <text:p>9266924</text:p>
          </table:table-cell>
          <table:table-cell office:value-type="string">
            <text:p>CARDENAS LARRARTE CESAR AUGUST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7157">
            <text:p>9267157</text:p>
          </table:table-cell>
          <table:table-cell office:value-type="string">
            <text:p>GARCIA <text:s/>MARIA TERES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7381">
            <text:p>9267381</text:p>
          </table:table-cell>
          <table:table-cell office:value-type="string">
            <text:p>VILORIA DE BRICEÑO HILDA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7837">
            <text:p>9267837</text:p>
          </table:table-cell>
          <table:table-cell office:value-type="string">
            <text:p>CARDENAS RODRIGUEZ ARGENIS JOSE</text:p>
          </table:table-cell>
          <table:table-cell office:value-type="string">
            <text:p>LICENCIADO EN GESTION AMBIENTAL</text:p>
          </table:table-cell>
          <table:table-cell office:value-type="float" office:value="2">
            <text:p>2</text:p>
          </table:table-cell>
          <table:table-cell office:value-type="float" office:value="148904">
            <text:p>148904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268334">
            <text:p>9268334</text:p>
          </table:table-cell>
          <table:table-cell office:value-type="string">
            <text:p>HENRIQUEZ ARMADA JUDITH MA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268869">
            <text:p>9268869</text:p>
          </table:table-cell>
          <table:table-cell office:value-type="string">
            <text:p>PEÑA <text:s/>BELKIS DEL PILAR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269037">
            <text:p>9269037</text:p>
          </table:table-cell>
          <table:table-cell office:value-type="string">
            <text:p>SOLIS <text:s/>CIRIA GILBERT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50567">
            <text:p>9350567</text:p>
          </table:table-cell>
          <table:table-cell office:value-type="string">
            <text:p>VELAZCO CASTILLO WILIAM ALFRED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59672">
            <text:p>9359672</text:p>
          </table:table-cell>
          <table:table-cell office:value-type="string">
            <text:p>GUERRERO SANTANDER JOSE FELIP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60027">
            <text:p>9360027</text:p>
          </table:table-cell>
          <table:table-cell office:value-type="string">
            <text:p>SEPULVEDA GUERRERO MARIEL </text:p>
          </table:table-cell>
          <table:table-cell office:value-type="string">
            <text:p>ESTUDIOS JURIDICOS</text:p>
          </table:table-cell>
          <table:table-cell office:value-type="float" office:value="2">
            <text:p>2</text:p>
          </table:table-cell>
          <table:table-cell office:value-type="float" office:value="54735">
            <text:p>5473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360170">
            <text:p>9360170</text:p>
          </table:table-cell>
          <table:table-cell office:value-type="string">
            <text:p>VEGA <text:s/>YOLANDA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60225">
            <text:p>9360225</text:p>
          </table:table-cell>
          <table:table-cell office:value-type="string">
            <text:p>MARQUINA GARCIA RUPERTO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61080">
            <text:p>9361080</text:p>
          </table:table-cell>
          <table:table-cell office:value-type="string">
            <text:p>RAMIREZ CHACON JOSE GREGORI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61541">
            <text:p>9361541</text:p>
          </table:table-cell>
          <table:table-cell office:value-type="string">
            <text:p>VIVAS MOLINA JOSE LEONARD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239">
            <text:p>54239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362047">
            <text:p>9362047</text:p>
          </table:table-cell>
          <table:table-cell office:value-type="string">
            <text:p>BONILLA CONTRERAS MIGUEL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62212">
            <text:p>9362212</text:p>
          </table:table-cell>
          <table:table-cell office:value-type="string">
            <text:p>TORRES MALDONADO LUZ HERMINI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362281">
            <text:p>9362281</text:p>
          </table:table-cell>
          <table:table-cell office:value-type="string">
            <text:p>SANCHEZ NAVARRO SIRA BERT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62775">
            <text:p>9362775</text:p>
          </table:table-cell>
          <table:table-cell office:value-type="string">
            <text:p>MOLINA RAMIREZ MARIA NUBI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362921">
            <text:p>9362921</text:p>
          </table:table-cell>
          <table:table-cell office:value-type="string">
            <text:p>CONTRERAS RANGEL MATILDE 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363528">
            <text:p>9363528</text:p>
          </table:table-cell>
          <table:table-cell office:value-type="string">
            <text:p>VIELMA DE VIVAS MARIBEL 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61">
            <text:p>54761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363567">
            <text:p>9363567</text:p>
          </table:table-cell>
          <table:table-cell office:value-type="string">
            <text:p>PEREZ <text:s/>GUISA ALEJANDRA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9364356">
            <text:p>9364356</text:p>
          </table:table-cell>
          <table:table-cell office:value-type="string">
            <text:p>MOLINA <text:s/>EDYS ROLANDO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365057">
            <text:p>9365057</text:p>
          </table:table-cell>
          <table:table-cell office:value-type="string">
            <text:p>MORA DE OMAÑA ROSA VILM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65687">
            <text:p>9365687</text:p>
          </table:table-cell>
          <table:table-cell office:value-type="string">
            <text:p>OSORIO TORRES WILIAM IGNAC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65978">
            <text:p>9365978</text:p>
          </table:table-cell>
          <table:table-cell office:value-type="string">
            <text:p>MORA QUINTERO GLADYS SULAY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366048">
            <text:p>9366048</text:p>
          </table:table-cell>
          <table:table-cell office:value-type="string">
            <text:p>BALZA NOVOA NARKYS YUDERKYS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366800">
            <text:p>9366800</text:p>
          </table:table-cell>
          <table:table-cell office:value-type="string">
            <text:p>ZAMBRANO <text:s/>NESTOR ALIRI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67639">
            <text:p>9367639</text:p>
          </table:table-cell>
          <table:table-cell office:value-type="string">
            <text:p>MARQUEZ <text:s/>GLORIA ALIZAID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68262">
            <text:p>9368262</text:p>
          </table:table-cell>
          <table:table-cell office:value-type="string">
            <text:p>CONTRERAS MOLINA VICTOR MANUEL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04">
            <text:p>101204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369222">
            <text:p>9369222</text:p>
          </table:table-cell>
          <table:table-cell office:value-type="string">
            <text:p>MOLINA <text:s text:c="2"/>RAMIRO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9370086">
            <text:p>9370086</text:p>
          </table:table-cell>
          <table:table-cell office:value-type="string">
            <text:p>GARCEZ <text:s/>HERIBERTO JOS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71761">
            <text:p>9371761</text:p>
          </table:table-cell>
          <table:table-cell office:value-type="string">
            <text:p>TERAN HERNANDEZ JOSE GREGORI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46">
            <text:p>152446</text:p>
          </table:table-cell>
          <table:table-cell office:value-type="float" office:value="62">
            <text:p>6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374383">
            <text:p>9374383</text:p>
          </table:table-cell>
          <table:table-cell office:value-type="string">
            <text:p>TORRES TERAN MARIA CENIDE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28277">
            <text:p>128277</text:p>
          </table:table-cell>
          <table:table-cell office:value-type="float" office:value="48">
            <text:p>4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374506">
            <text:p>9374506</text:p>
          </table:table-cell>
          <table:table-cell office:value-type="string">
            <text:p>COLMENARES GARCIA SABIN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44">
            <text:p>152044</text:p>
          </table:table-cell>
          <table:table-cell office:value-type="float" office:value="52">
            <text:p>5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375741">
            <text:p>9375741</text:p>
          </table:table-cell>
          <table:table-cell office:value-type="string">
            <text:p>TERAN HERNANDEZ MARISEL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47">
            <text:p>152447</text:p>
          </table:table-cell>
          <table:table-cell office:value-type="float" office:value="62">
            <text:p>6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380892">
            <text:p>9380892</text:p>
          </table:table-cell>
          <table:table-cell office:value-type="string">
            <text:p>SUAREZ <text:s/>PEDRO <text:s text:c="3"/>JOSE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81528">
            <text:p>9381528</text:p>
          </table:table-cell>
          <table:table-cell office:value-type="string">
            <text:p>FUENTES <text:s/>NORIS SANT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2622">
            <text:p>9382622</text:p>
          </table:table-cell>
          <table:table-cell office:value-type="string">
            <text:p>RODRIGUEZ MERCADO MARIA ADELMIR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2773">
            <text:p>9382773</text:p>
          </table:table-cell>
          <table:table-cell office:value-type="string">
            <text:p>GARCIA VERGARA ELENA 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383098">
            <text:p>9383098</text:p>
          </table:table-cell>
          <table:table-cell office:value-type="string">
            <text:p>GONZALEZ SEQUERA VICTORIA DEL CARMEN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267">
            <text:p>53267</text:p>
          </table:table-cell>
          <table:table-cell office:value-type="float" office:value="5">
            <text:p>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383206">
            <text:p>9383206</text:p>
          </table:table-cell>
          <table:table-cell office:value-type="string">
            <text:p>MORA TORO MARIA YGNAC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3294">
            <text:p>9383294</text:p>
          </table:table-cell>
          <table:table-cell office:value-type="string">
            <text:p>MEZA <text:s/>JESUS ANTONI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83317">
            <text:p>9383317</text:p>
          </table:table-cell>
          <table:table-cell office:value-type="string">
            <text:p>PAREDES <text:s/>BETTI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3485">
            <text:p>9383485</text:p>
          </table:table-cell>
          <table:table-cell office:value-type="string">
            <text:p>SOTO <text:s/>YANET 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3730">
            <text:p>9383730</text:p>
          </table:table-cell>
          <table:table-cell office:value-type="string">
            <text:p>PEÑA ESCALONA PAULA TERES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383748">
            <text:p>9383748</text:p>
          </table:table-cell>
          <table:table-cell office:value-type="string">
            <text:p>MENDEZ CAMACHO ZONIA 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4372">
            <text:p>9384372</text:p>
          </table:table-cell>
          <table:table-cell office:value-type="string">
            <text:p>GOMEZ <text:s/>LUIS ANTONI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4593">
            <text:p>9384593</text:p>
          </table:table-cell>
          <table:table-cell office:value-type="string">
            <text:p>UZCATEGUI MONSALVE YILVER DE JESUS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54749">
            <text:p>154749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384846">
            <text:p>9384846</text:p>
          </table:table-cell>
          <table:table-cell office:value-type="string">
            <text:p>RAMIREZ LA CRUZ WUILFREDO JOSE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85694">
            <text:p>9385694</text:p>
          </table:table-cell>
          <table:table-cell office:value-type="string">
            <text:p>TIMAURE SALVATIERRA IBAN DOMING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86318">
            <text:p>9386318</text:p>
          </table:table-cell>
          <table:table-cell office:value-type="string">
            <text:p>DURAN TABLANTE ERNESTO DE JESUS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63264">
            <text:p>163264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387125">
            <text:p>9387125</text:p>
          </table:table-cell>
          <table:table-cell office:value-type="string">
            <text:p>YANEZ <text:s/>MIGUEL <text:s/>AMABLE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54803">
            <text:p>5480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387920">
            <text:p>9387920</text:p>
          </table:table-cell>
          <table:table-cell office:value-type="string">
            <text:p>PEREZ SANCHEZ YDALBA MARGARIT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388092">
            <text:p>9388092</text:p>
          </table:table-cell>
          <table:table-cell office:value-type="string">
            <text:p>FARIAS <text:s/>CARMEN YOLAN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8505">
            <text:p>9388505</text:p>
          </table:table-cell>
          <table:table-cell office:value-type="string">
            <text:p>GUEDEZ <text:s/>GREGORIO APOLINAR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88557">
            <text:p>9388557</text:p>
          </table:table-cell>
          <table:table-cell office:value-type="string">
            <text:p>OSORIO QUINTERO GABRIEL 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88678">
            <text:p>9388678</text:p>
          </table:table-cell>
          <table:table-cell office:value-type="string">
            <text:p>ZAMUDIA ARO CARMEN YUDITH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8728">
            <text:p>9388728</text:p>
          </table:table-cell>
          <table:table-cell office:value-type="string">
            <text:p>BARRIOS <text:s/>LUDSMILA YAMILE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9088">
            <text:p>9389088</text:p>
          </table:table-cell>
          <table:table-cell office:value-type="string">
            <text:p>RIVERO AGUILAR IRIS THAIS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89255">
            <text:p>9389255</text:p>
          </table:table-cell>
          <table:table-cell office:value-type="string">
            <text:p>RATTIA <text:s/>DORIS GREGORI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389872">
            <text:p>9389872</text:p>
          </table:table-cell>
          <table:table-cell office:value-type="string">
            <text:p>CASTRO <text:s/>ENEIDA CONSUEL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389918">
            <text:p>9389918</text:p>
          </table:table-cell>
          <table:table-cell office:value-type="string">
            <text:p>MONTILLA OMAIRA MAR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91">
            <text:p>10129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400319">
            <text:p>9400319</text:p>
          </table:table-cell>
          <table:table-cell office:value-type="string">
            <text:p>PEREZ DE CABRERA IRIS MARGARIT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210">
            <text:p>68210</text:p>
          </table:table-cell>
          <table:table-cell office:value-type="float" office:value="26">
            <text:p>2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403298">
            <text:p>9403298</text:p>
          </table:table-cell>
          <table:table-cell office:value-type="string">
            <text:p>PEREZ JENNY LICZETH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30">
            <text:p>152330</text:p>
          </table:table-cell>
          <table:table-cell office:value-type="float" office:value="59">
            <text:p>5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404171">
            <text:p>9404171</text:p>
          </table:table-cell>
          <table:table-cell office:value-type="string">
            <text:p>MONTILLA URBINA IRM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68">
            <text:p>152568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404576">
            <text:p>9404576</text:p>
          </table:table-cell>
          <table:table-cell office:value-type="string">
            <text:p>VALERA SALAZAR ROSA MARIA</text:p>
          </table:table-cell>
          <table:table-cell office:value-type="string">
            <text:p>LICENCIADO EN EDUCACION MENCION EDUCACION INICIAL</text:p>
          </table:table-cell>
          <table:table-cell office:value-type="float" office:value="1">
            <text:p>1</text:p>
          </table:table-cell>
          <table:table-cell office:value-type="float" office:value="24800">
            <text:p>24800</text:p>
          </table:table-cell>
          <table:table-cell office:value-type="float" office:value="37">
            <text:p>3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405094">
            <text:p>9405094</text:p>
          </table:table-cell>
          <table:table-cell office:value-type="string">
            <text:p>CARMONA <text:s/>EUSTOQUIO MANUEL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406376">
            <text:p>9406376</text:p>
          </table:table-cell>
          <table:table-cell office:value-type="string">
            <text:p>VENEGAS ASUAJE CARMEN MARCEL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68267">
            <text:p>68267</text:p>
          </table:table-cell>
          <table:table-cell office:value-type="float" office:value="27">
            <text:p>27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407001">
            <text:p>9407001</text:p>
          </table:table-cell>
          <table:table-cell office:value-type="string">
            <text:p>ZAPATA CARVAJAL FERNANDO DAVID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407405">
            <text:p>9407405</text:p>
          </table:table-cell>
          <table:table-cell office:value-type="string">
            <text:p>GARCIA DE PEREZ MARIA EDICT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4030">
            <text:p>154030</text:p>
          </table:table-cell>
          <table:table-cell office:value-type="float" office:value="65">
            <text:p>65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409427">
            <text:p>9409427</text:p>
          </table:table-cell>
          <table:table-cell office:value-type="string">
            <text:p>MORA JIMENEZ JOSEF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78450">
            <text:p>78450</text:p>
          </table:table-cell>
          <table:table-cell office:value-type="float" office:value="13">
            <text:p>1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409705">
            <text:p>9409705</text:p>
          </table:table-cell>
          <table:table-cell office:value-type="string">
            <text:p>TORRES JULIANA DEL CARMEN</text:p>
          </table:table-cell>
          <table:table-cell office:value-type="string">
            <text:p>LICENCIADA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28379">
            <text:p>128379</text:p>
          </table:table-cell>
          <table:table-cell office:value-type="float" office:value="46">
            <text:p>46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9462258">
            <text:p>9462258</text:p>
          </table:table-cell>
          <table:table-cell office:value-type="string">
            <text:p>LIDUEÑA DE MARTINEZ YOLY MORELL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467002">
            <text:p>9467002</text:p>
          </table:table-cell>
          <table:table-cell office:value-type="string">
            <text:p>MELENDEZ BAUTISTA NINFA YOLAN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478992">
            <text:p>9478992</text:p>
          </table:table-cell>
          <table:table-cell office:value-type="string">
            <text:p>PEREZ DE VERGARA ELSY NILD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493435">
            <text:p>9493435</text:p>
          </table:table-cell>
          <table:table-cell office:value-type="string">
            <text:p>BENITEZ CASTELLANOS LENIN BENITO</text:p>
          </table:table-cell>
          <table:table-cell office:value-type="string">
            <text:p>LICENCIADO EN COMUNICACIÓN SOCIAL</text:p>
          </table:table-cell>
          <table:table-cell office:value-type="float" office:value="2">
            <text:p>2</text:p>
          </table:table-cell>
          <table:table-cell office:value-type="float" office:value="117033">
            <text:p>117033</text:p>
          </table:table-cell>
          <table:table-cell office:value-type="float" office:value="2">
            <text:p>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534821">
            <text:p>9534821</text:p>
          </table:table-cell>
          <table:table-cell office:value-type="string">
            <text:p>GARCES ZAVALA MARIA DE LOS SANTOS</text:p>
          </table:table-cell>
          <table:table-cell office:value-type="string">
            <text:p>PLANIFICACION DE PROGRAMAS SOCIOCOMUNITARIOS</text:p>
          </table:table-cell>
          <table:table-cell office:value-type="float" office:value="1">
            <text:p>1</text:p>
          </table:table-cell>
          <table:table-cell office:value-type="float" office:value="17857">
            <text:p>17857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9537990">
            <text:p>9537990</text:p>
          </table:table-cell>
          <table:table-cell office:value-type="string">
            <text:p>MAVAREZ DE CALZADA ROSA MARIA</text:p>
          </table:table-cell>
          <table:table-cell office:value-type="string">
            <text:p>LICENCIADO EN EDUCUACION</text:p>
          </table:table-cell>
          <table:table-cell office:value-type="float" office:value="1">
            <text:p>1</text:p>
          </table:table-cell>
          <table:table-cell office:value-type="float" office:value="3859">
            <text:p>3859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547774">
            <text:p>9547774</text:p>
          </table:table-cell>
          <table:table-cell office:value-type="string">
            <text:p>LOZADA MIRABAL MAGALIS DEL CARMEN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548415">
            <text:p>9548415</text:p>
          </table:table-cell>
          <table:table-cell office:value-type="string">
            <text:p>BARRIOS RIVERO JUANA <text:s text:c="2"/>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548448">
            <text:p>9548448</text:p>
          </table:table-cell>
          <table:table-cell office:value-type="string">
            <text:p>MATERAN JIMENEZ GIRELMA DEL VALLE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01272">
            <text:p>10127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552766">
            <text:p>9552766</text:p>
          </table:table-cell>
          <table:table-cell office:value-type="string">
            <text:p>GIMENEZ ALVAREZ NELLY PASTOR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561123">
            <text:p>9561123</text:p>
          </table:table-cell>
          <table:table-cell office:value-type="string">
            <text:p>RIVERO CORDERO JUSTIQUIA SAVINA</text:p>
          </table:table-cell>
          <table:table-cell office:value-type="string">
            <text:p>LICENCIADO EN EDUCACION MENCION EDUCACION INICIAL</text:p>
          </table:table-cell>
          <table:table-cell office:value-type="float" office:value="2">
            <text:p>2</text:p>
          </table:table-cell>
          <table:table-cell office:value-type="float" office:value="107963">
            <text:p>107963</text:p>
          </table:table-cell>
          <table:table-cell office:value-type="float" office:value="31">
            <text:p>3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562236">
            <text:p>9562236</text:p>
          </table:table-cell>
          <table:table-cell office:value-type="string">
            <text:p>USECHE GIL WILIAN EDECIO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199">
            <text:p>128199</text:p>
          </table:table-cell>
          <table:table-cell office:value-type="float" office:value="43">
            <text:p>4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563602">
            <text:p>9563602</text:p>
          </table:table-cell>
          <table:table-cell office:value-type="string">
            <text:p>GIL DE DELGADO SULPICIA YRENE</text:p>
          </table:table-cell>
          <table:table-cell office:value-type="string">
            <text:p>PLANIFICACION DE PROGRAMAS SOCIOCOMUNITARIOS</text:p>
          </table:table-cell>
          <table:table-cell office:value-type="float" office:value="1">
            <text:p>1</text:p>
          </table:table-cell>
          <table:table-cell office:value-type="float" office:value="17864">
            <text:p>17864</text:p>
          </table:table-cell>
          <table:table-cell office:value-type="float" office:value="11">
            <text:p>11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566172">
            <text:p>9566172</text:p>
          </table:table-cell>
          <table:table-cell office:value-type="string">
            <text:p>SALAZAR GUTIERREZ ELENA TIBISAY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424">
            <text:p>152424</text:p>
          </table:table-cell>
          <table:table-cell office:value-type="float" office:value="62">
            <text:p>62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591665">
            <text:p>9591665</text:p>
          </table:table-cell>
          <table:table-cell office:value-type="string">
            <text:p>ROJAS SILVA PEDRO GUSTAV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616513">
            <text:p>9616513</text:p>
          </table:table-cell>
          <table:table-cell office:value-type="string">
            <text:p>PERAZA DE SERENO AMERICA ROSA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328">
            <text:p>152328</text:p>
          </table:table-cell>
          <table:table-cell office:value-type="float" office:value="59">
            <text:p>59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618366">
            <text:p>9618366</text:p>
          </table:table-cell>
          <table:table-cell office:value-type="string">
            <text:p>VARGAS HERMES DE FATIMA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94">
            <text:p>152594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643096">
            <text:p>9643096</text:p>
          </table:table-cell>
          <table:table-cell office:value-type="string">
            <text:p>FLORES PRIETO JACKELINE ELE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764572">
            <text:p>9764572</text:p>
          </table:table-cell>
          <table:table-cell office:value-type="string">
            <text:p>GUZMAN ALARCON ELVIS MARI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835562">
            <text:p>9835562</text:p>
          </table:table-cell>
          <table:table-cell office:value-type="string">
            <text:p>ROJAS ADAMS JOSE GREGORIO</text:p>
          </table:table-cell>
          <table:table-cell office:value-type="string">
            <text:p>LICENCIADO EN GESTION SOCIAL DEL DESARROLLO LOCAL</text:p>
          </table:table-cell>
          <table:table-cell office:value-type="float" office:value="2">
            <text:p>2</text:p>
          </table:table-cell>
          <table:table-cell office:value-type="float" office:value="117323">
            <text:p>117323</text:p>
          </table:table-cell>
          <table:table-cell office:value-type="float" office:value="10">
            <text:p>10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836070">
            <text:p>9836070</text:p>
          </table:table-cell>
          <table:table-cell office:value-type="string">
            <text:p>TOVAR GONZALEZ EUGENIA MARI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53559">
            <text:p>53559</text:p>
          </table:table-cell>
          <table:table-cell office:value-type="float" office:value="12">
            <text:p>12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9837086">
            <text:p>9837086</text:p>
          </table:table-cell>
          <table:table-cell office:value-type="string">
            <text:p>MONTOYA MEDINA ARSENI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283">
            <text:p>152283</text:p>
          </table:table-cell>
          <table:table-cell office:value-type="float" office:value="58">
            <text:p>58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838198">
            <text:p>9838198</text:p>
          </table:table-cell>
          <table:table-cell office:value-type="string">
            <text:p>DURAN GOMEZ EUSTAQUIO JOSE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73">
            <text:p>152073</text:p>
          </table:table-cell>
          <table:table-cell office:value-type="float" office:value="53">
            <text:p>5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842641">
            <text:p>9842641</text:p>
          </table:table-cell>
          <table:table-cell office:value-type="string">
            <text:p>MARTINEZ DURAND ELIZABETH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28062">
            <text:p>128062</text:p>
          </table:table-cell>
          <table:table-cell office:value-type="float" office:value="39">
            <text:p>39</text:p>
          </table:table-cell>
          <table:table-cell office:value-type="string">
            <text:p>GUANARE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9842872">
            <text:p>9842872</text:p>
          </table:table-cell>
          <table:table-cell office:value-type="string">
            <text:p>ESCORCHE MARIA DEL CARMEN</text:p>
          </table:table-cell>
          <table:table-cell office:value-type="string">
            <text:p>LICENCIADO EN EDUCACION</text:p>
          </table:table-cell>
          <table:table-cell office:value-type="float" office:value="2">
            <text:p>2</text:p>
          </table:table-cell>
          <table:table-cell office:value-type="float" office:value="152089">
            <text:p>152089</text:p>
          </table:table-cell>
          <table:table-cell office:value-type="float" office:value="53">
            <text:p>53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842926">
            <text:p>9842926</text:p>
          </table:table-cell>
          <table:table-cell office:value-type="string">
            <text:p>PAEZ MARCHAN BETZAIDA DEL CARMEN</text:p>
          </table:table-cell>
          <table:table-cell office:value-type="string">
            <text:p>LICENCIADO EN EDUCACION MENCION EDUCACION ESPECIAL</text:p>
          </table:table-cell>
          <table:table-cell office:value-type="float" office:value="2">
            <text:p>2</text:p>
          </table:table-cell>
          <table:table-cell office:value-type="float" office:value="152571">
            <text:p>152571</text:p>
          </table:table-cell>
          <table:table-cell office:value-type="float" office:value="66">
            <text:p>6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887058">
            <text:p>9887058</text:p>
          </table:table-cell>
          <table:table-cell office:value-type="string">
            <text:p>REQUENA RAMIREZ WILFREDO ADALBERTO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983280">
            <text:p>9983280</text:p>
          </table:table-cell>
          <table:table-cell office:value-type="string">
            <text:p>MENDEZ ZAMBRANO AGRIPINA 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4612">
            <text:p>9984612</text:p>
          </table:table-cell>
          <table:table-cell office:value-type="string">
            <text:p>CABEZA <text:s/>JAVIER ALFONSO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4828">
            <text:p>9984828</text:p>
          </table:table-cell>
          <table:table-cell office:value-type="string">
            <text:p>RAMIREZ <text:s/>LUZ MARINA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985949">
            <text:p>9985949</text:p>
          </table:table-cell>
          <table:table-cell office:value-type="string">
            <text:p>ORTIZ <text:s/>NANCY YUDY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744">
            <text:p>46744</text:p>
          </table:table-cell>
          <table:table-cell office:value-type="float" office:value="6">
            <text:p>6</text:p>
          </table:table-cell>
          <table:table-cell office:value-type="string">
            <text:p>GUANARE</text:p>
          </table:table-cell>
          <table:table-cell office:value-type="string">
            <text:p>PORTUGUESA</text:p>
          </table:table-cell>
        </table:table-row>
        <table:table-row table:style-name="ro1">
          <table:table-cell office:value-type="float" office:value="9986120">
            <text:p>9986120</text:p>
          </table:table-cell>
          <table:table-cell office:value-type="string">
            <text:p>AVILA RAMIREZ GRISELDA DEL CARMEN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986163">
            <text:p>9986163</text:p>
          </table:table-cell>
          <table:table-cell office:value-type="string">
            <text:p>CANALES DIAZ ZULEIMA RAMO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6266">
            <text:p>9986266</text:p>
          </table:table-cell>
          <table:table-cell office:value-type="string">
            <text:p>LINARES <text:s/>MARIA DEL CARMEN RAMON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986582">
            <text:p>9986582</text:p>
          </table:table-cell>
          <table:table-cell office:value-type="string">
            <text:p>VASQUEZ <text:s/>WILMA <text:s text:c="2"/>MARITZA</text:p>
          </table:table-cell>
          <table:table-cell office:value-type="string">
            <text:p>PLANIFICACION DE PROGRAMAS SOCIOCOMUNITARIOS</text:p>
          </table:table-cell>
          <table:table-cell office:value-type="float" office:value="2">
            <text:p>2</text:p>
          </table:table-cell>
          <table:table-cell office:value-type="float" office:value="46858">
            <text:p>4685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986685">
            <text:p>9986685</text:p>
          </table:table-cell>
          <table:table-cell office:value-type="string">
            <text:p>AVENDAÑO <text:s/>JULIO CES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6762">
            <text:p>9986762</text:p>
          </table:table-cell>
          <table:table-cell office:value-type="string">
            <text:p>BRICEÑO TABLANTE MARIA DEL ROSARIO</text:p>
          </table:table-cell>
          <table:table-cell office:value-type="string">
            <text:p>EVALUACION AMBIENTAL</text:p>
          </table:table-cell>
          <table:table-cell table:number-columns-repeated="5"/>
        </table:table-row>
        <table:table-row table:style-name="ro1">
          <table:table-cell office:value-type="float" office:value="9986855">
            <text:p>9986855</text:p>
          </table:table-cell>
          <table:table-cell office:value-type="string">
            <text:p>MANZANO <text:s/>JIMENEZ EDGAR <text:s/>ALEXANDE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7001">
            <text:p>9987001</text:p>
          </table:table-cell>
          <table:table-cell office:value-type="string">
            <text:p>PEREZ BECERRA MIRIAN YUDITH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987258">
            <text:p>9987258</text:p>
          </table:table-cell>
          <table:table-cell office:value-type="string">
            <text:p>MORENO PAREDES JESUS MANUEL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7283">
            <text:p>9987283</text:p>
          </table:table-cell>
          <table:table-cell office:value-type="string">
            <text:p>FLORES MARCHENA LESBIA JOSEFIN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7361">
            <text:p>9987361</text:p>
          </table:table-cell>
          <table:table-cell office:value-type="string">
            <text:p>DUGARTE PEÑA JOSE ELIAS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7394">
            <text:p>9987394</text:p>
          </table:table-cell>
          <table:table-cell office:value-type="string">
            <text:p>ORELLANA ORELLANA RAFAEL MARIA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163317">
            <text:p>163317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987525">
            <text:p>9987525</text:p>
          </table:table-cell>
          <table:table-cell office:value-type="string">
            <text:p>PEREZ <text:s/>MARGARITA DEL PILAR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7648">
            <text:p>9987648</text:p>
          </table:table-cell>
          <table:table-cell office:value-type="string">
            <text:p>RUBIO ALBORNOS PILAR YANET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87816">
            <text:p>9987816</text:p>
          </table:table-cell>
          <table:table-cell office:value-type="string">
            <text:p>AZUAJE <text:s/>ESCALONA ENDRIZ <text:s/>JOSE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9988190">
            <text:p>9988190</text:p>
          </table:table-cell>
          <table:table-cell office:value-type="string">
            <text:p>MUCHACHO <text:s/>JESUS ALFREDO</text:p>
          </table:table-cell>
          <table:table-cell office:value-type="string">
            <text:p>COMUNICACION SOCIAL</text:p>
          </table:table-cell>
          <table:table-cell table:number-columns-repeated="5"/>
        </table:table-row>
        <table:table-row table:style-name="ro1">
          <table:table-cell office:value-type="float" office:value="9989044">
            <text:p>9989044</text:p>
          </table:table-cell>
          <table:table-cell office:value-type="string">
            <text:p>OLAECHEA JIMENEZ SOLANGE MARISOL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990205">
            <text:p>9990205</text:p>
          </table:table-cell>
          <table:table-cell office:value-type="string">
            <text:p>SANTANA CORONADO MARJORI DEL CARMEN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990305">
            <text:p>9990305</text:p>
          </table:table-cell>
          <table:table-cell office:value-type="string">
            <text:p>SALCEDO GONZALEZ GERMAN ANTONIO</text:p>
          </table:table-cell>
          <table:table-cell office:value-type="string">
            <text:p>ABOGADO</text:p>
          </table:table-cell>
          <table:table-cell office:value-type="float" office:value="2">
            <text:p>2</text:p>
          </table:table-cell>
          <table:table-cell office:value-type="float" office:value="54728">
            <text:p>54728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ARINAS</text:p>
          </table:table-cell>
        </table:table-row>
        <table:table-row table:style-name="ro1">
          <table:table-cell office:value-type="float" office:value="9990565">
            <text:p>9990565</text:p>
          </table:table-cell>
          <table:table-cell office:value-type="string">
            <text:p>CAMACHO <text:s/>ARROYO RAMONA <text:s/>DEL CARMEN 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9991164">
            <text:p>9991164</text:p>
          </table:table-cell>
          <table:table-cell office:value-type="string">
            <text:p>HEREDIA DE HERNANDEZ YAMIRA SOBEIDA</text:p>
          </table:table-cell>
          <table:table-cell office:value-type="string">
            <text:p>PLANIFICACION DE PROGRAMAS SOCIOCOMUNITARIOS</text:p>
          </table:table-cell>
          <table:table-cell table:number-columns-repeated="5"/>
        </table:table-row>
        <table:table-row table:style-name="ro1">
          <table:table-cell office:value-type="float" office:value="9991694">
            <text:p>9991694</text:p>
          </table:table-cell>
          <table:table-cell office:value-type="string">
            <text:p>LINARES VILLANUEVA TIAL MANUEL</text:p>
          </table:table-cell>
          <table:table-cell office:value-type="string">
            <text:p>PRODUCCION MEDIOS DE COMUNICACION</text:p>
          </table:table-cell>
          <table:table-cell table:number-columns-repeated="5"/>
        </table:table-row>
        <table:table-row table:style-name="ro1">
          <table:table-cell office:value-type="float" office:value="9991771">
            <text:p>9991771</text:p>
          </table:table-cell>
          <table:table-cell office:value-type="string">
            <text:p>JEREZ BARRIOS FLOR DE MARIA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9992263">
            <text:p>9992263</text:p>
          </table:table-cell>
          <table:table-cell office:value-type="string">
            <text:p>VIVAS <text:s/>DE GUERRERO BELLA YORLET</text:p>
          </table:table-cell>
          <table:table-cell office:value-type="string">
            <text:p>GESTION AMBIENTAL</text:p>
          </table:table-cell>
          <table:table-cell table:number-columns-repeated="5"/>
        </table:table-row>
        <table:table-row table:style-name="ro1">
          <table:table-cell office:value-type="float" office:value="9992302">
            <text:p>9992302</text:p>
          </table:table-cell>
          <table:table-cell office:value-type="string">
            <text:p>HERRERA LUJANO MIRIAM ROSA</text:p>
          </table:table-cell>
          <table:table-cell office:value-type="string">
            <text:p>ESTUDIOS JURIDICOS</text:p>
          </table:table-cell>
          <table:table-cell table:number-columns-repeated="5"/>
        </table:table-row>
        <table:table-row table:style-name="ro1">
          <table:table-cell office:value-type="float" office:value="9992606">
            <text:p>9992606</text:p>
          </table:table-cell>
          <table:table-cell office:value-type="string">
            <text:p>MENDOZA RIVERO ROSALBA TIBISAY</text:p>
          </table:table-cell>
          <table:table-cell office:value-type="string">
            <text:p>GESTION SOCIAL DEL DESARROLLO LOCAL</text:p>
          </table:table-cell>
          <table:table-cell table:number-columns-repeated="5"/>
        </table:table-row>
        <table:table-row table:style-name="ro1">
          <table:table-cell office:value-type="float" office:value="4926370">
            <text:p>4926370</text:p>
          </table:table-cell>
          <table:table-cell office:value-type="string">
            <text:p>AROCHA PEREZ ANGEL VICENT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842293">
            <text:p>6842293</text:p>
          </table:table-cell>
          <table:table-cell office:value-type="string">
            <text:p>GIRAUD MUJICA ELEAZAR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7077">
            <text:p>9387077</text:p>
          </table:table-cell>
          <table:table-cell office:value-type="string">
            <text:p>DUGARTE <text:s/>CALDERON JOSE DIOGEN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2342">
            <text:p>11192342</text:p>
          </table:table-cell>
          <table:table-cell office:value-type="string">
            <text:p>RAMIREZ RODRIGUEZ PABLO JOS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71948">
            <text:p>11371948</text:p>
          </table:table-cell>
          <table:table-cell office:value-type="string">
            <text:p>MARQUEZ MARQUEZ MARIA EDUV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74614">
            <text:p>11374614</text:p>
          </table:table-cell>
          <table:table-cell office:value-type="string">
            <text:p>COLMENARES <text:s/>LUZ DEL VALL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4534">
            <text:p>11714534</text:p>
          </table:table-cell>
          <table:table-cell office:value-type="string">
            <text:p>HOYO VALLADARES MARIA MIRL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41346">
            <text:p>11841346</text:p>
          </table:table-cell>
          <table:table-cell office:value-type="string">
            <text:p>SUANAREZ BUSTAMANTE ORALYS MAYELI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22065">
            <text:p>12222065</text:p>
          </table:table-cell>
          <table:table-cell office:value-type="string">
            <text:p>VELIZ CASTILLO NILSA MAIGUALID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1648">
            <text:p>12551648</text:p>
          </table:table-cell>
          <table:table-cell office:value-type="string">
            <text:p>RONDON BENCOMO ANA VICTORI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1754">
            <text:p>12551754</text:p>
          </table:table-cell>
          <table:table-cell office:value-type="string">
            <text:p>BERRIOS MONTILLA JORGE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23864">
            <text:p>12823864</text:p>
          </table:table-cell>
          <table:table-cell office:value-type="string">
            <text:p>ANGULO DELGADO DARIO ALEXANDE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3225">
            <text:p>13063225</text:p>
          </table:table-cell>
          <table:table-cell office:value-type="string">
            <text:p>GARCIA CASTAÑEDA JOSE ALEXANDE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50070">
            <text:p>13950070</text:p>
          </table:table-cell>
          <table:table-cell office:value-type="string">
            <text:p>ANGEL MONTILLA GORGONIA COROMOT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49594">
            <text:p>14549594</text:p>
          </table:table-cell>
          <table:table-cell office:value-type="string">
            <text:p>BASTIDAS BASTIDAS JESUS CLARET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0924">
            <text:p>14550924</text:p>
          </table:table-cell>
          <table:table-cell office:value-type="string">
            <text:p>REIMI <text:s/>MARIA YASILEX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1047">
            <text:p>14551047</text:p>
          </table:table-cell>
          <table:table-cell office:value-type="string">
            <text:p>BRICEÑO ROA BLANCA AIDE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10317">
            <text:p>14710317</text:p>
          </table:table-cell>
          <table:table-cell office:value-type="string">
            <text:p>MUJICA LOPEZ YAJAIRA BANNES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3684">
            <text:p>14933684</text:p>
          </table:table-cell>
          <table:table-cell office:value-type="string">
            <text:p>BASTIDAS BRICEÑO NELLY YADIR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10481">
            <text:p>15210481</text:p>
          </table:table-cell>
          <table:table-cell office:value-type="string">
            <text:p>RODRIGUEZ PRADA GREYDIS YUSDAY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91247">
            <text:p>15291247</text:p>
          </table:table-cell>
          <table:table-cell office:value-type="string">
            <text:p>CADENAS <text:s/>NIÑO ROSA MARI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4626">
            <text:p>15384626</text:p>
          </table:table-cell>
          <table:table-cell office:value-type="string">
            <text:p>MERCADO MONAGAS GUSTAVO DAMACEN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90576">
            <text:p>16190576</text:p>
          </table:table-cell>
          <table:table-cell office:value-type="string">
            <text:p>GALLARDO GOMEZ DIGNA YATNELLI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56156">
            <text:p>16156156</text:p>
          </table:table-cell>
          <table:table-cell office:value-type="string">
            <text:p>ORTIZ ZAMBRANO DORIS ANGE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49368">
            <text:p>17549368</text:p>
          </table:table-cell>
          <table:table-cell office:value-type="string">
            <text:p>CONTRERAS TERAN YENNY DEL CARME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59957">
            <text:p>17659957</text:p>
          </table:table-cell>
          <table:table-cell office:value-type="string">
            <text:p>REIMI <text:s/>JOANNA MARGARIT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8714">
            <text:p>18118714</text:p>
          </table:table-cell>
          <table:table-cell office:value-type="string">
            <text:p>GONZALEZ URQUIOLA ORLIS ANDRE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8944">
            <text:p>18118944</text:p>
          </table:table-cell>
          <table:table-cell office:value-type="string">
            <text:p>GRATEROL PEREZ WILMER JOS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41029">
            <text:p>18641029</text:p>
          </table:table-cell>
          <table:table-cell office:value-type="string">
            <text:p>ARAQUE <text:s/>ZAMBRANO YATZULLY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42019">
            <text:p>18642019</text:p>
          </table:table-cell>
          <table:table-cell office:value-type="string">
            <text:p>SOTO CARRERO MARYURI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92658">
            <text:p>18892658</text:p>
          </table:table-cell>
          <table:table-cell office:value-type="string">
            <text:p>MERCADO CARMONA JICETH DEL VALL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7271">
            <text:p>18907271</text:p>
          </table:table-cell>
          <table:table-cell office:value-type="string">
            <text:p>ROJAS MOLINA JESUS MANUEL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69609">
            <text:p>19069609</text:p>
          </table:table-cell>
          <table:table-cell office:value-type="string">
            <text:p>RODRIGUEZ TORRES BELKIM CARO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1482">
            <text:p>19191482</text:p>
          </table:table-cell>
          <table:table-cell office:value-type="string">
            <text:p>MONTILLA MORENO DARBIN IVA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3459">
            <text:p>19193459</text:p>
          </table:table-cell>
          <table:table-cell office:value-type="string">
            <text:p>MENDEZ DIAZ YANNELYS EDIMA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80579">
            <text:p>19280579</text:p>
          </table:table-cell>
          <table:table-cell office:value-type="string">
            <text:p>LINARES MEZA RAFAEL ANTONI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9586">
            <text:p>19619586</text:p>
          </table:table-cell>
          <table:table-cell office:value-type="string">
            <text:p>TARIFA DIAZ ALMARYS LISETH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4937">
            <text:p>19784937</text:p>
          </table:table-cell>
          <table:table-cell office:value-type="string">
            <text:p>PALENCIA PAREDES JOSE ANTONI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25010">
            <text:p>19825010</text:p>
          </table:table-cell>
          <table:table-cell office:value-type="string">
            <text:p>LINARES RANGEL ERIMAR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39352">
            <text:p>20239352</text:p>
          </table:table-cell>
          <table:table-cell office:value-type="string">
            <text:p>JARA GALLARDO ADRIANA ANDRE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99571">
            <text:p>20599571</text:p>
          </table:table-cell>
          <table:table-cell office:value-type="string">
            <text:p>ESCOBAR GONZALEZ YUSMARY CARO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0871">
            <text:p>20600871</text:p>
          </table:table-cell>
          <table:table-cell office:value-type="string">
            <text:p>RANGEL CABEZAS LUIS ORTILI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869307">
            <text:p>20869307</text:p>
          </table:table-cell>
          <table:table-cell office:value-type="string">
            <text:p>MONTERROSA ZAPATA WINTON ELIA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168581">
            <text:p>21168581</text:p>
          </table:table-cell>
          <table:table-cell office:value-type="string">
            <text:p>MELO NACAR KEILY TATIA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013550">
            <text:p>23013550</text:p>
          </table:table-cell>
          <table:table-cell office:value-type="string">
            <text:p>HERNANDEZ MENDOZA SANDRA MILE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5026764">
            <text:p>25026764</text:p>
          </table:table-cell>
          <table:table-cell office:value-type="string">
            <text:p>DUARTE GUTIERREZ ESTER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5076725">
            <text:p>25076725</text:p>
          </table:table-cell>
          <table:table-cell office:value-type="string">
            <text:p>MEJIA PEINADO ELIBET DEL CARME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33259">
            <text:p>8133259</text:p>
          </table:table-cell>
          <table:table-cell office:value-type="string">
            <text:p>ANTUNEZ BECERRA WILLIAM RAFAEL</text:p>
          </table:table-cell>
          <table:table-cell office:value-type="string">
            <text:p>LICENCIADO EN GEST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783658">
            <text:p>15783658</text:p>
          </table:table-cell>
          <table:table-cell office:value-type="string">
            <text:p>VIVAS HERNANDEZ CARMEN CECILIA</text:p>
          </table:table-cell>
          <table:table-cell office:value-type="string">
            <text:p>LICENCIADO EN GEST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905737">
            <text:p>6905737</text:p>
          </table:table-cell>
          <table:table-cell office:value-type="string">
            <text:p>LANDAETA NAVAS CARMEN ENMACULAD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683843">
            <text:p>7683843</text:p>
          </table:table-cell>
          <table:table-cell office:value-type="string">
            <text:p>BRICEÑO ANGARITA RAITZA MAR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82897">
            <text:p>8182897</text:p>
          </table:table-cell>
          <table:table-cell office:value-type="string">
            <text:p>ARCINIEGAS CHINGATE ALIRIO 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3575">
            <text:p>9263575</text:p>
          </table:table-cell>
          <table:table-cell office:value-type="string">
            <text:p>RAMIREZ <text:s/>ALICIA FRANCISC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4352">
            <text:p>9384352</text:p>
          </table:table-cell>
          <table:table-cell office:value-type="string">
            <text:p>CORTEZ <text:s/>MORENO ESTRELLA 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8405">
            <text:p>9988405</text:p>
          </table:table-cell>
          <table:table-cell office:value-type="string">
            <text:p>CAMACHO VALERO FLORENTINA DEL CARME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262296">
            <text:p>10262296</text:p>
          </table:table-cell>
          <table:table-cell office:value-type="string">
            <text:p>HERNANDEZ UZCATEGUI YADIRA JOSEF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49781">
            <text:p>10549781</text:p>
          </table:table-cell>
          <table:table-cell office:value-type="string">
            <text:p>MARTINEZ DE CEBALLO JENNIFER 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922000">
            <text:p>10922000</text:p>
          </table:table-cell>
          <table:table-cell office:value-type="string">
            <text:p>SOLANO PEREZ OLGA MIRIAM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6654">
            <text:p>11186654</text:p>
          </table:table-cell>
          <table:table-cell office:value-type="string">
            <text:p>CASTILLO <text:s/>LISBETH 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011937">
            <text:p>12011937</text:p>
          </table:table-cell>
          <table:table-cell office:value-type="string">
            <text:p>AGUIRRE <text:s/>ELENA YSAB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199227">
            <text:p>12199227</text:p>
          </table:table-cell>
          <table:table-cell office:value-type="string">
            <text:p>RAMIREZ PAREDES JESUS ORLAN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4105">
            <text:p>12204105</text:p>
          </table:table-cell>
          <table:table-cell office:value-type="string">
            <text:p>BERRIOS MOLINA YULEIDA 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5928">
            <text:p>12555928</text:p>
          </table:table-cell>
          <table:table-cell office:value-type="string">
            <text:p>RODRIGUEZ RICO NURIS <text:s/>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78852">
            <text:p>13278852</text:p>
          </table:table-cell>
          <table:table-cell office:value-type="string">
            <text:p>VALERO RONDON LINDOLFO YSRA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79345">
            <text:p>13279345</text:p>
          </table:table-cell>
          <table:table-cell office:value-type="string">
            <text:p>TARACHE LOMBANA MARIA <text:s/>EDILM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89980">
            <text:p>14389980</text:p>
          </table:table-cell>
          <table:table-cell office:value-type="string">
            <text:p>CASERES <text:s/>ILENE NEME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62551">
            <text:p>14662551</text:p>
          </table:table-cell>
          <table:table-cell office:value-type="string">
            <text:p>COLINA FERNANDEZ MAYRA SUGEY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3711">
            <text:p>14933711</text:p>
          </table:table-cell>
          <table:table-cell office:value-type="string">
            <text:p>MONTERO <text:s/>ARAUJO ERIKA <text:s/>DEL PI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39241">
            <text:p>15139241</text:p>
          </table:table-cell>
          <table:table-cell office:value-type="string">
            <text:p>PEREZ RONDON COROMOTO ANTONI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71871">
            <text:p>15271871</text:p>
          </table:table-cell>
          <table:table-cell office:value-type="string">
            <text:p>AZUAJE MONTILLA YORMAN GABRI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3778">
            <text:p>15383778</text:p>
          </table:table-cell>
          <table:table-cell office:value-type="string">
            <text:p>PEÑA BAMBEL MIGUEL ANG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4121">
            <text:p>17204121</text:p>
          </table:table-cell>
          <table:table-cell office:value-type="string">
            <text:p>ALVARADO USECHE JURADIS YESEN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63320">
            <text:p>17663320</text:p>
          </table:table-cell>
          <table:table-cell office:value-type="string">
            <text:p>ARAQUE <text:s/>ARAQUE ARCELIS COROMOT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24064">
            <text:p>19024064</text:p>
          </table:table-cell>
          <table:table-cell office:value-type="string">
            <text:p>ALVARADO USECHE EDDY JOSEF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20277">
            <text:p>19620277</text:p>
          </table:table-cell>
          <table:table-cell office:value-type="string">
            <text:p>BERRIOS MORENO YUNGER ANTONI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48220">
            <text:p>23148220</text:p>
          </table:table-cell>
          <table:table-cell office:value-type="string">
            <text:p>HENAO DE POSSO MARIA <text:s/>SON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C1058963916</text:p>
          </table:table-cell>
          <table:table-cell office:value-type="string">
            <text:p>ARAQUE GOMEZ ESNEYDER ANDREY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2765749">
            <text:p>1002765749</text:p>
          </table:table-cell>
          <table:table-cell office:value-type="string">
            <text:p>NOQUEZ PERUGACHI GONZALO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1721400</text:p>
          </table:table-cell>
          <table:table-cell office:value-type="string">
            <text:p>MORAN PINEDA EVER ANTONI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3570932">
            <text:p>1003570932</text:p>
          </table:table-cell>
          <table:table-cell office:value-type="string">
            <text:p>GOMEZ ULCUANGO OLGUER ORLAND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1720057</text:p>
          </table:table-cell>
          <table:table-cell office:value-type="string">
            <text:p>PINEDA NAVARRETE EDDY JAVIER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04107469">
            <text:p>1104107469</text:p>
          </table:table-cell>
          <table:table-cell office:value-type="string">
            <text:p>SARANGO GUALAN LUIS ALBERT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121372</text:p>
          </table:table-cell>
          <table:table-cell office:value-type="string">
            <text:p>SALGADO AYALA ANA ROSBINDA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04623754">
            <text:p>1104623754</text:p>
          </table:table-cell>
          <table:table-cell office:value-type="string">
            <text:p>GUALAN SARANGO ANGEL SAMUEL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1720971</text:p>
          </table:table-cell>
          <table:table-cell office:value-type="string">
            <text:p>RAMOS GONZALEZ FRANKLIN JOSUE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A03709201</text:p>
          </table:table-cell>
          <table:table-cell office:value-type="string">
            <text:p>GALDAMEZ POSADA CARLOS ALFRED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552796">
            <text:p>3552796</text:p>
          </table:table-cell>
          <table:table-cell office:value-type="string">
            <text:p>VIDAL TAFUR ADDLER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565457">
            <text:p>3565457</text:p>
          </table:table-cell>
          <table:table-cell office:value-type="string">
            <text:p>VARGAS TENAZOA LIDA NURIA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558799">
            <text:p>3558799</text:p>
          </table:table-cell>
          <table:table-cell office:value-type="string">
            <text:p>MENDOZA HUAMANI JORGE WASHINGTON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061071</text:p>
          </table:table-cell>
          <table:table-cell office:value-type="string">
            <text:p>ORBE FLORES ARLEN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79638">
            <text:p>17579638</text:p>
          </table:table-cell>
          <table:table-cell office:value-type="string">
            <text:p>PARRA DIAZ MAYRA ALEJANDRA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42243">
            <text:p>16642243</text:p>
          </table:table-cell>
          <table:table-cell office:value-type="string">
            <text:p>PALACIO ALEJOS MARLY YOLISBETH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437520">
            <text:p>17437520</text:p>
          </table:table-cell>
          <table:table-cell office:value-type="string">
            <text:p>GONZALEZ URIANA ARQUIMEDES MANUEL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11138901">
            <text:p>1311138901</text:p>
          </table:table-cell>
          <table:table-cell office:value-type="string">
            <text:p>HIDALGO GANCHOZO JOSE ANTONI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04089022">
            <text:p>1104089022</text:p>
          </table:table-cell>
          <table:table-cell office:value-type="string">
            <text:p>CONDOLO ANDRADE VICTOR VALENTIN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C12284172</text:p>
          </table:table-cell>
          <table:table-cell office:value-type="string">
            <text:p>PERDOMO ASTUDILLO ALEXANDER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C4611685</text:p>
          </table:table-cell>
          <table:table-cell office:value-type="string">
            <text:p>TELLO MUÑOZ MILTON CESAR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1300881</text:p>
          </table:table-cell>
          <table:table-cell office:value-type="string">
            <text:p>QUINTERO LOVO GAYLOR MANUEL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3483763">
            <text:p>1003483763</text:p>
          </table:table-cell>
          <table:table-cell office:value-type="string">
            <text:p>INLAGO INUCA EDGAR RENE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111101</text:p>
          </table:table-cell>
          <table:table-cell office:value-type="string">
            <text:p>ARTEAGA GALO ELY JONAI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30636">
            <text:p>630636</text:p>
          </table:table-cell>
          <table:table-cell office:value-type="string">
            <text:p>MORALES MORALES MARIA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1298545</text:p>
          </table:table-cell>
          <table:table-cell office:value-type="string">
            <text:p>BALTODANO RODRIGUEZ CARLOS ARIEL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1301104</text:p>
          </table:table-cell>
          <table:table-cell office:value-type="string">
            <text:p>JARQUIN MORALES DERLING RAMON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04351935">
            <text:p>1104351935</text:p>
          </table:table-cell>
          <table:table-cell office:value-type="string">
            <text:p>GUAILLAS MEDINA JAVIER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C72282052</text:p>
          </table:table-cell>
          <table:table-cell office:value-type="string">
            <text:p>GONZALEZ RAMOS YASSER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1300707</text:p>
          </table:table-cell>
          <table:table-cell office:value-type="string">
            <text:p>DAVILA <text:s/>ALEMAN HENRY LUIS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C30384592</text:p>
          </table:table-cell>
          <table:table-cell office:value-type="string">
            <text:p>VILLANEDA VILLANEDA LIBIA HERMINIA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CC97610357</text:p>
          </table:table-cell>
          <table:table-cell office:value-type="string">
            <text:p>RAMIREZ VILLEGAS WILLIAM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927511">
            <text:p>7927511</text:p>
          </table:table-cell>
          <table:table-cell office:value-type="string">
            <text:p>MORENO GOMEZ LUZ ESTE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70924">
            <text:p>8170924</text:p>
          </table:table-cell>
          <table:table-cell office:value-type="string">
            <text:p>LUCENA AGUILAR JANETTE DEL VALL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33299">
            <text:p>9233299</text:p>
          </table:table-cell>
          <table:table-cell office:value-type="string">
            <text:p>ROA PERNIA DORIS EREN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047398">
            <text:p>11047398</text:p>
          </table:table-cell>
          <table:table-cell office:value-type="string">
            <text:p>MARQUEZ GUTIERREZ MARICELA 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72837">
            <text:p>11372837</text:p>
          </table:table-cell>
          <table:table-cell office:value-type="string">
            <text:p>ESCALONA VIVAS ALAIDO DE JESU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75609">
            <text:p>13675609</text:p>
          </table:table-cell>
          <table:table-cell office:value-type="string">
            <text:p>SAMBRANO MUÑOZ ANA <text:s/>MAR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4096">
            <text:p>16634096</text:p>
          </table:table-cell>
          <table:table-cell office:value-type="string">
            <text:p>SUAREZ PEÑA EUNICE 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914556">
            <text:p>3914556</text:p>
          </table:table-cell>
          <table:table-cell office:value-type="string">
            <text:p>TORRES <text:s/>BELKIS COROMOTO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585938">
            <text:p>4585938</text:p>
          </table:table-cell>
          <table:table-cell office:value-type="string">
            <text:p>DABOIN LLOVERA MIREYA JOSEFIN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942333">
            <text:p>5942333</text:p>
          </table:table-cell>
          <table:table-cell office:value-type="string">
            <text:p>PARRA <text:s/>ROSA LUCI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8167">
            <text:p>10058167</text:p>
          </table:table-cell>
          <table:table-cell office:value-type="string">
            <text:p>BRICEÑO RIVAS OVILIA COROMOTO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200647">
            <text:p>11200647</text:p>
          </table:table-cell>
          <table:table-cell office:value-type="string">
            <text:p>CUELLAR <text:s/>NAVAS NOELIA YAMILET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4450">
            <text:p>11714450</text:p>
          </table:table-cell>
          <table:table-cell office:value-type="string">
            <text:p>GONZALEZ <text:s/>SOCORRO DEL CARMEN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86222">
            <text:p>12486222</text:p>
          </table:table-cell>
          <table:table-cell office:value-type="string">
            <text:p>CARRERO CARRERO JOSE <text:s/>LUIS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46469">
            <text:p>13246469</text:p>
          </table:table-cell>
          <table:table-cell office:value-type="string">
            <text:p>AZUAJE <text:s/>JOSE <text:s/>LUIS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10684">
            <text:p>13910684</text:p>
          </table:table-cell>
          <table:table-cell office:value-type="string">
            <text:p>MENDOZA <text:s/>EDUAR JOSE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96004">
            <text:p>14996004</text:p>
          </table:table-cell>
          <table:table-cell office:value-type="string">
            <text:p>GUTIERREZ GARCIA YOLEIDA JOSEFIN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20759">
            <text:p>15420759</text:p>
          </table:table-cell>
          <table:table-cell office:value-type="string">
            <text:p>VILLAR LARA ARTURO MIGUEL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3893">
            <text:p>16073893</text:p>
          </table:table-cell>
          <table:table-cell office:value-type="string">
            <text:p>AGUILAR GARCIA JOSE <text:s/>ANGEL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49010">
            <text:p>17549010</text:p>
          </table:table-cell>
          <table:table-cell office:value-type="string">
            <text:p>ANGEL <text:s/>SUYIN DEL VALLE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6414">
            <text:p>18116414</text:p>
          </table:table-cell>
          <table:table-cell office:value-type="string">
            <text:p>BALZA VARGAS LISNEY CAROLIN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4155">
            <text:p>18224155</text:p>
          </table:table-cell>
          <table:table-cell office:value-type="string">
            <text:p>JIMENEZ GOMEZ DORIS TOMAS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9549">
            <text:p>18559549</text:p>
          </table:table-cell>
          <table:table-cell office:value-type="string">
            <text:p>PARRA <text:s/>ALEXANDER JOSE 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499434">
            <text:p>3499434</text:p>
          </table:table-cell>
          <table:table-cell office:value-type="string">
            <text:p>QUINTERO CONTRERAS GOLFREDO HUMBERT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3509">
            <text:p>12553509</text:p>
          </table:table-cell>
          <table:table-cell office:value-type="string">
            <text:p>MEDINA RODRIGUEZ LISYET ANUSKI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5821">
            <text:p>12555821</text:p>
          </table:table-cell>
          <table:table-cell office:value-type="string">
            <text:p>PEÑA QUINTERO GLORIA DEL CARMEN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7917">
            <text:p>12837917</text:p>
          </table:table-cell>
          <table:table-cell office:value-type="string">
            <text:p>ALVAREZ MENDOZA RAFAEL ALFONZ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172254">
            <text:p>14172254</text:p>
          </table:table-cell>
          <table:table-cell office:value-type="string">
            <text:p>BENAVENTE CAMUAN JONATHAN JOSE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1012">
            <text:p>14551012</text:p>
          </table:table-cell>
          <table:table-cell office:value-type="string">
            <text:p>HIDALGO MENA HAIRTH 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967131">
            <text:p>15967131</text:p>
          </table:table-cell>
          <table:table-cell office:value-type="string">
            <text:p>PEROZO <text:s/>NEREYDA DEL PILAR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72171">
            <text:p>16372171</text:p>
          </table:table-cell>
          <table:table-cell office:value-type="string">
            <text:p>PEREZ MEJIAS LUZ MILEX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6285">
            <text:p>18046285</text:p>
          </table:table-cell>
          <table:table-cell office:value-type="string">
            <text:p>BERTEL MARQUEZ MARIA YOLEID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39322">
            <text:p>18839322</text:p>
          </table:table-cell>
          <table:table-cell office:value-type="string">
            <text:p>CONTRERAS VILLAMIZAR YENIFER MAR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6753">
            <text:p>18906753</text:p>
          </table:table-cell>
          <table:table-cell office:value-type="string">
            <text:p>CAMEJO MANSILLA MARIA DANIEL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1657">
            <text:p>19191657</text:p>
          </table:table-cell>
          <table:table-cell office:value-type="string">
            <text:p>GARCIAS ANDUEZA YOSELIN DANIEL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3269">
            <text:p>19193269</text:p>
          </table:table-cell>
          <table:table-cell office:value-type="string">
            <text:p>VILLANUEVA BURGOS NERYS YOALY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3297">
            <text:p>19193297</text:p>
          </table:table-cell>
          <table:table-cell office:value-type="string">
            <text:p>PULIDO SILVA MAURIN ANAI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20668">
            <text:p>19620668</text:p>
          </table:table-cell>
          <table:table-cell office:value-type="string">
            <text:p>SANTANA RUIZ LIZZ CAROLIN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00894">
            <text:p>20100894</text:p>
          </table:table-cell>
          <table:table-cell office:value-type="string">
            <text:p>LEO ESPINOZA JENESIS JOSE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01549">
            <text:p>20101549</text:p>
          </table:table-cell>
          <table:table-cell office:value-type="string">
            <text:p>VIEIRA ARIAS FATIMA ELEN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17999">
            <text:p>20517999</text:p>
          </table:table-cell>
          <table:table-cell office:value-type="string">
            <text:p>LOPEZ PALLARES GENESIS ESTEFAN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2433">
            <text:p>20602433</text:p>
          </table:table-cell>
          <table:table-cell office:value-type="string">
            <text:p>LARA CASTILLO AURISMAR 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string">
            <text:p>E-83984076</text:p>
          </table:table-cell>
          <table:table-cell office:value-type="string">
            <text:p>PACHECO <text:s/>LASSO MARIELA 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91880">
            <text:p>9991880</text:p>
          </table:table-cell>
          <table:table-cell office:value-type="string">
            <text:p>RAMIREZ SANTIAGO ELVIS ALFONSO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7077">
            <text:p>9987077</text:p>
          </table:table-cell>
          <table:table-cell office:value-type="string">
            <text:p>DURAN ROJAS AMPARO 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7537">
            <text:p>11187537</text:p>
          </table:table-cell>
          <table:table-cell office:value-type="string">
            <text:p>ZAMBRANO GALLARDO LUZ ELEN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828069">
            <text:p>15828069</text:p>
          </table:table-cell>
          <table:table-cell office:value-type="string">
            <text:p>CALDERON ARAUJO JUAN CARLOS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50972">
            <text:p>17550972</text:p>
          </table:table-cell>
          <table:table-cell office:value-type="string">
            <text:p>ROJAS PEÑA ASDRID SARAHY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00982">
            <text:p>17600982</text:p>
          </table:table-cell>
          <table:table-cell office:value-type="string">
            <text:p>JERDES GONZALEZ DOMNI NAREUBY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226">
            <text:p>18225226</text:p>
          </table:table-cell>
          <table:table-cell office:value-type="string">
            <text:p>RIVAS GALLARDO YURSELIS YONESI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43848">
            <text:p>18543848</text:p>
          </table:table-cell>
          <table:table-cell office:value-type="string">
            <text:p>GRATEROL MORONTA MARIELVIS YULIBETH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44993">
            <text:p>18544993</text:p>
          </table:table-cell>
          <table:table-cell office:value-type="string">
            <text:p>ARROYO FUENTE LIANDRO JOS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68942">
            <text:p>18668942</text:p>
          </table:table-cell>
          <table:table-cell office:value-type="string">
            <text:p>OROZCO FONSECA ISIS OSIRIS COROMOTO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1570">
            <text:p>18771570</text:p>
          </table:table-cell>
          <table:table-cell office:value-type="string">
            <text:p>GONZALEZ DAVILA MARIA ISABEL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1839">
            <text:p>18771839</text:p>
          </table:table-cell>
          <table:table-cell office:value-type="string">
            <text:p>MONTERO CAPIZZO DANIELA VERONIC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44215">
            <text:p>18844215</text:p>
          </table:table-cell>
          <table:table-cell office:value-type="string">
            <text:p>GONZALEZ SEGURA JARLYS ORIMAR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2468">
            <text:p>18772468</text:p>
          </table:table-cell>
          <table:table-cell office:value-type="string">
            <text:p>LAGUNA GALVIS DILMAR DANIEL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7100">
            <text:p>19057100</text:p>
          </table:table-cell>
          <table:table-cell office:value-type="string">
            <text:p>MONTILLA BALZA CHRISTMAR 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52141">
            <text:p>19152141</text:p>
          </table:table-cell>
          <table:table-cell office:value-type="string">
            <text:p>ESPINOZA <text:s/>GONZALEZ RUSMARY <text:s/>MARIUX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87978">
            <text:p>19187978</text:p>
          </table:table-cell>
          <table:table-cell office:value-type="string">
            <text:p>HERNANDEZ LUQUE YOLENNY JOS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8945">
            <text:p>19278945</text:p>
          </table:table-cell>
          <table:table-cell office:value-type="string">
            <text:p>MAYZ MORALES FELIX DANIEL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29546">
            <text:p>19429546</text:p>
          </table:table-cell>
          <table:table-cell office:value-type="string">
            <text:p>CASTILLO CARRILLO VANESSA DEL VALL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30683">
            <text:p>19430683</text:p>
          </table:table-cell>
          <table:table-cell office:value-type="string">
            <text:p>GOMEZ BURGOS YRINA MERCEDES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17929">
            <text:p>19517929</text:p>
          </table:table-cell>
          <table:table-cell office:value-type="string">
            <text:p>ARAQUE BURGOS INGRID AID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1543">
            <text:p>19881543</text:p>
          </table:table-cell>
          <table:table-cell office:value-type="string">
            <text:p>ANDARA JAVITT SUSAN MALEN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57018">
            <text:p>20157018</text:p>
          </table:table-cell>
          <table:table-cell office:value-type="string">
            <text:p>MUÑOZ YEPEZ YENNY GABRIEL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497955">
            <text:p>17497955</text:p>
          </table:table-cell>
          <table:table-cell office:value-type="string">
            <text:p>POLANCO AMAYA ANGGY KATHERIN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70170">
            <text:p>17770170</text:p>
          </table:table-cell>
          <table:table-cell office:value-type="string">
            <text:p>PALENCIA GARCIA VANESSA ANDREIN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476936">
            <text:p>2476936</text:p>
          </table:table-cell>
          <table:table-cell office:value-type="string">
            <text:p>MERCEDES PUERT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532857">
            <text:p>6532857</text:p>
          </table:table-cell>
          <table:table-cell office:value-type="string">
            <text:p>VICTOR JOSE TRIBIÑO VASQU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6494">
            <text:p>12836494</text:p>
          </table:table-cell>
          <table:table-cell office:value-type="string">
            <text:p>MARIA ALBANIA PEREZ SALCED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1289">
            <text:p>19881289</text:p>
          </table:table-cell>
          <table:table-cell office:value-type="string">
            <text:p>DANIELA RODRIGUEZ LOP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3916">
            <text:p>16073916</text:p>
          </table:table-cell>
          <table:table-cell office:value-type="string">
            <text:p>MIGUEL ANGEL PEREZ MONTILL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944712">
            <text:p>17944712</text:p>
          </table:table-cell>
          <table:table-cell office:value-type="string">
            <text:p>LUCELYS YOHELYN JIMEN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71023">
            <text:p>18071023</text:p>
          </table:table-cell>
          <table:table-cell office:value-type="string">
            <text:p>KINBERLY VANESA MERIÑO BRICEÑ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89795">
            <text:p>18289795</text:p>
          </table:table-cell>
          <table:table-cell office:value-type="string">
            <text:p>VILMARY ISABEL NUÑEZ UZCATEGUI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8626">
            <text:p>18558626</text:p>
          </table:table-cell>
          <table:table-cell office:value-type="string">
            <text:p>GUSTAVO ERNESTO SALAZAR GALIND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9763">
            <text:p>18559763</text:p>
          </table:table-cell>
          <table:table-cell office:value-type="string">
            <text:p>JESUS ENRRIQUE RIVAS ORTI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60649">
            <text:p>18560649</text:p>
          </table:table-cell>
          <table:table-cell office:value-type="string">
            <text:p>JORDAN GABRIEL SALAS ARI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69416">
            <text:p>18669416</text:p>
          </table:table-cell>
          <table:table-cell office:value-type="string">
            <text:p>RAUL ALFONSO GUEVARA HERNAND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69978">
            <text:p>18669978</text:p>
          </table:table-cell>
          <table:table-cell office:value-type="string">
            <text:p>LUIS RAMON PERAZA BRICEÑ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2170">
            <text:p>18772170</text:p>
          </table:table-cell>
          <table:table-cell office:value-type="string">
            <text:p>HECTOR MANUEL SUAREZ QUINTER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2310">
            <text:p>18772310</text:p>
          </table:table-cell>
          <table:table-cell office:value-type="string">
            <text:p>MARIA EUGENIA CHIRINOS LEON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2945">
            <text:p>18772945</text:p>
          </table:table-cell>
          <table:table-cell office:value-type="string">
            <text:p>SONIA EMPERATRIZ RIVAS PER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38355">
            <text:p>18838355</text:p>
          </table:table-cell>
          <table:table-cell office:value-type="string">
            <text:p>WOTMARY ARLEMAR VELAZQUEZ BRIT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53593">
            <text:p>18953593</text:p>
          </table:table-cell>
          <table:table-cell office:value-type="string">
            <text:p>JACKSON JOSE CONTRERAS RO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5799">
            <text:p>19055799</text:p>
          </table:table-cell>
          <table:table-cell office:value-type="string">
            <text:p>DERLYS RITA GARCIA JORDAN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6582">
            <text:p>19056582</text:p>
          </table:table-cell>
          <table:table-cell office:value-type="string">
            <text:p>JONATHAN ALEXANDER CORDOB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88458">
            <text:p>19188458</text:p>
          </table:table-cell>
          <table:table-cell office:value-type="string">
            <text:p>ALBA MARINA MORENO MARTIN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4836">
            <text:p>19244836</text:p>
          </table:table-cell>
          <table:table-cell office:value-type="string">
            <text:p>DENYSA DEL VALLE RANGEL MOREN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8991">
            <text:p>19278991</text:p>
          </table:table-cell>
          <table:table-cell office:value-type="string">
            <text:p>YASNEIDY MARIA CASTELLANOS ARAUJ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9014">
            <text:p>19279014</text:p>
          </table:table-cell>
          <table:table-cell office:value-type="string">
            <text:p>MILENA DEL VALLE TORRES MEZ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38324">
            <text:p>19338324</text:p>
          </table:table-cell>
          <table:table-cell office:value-type="string">
            <text:p>ALVANIA CAROLINA GARCIA GONZAL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49937">
            <text:p>19349937</text:p>
          </table:table-cell>
          <table:table-cell office:value-type="string">
            <text:p>DANIELA MARGARITA VALECILLOS BECERR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29116">
            <text:p>19429116</text:p>
          </table:table-cell>
          <table:table-cell office:value-type="string">
            <text:p>ELEANNY MARGARITA PATIÑO BRICEÑ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29790">
            <text:p>19429790</text:p>
          </table:table-cell>
          <table:table-cell office:value-type="string">
            <text:p>ORLYS MAYELA SUAREZ PAREDE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17749">
            <text:p>19517749</text:p>
          </table:table-cell>
          <table:table-cell office:value-type="string">
            <text:p>ANA YULIANY MARTINEZ LIDUEÑ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28588">
            <text:p>19528588</text:p>
          </table:table-cell>
          <table:table-cell office:value-type="string">
            <text:p>MAYRA ALEJANDRA UZCATEGUI RAMO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28695">
            <text:p>19528695</text:p>
          </table:table-cell>
          <table:table-cell office:value-type="string">
            <text:p>JOSE ALIRIO GOMEZ VILLEG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28910">
            <text:p>19528910</text:p>
          </table:table-cell>
          <table:table-cell office:value-type="string">
            <text:p>JORGE ENRIQUE BERRIO RODRIGU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33827">
            <text:p>19533827</text:p>
          </table:table-cell>
          <table:table-cell office:value-type="string">
            <text:p>JORDALYS SARAHY PEREZ LUG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115">
            <text:p>19783115</text:p>
          </table:table-cell>
          <table:table-cell office:value-type="string">
            <text:p>MARIAM DE LOS ANGELES MOLINA VILLAMIZAR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4512">
            <text:p>19784512</text:p>
          </table:table-cell>
          <table:table-cell office:value-type="string">
            <text:p>ROSANGEL DENISSE CAISEAS URDANET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26488">
            <text:p>19826488</text:p>
          </table:table-cell>
          <table:table-cell office:value-type="string">
            <text:p>RORAIMA LIDUSKA MORENO COLMENARE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1138">
            <text:p>20011138</text:p>
          </table:table-cell>
          <table:table-cell office:value-type="string">
            <text:p>MARIA JOSE SEGURA SANCH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1384">
            <text:p>20011384</text:p>
          </table:table-cell>
          <table:table-cell office:value-type="string">
            <text:p>ELISA MARIE MORALES RODRIGU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99732">
            <text:p>20099732</text:p>
          </table:table-cell>
          <table:table-cell office:value-type="string">
            <text:p>YSMARY MILAGROS CASTILLO RIV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00626">
            <text:p>20100626</text:p>
          </table:table-cell>
          <table:table-cell office:value-type="string">
            <text:p>MILQUELLA EVYS BLANCO SUAR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01019">
            <text:p>20101019</text:p>
          </table:table-cell>
          <table:table-cell office:value-type="string">
            <text:p>LLUVIA DE VENUS VELAZQUEZ CORRE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510108">
            <text:p>5510108</text:p>
          </table:table-cell>
          <table:table-cell office:value-type="string">
            <text:p>ZENAIDA VASQUEZ LI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285720">
            <text:p>6285720</text:p>
          </table:table-cell>
          <table:table-cell office:value-type="string">
            <text:p>JUAN DE JESUS LANDA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63038">
            <text:p>12463038</text:p>
          </table:table-cell>
          <table:table-cell office:value-type="string">
            <text:p>YAMILETH DEL CARMEN CONTRERAS PETIT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49579">
            <text:p>14549579</text:p>
          </table:table-cell>
          <table:table-cell office:value-type="string">
            <text:p>AMARILIS DEL VALLE PERNIA CARRILL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4858">
            <text:p>15534858</text:p>
          </table:table-cell>
          <table:table-cell office:value-type="string">
            <text:p>ANYI AYARY SOSA SILV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6980">
            <text:p>18906980</text:p>
          </table:table-cell>
          <table:table-cell office:value-type="string">
            <text:p>NERVIS ESTEBAN PARRA LU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22579">
            <text:p>10722579</text:p>
          </table:table-cell>
          <table:table-cell office:value-type="string">
            <text:p>MARIA LEONOR MILLA MONSALVE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111269">
            <text:p>12111269</text:p>
          </table:table-cell>
          <table:table-cell office:value-type="string">
            <text:p>EVA LUZ ALEXANDRA CHON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6840">
            <text:p>12836840</text:p>
          </table:table-cell>
          <table:table-cell office:value-type="string">
            <text:p>YANNERIS VELAZQUEZ RAMIR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482009">
            <text:p>13482009</text:p>
          </table:table-cell>
          <table:table-cell office:value-type="string">
            <text:p>YARITMA ANDREA PEREZ POLANCO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67795">
            <text:p>14067795</text:p>
          </table:table-cell>
          <table:table-cell office:value-type="string">
            <text:p>YOLIMAR COROMOTO GARCIA MARTIN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3091">
            <text:p>14433091</text:p>
          </table:table-cell>
          <table:table-cell office:value-type="string">
            <text:p>NERIA DEL CARMEN LEAL BECERR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56958">
            <text:p>14756958</text:p>
          </table:table-cell>
          <table:table-cell office:value-type="string">
            <text:p>JOHANA ROSSALY SANCH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3436">
            <text:p>14933436</text:p>
          </table:table-cell>
          <table:table-cell office:value-type="string">
            <text:p>ZENAIDA DEL CARMEN GALVIS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7933">
            <text:p>15537933</text:p>
          </table:table-cell>
          <table:table-cell office:value-type="string">
            <text:p>AMADA DEL VALLE GARCIA DE TERAN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71048">
            <text:p>15671048</text:p>
          </table:table-cell>
          <table:table-cell office:value-type="string">
            <text:p>MILAGRO DEL VALLE PEÑALOZA MORENO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72580">
            <text:p>16372580</text:p>
          </table:table-cell>
          <table:table-cell office:value-type="string">
            <text:p>DELIA ROSA MORLES MONTILL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414894">
            <text:p>16414894</text:p>
          </table:table-cell>
          <table:table-cell office:value-type="string">
            <text:p>YUSMARYS ELIZABETH MOYEG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436530">
            <text:p>16436530</text:p>
          </table:table-cell>
          <table:table-cell office:value-type="string">
            <text:p>LISLEIDY YULIANA MARTINEZ ESCALON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402119">
            <text:p>17402119</text:p>
          </table:table-cell>
          <table:table-cell office:value-type="string">
            <text:p>ANA TERESA SANCH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477">
            <text:p>18225477</text:p>
          </table:table-cell>
          <table:table-cell office:value-type="string">
            <text:p>MARIA ALEXANDRA CERMEÑO HEREDI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982686">
            <text:p>19982686</text:p>
          </table:table-cell>
          <table:table-cell office:value-type="string">
            <text:p>YANET DEL CARMEN PEREZ ESCALON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01383">
            <text:p>20101383</text:p>
          </table:table-cell>
          <table:table-cell office:value-type="string">
            <text:p>LILIANA CAROLINA ALBA VIVAS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2025">
            <text:p>20602025</text:p>
          </table:table-cell>
          <table:table-cell office:value-type="string">
            <text:p>LILICAR ALEJANDRA CASTRO MEND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4601953">
            <text:p>24601953</text:p>
          </table:table-cell>
          <table:table-cell office:value-type="string">
            <text:p>DINA LUZ ALVAREZ DE FERRER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582536">
            <text:p>6582536</text:p>
          </table:table-cell>
          <table:table-cell office:value-type="string">
            <text:p>MARIA LOURDES LOZA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1517">
            <text:p>9261517</text:p>
          </table:table-cell>
          <table:table-cell office:value-type="string">
            <text:p>OLIVIA MARGARITA SANCHEZ TREJ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9902">
            <text:p>10059902</text:p>
          </table:table-cell>
          <table:table-cell office:value-type="string">
            <text:p>DIANA JOSEFINA MORA BURGO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9666">
            <text:p>11189666</text:p>
          </table:table-cell>
          <table:table-cell office:value-type="string">
            <text:p>MARIA SOCORRO CASERES ARRIECH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7249">
            <text:p>11717249</text:p>
          </table:table-cell>
          <table:table-cell office:value-type="string">
            <text:p>GERONIMA DEL CARMEN LAGU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2663">
            <text:p>12202663</text:p>
          </table:table-cell>
          <table:table-cell office:value-type="string">
            <text:p>LUIS ALEXANDER HERNANDEZ SILV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4490">
            <text:p>12204490</text:p>
          </table:table-cell>
          <table:table-cell office:value-type="string">
            <text:p>NELIS BEATRIS SALAZAR CAMARG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485644">
            <text:p>13485644</text:p>
          </table:table-cell>
          <table:table-cell office:value-type="string">
            <text:p>DANNY MARIA PACHECO SEQUE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08714">
            <text:p>15308714</text:p>
          </table:table-cell>
          <table:table-cell office:value-type="string">
            <text:p>ZULAY YESENIA MONTIL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2480">
            <text:p>15462480</text:p>
          </table:table-cell>
          <table:table-cell office:value-type="string">
            <text:p>KEILA NORELYS HERNANDEZ MEJI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89109">
            <text:p>16189109</text:p>
          </table:table-cell>
          <table:table-cell office:value-type="string">
            <text:p>MIRIAN JOSEFINA GAMBOA CABEZ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1733">
            <text:p>18771733</text:p>
          </table:table-cell>
          <table:table-cell office:value-type="string">
            <text:p>CLAUDIA PATRICIA ALVAREZ DE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25274">
            <text:p>19025274</text:p>
          </table:table-cell>
          <table:table-cell office:value-type="string">
            <text:p>DIANKARLA DIOSMATH GONZALEZ MO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3041">
            <text:p>19193041</text:p>
          </table:table-cell>
          <table:table-cell office:value-type="string">
            <text:p>NURIALVI CAROLINA QUINTERO MORE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31518">
            <text:p>4931518</text:p>
          </table:table-cell>
          <table:table-cell office:value-type="string">
            <text:p>JUANA RAMONA SANCHEZ CASTIL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8821">
            <text:p>9988821</text:p>
          </table:table-cell>
          <table:table-cell office:value-type="string">
            <text:p>MARISOL HERIBERTA PEREZ CHIRINO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66549">
            <text:p>10166549</text:p>
          </table:table-cell>
          <table:table-cell office:value-type="string">
            <text:p>MIRIAM ZULAY DELGADO DE VALBUE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72595">
            <text:p>16372595</text:p>
          </table:table-cell>
          <table:table-cell office:value-type="string">
            <text:p>MARISELA DEL CARMEN RANGEL RANGE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8374">
            <text:p>1608374</text:p>
          </table:table-cell>
          <table:table-cell office:value-type="string">
            <text:p>JORGE PASTOR PUERTA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590961">
            <text:p>3590961</text:p>
          </table:table-cell>
          <table:table-cell office:value-type="string">
            <text:p>MARIANO GARCIA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750174">
            <text:p>3750174</text:p>
          </table:table-cell>
          <table:table-cell office:value-type="string">
            <text:p>RAMON DE JESUS TREJO CARBALL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58231">
            <text:p>4258231</text:p>
          </table:table-cell>
          <table:table-cell office:value-type="string">
            <text:p>NUBIA ESMERALDA RONDON DE ARM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63160">
            <text:p>4263160</text:p>
          </table:table-cell>
          <table:table-cell office:value-type="string">
            <text:p>ELIZABETH COROMOTO CASTILLO ORDU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6516">
            <text:p>4926516</text:p>
          </table:table-cell>
          <table:table-cell office:value-type="string">
            <text:p>BENESITA RAMONA MORAL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6734">
            <text:p>4926734</text:p>
          </table:table-cell>
          <table:table-cell office:value-type="string">
            <text:p>RAMONA MARIA BALZA DE RINC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133853">
            <text:p>5133853</text:p>
          </table:table-cell>
          <table:table-cell office:value-type="string">
            <text:p>MIRIAM COROMOTO COLMENAR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601129">
            <text:p>5601129</text:p>
          </table:table-cell>
          <table:table-cell office:value-type="string">
            <text:p>HILDA MARITZA RO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730626">
            <text:p>5730626</text:p>
          </table:table-cell>
          <table:table-cell office:value-type="string">
            <text:p>MARIA MARGARITA ZAMBRANO DE LU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733536">
            <text:p>5733536</text:p>
          </table:table-cell>
          <table:table-cell office:value-type="string">
            <text:p>MARIA INES BU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770781">
            <text:p>5770781</text:p>
          </table:table-cell>
          <table:table-cell office:value-type="string">
            <text:p>FRANCISCA BRICE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785575">
            <text:p>6785575</text:p>
          </table:table-cell>
          <table:table-cell office:value-type="string">
            <text:p>MARIA JOSEFINA GARC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30992">
            <text:p>8130992</text:p>
          </table:table-cell>
          <table:table-cell office:value-type="string">
            <text:p>NANCY DEL SOCORRO REYES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32659">
            <text:p>8132659</text:p>
          </table:table-cell>
          <table:table-cell office:value-type="string">
            <text:p>ROSARIO EDUVIGES FAMA SEVIL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33726">
            <text:p>8133726</text:p>
          </table:table-cell>
          <table:table-cell office:value-type="string">
            <text:p>WOLFGAN GREGORIO GUEVARA BAL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2146">
            <text:p>8142146</text:p>
          </table:table-cell>
          <table:table-cell office:value-type="string">
            <text:p>SAMUEL ENRIQUE VELAZCO ORTI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2745">
            <text:p>8142745</text:p>
          </table:table-cell>
          <table:table-cell office:value-type="string">
            <text:p>CENAIDA RAMONA FERNANDEZ DE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6162">
            <text:p>8146162</text:p>
          </table:table-cell>
          <table:table-cell office:value-type="string">
            <text:p>JOSE HOMERO TRIBIÑO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8422">
            <text:p>8148422</text:p>
          </table:table-cell>
          <table:table-cell office:value-type="string">
            <text:p>ODALIS COROMOTO SABADIEGO URQUIO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9075">
            <text:p>8149075</text:p>
          </table:table-cell>
          <table:table-cell office:value-type="string">
            <text:p>MARY ODALIS AR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71620">
            <text:p>8171620</text:p>
          </table:table-cell>
          <table:table-cell office:value-type="string">
            <text:p>ALIDO TORRES GI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1723">
            <text:p>9181723</text:p>
          </table:table-cell>
          <table:table-cell office:value-type="string">
            <text:p>BLANCA EMMA SOS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1644">
            <text:p>9261644</text:p>
          </table:table-cell>
          <table:table-cell office:value-type="string">
            <text:p>JORGE LUIS MANZANO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1852">
            <text:p>9261852</text:p>
          </table:table-cell>
          <table:table-cell office:value-type="string">
            <text:p>JANCENIO JOSE CAMARGO MOL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2710">
            <text:p>9262710</text:p>
          </table:table-cell>
          <table:table-cell office:value-type="string">
            <text:p>REINALDO EUCLIDES PARED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4372">
            <text:p>9264372</text:p>
          </table:table-cell>
          <table:table-cell office:value-type="string">
            <text:p>EDGAR ENRIQUE RADUAN ME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4984">
            <text:p>9264984</text:p>
          </table:table-cell>
          <table:table-cell office:value-type="string">
            <text:p>BELEN DE LAS MERCEDES LUQUE SERR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5939">
            <text:p>9265939</text:p>
          </table:table-cell>
          <table:table-cell office:value-type="string">
            <text:p>NELLY LUZ CAMACHO BARRIO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6140">
            <text:p>9266140</text:p>
          </table:table-cell>
          <table:table-cell office:value-type="string">
            <text:p>AURA ROSA FLORES DE QUINT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5539">
            <text:p>9365539</text:p>
          </table:table-cell>
          <table:table-cell office:value-type="string">
            <text:p>ANADELY BARRETO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0028">
            <text:p>9380028</text:p>
          </table:table-cell>
          <table:table-cell office:value-type="string">
            <text:p>CARMEN IXORA FUENTES JIMEN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0170">
            <text:p>9380170</text:p>
          </table:table-cell>
          <table:table-cell office:value-type="string">
            <text:p>IRIS MARIELA GAL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1409">
            <text:p>9381409</text:p>
          </table:table-cell>
          <table:table-cell office:value-type="string">
            <text:p>ZOILA ROSA GARRIDO ALZURU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6897">
            <text:p>9386897</text:p>
          </table:table-cell>
          <table:table-cell office:value-type="string">
            <text:p>EGLIS AURORA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7828">
            <text:p>9387828</text:p>
          </table:table-cell>
          <table:table-cell office:value-type="string">
            <text:p>CARMEN HAIDEE RODRIGUEZ PEREI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7873">
            <text:p>9387873</text:p>
          </table:table-cell>
          <table:table-cell office:value-type="string">
            <text:p>YESENIA MARIA MANZANO RIEG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6032">
            <text:p>9986032</text:p>
          </table:table-cell>
          <table:table-cell office:value-type="string">
            <text:p>CATALINA DE JESUS SAEZ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9255">
            <text:p>9989255</text:p>
          </table:table-cell>
          <table:table-cell office:value-type="string">
            <text:p>NALDO JOSE CASTELLANOS BLANC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92248">
            <text:p>9992248</text:p>
          </table:table-cell>
          <table:table-cell office:value-type="string">
            <text:p>JOSE LUIS RODRIGUEZ VILLEG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14980">
            <text:p>10014980</text:p>
          </table:table-cell>
          <table:table-cell office:value-type="string">
            <text:p>MARIA FELIZA MENDOZA ARAG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03459">
            <text:p>10103459</text:p>
          </table:table-cell>
          <table:table-cell office:value-type="string">
            <text:p>RICHAR ALBERTO LARA BARRIO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59558">
            <text:p>10159558</text:p>
          </table:table-cell>
          <table:table-cell office:value-type="string">
            <text:p>XIOMARA GAR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261298">
            <text:p>10261298</text:p>
          </table:table-cell>
          <table:table-cell office:value-type="string">
            <text:p>BEATRIZ COROMOTO ORTEGANO BASTID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55349">
            <text:p>105555349</text:p>
          </table:table-cell>
          <table:table-cell office:value-type="string">
            <text:p>GUILBER AMALIO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7372">
            <text:p>10557372</text:p>
          </table:table-cell>
          <table:table-cell office:value-type="string">
            <text:p>YSOLINA DELA CONSOLACION LUQUE SERR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9203">
            <text:p>10559203</text:p>
          </table:table-cell>
          <table:table-cell office:value-type="string">
            <text:p>GERTRUDIS YULIMAR RAMOS DE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0526">
            <text:p>10560526</text:p>
          </table:table-cell>
          <table:table-cell office:value-type="string">
            <text:p>JOSEFA LACRUZ ALDANA CONTRER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874326">
            <text:p>10874326</text:p>
          </table:table-cell>
          <table:table-cell office:value-type="string">
            <text:p>MARIA MAGALY PEREZ GAR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14519">
            <text:p>11114519</text:p>
          </table:table-cell>
          <table:table-cell office:value-type="string">
            <text:p>CLAUDIA CRISTINA RUI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6547">
            <text:p>11186547</text:p>
          </table:table-cell>
          <table:table-cell office:value-type="string">
            <text:p>LUZMILA DEL VALLE LOPEZ DE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9530">
            <text:p>11189530</text:p>
          </table:table-cell>
          <table:table-cell office:value-type="string">
            <text:p>ROSALBA DEL VALLE SANCHEZ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9707">
            <text:p>11189707</text:p>
          </table:table-cell>
          <table:table-cell office:value-type="string">
            <text:p>NEREIDA DEL REAL OSMA TER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246172">
            <text:p>11246172</text:p>
          </table:table-cell>
          <table:table-cell office:value-type="string">
            <text:p>REINA ADELAIDA VAL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673267">
            <text:p>11673267</text:p>
          </table:table-cell>
          <table:table-cell office:value-type="string">
            <text:p>GLORIA MARIA GELV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2976">
            <text:p>11702976</text:p>
          </table:table-cell>
          <table:table-cell office:value-type="string">
            <text:p>NUBIA DE LOS ANGELES MANZANO ARRIECH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0537">
            <text:p>11710537</text:p>
          </table:table-cell>
          <table:table-cell office:value-type="string">
            <text:p>NELLY JUDITH PAEZ BA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1478">
            <text:p>11711478</text:p>
          </table:table-cell>
          <table:table-cell office:value-type="string">
            <text:p>MARIA DE LOS ANGELES PERDOMO BERRIO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3040">
            <text:p>11713040</text:p>
          </table:table-cell>
          <table:table-cell office:value-type="string">
            <text:p>YAMILEX DEL CARMEN VILLALTA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4861">
            <text:p>11714861</text:p>
          </table:table-cell>
          <table:table-cell office:value-type="string">
            <text:p>CARMEN MIREYA TORRES ARAUJ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6290">
            <text:p>11716290</text:p>
          </table:table-cell>
          <table:table-cell office:value-type="string">
            <text:p>LUZ MARINA AZUAJE QUINT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6738">
            <text:p>11716738</text:p>
          </table:table-cell>
          <table:table-cell office:value-type="string">
            <text:p>TORIBIO RAMON YZARRA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39642">
            <text:p>11839642</text:p>
          </table:table-cell>
          <table:table-cell office:value-type="string">
            <text:p>ANTONIO MARIA GUERRERO MORAL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0238">
            <text:p>12200238</text:p>
          </table:table-cell>
          <table:table-cell office:value-type="string">
            <text:p>YAMILER YANIXA RIVERO AGUI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3129">
            <text:p>12203129</text:p>
          </table:table-cell>
          <table:table-cell office:value-type="string">
            <text:p>ANA NINOSKA ALBARRAN PARED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6072">
            <text:p>12206072</text:p>
          </table:table-cell>
          <table:table-cell office:value-type="string">
            <text:p>JHOANNA ESTHER BUENAÑO MAY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8944">
            <text:p>12208944</text:p>
          </table:table-cell>
          <table:table-cell office:value-type="string">
            <text:p>YAJAIRA YSABEL AQUI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45905">
            <text:p>12545905</text:p>
          </table:table-cell>
          <table:table-cell office:value-type="string">
            <text:p>ARGELIS DEL VALLE RODRIGUEZ PAGO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4425">
            <text:p>12554425</text:p>
          </table:table-cell>
          <table:table-cell office:value-type="string">
            <text:p>MIRIAM COROMOTO FERRER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4727">
            <text:p>12554727</text:p>
          </table:table-cell>
          <table:table-cell office:value-type="string">
            <text:p>EDWING ROLANDO PEÑA ALVAR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6920">
            <text:p>12836920</text:p>
          </table:table-cell>
          <table:table-cell office:value-type="string">
            <text:p>ROSSANA DEL VALLE ALTAMIRANDA FANDI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7133">
            <text:p>12837133</text:p>
          </table:table-cell>
          <table:table-cell office:value-type="string">
            <text:p>MARIA AUXILIADORA PARRA FROIR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8012">
            <text:p>12838012</text:p>
          </table:table-cell>
          <table:table-cell office:value-type="string">
            <text:p>ELISA VIRGINIA VALERO CASTILL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8053">
            <text:p>12838053</text:p>
          </table:table-cell>
          <table:table-cell office:value-type="string">
            <text:p>GERTRUDIS ZULEIMA PADILLA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1468">
            <text:p>13061468</text:p>
          </table:table-cell>
          <table:table-cell office:value-type="string">
            <text:p>JOSE ALBERTO MORONTA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165576">
            <text:p>13165576</text:p>
          </table:table-cell>
          <table:table-cell office:value-type="string">
            <text:p>CAROLINA JOSEFINA RUIZ MED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78735">
            <text:p>13278735</text:p>
          </table:table-cell>
          <table:table-cell office:value-type="string">
            <text:p>MARILYN YANET CAMACHO AGUI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80982">
            <text:p>13280982</text:p>
          </table:table-cell>
          <table:table-cell office:value-type="string">
            <text:p>EGLIS KARINA MOSQUEDA MARQ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00672">
            <text:p>13500672</text:p>
          </table:table-cell>
          <table:table-cell office:value-type="string">
            <text:p>YURAIMA BAL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01421">
            <text:p>13501421</text:p>
          </table:table-cell>
          <table:table-cell office:value-type="string">
            <text:p>DORA YUDITH UYABAN CHIVA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716999">
            <text:p>13716999</text:p>
          </table:table-cell>
          <table:table-cell office:value-type="string">
            <text:p>MAIBE KARINA RODRIGUEZ BLANC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749079">
            <text:p>13749079</text:p>
          </table:table-cell>
          <table:table-cell office:value-type="string">
            <text:p>OGDALY TIBISAY BLANCO LE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2885">
            <text:p>13882885</text:p>
          </table:table-cell>
          <table:table-cell office:value-type="string">
            <text:p>MARIA CAROLINA SAEZ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3980">
            <text:p>13883980</text:p>
          </table:table-cell>
          <table:table-cell office:value-type="string">
            <text:p>ZULAY YELITZA PEÑALOZA MOR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47058">
            <text:p>13947058</text:p>
          </table:table-cell>
          <table:table-cell office:value-type="string">
            <text:p>CARMEN ROSA FRIAS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34096">
            <text:p>14034096</text:p>
          </table:table-cell>
          <table:table-cell office:value-type="string">
            <text:p>LUCIO RAUL ROGELIO MEJIAS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48658">
            <text:p>14048658</text:p>
          </table:table-cell>
          <table:table-cell office:value-type="string">
            <text:p>YENNI YAMILET LORETO MUJIC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112499">
            <text:p>14112499</text:p>
          </table:table-cell>
          <table:table-cell office:value-type="string">
            <text:p>SORAIDA DEL CARMEN GOMEZ CANELON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172982">
            <text:p>14172982</text:p>
          </table:table-cell>
          <table:table-cell office:value-type="string">
            <text:p>ROSELBY DEL VALLE CANELON DE VELASQ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40369">
            <text:p>14340369</text:p>
          </table:table-cell>
          <table:table-cell office:value-type="string">
            <text:p>JOHNNY WISTON VALERO ROM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3510">
            <text:p>14433510</text:p>
          </table:table-cell>
          <table:table-cell office:value-type="string">
            <text:p>JOSE RODRIGO PEÑA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11878">
            <text:p>14711878</text:p>
          </table:table-cell>
          <table:table-cell office:value-type="string">
            <text:p>MARIA MARLENY MONTILLA DE VELASQ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4853">
            <text:p>14864853</text:p>
          </table:table-cell>
          <table:table-cell office:value-type="string">
            <text:p>FELIX RAMON PAR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047570">
            <text:p>15047570</text:p>
          </table:table-cell>
          <table:table-cell office:value-type="string">
            <text:p>FIDELINA DEL CARMEN VEN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75651">
            <text:p>15175651</text:p>
          </table:table-cell>
          <table:table-cell office:value-type="string">
            <text:p>YUSMERY DEL CARMEN PAREDES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30416">
            <text:p>15330416</text:p>
          </table:table-cell>
          <table:table-cell office:value-type="string">
            <text:p>FRANCY LISETH PADILLA JIMEN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4940">
            <text:p>15384940</text:p>
          </table:table-cell>
          <table:table-cell office:value-type="string">
            <text:p>MARGELIS DEL VALLE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2844">
            <text:p>15462844</text:p>
          </table:table-cell>
          <table:table-cell office:value-type="string">
            <text:p>YEILYN YEDILAY FALCON BANDERE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6022">
            <text:p>15536022</text:p>
          </table:table-cell>
          <table:table-cell office:value-type="string">
            <text:p>BISLEDIS AXIOLE ALVARADO DE SAND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6259">
            <text:p>15536259</text:p>
          </table:table-cell>
          <table:table-cell office:value-type="string">
            <text:p>ELIZBETH DEL VALLE CAMARGO FANDI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6931">
            <text:p>15536931</text:p>
          </table:table-cell>
          <table:table-cell office:value-type="string">
            <text:p>YELIS MARITZA ESCOBAR ROND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784075">
            <text:p>15784075</text:p>
          </table:table-cell>
          <table:table-cell office:value-type="string">
            <text:p>YOLIMAR RAMÑREZ DÑVI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829720">
            <text:p>15829720</text:p>
          </table:table-cell>
          <table:table-cell office:value-type="string">
            <text:p>MARIA ISABEL PEÑA QUINT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942471">
            <text:p>15942471</text:p>
          </table:table-cell>
          <table:table-cell office:value-type="string">
            <text:p>JACKELIN DEL CARMEN LAGUNA ROJ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36859">
            <text:p>16136859</text:p>
          </table:table-cell>
          <table:table-cell office:value-type="string">
            <text:p>OLGA YELITZA RODRIGUEZ AMA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71260">
            <text:p>16371260</text:p>
          </table:table-cell>
          <table:table-cell office:value-type="string">
            <text:p>LEOMAR ANTONIO MORENO ZAMBR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15198">
            <text:p>16515198</text:p>
          </table:table-cell>
          <table:table-cell office:value-type="string">
            <text:p>NELLY DEL CARMEN CUEVAS JIMEN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05601">
            <text:p>16605601</text:p>
          </table:table-cell>
          <table:table-cell office:value-type="string">
            <text:p>AURA DE JESUS DIAZ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12886">
            <text:p>16612886</text:p>
          </table:table-cell>
          <table:table-cell office:value-type="string">
            <text:p>YASMIN CORDOBA DELG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45415">
            <text:p>16645415</text:p>
          </table:table-cell>
          <table:table-cell office:value-type="string">
            <text:p>LERVIS CARINEZ PIÑA AGUI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3485">
            <text:p>17203485</text:p>
          </table:table-cell>
          <table:table-cell office:value-type="string">
            <text:p>ZENIA DEL CARMEN ARTEAGA BUST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4344">
            <text:p>17204344</text:p>
          </table:table-cell>
          <table:table-cell office:value-type="string">
            <text:p>ANTHONY MICHAEL TORRES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5376">
            <text:p>17205376</text:p>
          </table:table-cell>
          <table:table-cell office:value-type="string">
            <text:p>ZULMAR KARLINA MONT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5814">
            <text:p>17205814</text:p>
          </table:table-cell>
          <table:table-cell office:value-type="string">
            <text:p>LENNYS DEL REAL CAMARG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0536">
            <text:p>17290536</text:p>
          </table:table-cell>
          <table:table-cell office:value-type="string">
            <text:p>RAMON ALEXANDER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1562">
            <text:p>17291562</text:p>
          </table:table-cell>
          <table:table-cell office:value-type="string">
            <text:p>YAMILET DEL VALLE PADILLA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1956">
            <text:p>17291956</text:p>
          </table:table-cell>
          <table:table-cell office:value-type="string">
            <text:p>ALBERLLY VICTORIA ALVARADO CAMACH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50476">
            <text:p>17550476</text:p>
          </table:table-cell>
          <table:table-cell office:value-type="string">
            <text:p>MARLIN YADIRA CASTRO ME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66153">
            <text:p>17766153</text:p>
          </table:table-cell>
          <table:table-cell office:value-type="string">
            <text:p>ROBERT PORFIRIO GARRIDO FUENT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66546">
            <text:p>17766546</text:p>
          </table:table-cell>
          <table:table-cell office:value-type="string">
            <text:p>GENARO ANTONIO CARMONA PEÑ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840655">
            <text:p>17840655</text:p>
          </table:table-cell>
          <table:table-cell office:value-type="string">
            <text:p>DAYCELIS ROSALI RAMIREZ COELL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989207">
            <text:p>17989207</text:p>
          </table:table-cell>
          <table:table-cell office:value-type="string">
            <text:p>YANETH COROMOTO MORENO BERRIO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6152">
            <text:p>18046152</text:p>
          </table:table-cell>
          <table:table-cell office:value-type="string">
            <text:p>REIMUNDO <text:s/>DIAZ VILLARRO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7224">
            <text:p>18907224</text:p>
          </table:table-cell>
          <table:table-cell office:value-type="string">
            <text:p>AMANDA MARIA POLANCO MOR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7579">
            <text:p>18907579</text:p>
          </table:table-cell>
          <table:table-cell office:value-type="string">
            <text:p>ROBERTH WILMAR CES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69877">
            <text:p>19069877</text:p>
          </table:table-cell>
          <table:table-cell office:value-type="string">
            <text:p>ARIANET DEL CARMEN VILLADIEGO TO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1209">
            <text:p>19191209</text:p>
          </table:table-cell>
          <table:table-cell office:value-type="string">
            <text:p>DEYBI YOVANNY PADILLA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4127">
            <text:p>19244127</text:p>
          </table:table-cell>
          <table:table-cell office:value-type="string">
            <text:p>MIGUEL ALFREDO FUENTES BEHAIN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80810">
            <text:p>19280810</text:p>
          </table:table-cell>
          <table:table-cell office:value-type="string">
            <text:p>NATHALY ROSSANA CASTRO TAP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29897">
            <text:p>19429897</text:p>
          </table:table-cell>
          <table:table-cell office:value-type="string">
            <text:p>YULEIMA LILIBETH OROZCO RANG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17917">
            <text:p>19517917</text:p>
          </table:table-cell>
          <table:table-cell office:value-type="string">
            <text:p>MELVIN MAYRELIN GARCES SARMIENT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3097">
            <text:p>19613097</text:p>
          </table:table-cell>
          <table:table-cell office:value-type="string">
            <text:p>MARY TRINI JARA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9135">
            <text:p>19619135</text:p>
          </table:table-cell>
          <table:table-cell office:value-type="string">
            <text:p>LUIS ORLANDO FUENTES VE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9807">
            <text:p>19619807</text:p>
          </table:table-cell>
          <table:table-cell office:value-type="string">
            <text:p>DEXI REBECA GUEVARA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20978">
            <text:p>19620978</text:p>
          </table:table-cell>
          <table:table-cell office:value-type="string">
            <text:p>ROSANNY CAROLINA GARRIDO ROM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32963">
            <text:p>19732963</text:p>
          </table:table-cell>
          <table:table-cell office:value-type="string">
            <text:p>SILVIA PATRICIA GAINZA LE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707">
            <text:p>19783707</text:p>
          </table:table-cell>
          <table:table-cell office:value-type="string">
            <text:p>CARMEN MORAIMA GARCIAS MONAG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976562">
            <text:p>19976562</text:p>
          </table:table-cell>
          <table:table-cell office:value-type="string">
            <text:p>COROMOTO OSORIO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387692">
            <text:p>20387692</text:p>
          </table:table-cell>
          <table:table-cell office:value-type="string">
            <text:p>MAGALY ALEXANDRA MENESES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17509">
            <text:p>20517509</text:p>
          </table:table-cell>
          <table:table-cell office:value-type="string">
            <text:p>YOEL ALEJANDRO LOBO GAR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99292">
            <text:p>20599292</text:p>
          </table:table-cell>
          <table:table-cell office:value-type="string">
            <text:p>LUIS ALFREDO VELA LANDAE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99721">
            <text:p>20599721</text:p>
          </table:table-cell>
          <table:table-cell office:value-type="string">
            <text:p>YESENIA ANDREINA PARTIDA CUEL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2685">
            <text:p>20602685</text:p>
          </table:table-cell>
          <table:table-cell office:value-type="string">
            <text:p>MONICA DEL CARMEN ATENCIA ME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965038">
            <text:p>20965038</text:p>
          </table:table-cell>
          <table:table-cell office:value-type="string">
            <text:p>KARLA ZULAY BENCOMO CARMO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145452">
            <text:p>21145452</text:p>
          </table:table-cell>
          <table:table-cell office:value-type="string">
            <text:p>YUSNEY YULAY RONDON TIR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167845">
            <text:p>21167845</text:p>
          </table:table-cell>
          <table:table-cell office:value-type="string">
            <text:p>YUSMARI YASELI CAMARGO SILV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684588">
            <text:p>22684588</text:p>
          </table:table-cell>
          <table:table-cell office:value-type="string">
            <text:p>NURIS ISABEL GONZALEZ VILLALB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64457">
            <text:p>23164457</text:p>
          </table:table-cell>
          <table:table-cell office:value-type="string">
            <text:p>JOAQUIN GARZON OROSTEGUI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76015">
            <text:p>23176015</text:p>
          </table:table-cell>
          <table:table-cell office:value-type="string">
            <text:p>YALILE CARRERA PULI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6966">
            <text:p>4926966</text:p>
          </table:table-cell>
          <table:table-cell office:value-type="string">
            <text:p>ELIZABETH ME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384396">
            <text:p>6384396</text:p>
          </table:table-cell>
          <table:table-cell office:value-type="string">
            <text:p>CESAR AUGUSTO MARTINEZ CURRITIH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434775">
            <text:p>6434775</text:p>
          </table:table-cell>
          <table:table-cell office:value-type="string">
            <text:p>ANA YSABEL HERNANDEZ DE GARCI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31199">
            <text:p>8131199</text:p>
          </table:table-cell>
          <table:table-cell office:value-type="string">
            <text:p>ALFONZO RAFAEL TORRES NIET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721505">
            <text:p>8721505</text:p>
          </table:table-cell>
          <table:table-cell office:value-type="string">
            <text:p>ELENA DEL CARMEN ANDARA DE ALBARRA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2789">
            <text:p>9262789</text:p>
          </table:table-cell>
          <table:table-cell office:value-type="string">
            <text:p>HERMELINDA DEL CARMEN JIMENEZ DE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3550">
            <text:p>9363550</text:p>
          </table:table-cell>
          <table:table-cell office:value-type="string">
            <text:p>JULIAN RAMON LOPEZ MOR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5949">
            <text:p>9365949</text:p>
          </table:table-cell>
          <table:table-cell office:value-type="string">
            <text:p>VICTORIANO ANGULO SOS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417131">
            <text:p>9417131</text:p>
          </table:table-cell>
          <table:table-cell office:value-type="string">
            <text:p>REYNA OSMALY LEON DE LINAR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3833">
            <text:p>9983833</text:p>
          </table:table-cell>
          <table:table-cell office:value-type="string">
            <text:p>LUZ DEL VALLE TRUJILLO HERNA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6122">
            <text:p>9986122</text:p>
          </table:table-cell>
          <table:table-cell office:value-type="string">
            <text:p>REINA CONSUELO CAMACH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8167">
            <text:p>9988167</text:p>
          </table:table-cell>
          <table:table-cell office:value-type="string">
            <text:p>ULICER HANAN LARES RIV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8974">
            <text:p>10058974</text:p>
          </table:table-cell>
          <table:table-cell office:value-type="string">
            <text:p>ANA DELFINA DELGADO MOLLETON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9707">
            <text:p>10059707</text:p>
          </table:table-cell>
          <table:table-cell office:value-type="string">
            <text:p>DULCE MARIA HERNANDEZ PIMENTEL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95717">
            <text:p>10095717</text:p>
          </table:table-cell>
          <table:table-cell office:value-type="string">
            <text:p>YEIZA MASSIEL HERNA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9131">
            <text:p>10559131</text:p>
          </table:table-cell>
          <table:table-cell office:value-type="string">
            <text:p>ZORAIDA DEL CARMEN MED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8061">
            <text:p>11188061</text:p>
          </table:table-cell>
          <table:table-cell office:value-type="string">
            <text:p>GRISBORY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3985">
            <text:p>11713985</text:p>
          </table:table-cell>
          <table:table-cell office:value-type="string">
            <text:p>JOSE RAFAEL QUINTANA ROM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4796">
            <text:p>11714796</text:p>
          </table:table-cell>
          <table:table-cell office:value-type="string">
            <text:p>DILIA DEL PILAR PAREDES PEÑ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64318">
            <text:p>12464318</text:p>
          </table:table-cell>
          <table:table-cell office:value-type="string">
            <text:p>FRONILDE CO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1972">
            <text:p>12551972</text:p>
          </table:table-cell>
          <table:table-cell office:value-type="string">
            <text:p>INGRID MIGDALIS VIZCAYA GALLARD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8259">
            <text:p>12838259</text:p>
          </table:table-cell>
          <table:table-cell office:value-type="string">
            <text:p>MIRTHA MARGARITA PEREZ SOLI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1513">
            <text:p>13061513</text:p>
          </table:table-cell>
          <table:table-cell office:value-type="string">
            <text:p>HENRRY ALONZO JIMENEZ APONT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2692">
            <text:p>13212692</text:p>
          </table:table-cell>
          <table:table-cell office:value-type="string">
            <text:p>MARIA ELENA ROA FERNA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80951">
            <text:p>13280951</text:p>
          </table:table-cell>
          <table:table-cell office:value-type="string">
            <text:p>YNDIRA JOSEFINA CHIRINO POLANC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01701">
            <text:p>13501701</text:p>
          </table:table-cell>
          <table:table-cell office:value-type="string">
            <text:p>FRANCISCO JAVIER PACHEC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92188">
            <text:p>13592188</text:p>
          </table:table-cell>
          <table:table-cell office:value-type="string">
            <text:p>MIRIAN DEL CARMEN GARC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22886">
            <text:p>13822886</text:p>
          </table:table-cell>
          <table:table-cell office:value-type="string">
            <text:p>RUBEN BERRIO WILCH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3922">
            <text:p>13883922</text:p>
          </table:table-cell>
          <table:table-cell office:value-type="string">
            <text:p>DARLYN SILEYDA GARRIDO GUEVAR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205682">
            <text:p>14205682</text:p>
          </table:table-cell>
          <table:table-cell office:value-type="string">
            <text:p>HECTOR JOSE FERNANDEZ JIMEN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259388">
            <text:p>14259388</text:p>
          </table:table-cell>
          <table:table-cell office:value-type="string">
            <text:p>FELICITA LOBO MO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3640">
            <text:p>14433640</text:p>
          </table:table-cell>
          <table:table-cell office:value-type="string">
            <text:p>ANA LUCIA CONTRERAS TRIVIÑ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62303">
            <text:p>14662303</text:p>
          </table:table-cell>
          <table:table-cell office:value-type="string">
            <text:p>LUCIO YSAIAS PAIVA OROPEZ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14027">
            <text:p>14814027</text:p>
          </table:table-cell>
          <table:table-cell office:value-type="string">
            <text:p>ERNESTO RAFAEL ROJAS FALCO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4379">
            <text:p>14864379</text:p>
          </table:table-cell>
          <table:table-cell office:value-type="string">
            <text:p>ISABEL AMERICA DIAZ GRISMA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10481">
            <text:p>15210481</text:p>
          </table:table-cell>
          <table:table-cell office:value-type="string">
            <text:p>GREYDIS YUSDAY RODRIGUEZ PRAD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3272">
            <text:p>15383272</text:p>
          </table:table-cell>
          <table:table-cell office:value-type="string">
            <text:p>ALICIA DEL CARMEN TORREYES CAST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27679">
            <text:p>16127679</text:p>
          </table:table-cell>
          <table:table-cell office:value-type="string">
            <text:p>NEIDYS CAROLINA RAMIREZ QUINT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788914">
            <text:p>16788914</text:p>
          </table:table-cell>
          <table:table-cell office:value-type="string">
            <text:p>MILEIDY RAMONA ROBLES ROBL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014824">
            <text:p>17014824</text:p>
          </table:table-cell>
          <table:table-cell office:value-type="string">
            <text:p>JOHANA COROMOTO SOLARTE RIVA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45107">
            <text:p>17245107</text:p>
          </table:table-cell>
          <table:table-cell office:value-type="string">
            <text:p>MARIA SOLEDAD RODRIGUEZ MOREN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49822">
            <text:p>17549822</text:p>
          </table:table-cell>
          <table:table-cell office:value-type="string">
            <text:p>JOHANNA ANDREINA ZAMUDIA GODOY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60813">
            <text:p>17660813</text:p>
          </table:table-cell>
          <table:table-cell office:value-type="string">
            <text:p>ADELSON ENRIQUE BOLAÑO GUANCH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60927">
            <text:p>17660927</text:p>
          </table:table-cell>
          <table:table-cell office:value-type="string">
            <text:p>YUSMARY DAIRY ESCALONA SILVEIR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89306">
            <text:p>18689306</text:p>
          </table:table-cell>
          <table:table-cell office:value-type="string">
            <text:p>ANA ROSA LOPEZ BETANCOURT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39579">
            <text:p>18839579</text:p>
          </table:table-cell>
          <table:table-cell office:value-type="string">
            <text:p>YOHANA JOSEFINA SANTA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7669">
            <text:p>18907669</text:p>
          </table:table-cell>
          <table:table-cell office:value-type="string">
            <text:p>YORBIN DELANEY GAMBOA BAD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7684">
            <text:p>18907684</text:p>
          </table:table-cell>
          <table:table-cell office:value-type="string">
            <text:p>JESUS RAFAEL ARMADA ARAUJ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7744">
            <text:p>18907744</text:p>
          </table:table-cell>
          <table:table-cell office:value-type="string">
            <text:p>HECTOR JOSE LOPEZ BETANCOURT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72677">
            <text:p>18972677</text:p>
          </table:table-cell>
          <table:table-cell office:value-type="string">
            <text:p>LIBYS DE LOS ANGELES MEDRANO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6376">
            <text:p>19056376</text:p>
          </table:table-cell>
          <table:table-cell office:value-type="string">
            <text:p>YADELSY YASMIN MENDEZ MARTIN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69609">
            <text:p>19069609</text:p>
          </table:table-cell>
          <table:table-cell office:value-type="string">
            <text:p>BELKIM CAROLINA RODRIGUEZ TORR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49243">
            <text:p>19349243</text:p>
          </table:table-cell>
          <table:table-cell office:value-type="string">
            <text:p>ROSA <text:s/>MARBELIS MATERAN CAST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49375">
            <text:p>19349375</text:p>
          </table:table-cell>
          <table:table-cell office:value-type="string">
            <text:p>EDGAR JOSE SANTA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9341">
            <text:p>19619341</text:p>
          </table:table-cell>
          <table:table-cell office:value-type="string">
            <text:p>CRISANTO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9848">
            <text:p>19619848</text:p>
          </table:table-cell>
          <table:table-cell office:value-type="string">
            <text:p>CARLOS YASMANY PERALTA PIÑ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26238">
            <text:p>19826238</text:p>
          </table:table-cell>
          <table:table-cell office:value-type="string">
            <text:p>MARIA DANIELA VAL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0943">
            <text:p>20600943</text:p>
          </table:table-cell>
          <table:table-cell office:value-type="string">
            <text:p>EDBERG JOHAN ORTIZ MOR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2479">
            <text:p>20602479</text:p>
          </table:table-cell>
          <table:table-cell office:value-type="string">
            <text:p>FRANKLIN OMAR VELAZQUEZ AGUILA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869307">
            <text:p>20869307</text:p>
          </table:table-cell>
          <table:table-cell office:value-type="string">
            <text:p>WINTON ELIAS MONTERROSA ZAPAT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963337">
            <text:p>20963337</text:p>
          </table:table-cell>
          <table:table-cell office:value-type="string">
            <text:p>KAREN ROELIS MANZANILLA CARBA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282152">
            <text:p>21282152</text:p>
          </table:table-cell>
          <table:table-cell office:value-type="string">
            <text:p>YONATAN DANIEL PALENCIA TOVA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794008">
            <text:p>21794008</text:p>
          </table:table-cell>
          <table:table-cell office:value-type="string">
            <text:p>RAFAEL GARCIA ALVARAD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684831">
            <text:p>22684831</text:p>
          </table:table-cell>
          <table:table-cell office:value-type="string">
            <text:p>FABIOLA EDID ANTE VALENCI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983663">
            <text:p>22983663</text:p>
          </table:table-cell>
          <table:table-cell office:value-type="string">
            <text:p>LEINER EDJIMAR OJEDA BAD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66214">
            <text:p>23166214</text:p>
          </table:table-cell>
          <table:table-cell office:value-type="string">
            <text:p>HERMENCIA CORDOB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916981">
            <text:p>3916981</text:p>
          </table:table-cell>
          <table:table-cell office:value-type="string">
            <text:p>MARBI COROMOTO PUERT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607843">
            <text:p>4607843</text:p>
          </table:table-cell>
          <table:table-cell office:value-type="string">
            <text:p>MIGUEL SEGUNDO HENRIQ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212286">
            <text:p>5212286</text:p>
          </table:table-cell>
          <table:table-cell office:value-type="string">
            <text:p>NILDE DEL VALLE SANABR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338136">
            <text:p>6338136</text:p>
          </table:table-cell>
          <table:table-cell office:value-type="string">
            <text:p>GERONIMA ANTONIA CAÑIZALEZ VARG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582630">
            <text:p>6582630</text:p>
          </table:table-cell>
          <table:table-cell office:value-type="string">
            <text:p>JORGE GARCIA ARROY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648130">
            <text:p>7648130</text:p>
          </table:table-cell>
          <table:table-cell office:value-type="string">
            <text:p>JULIO DE JESUS GUERRERO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9828">
            <text:p>8149828</text:p>
          </table:table-cell>
          <table:table-cell office:value-type="string">
            <text:p>LUIS ENRIQUE MEZ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4906">
            <text:p>9184906</text:p>
          </table:table-cell>
          <table:table-cell office:value-type="string">
            <text:p>LINO MORA MOR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41456">
            <text:p>9241456</text:p>
          </table:table-cell>
          <table:table-cell office:value-type="string">
            <text:p>YUDITH ESPERANZA VARGAS RUI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52996">
            <text:p>9252996</text:p>
          </table:table-cell>
          <table:table-cell office:value-type="string">
            <text:p>MARTIN FELICIANO DAVILA ESCORCH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54503">
            <text:p>9254503</text:p>
          </table:table-cell>
          <table:table-cell office:value-type="string">
            <text:p>CHIQUINQUIRA DEL ROSARIO PALACIO GARC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6383">
            <text:p>9266383</text:p>
          </table:table-cell>
          <table:table-cell office:value-type="string">
            <text:p>MIGUEL ANGEL MARTINEZ DAVIL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7837">
            <text:p>9267837</text:p>
          </table:table-cell>
          <table:table-cell office:value-type="string">
            <text:p>ARGENIS JOSE CARDENAS RODRIG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9037">
            <text:p>9269037</text:p>
          </table:table-cell>
          <table:table-cell office:value-type="string">
            <text:p>CIRIA GILBERTA SOLI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4846">
            <text:p>9384846</text:p>
          </table:table-cell>
          <table:table-cell office:value-type="string">
            <text:p>WUILFREDO JOSE RAMIREZ LA CRU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8505">
            <text:p>9388505</text:p>
          </table:table-cell>
          <table:table-cell office:value-type="string">
            <text:p>GREGORIO APOLINAR GUE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8557">
            <text:p>9388557</text:p>
          </table:table-cell>
          <table:table-cell office:value-type="string">
            <text:p>GABRIEL OSORIO QUINTE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9872">
            <text:p>9389872</text:p>
          </table:table-cell>
          <table:table-cell office:value-type="string">
            <text:p>ENEIDA CONSUELO CAST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591665">
            <text:p>9591665</text:p>
          </table:table-cell>
          <table:table-cell office:value-type="string">
            <text:p>PEDRO GUSTAVO ROJAS SILV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4828">
            <text:p>9984828</text:p>
          </table:table-cell>
          <table:table-cell office:value-type="string">
            <text:p>LUZ MARINA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2487">
            <text:p>10052487</text:p>
          </table:table-cell>
          <table:table-cell office:value-type="string">
            <text:p>JOSE ALBERTO MATUT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4976">
            <text:p>10054976</text:p>
          </table:table-cell>
          <table:table-cell office:value-type="string">
            <text:p>JOSE ANTONIO ALVA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7975">
            <text:p>10057975</text:p>
          </table:table-cell>
          <table:table-cell office:value-type="string">
            <text:p>ORLANDO ANTONIO BRITO <text:s/>YEPE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95717">
            <text:p>10095717</text:p>
          </table:table-cell>
          <table:table-cell office:value-type="string">
            <text:p>YEIZA MASSIEL HERNA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06265">
            <text:p>10106265</text:p>
          </table:table-cell>
          <table:table-cell office:value-type="string">
            <text:p>CARMEN ALICIA URBINA DE FERNA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30941">
            <text:p>10130941</text:p>
          </table:table-cell>
          <table:table-cell office:value-type="string">
            <text:p>LELIS RAMÑN MUÑO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378919">
            <text:p>10378919</text:p>
          </table:table-cell>
          <table:table-cell office:value-type="string">
            <text:p>YSMELDA PERNIA VER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29902">
            <text:p>10529902</text:p>
          </table:table-cell>
          <table:table-cell office:value-type="string">
            <text:p>MIGUEL ANGEL GUAIQUIRIM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5975">
            <text:p>10555975</text:p>
          </table:table-cell>
          <table:table-cell office:value-type="string">
            <text:p>JACQUELINE MILAGROS RODRIGUEZ BUITRAG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7012">
            <text:p>10557012</text:p>
          </table:table-cell>
          <table:table-cell office:value-type="string">
            <text:p>ALCADIO ENRIQUE BRICEÑO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0212">
            <text:p>10560212</text:p>
          </table:table-cell>
          <table:table-cell office:value-type="string">
            <text:p>MIGUEL ROMEO MOLI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2517">
            <text:p>10562517</text:p>
          </table:table-cell>
          <table:table-cell office:value-type="string">
            <text:p>VICTORIANA RODRIG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4963">
            <text:p>10564963</text:p>
          </table:table-cell>
          <table:table-cell office:value-type="string">
            <text:p>SERGIA VIDALIA PAREDES VILOR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875908">
            <text:p>10875908</text:p>
          </table:table-cell>
          <table:table-cell office:value-type="string">
            <text:p>LUIS ANTONIO CONTRERAS MOLI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1609">
            <text:p>11191609</text:p>
          </table:table-cell>
          <table:table-cell office:value-type="string">
            <text:p>ANTONIO <text:s/>MARIA MEJI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1738">
            <text:p>11191738</text:p>
          </table:table-cell>
          <table:table-cell office:value-type="string">
            <text:p>ARCADIO RODOLFO PAREDE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3459">
            <text:p>11193459</text:p>
          </table:table-cell>
          <table:table-cell office:value-type="string">
            <text:p>NELSON OSORIO QUINTE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4762">
            <text:p>11194762</text:p>
          </table:table-cell>
          <table:table-cell office:value-type="string">
            <text:p>ZAIDA DOLORES CARVAJAL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71948">
            <text:p>11371948</text:p>
          </table:table-cell>
          <table:table-cell office:value-type="string">
            <text:p>MARIA EDUVINA MARQUEZ MARQ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74614">
            <text:p>11374614</text:p>
          </table:table-cell>
          <table:table-cell office:value-type="string">
            <text:p>LUZ DEL VALLE COLMENARE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95128">
            <text:p>11395128</text:p>
          </table:table-cell>
          <table:table-cell office:value-type="string">
            <text:p>ABRAHAN DIONISIO MATUT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98156">
            <text:p>11398156</text:p>
          </table:table-cell>
          <table:table-cell office:value-type="string">
            <text:p>CARMEN RAMONA VALERO JIMEN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402661">
            <text:p>11402661</text:p>
          </table:table-cell>
          <table:table-cell office:value-type="string">
            <text:p>CARMEN MARIBEL VILLEGAS ORELLA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506063">
            <text:p>11506063</text:p>
          </table:table-cell>
          <table:table-cell office:value-type="string">
            <text:p>BETTI ALICIA VALERO CASTILL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0086">
            <text:p>11710086</text:p>
          </table:table-cell>
          <table:table-cell office:value-type="string">
            <text:p>MIREYA DEL CARMEN GARC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3645">
            <text:p>11713645</text:p>
          </table:table-cell>
          <table:table-cell office:value-type="string">
            <text:p>WUILLIAM OSORIO QUINTE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7061">
            <text:p>11717061</text:p>
          </table:table-cell>
          <table:table-cell office:value-type="string">
            <text:p>JOSE SENON LINARES BRACAMONT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089353">
            <text:p>12089353</text:p>
          </table:table-cell>
          <table:table-cell office:value-type="string">
            <text:p>JOSE ADELIS AGUILAR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0616">
            <text:p>12200616</text:p>
          </table:table-cell>
          <table:table-cell office:value-type="string">
            <text:p>TEOFILA DEL CARMEN BASTIDAS YAN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6156">
            <text:p>12206156</text:p>
          </table:table-cell>
          <table:table-cell office:value-type="string">
            <text:p>YENIXE DEL VALLE CANALES GARC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7711">
            <text:p>12207711</text:p>
          </table:table-cell>
          <table:table-cell office:value-type="string">
            <text:p>BELKIS MARIA FERNANDEZ <text:s/>DE SANTIAG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39485">
            <text:p>12239485</text:p>
          </table:table-cell>
          <table:table-cell office:value-type="string">
            <text:p>MIREYA FERNANDEZ FERNA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40878">
            <text:p>12240878</text:p>
          </table:table-cell>
          <table:table-cell office:value-type="string">
            <text:p>RANDY <text:s/>JAVIER PINEDA <text:s/>ALMEID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8761">
            <text:p>12838761</text:p>
          </table:table-cell>
          <table:table-cell office:value-type="string">
            <text:p>YULEMAR SHLEY ARTAHONA MARTIN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3225">
            <text:p>13063225</text:p>
          </table:table-cell>
          <table:table-cell office:value-type="string">
            <text:p>JOSE ALEXANDER GARCIA CASTAÑED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2858">
            <text:p>13212858</text:p>
          </table:table-cell>
          <table:table-cell office:value-type="string">
            <text:p>NAUDY <text:s/>MOLINA SOS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80786">
            <text:p>13280786</text:p>
          </table:table-cell>
          <table:table-cell office:value-type="string">
            <text:p>CARLOS AUGUSTO TORO SANCH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499817">
            <text:p>13499817</text:p>
          </table:table-cell>
          <table:table-cell office:value-type="string">
            <text:p>LILIAN DEL CARMEN DUGARTE ARAQU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83522">
            <text:p>13683522</text:p>
          </table:table-cell>
          <table:table-cell office:value-type="string">
            <text:p>LINDOMAR GALLARDO <text:s/>LEON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31805">
            <text:p>13831805</text:p>
          </table:table-cell>
          <table:table-cell office:value-type="string">
            <text:p>JEAN CARLOS CONTRERAS MOLI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2115">
            <text:p>13882115</text:p>
          </table:table-cell>
          <table:table-cell office:value-type="string">
            <text:p>CARMEN LUISA DELGADO VELAZQ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3870">
            <text:p>13883870</text:p>
          </table:table-cell>
          <table:table-cell office:value-type="string">
            <text:p>ZAIDA CONSUELO QUINTE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3910">
            <text:p>13883910</text:p>
          </table:table-cell>
          <table:table-cell office:value-type="string">
            <text:p>OMAIRA DEL CARMEN BRICEÑO GIL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251012">
            <text:p>14251012</text:p>
          </table:table-cell>
          <table:table-cell office:value-type="string">
            <text:p>RONNY DEL SOCORRO ESPINOZA LOP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259345">
            <text:p>14259345</text:p>
          </table:table-cell>
          <table:table-cell office:value-type="string">
            <text:p>ARELIS RAMIREZ FERNA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41875">
            <text:p>14341875</text:p>
          </table:table-cell>
          <table:table-cell office:value-type="string">
            <text:p>RAFAEL DOMINGO ALVARADO MEJI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3014">
            <text:p>14433014</text:p>
          </table:table-cell>
          <table:table-cell office:value-type="string">
            <text:p>FATIMA DE LA PAZ LOPEZ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4760">
            <text:p>14434760</text:p>
          </table:table-cell>
          <table:table-cell office:value-type="string">
            <text:p>GRACIELA DEL CARMEN LUNA BRICEÑ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70201">
            <text:p>14570201</text:p>
          </table:table-cell>
          <table:table-cell office:value-type="string">
            <text:p>TANIA DEL VALLE ARO GONZAL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43408">
            <text:p>14743408</text:p>
          </table:table-cell>
          <table:table-cell office:value-type="string">
            <text:p>YOANIS ABONIA DE LAGU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5093">
            <text:p>14865093</text:p>
          </table:table-cell>
          <table:table-cell office:value-type="string">
            <text:p>DILIA <text:s/>ROSA TORREZ DE PANQUEV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5274">
            <text:p>14865274</text:p>
          </table:table-cell>
          <table:table-cell office:value-type="string">
            <text:p>OSCAR OSWALDO ORTIZ BETANCOURT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5275">
            <text:p>14865275</text:p>
          </table:table-cell>
          <table:table-cell office:value-type="string">
            <text:p>NEILA ESPERANZA ORTIZ BETANCOURT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70059">
            <text:p>15270059</text:p>
          </table:table-cell>
          <table:table-cell office:value-type="string">
            <text:p>NANCI JOSEFINA FARIA ALVARAD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08616">
            <text:p>15308616</text:p>
          </table:table-cell>
          <table:table-cell office:value-type="string">
            <text:p>GERONIMA DEL VALLE VALERO JIMEN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30935">
            <text:p>15330935</text:p>
          </table:table-cell>
          <table:table-cell office:value-type="string">
            <text:p>EJILDA NAILET PEREZ <text:s/>GOM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50804">
            <text:p>15350804</text:p>
          </table:table-cell>
          <table:table-cell office:value-type="string">
            <text:p>ELIBETH DEL CARMEN COLMENARES CONTRER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4661">
            <text:p>15384661</text:p>
          </table:table-cell>
          <table:table-cell office:value-type="string">
            <text:p>DENNIS COROMOTO MENDOZ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828250">
            <text:p>15828250</text:p>
          </table:table-cell>
          <table:table-cell office:value-type="string">
            <text:p>NORMA DEL CARMEN ROMERO ME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828507">
            <text:p>15828507</text:p>
          </table:table-cell>
          <table:table-cell office:value-type="string">
            <text:p>LISBETH ESPERANZA GARCIA ROJ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89867">
            <text:p>16189867</text:p>
          </table:table-cell>
          <table:table-cell office:value-type="string">
            <text:p>MARIA VERONICA MORENO BASTID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4823">
            <text:p>16634823</text:p>
          </table:table-cell>
          <table:table-cell office:value-type="string">
            <text:p>YIN RAFAELA COLMENA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5350">
            <text:p>16635350</text:p>
          </table:table-cell>
          <table:table-cell office:value-type="string">
            <text:p>HANNY COROMOTO PARAO SOS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6969">
            <text:p>16636969</text:p>
          </table:table-cell>
          <table:table-cell office:value-type="string">
            <text:p>LAURA EMILIA JIMENEZ RIV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4288">
            <text:p>17204288</text:p>
          </table:table-cell>
          <table:table-cell office:value-type="string">
            <text:p>LILIANA YAQUELIN MORENO PE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4547">
            <text:p>17204547</text:p>
          </table:table-cell>
          <table:table-cell office:value-type="string">
            <text:p>ELSI BRISEIDA FARIAS ALVARAD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15086">
            <text:p>17315086</text:p>
          </table:table-cell>
          <table:table-cell office:value-type="string">
            <text:p>MARIA DANIELA CONTRERAS PE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49562">
            <text:p>17549562</text:p>
          </table:table-cell>
          <table:table-cell office:value-type="string">
            <text:p>MARTHA ROSA AGUILAR CAMARG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25886">
            <text:p>17725886</text:p>
          </table:table-cell>
          <table:table-cell office:value-type="string">
            <text:p>RENSON ALI PEÑA CAST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7772">
            <text:p>18117772</text:p>
          </table:table-cell>
          <table:table-cell office:value-type="string">
            <text:p>GONZALO <text:s/>RAFAEL ACEVEDO <text:s/>COLMENARE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8890">
            <text:p>18118890</text:p>
          </table:table-cell>
          <table:table-cell office:value-type="string">
            <text:p>ENAIL DEL REAL TORREALB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91603">
            <text:p>18191603</text:p>
          </table:table-cell>
          <table:table-cell office:value-type="string">
            <text:p>ELCIDA JOHANA NIEVES TREJ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086">
            <text:p>18225086</text:p>
          </table:table-cell>
          <table:table-cell office:value-type="string">
            <text:p>NELSON JOSE ZAMBRANO VICTOR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513">
            <text:p>18225513</text:p>
          </table:table-cell>
          <table:table-cell office:value-type="string">
            <text:p>YOHENY EVELIN CHACIN RATT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90404">
            <text:p>18290404</text:p>
          </table:table-cell>
          <table:table-cell office:value-type="string">
            <text:p>DAINIS YURIBY SAEZ GUSMAN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8855">
            <text:p>18558855</text:p>
          </table:table-cell>
          <table:table-cell office:value-type="string">
            <text:p>MIGDALIS <text:s/>ADRIANA FERNANDEZ <text:s text:c="2"/>GIL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9038">
            <text:p>18559038</text:p>
          </table:table-cell>
          <table:table-cell office:value-type="string">
            <text:p>OLGA DEL CARMEN ALBORNOZ DURAN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22812">
            <text:p>18922812</text:p>
          </table:table-cell>
          <table:table-cell office:value-type="string">
            <text:p>CRUZ ASDRUBAL RODRIGUEZ MARQ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33118">
            <text:p>19533118</text:p>
          </table:table-cell>
          <table:table-cell office:value-type="string">
            <text:p>YURMA <text:s/>MADELEINE COLINA MANZANILL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952398">
            <text:p>19952398</text:p>
          </table:table-cell>
          <table:table-cell office:value-type="string">
            <text:p>MAYRA ALEJANDRA ROJAS ANAY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57429">
            <text:p>20157429</text:p>
          </table:table-cell>
          <table:table-cell office:value-type="string">
            <text:p>ZORAIDA NOHELY FARES SANCH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1136">
            <text:p>9361136</text:p>
          </table:table-cell>
          <table:table-cell office:value-type="string">
            <text:p>NANCY ELENA ABREU MOLIN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40076">
            <text:p>11840076</text:p>
          </table:table-cell>
          <table:table-cell office:value-type="string">
            <text:p>MARGARITA GUERRERO RAMIR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14914">
            <text:p>13014914</text:p>
          </table:table-cell>
          <table:table-cell office:value-type="string">
            <text:p>MIRIAM COROMOTO VARGAS GUERRERO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70897">
            <text:p>13070897</text:p>
          </table:table-cell>
          <table:table-cell office:value-type="string">
            <text:p>EBINSON SOTO GUIZ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45507">
            <text:p>13545507</text:p>
          </table:table-cell>
          <table:table-cell office:value-type="string">
            <text:p>LUIS AURELIO LIMAS ANGUIT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1723">
            <text:p>14551723</text:p>
          </table:table-cell>
          <table:table-cell office:value-type="string">
            <text:p>YOSMAR SUAREZ ARIAS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84878">
            <text:p>14784878</text:p>
          </table:table-cell>
          <table:table-cell office:value-type="string">
            <text:p>JESUS ORLANDO MOLINA OSORIO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34202">
            <text:p>16334202</text:p>
          </table:table-cell>
          <table:table-cell office:value-type="string">
            <text:p>DORIS DEL SOCORRO MOLINA PERNI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7772">
            <text:p>19057772</text:p>
          </table:table-cell>
          <table:table-cell office:value-type="string">
            <text:p>CLEIDYS KARINA SALAS GONZAL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859151">
            <text:p>16859151</text:p>
          </table:table-cell>
          <table:table-cell office:value-type="string">
            <text:p>RAFAEL ERASMO ZAMBRANO VIVAS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09932">
            <text:p>17109932</text:p>
          </table:table-cell>
          <table:table-cell office:value-type="string">
            <text:p>ADRIAN ORTIZ ARDIL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977023">
            <text:p>19977023</text:p>
          </table:table-cell>
          <table:table-cell office:value-type="string">
            <text:p>DESIRE MATERLIN BARRIENTOS GIMENES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393001">
            <text:p>18393001</text:p>
          </table:table-cell>
          <table:table-cell office:value-type="string">
            <text:p>RAFAEL ALBERTO BARRAGAN HERNAD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6868">
            <text:p>17206868</text:p>
          </table:table-cell>
          <table:table-cell office:value-type="string">
            <text:p>WINLSON MANUEL CASTILLO GONZAL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353293">
            <text:p>18353293</text:p>
          </table:table-cell>
          <table:table-cell office:value-type="string">
            <text:p>KENNY WUILANDER GOMEZ PARAD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21610">
            <text:p>20121610</text:p>
          </table:table-cell>
          <table:table-cell office:value-type="string">
            <text:p>ALDEMAR ENRIQUE ZAMBRANO GOM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859201">
            <text:p>16859201</text:p>
          </table:table-cell>
          <table:table-cell office:value-type="string">
            <text:p>ALZURCE RIVERA MANUEL ALEJANDRO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63054">
            <text:p>10163054</text:p>
          </table:table-cell>
          <table:table-cell office:value-type="string">
            <text:p>MAURO QUINTERO MONSALVE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410107">
            <text:p>16410107</text:p>
          </table:table-cell>
          <table:table-cell office:value-type="string">
            <text:p>YORLEY CAROLINA SANTOS QUINTERO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20665">
            <text:p>20120665</text:p>
          </table:table-cell>
          <table:table-cell office:value-type="string">
            <text:p>GENISIS YIBELY VILLARREAL ANGARIT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862198">
            <text:p>17862198</text:p>
          </table:table-cell>
          <table:table-cell office:value-type="string">
            <text:p>MARLY JOSEFINA VILLARREAL BARRIENTOS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66539">
            <text:p>15566539</text:p>
          </table:table-cell>
          <table:table-cell office:value-type="string">
            <text:p>HUGO ALEXANDER BOLAÑO SANCH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59262">
            <text:p>4259262</text:p>
          </table:table-cell>
          <table:table-cell office:value-type="string">
            <text:p>DORIS DEL PILAR PARED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260583">
            <text:p>6260583</text:p>
          </table:table-cell>
          <table:table-cell office:value-type="string">
            <text:p>ROSA AMELIA LEAL VELAS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742260">
            <text:p>7742260</text:p>
          </table:table-cell>
          <table:table-cell office:value-type="string">
            <text:p>ROSA OMAIRA <text:s/>MILLAN DE ILLACONZ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941499">
            <text:p>7941499</text:p>
          </table:table-cell>
          <table:table-cell office:value-type="string">
            <text:p>JUDHIT DEL CARMEN CARMONA TE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672556">
            <text:p>8672556</text:p>
          </table:table-cell>
          <table:table-cell office:value-type="string">
            <text:p>MILAGROS JESUS TOVAR OCAN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097735">
            <text:p>9097735</text:p>
          </table:table-cell>
          <table:table-cell office:value-type="string">
            <text:p>JHONY ALBERTO GUERRERO MED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0611">
            <text:p>9180611</text:p>
          </table:table-cell>
          <table:table-cell office:value-type="string">
            <text:p>MARIA ANTONIA FERNANDEZ MARQU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3471">
            <text:p>9183471</text:p>
          </table:table-cell>
          <table:table-cell office:value-type="string">
            <text:p>FLORINDA DEL CARMEN CASTILLO GARC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3496">
            <text:p>9183496</text:p>
          </table:table-cell>
          <table:table-cell office:value-type="string">
            <text:p>JOSE ERNESTO MENDEZ MO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3729">
            <text:p>9183729</text:p>
          </table:table-cell>
          <table:table-cell office:value-type="string">
            <text:p>NILCE ENCARNACION MARQUEZ DE ME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8709">
            <text:p>9268709</text:p>
          </table:table-cell>
          <table:table-cell office:value-type="string">
            <text:p>ZULEIMA MARGARITA MONTIL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6880">
            <text:p>9366880</text:p>
          </table:table-cell>
          <table:table-cell office:value-type="string">
            <text:p>ANA YRIS PEREZ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1266">
            <text:p>9381266</text:p>
          </table:table-cell>
          <table:table-cell office:value-type="string">
            <text:p>ALEIDA COROMOTO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8521">
            <text:p>9388521</text:p>
          </table:table-cell>
          <table:table-cell office:value-type="string">
            <text:p>FLOR MARIA VILLEGAS LA CRU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3475">
            <text:p>9983475</text:p>
          </table:table-cell>
          <table:table-cell office:value-type="string">
            <text:p>DELIA MIQUELANA CARMONA DE FREIT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5033">
            <text:p>9985033</text:p>
          </table:table-cell>
          <table:table-cell office:value-type="string">
            <text:p>MARISELA <text:s/>PEREZ BUSTAMAN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5260">
            <text:p>9985260</text:p>
          </table:table-cell>
          <table:table-cell office:value-type="string">
            <text:p>JOSE RAMON MENDEZ HURT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6869">
            <text:p>9986869</text:p>
          </table:table-cell>
          <table:table-cell office:value-type="string">
            <text:p>DANNIS DEL VALLE FRIAS GONZAL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9072">
            <text:p>9989072</text:p>
          </table:table-cell>
          <table:table-cell office:value-type="string">
            <text:p>ZULEIMA DEL CARMEN VERGARA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9852">
            <text:p>9989852</text:p>
          </table:table-cell>
          <table:table-cell office:value-type="string">
            <text:p>NORBERTO ALFONZO RODRIGUEZ BENCOM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90147">
            <text:p>9990147</text:p>
          </table:table-cell>
          <table:table-cell office:value-type="string">
            <text:p>LEIDI VICTORIA GONZALEZ AZUAJ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90915">
            <text:p>9990915</text:p>
          </table:table-cell>
          <table:table-cell office:value-type="string">
            <text:p>YENNY DEL CARMEN MEDINA DE ZAMBRA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14766">
            <text:p>10014766</text:p>
          </table:table-cell>
          <table:table-cell office:value-type="string">
            <text:p>SANTA SOBEYA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0049">
            <text:p>10560049</text:p>
          </table:table-cell>
          <table:table-cell office:value-type="string">
            <text:p>XIOMARA AYARAHI NADAL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0771">
            <text:p>10560771</text:p>
          </table:table-cell>
          <table:table-cell office:value-type="string">
            <text:p>GIORDANO ENRIQUE MOGOLLON AGUILAR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875131">
            <text:p>10875131</text:p>
          </table:table-cell>
          <table:table-cell office:value-type="string">
            <text:p>NELY COROMOTO URBINA PEÑ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5568">
            <text:p>11185568</text:p>
          </table:table-cell>
          <table:table-cell office:value-type="string">
            <text:p>ALBA OSORIO QUINT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6669">
            <text:p>11186669</text:p>
          </table:table-cell>
          <table:table-cell office:value-type="string">
            <text:p>ORLEIDA MARIA DIAZ BECE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7250">
            <text:p>11187250</text:p>
          </table:table-cell>
          <table:table-cell office:value-type="string">
            <text:p>YRMA YSABEL BERVECIA FANDIÑ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8721">
            <text:p>11188721</text:p>
          </table:table-cell>
          <table:table-cell office:value-type="string">
            <text:p>FREDDY RAMON MIRABAL BARAZAR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2376">
            <text:p>11192376</text:p>
          </table:table-cell>
          <table:table-cell office:value-type="string">
            <text:p>URIMARI DEL CARMEN PERALTA J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2793">
            <text:p>11192793</text:p>
          </table:table-cell>
          <table:table-cell office:value-type="string">
            <text:p>ZAIDA DEL CARMEN PARADA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71873">
            <text:p>11371873</text:p>
          </table:table-cell>
          <table:table-cell office:value-type="string">
            <text:p>MARIA ISOLINA PEREZ DE VEG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6982">
            <text:p>11706982</text:p>
          </table:table-cell>
          <table:table-cell office:value-type="string">
            <text:p>LAURI DEL VALLE MAYORCA TORR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5426">
            <text:p>11715426</text:p>
          </table:table-cell>
          <table:table-cell office:value-type="string">
            <text:p>NAYELITH GARRIDO DE SANCH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7377">
            <text:p>11717377</text:p>
          </table:table-cell>
          <table:table-cell office:value-type="string">
            <text:p>DILCIA TERESA BECERRA RINCON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37667">
            <text:p>11837667</text:p>
          </table:table-cell>
          <table:table-cell office:value-type="string">
            <text:p>IVAN DARIO CONTRERAS GUTIER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39929">
            <text:p>11839929</text:p>
          </table:table-cell>
          <table:table-cell office:value-type="string">
            <text:p>CARMEN JANEY PERNIA ME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992722">
            <text:p>11992722</text:p>
          </table:table-cell>
          <table:table-cell office:value-type="string">
            <text:p>MARIA MARGARITA <text:s/>LARA AREN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195131">
            <text:p>12195131</text:p>
          </table:table-cell>
          <table:table-cell office:value-type="string">
            <text:p>ROSA DEL CARMEN URBINA COI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1917">
            <text:p>12201917</text:p>
          </table:table-cell>
          <table:table-cell office:value-type="string">
            <text:p>JOSEFA CRISTINA CARBALLO DE CONTRER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5986">
            <text:p>12205986</text:p>
          </table:table-cell>
          <table:table-cell office:value-type="string">
            <text:p>ZORAIDA LUCIA ESCOBAR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64465">
            <text:p>12464465</text:p>
          </table:table-cell>
          <table:table-cell office:value-type="string">
            <text:p>EMILIA DEL CARMEN BRITO ALARC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76129">
            <text:p>12476129</text:p>
          </table:table-cell>
          <table:table-cell office:value-type="string">
            <text:p>DAICY YLENIA SEGOVIA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86295">
            <text:p>12486295</text:p>
          </table:table-cell>
          <table:table-cell office:value-type="string">
            <text:p>LUIS HERNANDO CONTRERAS MOL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25205">
            <text:p>12825205</text:p>
          </table:table-cell>
          <table:table-cell office:value-type="string">
            <text:p>ANA CLARITA SANCHEZ GALVI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9418">
            <text:p>12839418</text:p>
          </table:table-cell>
          <table:table-cell office:value-type="string">
            <text:p>RAMON ANTONIO RANGEL MORE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9468">
            <text:p>12839468</text:p>
          </table:table-cell>
          <table:table-cell office:value-type="string">
            <text:p>FREUDDYS TIBET DEL CARMEN GUERRA PERAZ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2840">
            <text:p>13062840</text:p>
          </table:table-cell>
          <table:table-cell office:value-type="string">
            <text:p>YENNYS DEL VALLE SANDOVAL DE PARED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3665">
            <text:p>13063665</text:p>
          </table:table-cell>
          <table:table-cell office:value-type="string">
            <text:p>DILCIA COROMOTO TABORDA DE NUÑ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168568">
            <text:p>13168568</text:p>
          </table:table-cell>
          <table:table-cell office:value-type="string">
            <text:p>KARLINA DEL VALLE FIGUERA MOT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2208">
            <text:p>13212208</text:p>
          </table:table-cell>
          <table:table-cell office:value-type="string">
            <text:p>ANA ISABEL CARRERO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2624">
            <text:p>13212624</text:p>
          </table:table-cell>
          <table:table-cell office:value-type="string">
            <text:p>BARAJAS JENNY YAMILETH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3155">
            <text:p>13213155</text:p>
          </table:table-cell>
          <table:table-cell office:value-type="string">
            <text:p>MIRLA YUSBEY CONTRERAS VAL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3605">
            <text:p>13213605</text:p>
          </table:table-cell>
          <table:table-cell office:value-type="string">
            <text:p>LEIDA YASMILE DELGADO MOL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3724">
            <text:p>13213724</text:p>
          </table:table-cell>
          <table:table-cell office:value-type="string">
            <text:p>LLIVY ELIZABETH CUADROS DUAR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38669">
            <text:p>13238669</text:p>
          </table:table-cell>
          <table:table-cell office:value-type="string">
            <text:p>ROSA DEL CARMEN GUEVARA ANDRA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78289">
            <text:p>13278289</text:p>
          </table:table-cell>
          <table:table-cell office:value-type="string">
            <text:p>MARIA RAMONA ZAMUDIO GOM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78446">
            <text:p>13278446</text:p>
          </table:table-cell>
          <table:table-cell office:value-type="string">
            <text:p>LISBETH DEL CARMEN VALERO PADR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80894">
            <text:p>13280894</text:p>
          </table:table-cell>
          <table:table-cell office:value-type="string">
            <text:p>FRANCELIS DEL CARMEN PIÑERO ALBAR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36480">
            <text:p>13636480</text:p>
          </table:table-cell>
          <table:table-cell office:value-type="string">
            <text:p>YENNIFFER CAROLINA HERNANDEZ QUINT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2203">
            <text:p>13882203</text:p>
          </table:table-cell>
          <table:table-cell office:value-type="string">
            <text:p>MARIA DE JESUS MONTECINO HENRI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3490">
            <text:p>13883490</text:p>
          </table:table-cell>
          <table:table-cell office:value-type="string">
            <text:p>CARMEN NOREIDA RANGEL BARRE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17914">
            <text:p>13917914</text:p>
          </table:table-cell>
          <table:table-cell office:value-type="string">
            <text:p>ROSA DELIA ACUÑA CRISTANCH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02650">
            <text:p>14002650</text:p>
          </table:table-cell>
          <table:table-cell office:value-type="string">
            <text:p>SOFIA MAIGUALIDA JIMENEZ ROM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02673">
            <text:p>14002673</text:p>
          </table:table-cell>
          <table:table-cell office:value-type="string">
            <text:p>MARIA TERESA MONZON DAVI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264908">
            <text:p>14264908</text:p>
          </table:table-cell>
          <table:table-cell office:value-type="string">
            <text:p>AUXILIADORA VERA MOLTILV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40192">
            <text:p>14340192</text:p>
          </table:table-cell>
          <table:table-cell office:value-type="string">
            <text:p>GLADYS YANETH ROJAS LOP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3388">
            <text:p>14433388</text:p>
          </table:table-cell>
          <table:table-cell office:value-type="string">
            <text:p>YUNYS MARLENE SANDOVAL QUINT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3599">
            <text:p>14433599</text:p>
          </table:table-cell>
          <table:table-cell office:value-type="string">
            <text:p>SANDRA JOSEFINA CASTRO LACRU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49245">
            <text:p>14549245</text:p>
          </table:table-cell>
          <table:table-cell office:value-type="string">
            <text:p>YELITZA CAROLINA ARTAHONA ALBAR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62575">
            <text:p>14662575</text:p>
          </table:table-cell>
          <table:table-cell office:value-type="string">
            <text:p>SANDRA COROMOTO RIVERO ROND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63561">
            <text:p>14663561</text:p>
          </table:table-cell>
          <table:table-cell office:value-type="string">
            <text:p>LUIS RAUL DOMINGUEZ F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24879">
            <text:p>14724879</text:p>
          </table:table-cell>
          <table:table-cell office:value-type="string">
            <text:p>ZENAIDA MORA GARC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6040">
            <text:p>14866040</text:p>
          </table:table-cell>
          <table:table-cell office:value-type="string">
            <text:p>ARELIS RAFAELA GARRIDO GUILLE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6064">
            <text:p>14866064</text:p>
          </table:table-cell>
          <table:table-cell office:value-type="string">
            <text:p>ELSI YUDITH ZAMBRANO RIV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20653">
            <text:p>14920653</text:p>
          </table:table-cell>
          <table:table-cell office:value-type="string">
            <text:p>MAYRA ALEJANDRA MACHADO GONZAL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3565">
            <text:p>14933565</text:p>
          </table:table-cell>
          <table:table-cell office:value-type="string">
            <text:p>ROSVETL ALFREDO VILLASMIL PA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3624">
            <text:p>14933624</text:p>
          </table:table-cell>
          <table:table-cell office:value-type="string">
            <text:p>MARIA MAURA MORON LINA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3627">
            <text:p>14933627</text:p>
          </table:table-cell>
          <table:table-cell office:value-type="string">
            <text:p>ROSA MATILDE MORON LINA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072841">
            <text:p>15072841</text:p>
          </table:table-cell>
          <table:table-cell office:value-type="string">
            <text:p>GRABIELINA SARMIENTO VILLAMIZAR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073153">
            <text:p>15073153</text:p>
          </table:table-cell>
          <table:table-cell office:value-type="string">
            <text:p>MARITZA BARRERA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20702">
            <text:p>15120702</text:p>
          </table:table-cell>
          <table:table-cell office:value-type="string">
            <text:p>ILVA VIANEY GONZALEZ DE UZCATEGUI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20819">
            <text:p>15120819</text:p>
          </table:table-cell>
          <table:table-cell office:value-type="string">
            <text:p>DULCE ESPERANZA MORENO SANCH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21320">
            <text:p>15121320</text:p>
          </table:table-cell>
          <table:table-cell office:value-type="string">
            <text:p>DARSY YARLEY LABRADOR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41857">
            <text:p>15241857</text:p>
          </table:table-cell>
          <table:table-cell office:value-type="string">
            <text:p>SUGEY SUSANA PINTO VIV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29941">
            <text:p>15329941</text:p>
          </table:table-cell>
          <table:table-cell office:value-type="string">
            <text:p>KARI ALEXANDRA BRICEÑO LOB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3090">
            <text:p>15463090</text:p>
          </table:table-cell>
          <table:table-cell office:value-type="string">
            <text:p>REINA ALEJANDRA VELAS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5727">
            <text:p>15535727</text:p>
          </table:table-cell>
          <table:table-cell office:value-type="string">
            <text:p>ANA IRIS MENDEZ ZO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5933">
            <text:p>15535933</text:p>
          </table:table-cell>
          <table:table-cell office:value-type="string">
            <text:p>YAJAIRA MIRLAY ESCALONA RO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0334">
            <text:p>16070334</text:p>
          </table:table-cell>
          <table:table-cell office:value-type="string">
            <text:p>FREDDY FERNANDO RODRIGUEZ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1086">
            <text:p>16071086</text:p>
          </table:table-cell>
          <table:table-cell office:value-type="string">
            <text:p>MARISOL COROMOTO <text:s/>CONTRERAS LOP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1315">
            <text:p>16071315</text:p>
          </table:table-cell>
          <table:table-cell office:value-type="string">
            <text:p>ANGEL RONALDO MORENO TORR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1551">
            <text:p>16071551</text:p>
          </table:table-cell>
          <table:table-cell office:value-type="string">
            <text:p>GRISEL CAROLINA DUAR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1757">
            <text:p>16071757</text:p>
          </table:table-cell>
          <table:table-cell office:value-type="string">
            <text:p>GILBERT NOELVIS MENDEZ ME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15041">
            <text:p>16115041</text:p>
          </table:table-cell>
          <table:table-cell office:value-type="string">
            <text:p>CARMEN GREGORIA GARRIDO SANTA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26780">
            <text:p>16126780</text:p>
          </table:table-cell>
          <table:table-cell office:value-type="string">
            <text:p>JUANGLY ROSALY CAMPERO CALL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55100">
            <text:p>16155100</text:p>
          </table:table-cell>
          <table:table-cell office:value-type="string">
            <text:p>WILSON YOFREY PERAZA SILV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89191">
            <text:p>16189191</text:p>
          </table:table-cell>
          <table:table-cell office:value-type="string">
            <text:p>ALIDA YANELIS MONSALV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90355">
            <text:p>16190355</text:p>
          </table:table-cell>
          <table:table-cell office:value-type="string">
            <text:p>DEXY COROMOTO CABEZAS SEPULVED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281547">
            <text:p>16281547</text:p>
          </table:table-cell>
          <table:table-cell office:value-type="string">
            <text:p>PEDRO ANTONIO BLANCO PORR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71398">
            <text:p>16371398</text:p>
          </table:table-cell>
          <table:table-cell office:value-type="string">
            <text:p>NOELIA DEL CARMEN GIL HOYO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475000">
            <text:p>16475000</text:p>
          </table:table-cell>
          <table:table-cell office:value-type="string">
            <text:p>WILFREDO JOSE OSTOS DAVI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15779">
            <text:p>16515779</text:p>
          </table:table-cell>
          <table:table-cell office:value-type="string">
            <text:p>YULIAN ARELIS RODRIGUEZ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4202">
            <text:p>16634202</text:p>
          </table:table-cell>
          <table:table-cell office:value-type="string">
            <text:p>BELSY SIORE SANTANA LEAL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4507">
            <text:p>16634507</text:p>
          </table:table-cell>
          <table:table-cell office:value-type="string">
            <text:p>YURBI ELIMAR MEJIAS ALVAR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6625">
            <text:p>16636625</text:p>
          </table:table-cell>
          <table:table-cell office:value-type="string">
            <text:p>REISYS NORELYS MIRELES PIÑ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7593">
            <text:p>16637593</text:p>
          </table:table-cell>
          <table:table-cell office:value-type="string">
            <text:p>NORAIMA DEL CARMEN ARAQUE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792369">
            <text:p>16792369</text:p>
          </table:table-cell>
          <table:table-cell office:value-type="string">
            <text:p>ROSSIANI DEL CARMEN ZORRILLA LEAL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859697">
            <text:p>16859697</text:p>
          </table:table-cell>
          <table:table-cell office:value-type="string">
            <text:p>DEISY COROMOTO MOLINA MES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78978">
            <text:p>16978978</text:p>
          </table:table-cell>
          <table:table-cell office:value-type="string">
            <text:p>SENOBIA ALEJANDRA RANGEL MARTIN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79812">
            <text:p>16979812</text:p>
          </table:table-cell>
          <table:table-cell office:value-type="string">
            <text:p>YUSMELY JOSEFINA ROSENDO DIA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79912">
            <text:p>16979912</text:p>
          </table:table-cell>
          <table:table-cell office:value-type="string">
            <text:p>KLIBER FRANCISCO PINEDA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80209">
            <text:p>16980209</text:p>
          </table:table-cell>
          <table:table-cell office:value-type="string">
            <text:p>ROSA DALIA TORO NUÑ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80517">
            <text:p>16980517</text:p>
          </table:table-cell>
          <table:table-cell office:value-type="string">
            <text:p>ALYUALEX SIXLEA COLMENARES CONTRER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80597">
            <text:p>16980597</text:p>
          </table:table-cell>
          <table:table-cell office:value-type="string">
            <text:p>GILBERLI ELVIRA PINEDA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005">
            <text:p>17169005</text:p>
          </table:table-cell>
          <table:table-cell office:value-type="string">
            <text:p>FEI CAROLINA MARQUEZ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006">
            <text:p>17169006</text:p>
          </table:table-cell>
          <table:table-cell office:value-type="string">
            <text:p>CLARA ISABEL AREVALO CALDER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272">
            <text:p>17169272</text:p>
          </table:table-cell>
          <table:table-cell office:value-type="string">
            <text:p>YERKIS LISBETH CASTILLO BARRIO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580">
            <text:p>17169580</text:p>
          </table:table-cell>
          <table:table-cell office:value-type="string">
            <text:p>NORAIMA MOLINA BELANDR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58059">
            <text:p>17358059</text:p>
          </table:table-cell>
          <table:table-cell office:value-type="string">
            <text:p>KELY JOHANA ARGUELLO ARAG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76254">
            <text:p>17376254</text:p>
          </table:table-cell>
          <table:table-cell office:value-type="string">
            <text:p>MARYOLI ANDREINA GUARGUATI CERINZ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77820">
            <text:p>17377820</text:p>
          </table:table-cell>
          <table:table-cell office:value-type="string">
            <text:p>YOSMIN VIOLETA TORRES MED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50738">
            <text:p>17550738</text:p>
          </table:table-cell>
          <table:table-cell office:value-type="string">
            <text:p>INGRID XIOMARA LEDEZMA CORD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61500">
            <text:p>17661500</text:p>
          </table:table-cell>
          <table:table-cell office:value-type="string">
            <text:p>DORIS MAR PAEZ MONTIL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64957">
            <text:p>17664957</text:p>
          </table:table-cell>
          <table:table-cell office:value-type="string">
            <text:p>YULY CAROLINA QUINTERO VOLCAN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24098">
            <text:p>17724098</text:p>
          </table:table-cell>
          <table:table-cell office:value-type="string">
            <text:p>EUCARIS MAIDE MORA ESCALAN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25352">
            <text:p>17725352</text:p>
          </table:table-cell>
          <table:table-cell office:value-type="string">
            <text:p>JERSON MOLINA ALARC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25844">
            <text:p>17725844</text:p>
          </table:table-cell>
          <table:table-cell office:value-type="string">
            <text:p>LUIGI LORENZO MELORO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66253">
            <text:p>17766253</text:p>
          </table:table-cell>
          <table:table-cell office:value-type="string">
            <text:p>ZAIDA MARIA RANGEL PA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5494">
            <text:p>18045494</text:p>
          </table:table-cell>
          <table:table-cell office:value-type="string">
            <text:p>LUZ MARINA ROJ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5899">
            <text:p>18045899</text:p>
          </table:table-cell>
          <table:table-cell office:value-type="string">
            <text:p>NAYLEE YADIRA MOLINA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6895">
            <text:p>18046895</text:p>
          </table:table-cell>
          <table:table-cell office:value-type="string">
            <text:p>ANA TIRDE HERNANDEZ CANCI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6087">
            <text:p>18116087</text:p>
          </table:table-cell>
          <table:table-cell office:value-type="string">
            <text:p>MAGBIELIS PEÑA GUTIER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6743">
            <text:p>18116743</text:p>
          </table:table-cell>
          <table:table-cell office:value-type="string">
            <text:p>SOLANGEL CAROLINA FIGUEREDO HIDALG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8622">
            <text:p>18118622</text:p>
          </table:table-cell>
          <table:table-cell office:value-type="string">
            <text:p>JHONNATA JOSE RODRIGUEZ MONTOY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92494">
            <text:p>18192494</text:p>
          </table:table-cell>
          <table:table-cell office:value-type="string">
            <text:p>ANA MILEINY SANCHEZ PERN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4637">
            <text:p>18224637</text:p>
          </table:table-cell>
          <table:table-cell office:value-type="string">
            <text:p>KELLY KARINA MORENO PIMENTEL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190">
            <text:p>18225190</text:p>
          </table:table-cell>
          <table:table-cell office:value-type="string">
            <text:p>DENNIS MAYURI PEREZ F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368">
            <text:p>18225368</text:p>
          </table:table-cell>
          <table:table-cell office:value-type="string">
            <text:p>ZAHIRATH GABRIELA <text:s/>QUINTANA GARC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705">
            <text:p>18225705</text:p>
          </table:table-cell>
          <table:table-cell office:value-type="string">
            <text:p>GABRIELA ALEJANDRA PALENCIA SALAZAR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6364">
            <text:p>18226364</text:p>
          </table:table-cell>
          <table:table-cell office:value-type="string">
            <text:p>YENNI DELMIRA <text:s/>SARMIENTO GARRI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6548">
            <text:p>18226548</text:p>
          </table:table-cell>
          <table:table-cell office:value-type="string">
            <text:p>MARIBEL DEL VALLE VILLAMARIN MONSALV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88316">
            <text:p>18288316</text:p>
          </table:table-cell>
          <table:table-cell office:value-type="string">
            <text:p>SOANYEL MAGDALENA JUAREZ ARAUJ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90283">
            <text:p>18290283</text:p>
          </table:table-cell>
          <table:table-cell office:value-type="string">
            <text:p>DIANA CAROLINA NAVAS CARR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25015">
            <text:p>18425015</text:p>
          </table:table-cell>
          <table:table-cell office:value-type="string">
            <text:p>MARIA SOLEDAD ZAMBRANO ORTEG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25684">
            <text:p>18425684</text:p>
          </table:table-cell>
          <table:table-cell office:value-type="string">
            <text:p>YELITZA COROMOTO LINARES COL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9103">
            <text:p>18559103</text:p>
          </table:table-cell>
          <table:table-cell office:value-type="string">
            <text:p>ALFREDO JAVIER DELG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9224">
            <text:p>18559224</text:p>
          </table:table-cell>
          <table:table-cell office:value-type="string">
            <text:p>YECSI MARIA CABEZAS SEPULVED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9708">
            <text:p>18559708</text:p>
          </table:table-cell>
          <table:table-cell office:value-type="string">
            <text:p>YORMARYS SARALYS COLMENARES PR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60872">
            <text:p>18560872</text:p>
          </table:table-cell>
          <table:table-cell office:value-type="string">
            <text:p>LEIDY ERNESTINA FERNANDEZ CHIQUI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70347">
            <text:p>18670347</text:p>
          </table:table-cell>
          <table:table-cell office:value-type="string">
            <text:p>ARNOLDO JOSE PEREZ CRESP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56689">
            <text:p>18856689</text:p>
          </table:table-cell>
          <table:table-cell office:value-type="string">
            <text:p>NUBIA DEL CARMEN PINZON DE PALACIO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6193">
            <text:p>18906193</text:p>
          </table:table-cell>
          <table:table-cell office:value-type="string">
            <text:p>CARLOS DANIEL PEREZ BUSTAMAN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24810">
            <text:p>19024810</text:p>
          </table:table-cell>
          <table:table-cell office:value-type="string">
            <text:p>YOHANA KATIUSKA CORTES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0598">
            <text:p>19050598</text:p>
          </table:table-cell>
          <table:table-cell office:value-type="string">
            <text:p>DIANA CAROLINA RICO ROZ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7250">
            <text:p>19057250</text:p>
          </table:table-cell>
          <table:table-cell office:value-type="string">
            <text:p>NERIS YOHANA <text:s/>MOLINA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7938">
            <text:p>19057938</text:p>
          </table:table-cell>
          <table:table-cell office:value-type="string">
            <text:p>MAOLYS DEL CARMEN VIVAS RO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3944">
            <text:p>19243944</text:p>
          </table:table-cell>
          <table:table-cell office:value-type="string">
            <text:p>MAGDELY SILENIA VARILLAS PA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2593">
            <text:p>19492593</text:p>
          </table:table-cell>
          <table:table-cell office:value-type="string">
            <text:p>ROSMARI CARRERO UZCATEGUI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20752">
            <text:p>19620752</text:p>
          </table:table-cell>
          <table:table-cell office:value-type="string">
            <text:p>ERIKA LISBETH PAEZ NUÑ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31268">
            <text:p>19631268</text:p>
          </table:table-cell>
          <table:table-cell office:value-type="string">
            <text:p>YANETH MARIBEL RONDON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097">
            <text:p>19783097</text:p>
          </table:table-cell>
          <table:table-cell office:value-type="string">
            <text:p>MAGYURY ESTHER PEÑA GUTIER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01824">
            <text:p>19801824</text:p>
          </table:table-cell>
          <table:table-cell office:value-type="string">
            <text:p>KEILA YASMIR RODRIGUEZ GUE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2648">
            <text:p>20012648</text:p>
          </table:table-cell>
          <table:table-cell office:value-type="string">
            <text:p>MARIA GABRIELA SULBA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80782">
            <text:p>19280782</text:p>
          </table:table-cell>
          <table:table-cell office:value-type="string">
            <text:p>RUSBENY YESENIA CARO FLOR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29509">
            <text:p>19429509</text:p>
          </table:table-cell>
          <table:table-cell office:value-type="string">
            <text:p>ANDIRA DEL MILAGRO GIL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409332">
            <text:p>20409332</text:p>
          </table:table-cell>
          <table:table-cell office:value-type="string">
            <text:p>ROSANGEL CAROLINA BRICEÑO GAMBO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988">
            <text:p>19783988</text:p>
          </table:table-cell>
          <table:table-cell office:value-type="string">
            <text:p>MIRELBI YECCENIA FERNANDEZ DUQU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777">
            <text:p>19783777</text:p>
          </table:table-cell>
          <table:table-cell office:value-type="string">
            <text:p>GENESIS CAROLINA GARCIA BRICEÑ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778">
            <text:p>19783778</text:p>
          </table:table-cell>
          <table:table-cell office:value-type="string">
            <text:p>MAURIS COROMOTO DUN POLANC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8369">
            <text:p>19278369</text:p>
          </table:table-cell>
          <table:table-cell office:value-type="string">
            <text:p>EMILY DAYANA LINARES AZUAJ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8417">
            <text:p>19278417</text:p>
          </table:table-cell>
          <table:table-cell office:value-type="string">
            <text:p>MARGARITA ANDREINA PRADA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8295">
            <text:p>19278295</text:p>
          </table:table-cell>
          <table:table-cell office:value-type="string">
            <text:p>YURBIS CAROLINA LOZANO ARROY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8335">
            <text:p>19278335</text:p>
          </table:table-cell>
          <table:table-cell office:value-type="string">
            <text:p>YULEIKAS VERENICE RAMIREZ ABREU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24468">
            <text:p>19024468</text:p>
          </table:table-cell>
          <table:table-cell office:value-type="string">
            <text:p>RUBI DEL CARMEN VASQUEZ ROND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71599">
            <text:p>19071599</text:p>
          </table:table-cell>
          <table:table-cell office:value-type="string">
            <text:p>YULESKA ERIMAR VIAN LINAR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71930">
            <text:p>19071930</text:p>
          </table:table-cell>
          <table:table-cell office:value-type="string">
            <text:p>YUDARIS NAIRALET TOVAR GONZAL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16893">
            <text:p>20516893</text:p>
          </table:table-cell>
          <table:table-cell office:value-type="string">
            <text:p>VIVIANA ALEJANDRA VILLABONA GONZAL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913">
            <text:p>19783913</text:p>
          </table:table-cell>
          <table:table-cell office:value-type="string">
            <text:p>ARELIS JOSEFINA SANCHEZ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938">
            <text:p>19783938</text:p>
          </table:table-cell>
          <table:table-cell office:value-type="string">
            <text:p>MARIA DANIELA SULBARAN SARMIEN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4026">
            <text:p>19784026</text:p>
          </table:table-cell>
          <table:table-cell office:value-type="string">
            <text:p>MAIRA ALEJANDRA CAMACHO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43629">
            <text:p>19343629</text:p>
          </table:table-cell>
          <table:table-cell office:value-type="string">
            <text:p>SCHEZNARDA IVETTE TORRES BLANC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8330">
            <text:p>19278330</text:p>
          </table:table-cell>
          <table:table-cell office:value-type="string">
            <text:p>MAILY ESTHER OLIVO CHACI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732234">
            <text:p>20732234</text:p>
          </table:table-cell>
          <table:table-cell office:value-type="string">
            <text:p>MILAGROS DEL VALLE ARAQUE POVED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32791">
            <text:p>19632791</text:p>
          </table:table-cell>
          <table:table-cell office:value-type="string">
            <text:p>NANCY CAROLINA OCHOA OCHO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4799">
            <text:p>19244799</text:p>
          </table:table-cell>
          <table:table-cell office:value-type="string">
            <text:p>MARIAN ELIZABETH FRIAS TRIBIÑ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689532">
            <text:p>22689532</text:p>
          </table:table-cell>
          <table:table-cell office:value-type="string">
            <text:p>NOHEMI ELISSET PEDROZO DE PINZ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673548">
            <text:p>10673548</text:p>
          </table:table-cell>
          <table:table-cell office:value-type="string">
            <text:p>YASMINIA MAGDALENA REQUENA CORRE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493944">
            <text:p>11493944</text:p>
          </table:table-cell>
          <table:table-cell office:value-type="string">
            <text:p>NORY MAYERLYN RAMIREZ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46385">
            <text:p>10146385</text:p>
          </table:table-cell>
          <table:table-cell office:value-type="string">
            <text:p>MIRIAM ESPERANZA GAMEZ AYO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033240">
            <text:p>12033240</text:p>
          </table:table-cell>
          <table:table-cell office:value-type="string">
            <text:p>CARMEN TERESA SILVA CONTRER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14728">
            <text:p>12814728</text:p>
          </table:table-cell>
          <table:table-cell office:value-type="string">
            <text:p>BELKYS YAMILEY VELASCO ESCA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70796">
            <text:p>11370796</text:p>
          </table:table-cell>
          <table:table-cell office:value-type="string">
            <text:p>ANA JOSEFINA VIVAS MOL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736523">
            <text:p>20736523</text:p>
          </table:table-cell>
          <table:table-cell office:value-type="string">
            <text:p>ZORAIDA ISABEL ESPITIA VEG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200199">
            <text:p>6200199</text:p>
          </table:table-cell>
          <table:table-cell office:value-type="string">
            <text:p>JUDITH COROMOTO GUERRA FARI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687658">
            <text:p>22687658</text:p>
          </table:table-cell>
          <table:table-cell office:value-type="string">
            <text:p>ARELIS BULLOQUE CERVANT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99763">
            <text:p>20599763</text:p>
          </table:table-cell>
          <table:table-cell office:value-type="string">
            <text:p>SCARLATTE NAZARETH LOAIZA BETANCOURT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99586">
            <text:p>20099586</text:p>
          </table:table-cell>
          <table:table-cell office:value-type="string">
            <text:p>HAILEN YUDITH CALDERON HERRE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39116">
            <text:p>18839116</text:p>
          </table:table-cell>
          <table:table-cell office:value-type="string">
            <text:p>ROSMARY DEL CARMEN CARRILL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439489">
            <text:p>7439489</text:p>
          </table:table-cell>
          <table:table-cell office:value-type="string">
            <text:p>GRESIA DEL CARMEN CEBALLOS VILLEG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79750">
            <text:p>13279750</text:p>
          </table:table-cell>
          <table:table-cell office:value-type="string">
            <text:p>MARIA JOSEFINA MORENO APON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38547">
            <text:p>20238547</text:p>
          </table:table-cell>
          <table:table-cell office:value-type="string">
            <text:p>YELUBEL DEL CARMEN MOLINES GARC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17830">
            <text:p>19517830</text:p>
          </table:table-cell>
          <table:table-cell office:value-type="string">
            <text:p>MARIA DE LOURDES TORO CIVI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2469">
            <text:p>19192469</text:p>
          </table:table-cell>
          <table:table-cell office:value-type="string">
            <text:p>KATIUSKA CAROLINA FARIAS MED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25261">
            <text:p>19825261</text:p>
          </table:table-cell>
          <table:table-cell office:value-type="string">
            <text:p>DEXCY YAMILETH BAUTISTA REQUE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719">
            <text:p>19783719</text:p>
          </table:table-cell>
          <table:table-cell office:value-type="string">
            <text:p>ARISMAL DEL CARMEN CAMPERO ALFONS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41841">
            <text:p>19541841</text:p>
          </table:table-cell>
          <table:table-cell office:value-type="string">
            <text:p>LEYDY DAYANA CHACON CHAC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95584">
            <text:p>19895584</text:p>
          </table:table-cell>
          <table:table-cell office:value-type="string">
            <text:p>ANNY KARINA VOLCANES VOLCAN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29789">
            <text:p>19429789</text:p>
          </table:table-cell>
          <table:table-cell office:value-type="string">
            <text:p>VICTOR ALEJANDRO RIVERO LAGU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1870">
            <text:p>19491870</text:p>
          </table:table-cell>
          <table:table-cell office:value-type="string">
            <text:p>JESSIKA CARELIA <text:s/>DIAZ ME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9775">
            <text:p>19619775</text:p>
          </table:table-cell>
          <table:table-cell office:value-type="string">
            <text:p>RINA FRANCHESCA RAMIREZ MORILL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49544">
            <text:p>19349544</text:p>
          </table:table-cell>
          <table:table-cell office:value-type="string">
            <text:p>EUNICE CAROLINA TREJO BRICEÑ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70023">
            <text:p>19070023</text:p>
          </table:table-cell>
          <table:table-cell office:value-type="string">
            <text:p>ANA ISABEL DUARTE VELANDR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70024">
            <text:p>19070024</text:p>
          </table:table-cell>
          <table:table-cell office:value-type="string">
            <text:p>ISMELDA DUARTE VELANDR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6338">
            <text:p>18906338</text:p>
          </table:table-cell>
          <table:table-cell office:value-type="string">
            <text:p>ELEAZAR RAFAEL HURTADO URQUIO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31010">
            <text:p>14731010</text:p>
          </table:table-cell>
          <table:table-cell office:value-type="string">
            <text:p>MARCOS JOSE RIVAS GUE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634754">
            <text:p>12634754</text:p>
          </table:table-cell>
          <table:table-cell office:value-type="string">
            <text:p>LAUREN MARITZA CHACON NARVA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38199">
            <text:p>18838199</text:p>
          </table:table-cell>
          <table:table-cell office:value-type="string">
            <text:p>ANA JESSIKA VERGARA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38841">
            <text:p>18838841</text:p>
          </table:table-cell>
          <table:table-cell office:value-type="string">
            <text:p>CARLOS EDUARDO YEPEZ SILV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4476">
            <text:p>16634476</text:p>
          </table:table-cell>
          <table:table-cell office:value-type="string">
            <text:p>CECILIA KATERY MEJIA ARI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65211">
            <text:p>18965211</text:p>
          </table:table-cell>
          <table:table-cell office:value-type="string">
            <text:p>LEYDA ROSA VALERO BASTID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31576">
            <text:p>9231576</text:p>
          </table:table-cell>
          <table:table-cell office:value-type="string">
            <text:p>CHACON DE ACEVEDO ELIZABETH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5173">
            <text:p>18045173</text:p>
          </table:table-cell>
          <table:table-cell office:value-type="string">
            <text:p>MIRIAM ELIZABETH MENDOZA USCATEGUI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24190">
            <text:p>14724190</text:p>
          </table:table-cell>
          <table:table-cell office:value-type="string">
            <text:p>ANA YAJAIRA PEREZ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64695">
            <text:p>12464695</text:p>
          </table:table-cell>
          <table:table-cell office:value-type="string">
            <text:p>NORIA BEATRIZ MOLINA DE MES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0905">
            <text:p>16070905</text:p>
          </table:table-cell>
          <table:table-cell office:value-type="string">
            <text:p>NADIA HEVELIN MOLINA BELANDR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0849">
            <text:p>9180849</text:p>
          </table:table-cell>
          <table:table-cell office:value-type="string">
            <text:p>DOMICIA TORRES GI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62345">
            <text:p>12462345</text:p>
          </table:table-cell>
          <table:table-cell office:value-type="string">
            <text:p>ELENA TORRES DE GUI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20068">
            <text:p>15120068</text:p>
          </table:table-cell>
          <table:table-cell office:value-type="string">
            <text:p>MARIA CARRILLO PA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711108">
            <text:p>15711108</text:p>
          </table:table-cell>
          <table:table-cell office:value-type="string">
            <text:p>LEYLA ESPERANZA MARTINEZ MENDO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5172">
            <text:p>18045172</text:p>
          </table:table-cell>
          <table:table-cell office:value-type="string">
            <text:p>MILENI DEL CARMEN MENDOZA USCATEGUI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75673">
            <text:p>13675673</text:p>
          </table:table-cell>
          <table:table-cell office:value-type="string">
            <text:p>YSIDORA GUIZA GARC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501">
            <text:p>17169501</text:p>
          </table:table-cell>
          <table:table-cell office:value-type="string">
            <text:p>GLEIDIMAR ANDRADE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475381">
            <text:p>17475381</text:p>
          </table:table-cell>
          <table:table-cell office:value-type="string">
            <text:p>FRANCY ELISMAR BRICEÑO TOR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4716">
            <text:p>18224716</text:p>
          </table:table-cell>
          <table:table-cell office:value-type="string">
            <text:p>DECCY IRAIMA PERN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7249">
            <text:p>19057249</text:p>
          </table:table-cell>
          <table:table-cell office:value-type="string">
            <text:p>NORLEIDY YUBEISI MOLINA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6907">
            <text:p>8146907</text:p>
          </table:table-cell>
          <table:table-cell office:value-type="string">
            <text:p>NIDIA COROMOTO CAMACHO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77544">
            <text:p>17377544</text:p>
          </table:table-cell>
          <table:table-cell office:value-type="string">
            <text:p>YALENIS COROMOTO PEREZ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71241">
            <text:p>15671241</text:p>
          </table:table-cell>
          <table:table-cell office:value-type="string">
            <text:p>RUT SIMEY HERNAND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3259">
            <text:p>15463259</text:p>
          </table:table-cell>
          <table:table-cell office:value-type="string">
            <text:p>NELLY ISIDORA GONZALEZ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92659">
            <text:p>18892659</text:p>
          </table:table-cell>
          <table:table-cell office:value-type="string">
            <text:p>KARINA YAMILET ROMERO RIV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80607">
            <text:p>19280607</text:p>
          </table:table-cell>
          <table:table-cell office:value-type="string">
            <text:p>YESSICA ANDREINA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47405">
            <text:p>13947405</text:p>
          </table:table-cell>
          <table:table-cell office:value-type="string">
            <text:p>BELKIS COROMOTO BURGOS PADIL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00594">
            <text:p>13500594</text:p>
          </table:table-cell>
          <table:table-cell office:value-type="string">
            <text:p>MARITZA DEL CARMEN MEDRANO ROM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3206">
            <text:p>15463206</text:p>
          </table:table-cell>
          <table:table-cell office:value-type="string">
            <text:p>YHADARIS JOSEFA RODRIGUEZ URQUIO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1874">
            <text:p>18771874</text:p>
          </table:table-cell>
          <table:table-cell office:value-type="string">
            <text:p>ANDREINA DEL REAL <text:s/>GAL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1832">
            <text:p>12551832</text:p>
          </table:table-cell>
          <table:table-cell office:value-type="string">
            <text:p>ELLEN BETINA NIEVES SOJ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91878">
            <text:p>14091878</text:p>
          </table:table-cell>
          <table:table-cell office:value-type="string">
            <text:p>ANA MAYLING MORENO CAMACH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25028">
            <text:p>15325028</text:p>
          </table:table-cell>
          <table:table-cell office:value-type="string">
            <text:p>REINA ALEJANDRA SERRANO MUÑO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1708">
            <text:p>20011708</text:p>
          </table:table-cell>
          <table:table-cell office:value-type="string">
            <text:p>VIVIANA YULIMAR LOPEZ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0984">
            <text:p>17290984</text:p>
          </table:table-cell>
          <table:table-cell office:value-type="string">
            <text:p>MARIA ELENA HERNANDEZ NIET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40896">
            <text:p>14340896</text:p>
          </table:table-cell>
          <table:table-cell office:value-type="string">
            <text:p>MIRLA BEXSAIDA CAMACH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15656">
            <text:p>12815656</text:p>
          </table:table-cell>
          <table:table-cell office:value-type="string">
            <text:p>JENNY ZULAY RESTREP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30272">
            <text:p>4930272</text:p>
          </table:table-cell>
          <table:table-cell office:value-type="string">
            <text:p>ROSA MATILDE TORO DE SI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7380">
            <text:p>14867380</text:p>
          </table:table-cell>
          <table:table-cell office:value-type="string">
            <text:p>HEYSLER ENYD MORENO ESCALO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23570">
            <text:p>14623570</text:p>
          </table:table-cell>
          <table:table-cell office:value-type="string">
            <text:p>LILIBET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7941">
            <text:p>12837941</text:p>
          </table:table-cell>
          <table:table-cell office:value-type="string">
            <text:p>ZULAY DEL CARMEN MEJIAS RUI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08285">
            <text:p>14408285</text:p>
          </table:table-cell>
          <table:table-cell office:value-type="string">
            <text:p>MARICELA CARREÑO JAIM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29487">
            <text:p>19429487</text:p>
          </table:table-cell>
          <table:table-cell office:value-type="string">
            <text:p>DEIMAR CAROLINA SARMIENTO VILLAMIZAR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923436">
            <text:p>7923436</text:p>
          </table:table-cell>
          <table:table-cell office:value-type="string">
            <text:p>ANA ESTHER MELENDEZ ROND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6770">
            <text:p>14866770</text:p>
          </table:table-cell>
          <table:table-cell office:value-type="string">
            <text:p>FRANCY LIZBEIDA ARAQUE SOS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13796">
            <text:p>14813796</text:p>
          </table:table-cell>
          <table:table-cell office:value-type="string">
            <text:p>LEIDA MARIA DUGARTE TERA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1395">
            <text:p>11711395</text:p>
          </table:table-cell>
          <table:table-cell office:value-type="string">
            <text:p>SENOBIA DEL CARMEN HERNANDEZ GUE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88574">
            <text:p>19188574</text:p>
          </table:table-cell>
          <table:table-cell office:value-type="string">
            <text:p>YULIMAR DEL CARMEN VARGAS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69402">
            <text:p>15669402</text:p>
          </table:table-cell>
          <table:table-cell office:value-type="string">
            <text:p>CLARA SOLVEY RAMIREZ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2654">
            <text:p>19882654</text:p>
          </table:table-cell>
          <table:table-cell office:value-type="string">
            <text:p>MILEIDY JOSEFINA VIDAL ME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18077">
            <text:p>19518077</text:p>
          </table:table-cell>
          <table:table-cell office:value-type="string">
            <text:p>ROSIRIS CAROLINA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2690">
            <text:p>19882690</text:p>
          </table:table-cell>
          <table:table-cell office:value-type="string">
            <text:p>JOHANA BEATRIZ VITAL AZUAJ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083746">
            <text:p>11083746</text:p>
          </table:table-cell>
          <table:table-cell office:value-type="string">
            <text:p>ROSA MARIA VILLEGAS DE BERRI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1200">
            <text:p>17291200</text:p>
          </table:table-cell>
          <table:table-cell office:value-type="string">
            <text:p>MAIRA ALEJANDRA BURGOS A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2731">
            <text:p>19882731</text:p>
          </table:table-cell>
          <table:table-cell office:value-type="string">
            <text:p>YESICA OMAIROL MIRELIS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83612">
            <text:p>13083612</text:p>
          </table:table-cell>
          <table:table-cell office:value-type="string">
            <text:p>NINOSCA YSOLINA ROJ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034458">
            <text:p>23034458</text:p>
          </table:table-cell>
          <table:table-cell office:value-type="string">
            <text:p>AURORA DEL VALLE TORREALBA ALEJ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2663">
            <text:p>19882663</text:p>
          </table:table-cell>
          <table:table-cell office:value-type="string">
            <text:p>JOHANA YUSMERI FERNANDEZ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1902">
            <text:p>19191902</text:p>
          </table:table-cell>
          <table:table-cell office:value-type="string">
            <text:p>MARIA ZENAIDA COLMENAR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40390">
            <text:p>12240390</text:p>
          </table:table-cell>
          <table:table-cell office:value-type="string">
            <text:p>XIOMARA DEL CARMEN MENA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000281">
            <text:p>23000281</text:p>
          </table:table-cell>
          <table:table-cell office:value-type="string">
            <text:p>YOLANDA AYALA DE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7787">
            <text:p>12207787</text:p>
          </table:table-cell>
          <table:table-cell office:value-type="string">
            <text:p>NILYA NATALY RUI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50941">
            <text:p>19350941</text:p>
          </table:table-cell>
          <table:table-cell office:value-type="string">
            <text:p>MARIA GABRIELA RUI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3438">
            <text:p>19243438</text:p>
          </table:table-cell>
          <table:table-cell office:value-type="string">
            <text:p>GENOVA ISAMAR CASTILLO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20954">
            <text:p>15120954</text:p>
          </table:table-cell>
          <table:table-cell office:value-type="string">
            <text:p>YULITZA MARILIN CASTILLO MONTOY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3793">
            <text:p>13213793</text:p>
          </table:table-cell>
          <table:table-cell office:value-type="string">
            <text:p>CECILIA COROMOTO SOTO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02975">
            <text:p>19802975</text:p>
          </table:table-cell>
          <table:table-cell office:value-type="string">
            <text:p>LISMARY DEL CARMEN RIVAS ZAMBRA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58407">
            <text:p>23158407</text:p>
          </table:table-cell>
          <table:table-cell office:value-type="string">
            <text:p>DEYSY AYALA DE ESCALO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6643">
            <text:p>15536643</text:p>
          </table:table-cell>
          <table:table-cell office:value-type="string">
            <text:p>JOANA ELOISA PAREDES GUE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3716">
            <text:p>13213716</text:p>
          </table:table-cell>
          <table:table-cell office:value-type="string">
            <text:p>YUSMARY JOSEFINA GARRIDO MIL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736351">
            <text:p>20736351</text:p>
          </table:table-cell>
          <table:table-cell office:value-type="string">
            <text:p>GUILLERMINA GUERRERO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24098">
            <text:p>18424098</text:p>
          </table:table-cell>
          <table:table-cell office:value-type="string">
            <text:p>YUDELIS JOSEFA LEON SOT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08953">
            <text:p>14408953</text:p>
          </table:table-cell>
          <table:table-cell office:value-type="string">
            <text:p>BERQUIS ZULAY SILVA HERED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79463">
            <text:p>11879463</text:p>
          </table:table-cell>
          <table:table-cell office:value-type="string">
            <text:p>MARIA VIRGINIA VAS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24700">
            <text:p>19024700</text:p>
          </table:table-cell>
          <table:table-cell office:value-type="string">
            <text:p>DEIGLIS ADRIANA MITCHELL PA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92985">
            <text:p>9992985</text:p>
          </table:table-cell>
          <table:table-cell office:value-type="string">
            <text:p>DILUBINA HERNANDEZ VIDA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49414">
            <text:p>19349414</text:p>
          </table:table-cell>
          <table:table-cell office:value-type="string">
            <text:p>AURIANNY NORELIS LUCENA ARAUJ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9590">
            <text:p>19279590</text:p>
          </table:table-cell>
          <table:table-cell office:value-type="string">
            <text:p>YESICA CAROLINA LEAL HERNA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99705">
            <text:p>15399705</text:p>
          </table:table-cell>
          <table:table-cell office:value-type="string">
            <text:p>MARIA SABINA DEL CARMEN RIV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851">
            <text:p>19783851</text:p>
          </table:table-cell>
          <table:table-cell office:value-type="string">
            <text:p>YUSMELY SURAMA ARCILA COLME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30260">
            <text:p>15330260</text:p>
          </table:table-cell>
          <table:table-cell office:value-type="string">
            <text:p>MARYURY DEL CARMEN FLORES BETANCOURT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78170">
            <text:p>16578170</text:p>
          </table:table-cell>
          <table:table-cell office:value-type="string">
            <text:p>VECZORY YUMAURY RODRIGUEZ ALCA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4038">
            <text:p>19784038</text:p>
          </table:table-cell>
          <table:table-cell office:value-type="string">
            <text:p>LISVETH CAROLINA LINARES CRESP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098">
            <text:p>18225098</text:p>
          </table:table-cell>
          <table:table-cell office:value-type="string">
            <text:p>LUZ MARINA CRESPO COLLANT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1648">
            <text:p>20011648</text:p>
          </table:table-cell>
          <table:table-cell office:value-type="string">
            <text:p>NORAIMA DEL CARMEN BRICEÑO LI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1289">
            <text:p>11711289</text:p>
          </table:table-cell>
          <table:table-cell office:value-type="string">
            <text:p>DELIA DEL CARMEN BASTIDAS BER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6748">
            <text:p>16636748</text:p>
          </table:table-cell>
          <table:table-cell office:value-type="string">
            <text:p>YESIKA YOHELY CEIBA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783843">
            <text:p>15783843</text:p>
          </table:table-cell>
          <table:table-cell office:value-type="string">
            <text:p>MARIA TERESA ROSALES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119700">
            <text:p>22119700</text:p>
          </table:table-cell>
          <table:table-cell office:value-type="string">
            <text:p>MARTHA ELENA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858679">
            <text:p>16858679</text:p>
          </table:table-cell>
          <table:table-cell office:value-type="string">
            <text:p>YADIRA ZULEIMA RANGEL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999456">
            <text:p>15999456</text:p>
          </table:table-cell>
          <table:table-cell office:value-type="string">
            <text:p>ENEDYS HERNANDEZ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16294">
            <text:p>20516294</text:p>
          </table:table-cell>
          <table:table-cell office:value-type="string">
            <text:p>GIANNINY YURLINEY MARQUEZ VELAZ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7616">
            <text:p>19057616</text:p>
          </table:table-cell>
          <table:table-cell office:value-type="string">
            <text:p>CARMEN DARIANA HERRERA GARC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6997">
            <text:p>14866997</text:p>
          </table:table-cell>
          <table:table-cell office:value-type="string">
            <text:p>DAINNY YERMALAY MARQUEZ VELAZ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14917">
            <text:p>16514917</text:p>
          </table:table-cell>
          <table:table-cell office:value-type="string">
            <text:p>BELKIS IRAIMA SOTO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3886">
            <text:p>19243886</text:p>
          </table:table-cell>
          <table:table-cell office:value-type="string">
            <text:p>YULY MARLEY VARGAS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53931">
            <text:p>18953931</text:p>
          </table:table-cell>
          <table:table-cell office:value-type="string">
            <text:p>MARLI ROSAURA RANGEL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7418">
            <text:p>19057418</text:p>
          </table:table-cell>
          <table:table-cell office:value-type="string">
            <text:p>ANGGY KATHERINE BETIN MONRROY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814627">
            <text:p>20814627</text:p>
          </table:table-cell>
          <table:table-cell office:value-type="string">
            <text:p>YESENIA PAOLA LARA DE LA CERD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3587">
            <text:p>19243587</text:p>
          </table:table-cell>
          <table:table-cell office:value-type="string">
            <text:p>RAIZA YERELYS RANGEL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48637">
            <text:p>18148637</text:p>
          </table:table-cell>
          <table:table-cell office:value-type="string">
            <text:p>YOLIMA YAJAIRA MOLINA LA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6831">
            <text:p>16636831</text:p>
          </table:table-cell>
          <table:table-cell office:value-type="string">
            <text:p>ANA JULIA ROA DE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095631">
            <text:p>6095631</text:p>
          </table:table-cell>
          <table:table-cell office:value-type="string">
            <text:p>GUILLERMINA TAMARA SOLORZANO DELGA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784801">
            <text:p>15784801</text:p>
          </table:table-cell>
          <table:table-cell office:value-type="string">
            <text:p>YANITT DEL CARMEN RUIZ ALTUV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41799">
            <text:p>18641799</text:p>
          </table:table-cell>
          <table:table-cell office:value-type="string">
            <text:p>KEILA COROMOTO MOLINA RANGE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31291">
            <text:p>19631291</text:p>
          </table:table-cell>
          <table:table-cell office:value-type="string">
            <text:p>YAJAIRA VARGAS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75271">
            <text:p>16575271</text:p>
          </table:table-cell>
          <table:table-cell office:value-type="string">
            <text:p>JASMIN DEL VALLE GUERRERO VELANDR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179343">
            <text:p>14179343</text:p>
          </table:table-cell>
          <table:table-cell office:value-type="string">
            <text:p>JACKELINE XIOMARA VILLAMIZAR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1318">
            <text:p>13211318</text:p>
          </table:table-cell>
          <table:table-cell office:value-type="string">
            <text:p>YOLIMAR MENDOZA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71906">
            <text:p>14371906</text:p>
          </table:table-cell>
          <table:table-cell office:value-type="string">
            <text:p>JUSTINA MONTES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2691">
            <text:p>19492691</text:p>
          </table:table-cell>
          <table:table-cell office:value-type="string">
            <text:p>GLEYBER YGLED PEÑA MENDO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4822">
            <text:p>9184822</text:p>
          </table:table-cell>
          <table:table-cell office:value-type="string">
            <text:p>NANCY RONDON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24915">
            <text:p>14724915</text:p>
          </table:table-cell>
          <table:table-cell office:value-type="string">
            <text:p>ARALIS VARILLAS RIV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26558">
            <text:p>20226558</text:p>
          </table:table-cell>
          <table:table-cell office:value-type="string">
            <text:p>YEINIS YULIBETH HERNANDEZ MES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21243">
            <text:p>17321243</text:p>
          </table:table-cell>
          <table:table-cell office:value-type="string">
            <text:p>MARY YOLEIDA RIVAS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91340">
            <text:p>18191340</text:p>
          </table:table-cell>
          <table:table-cell office:value-type="string">
            <text:p>MAYELA JESUSA SANCHEZ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25994">
            <text:p>18425994</text:p>
          </table:table-cell>
          <table:table-cell office:value-type="string">
            <text:p>MARIA ANGELICA RAMIREZ NIEV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02805">
            <text:p>19802805</text:p>
          </table:table-cell>
          <table:table-cell office:value-type="string">
            <text:p>ARIANA YANURKA DURAN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24440">
            <text:p>17724440</text:p>
          </table:table-cell>
          <table:table-cell office:value-type="string">
            <text:p>EDIS COROMOTO RANGEL ALTUV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6787">
            <text:p>18046787</text:p>
          </table:table-cell>
          <table:table-cell office:value-type="string">
            <text:p>BELSY <text:s/>LILIANA ZUANARE ANGARIT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70295">
            <text:p>11370295</text:p>
          </table:table-cell>
          <table:table-cell office:value-type="string">
            <text:p>JULIO CESAR DURAN MANRRIQU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91603">
            <text:p>18191603</text:p>
          </table:table-cell>
          <table:table-cell office:value-type="string">
            <text:p>ELCIDA JOHANA NIEVES TREJ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0661">
            <text:p>16070661</text:p>
          </table:table-cell>
          <table:table-cell office:value-type="string">
            <text:p>LISBETH COROMOTO MARQUEZ CARR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79091">
            <text:p>10179091</text:p>
          </table:table-cell>
          <table:table-cell office:value-type="string">
            <text:p>MARIA LETICIA MONTILVA RO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0721">
            <text:p>11710721</text:p>
          </table:table-cell>
          <table:table-cell office:value-type="string">
            <text:p>YOBEIDA IRAIDA PINO VIV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26063">
            <text:p>19826063</text:p>
          </table:table-cell>
          <table:table-cell office:value-type="string">
            <text:p>ELVIA ROSA CRUZ SANTIAG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91026">
            <text:p>16191026</text:p>
          </table:table-cell>
          <table:table-cell office:value-type="string">
            <text:p>ALEJANDRA CRISTINA CORREA BRAV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80593">
            <text:p>16980593</text:p>
          </table:table-cell>
          <table:table-cell office:value-type="string">
            <text:p>ROSA VIRGINIA GARCIA MONTIL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91028">
            <text:p>16191028</text:p>
          </table:table-cell>
          <table:table-cell office:value-type="string">
            <text:p>ALEXANDER RAFAEL GONZAL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50961">
            <text:p>19350961</text:p>
          </table:table-cell>
          <table:table-cell office:value-type="string">
            <text:p>NOHEMI HERNANDEZ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3426">
            <text:p>14933426</text:p>
          </table:table-cell>
          <table:table-cell office:value-type="string">
            <text:p>ROSALBA BRICEÑO ARAQU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9925">
            <text:p>11709925</text:p>
          </table:table-cell>
          <table:table-cell office:value-type="string">
            <text:p>SONIA DEL CARMEN MOLINA ZERP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3609">
            <text:p>11193609</text:p>
          </table:table-cell>
          <table:table-cell office:value-type="string">
            <text:p>MARISOL DEL CARMEN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80662">
            <text:p>16980662</text:p>
          </table:table-cell>
          <table:table-cell office:value-type="string">
            <text:p>DANNY ALEXANDER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67353">
            <text:p>17767353</text:p>
          </table:table-cell>
          <table:table-cell office:value-type="string">
            <text:p>NINOSKA MARILYN ZAMBRANO ROND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116063">
            <text:p>22116063</text:p>
          </table:table-cell>
          <table:table-cell office:value-type="string">
            <text:p>YURMA DEL VALLE BURGOS GUE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24610">
            <text:p>10724610</text:p>
          </table:table-cell>
          <table:table-cell office:value-type="string">
            <text:p>MARIA JOSEFINA CASTELLANO MEJI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831366">
            <text:p>9831366</text:p>
          </table:table-cell>
          <table:table-cell office:value-type="string">
            <text:p>CAROLINE DEL VALLE GALLARDO HERR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95048">
            <text:p>14995048</text:p>
          </table:table-cell>
          <table:table-cell office:value-type="string">
            <text:p>LEIDE ZULENE SALAS COLME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70923">
            <text:p>14570923</text:p>
          </table:table-cell>
          <table:table-cell office:value-type="string">
            <text:p>ANALIS COROMOTO LEAL SIVI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428">
            <text:p>17169428</text:p>
          </table:table-cell>
          <table:table-cell office:value-type="string">
            <text:p>NELSY NORELA ROJAS ESCALO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41042">
            <text:p>11841042</text:p>
          </table:table-cell>
          <table:table-cell office:value-type="string">
            <text:p>MARIA SELEUCIA MORA MALDONA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4411">
            <text:p>19244411</text:p>
          </table:table-cell>
          <table:table-cell office:value-type="string">
            <text:p>YESSICA MAILYN ANDRADES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59485">
            <text:p>17659485</text:p>
          </table:table-cell>
          <table:table-cell office:value-type="string">
            <text:p>YANNYS TELICEIDY LOP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6357">
            <text:p>19056357</text:p>
          </table:table-cell>
          <table:table-cell office:value-type="string">
            <text:p>YENNY CAROLINA ALVAREZ COIRA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0445">
            <text:p>14550445</text:p>
          </table:table-cell>
          <table:table-cell office:value-type="string">
            <text:p>LUZ YEY HERRERA DE CAST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38568">
            <text:p>11838568</text:p>
          </table:table-cell>
          <table:table-cell office:value-type="string">
            <text:p>YOLEIMA DEL ROSARIO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4848">
            <text:p>19244848</text:p>
          </table:table-cell>
          <table:table-cell office:value-type="string">
            <text:p>ALEJANDRA CAROLINA PLAZA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02229">
            <text:p>14602229</text:p>
          </table:table-cell>
          <table:table-cell office:value-type="string">
            <text:p>DALIRIS YOMARI GIL BARR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6429">
            <text:p>12206429</text:p>
          </table:table-cell>
          <table:table-cell office:value-type="string">
            <text:p>FANNY IZORA BRIZUELA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38897">
            <text:p>11838897</text:p>
          </table:table-cell>
          <table:table-cell office:value-type="string">
            <text:p>MARIA SIMONA DAVI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4800">
            <text:p>19244800</text:p>
          </table:table-cell>
          <table:table-cell office:value-type="string">
            <text:p>DAIMILYTH DEL ROSARIO PEREZ BRICEÑ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1546">
            <text:p>17291546</text:p>
          </table:table-cell>
          <table:table-cell office:value-type="string">
            <text:p>ZULAY BRICEÑO ANGE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4258">
            <text:p>19244258</text:p>
          </table:table-cell>
          <table:table-cell office:value-type="string">
            <text:p>BARBARA YULEIDA MATUTE GRIZAL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093454">
            <text:p>6093454</text:p>
          </table:table-cell>
          <table:table-cell office:value-type="string">
            <text:p>ANA ZORAIDA CONTRERAS DE ORTEG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6469">
            <text:p>14866469</text:p>
          </table:table-cell>
          <table:table-cell office:value-type="string">
            <text:p>GREGORIA ELADIA GUERRERO ME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113">
            <text:p>18225113</text:p>
          </table:table-cell>
          <table:table-cell office:value-type="string">
            <text:p>YEDILMA CAROLINA SALAZAR ROJ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072719">
            <text:p>15072719</text:p>
          </table:table-cell>
          <table:table-cell office:value-type="string">
            <text:p>IDA BETZABEH SUAR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073792">
            <text:p>15073792</text:p>
          </table:table-cell>
          <table:table-cell office:value-type="string">
            <text:p>OLGA NAYELITH CESAR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91671">
            <text:p>18891671</text:p>
          </table:table-cell>
          <table:table-cell office:value-type="string">
            <text:p>NELLY DEL CARMEN MEJIA VALLAD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171088">
            <text:p>14171088</text:p>
          </table:table-cell>
          <table:table-cell office:value-type="string">
            <text:p>YASMIRA DEL CARMEN FIGUEROA ANDA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4867">
            <text:p>18224867</text:p>
          </table:table-cell>
          <table:table-cell office:value-type="string">
            <text:p>YERLIS LILIANA UZCATEGUI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166502">
            <text:p>12166502</text:p>
          </table:table-cell>
          <table:table-cell office:value-type="string">
            <text:p>MELKIS YOLEIDA COLMENAREZ PARED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0883">
            <text:p>14550883</text:p>
          </table:table-cell>
          <table:table-cell office:value-type="string">
            <text:p>JULEIMA DEL CARMEN CANTERO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1653">
            <text:p>20011653</text:p>
          </table:table-cell>
          <table:table-cell office:value-type="string">
            <text:p>MARIBEL KARINA JARIGUI LI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69077">
            <text:p>15669077</text:p>
          </table:table-cell>
          <table:table-cell office:value-type="string">
            <text:p>ANA LUISA ROA PARED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60173">
            <text:p>17660173</text:p>
          </table:table-cell>
          <table:table-cell office:value-type="string">
            <text:p>MARIELY ANDREINA ARIAS AGUACH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976">
            <text:p>19783976</text:p>
          </table:table-cell>
          <table:table-cell office:value-type="string">
            <text:p>IRAIDA GUILLERMINA GUZMAN GUE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2884">
            <text:p>15462884</text:p>
          </table:table-cell>
          <table:table-cell office:value-type="string">
            <text:p>MARIA JHAQUELINE CAICEDO MEJ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80769">
            <text:p>16980769</text:p>
          </table:table-cell>
          <table:table-cell office:value-type="string">
            <text:p>SIRLENI COROMOTO DELGADO FERNA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5106">
            <text:p>18045106</text:p>
          </table:table-cell>
          <table:table-cell office:value-type="string">
            <text:p>PERSEVERANDA GARCIA HERNA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84515">
            <text:p>13084515</text:p>
          </table:table-cell>
          <table:table-cell office:value-type="string">
            <text:p>MARIZALET DEL VALLE PINEDA COLMENA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56180">
            <text:p>18856180</text:p>
          </table:table-cell>
          <table:table-cell office:value-type="string">
            <text:p>DORAIMA DEL CARMEN MORENO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689599">
            <text:p>22689599</text:p>
          </table:table-cell>
          <table:table-cell office:value-type="string">
            <text:p>MELVA ESTHER ARIAS CAST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91675">
            <text:p>18091675</text:p>
          </table:table-cell>
          <table:table-cell office:value-type="string">
            <text:p>ROSA CHACON ROSAL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291271">
            <text:p>6291271</text:p>
          </table:table-cell>
          <table:table-cell office:value-type="string">
            <text:p>MARLENY COROMOTO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50018">
            <text:p>20150018</text:p>
          </table:table-cell>
          <table:table-cell office:value-type="string">
            <text:p>MARIA DEL CARMEN SILVA VALDERRAM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083">
            <text:p>17169083</text:p>
          </table:table-cell>
          <table:table-cell office:value-type="string">
            <text:p>ERIKA BEATRIZ ALTUVE CARDEN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736991">
            <text:p>20736991</text:p>
          </table:table-cell>
          <table:table-cell office:value-type="string">
            <text:p>ANAOLE MORA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259525">
            <text:p>14259525</text:p>
          </table:table-cell>
          <table:table-cell office:value-type="string">
            <text:p>WILMA ZULEYMA PULI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99129">
            <text:p>9399129</text:p>
          </table:table-cell>
          <table:table-cell office:value-type="string">
            <text:p>LUCY MARGARITA CONTRERAS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259554">
            <text:p>14259554</text:p>
          </table:table-cell>
          <table:table-cell office:value-type="string">
            <text:p>SANDRA ESPERANZA VALERO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25429">
            <text:p>12825429</text:p>
          </table:table-cell>
          <table:table-cell office:value-type="string">
            <text:p>MARIA DIOLANDA MORA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7568">
            <text:p>19057568</text:p>
          </table:table-cell>
          <table:table-cell office:value-type="string">
            <text:p>NORYELI DEL CARMEN PEREIRA SAL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53282">
            <text:p>18953282</text:p>
          </table:table-cell>
          <table:table-cell office:value-type="string">
            <text:p>XIOMARA ALCIRA ACEVEDO BOT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24962">
            <text:p>10724962</text:p>
          </table:table-cell>
          <table:table-cell office:value-type="string">
            <text:p>ANA LUISA MENDO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28545">
            <text:p>10728545</text:p>
          </table:table-cell>
          <table:table-cell office:value-type="string">
            <text:p>MARIA TOMASA BRACAMONTE GONZAL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264425">
            <text:p>14264425</text:p>
          </table:table-cell>
          <table:table-cell office:value-type="string">
            <text:p>MARIA ERZULY CONTRERAS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69002">
            <text:p>14569002</text:p>
          </table:table-cell>
          <table:table-cell office:value-type="string">
            <text:p>YOLANDA CAROLINA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7235">
            <text:p>18117235</text:p>
          </table:table-cell>
          <table:table-cell office:value-type="string">
            <text:p>JOEMISSEL DEL CARMEN VIDAL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69009">
            <text:p>18669009</text:p>
          </table:table-cell>
          <table:table-cell office:value-type="string">
            <text:p>MARIA EUGENIA TRUJIL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69384">
            <text:p>19069384</text:p>
          </table:table-cell>
          <table:table-cell office:value-type="string">
            <text:p>KARELYS DEL CARMEN GONZALEZ RIV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3240">
            <text:p>19613240</text:p>
          </table:table-cell>
          <table:table-cell office:value-type="string">
            <text:p>NAILI DEL CARMEN YEP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168682">
            <text:p>21168682</text:p>
          </table:table-cell>
          <table:table-cell office:value-type="string">
            <text:p>DAICELYS DAYANA PALACIOS VAL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034435">
            <text:p>23034435</text:p>
          </table:table-cell>
          <table:table-cell office:value-type="string">
            <text:p>YEXIMAR DAILY HENRIQUEZ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5357172">
            <text:p>25357172</text:p>
          </table:table-cell>
          <table:table-cell office:value-type="string">
            <text:p>GREYS ANDREINA NIETO RIV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46715">
            <text:p>15546715</text:p>
          </table:table-cell>
          <table:table-cell office:value-type="string">
            <text:p>MARIA PATRICIA LOPEZ AREVA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67657">
            <text:p>14467657</text:p>
          </table:table-cell>
          <table:table-cell office:value-type="string">
            <text:p>ARACELYS DESANTIAGO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644767">
            <text:p>11644767</text:p>
          </table:table-cell>
          <table:table-cell office:value-type="string">
            <text:p>LEIDY YOLANDA ZAPATA FERNÑ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401614">
            <text:p>11401614</text:p>
          </table:table-cell>
          <table:table-cell office:value-type="string">
            <text:p>JANETH CAROLINA JAIME RUMB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49055">
            <text:p>18849055</text:p>
          </table:table-cell>
          <table:table-cell office:value-type="string">
            <text:p>OLEYMI DAYANA ESCALONA REVER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49558">
            <text:p>13949558</text:p>
          </table:table-cell>
          <table:table-cell office:value-type="string">
            <text:p>LILIBE DEL VALLE BAR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2673">
            <text:p>19192673</text:p>
          </table:table-cell>
          <table:table-cell office:value-type="string">
            <text:p>MILAGROS DEL VALLE PI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11358">
            <text:p>11811358</text:p>
          </table:table-cell>
          <table:table-cell office:value-type="string">
            <text:p>YUDIT RAMONA JASP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770602">
            <text:p>12770602</text:p>
          </table:table-cell>
          <table:table-cell office:value-type="string">
            <text:p>MEGUY YUSMILI LEAÑEZ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40060">
            <text:p>13540060</text:p>
          </table:table-cell>
          <table:table-cell office:value-type="string">
            <text:p>DUBRASKA MARIELA APONTE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424193">
            <text:p>16424193</text:p>
          </table:table-cell>
          <table:table-cell office:value-type="string">
            <text:p>OLEMI RAMONA ESCALONA REVER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766260">
            <text:p>12766260</text:p>
          </table:table-cell>
          <table:table-cell office:value-type="string">
            <text:p>LILIBET DEL VALLE LORETO SERRAD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424192">
            <text:p>16424192</text:p>
          </table:table-cell>
          <table:table-cell office:value-type="string">
            <text:p>OMELY MARIA ESCALONA REVER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40356">
            <text:p>16640356</text:p>
          </table:table-cell>
          <table:table-cell office:value-type="string">
            <text:p>YASMINA CARIDAD JASPE BLAN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617383">
            <text:p>10617383</text:p>
          </table:table-cell>
          <table:table-cell office:value-type="string">
            <text:p>KATHIUSKA DE LOURDES SAVERY OCHO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008960">
            <text:p>15008960</text:p>
          </table:table-cell>
          <table:table-cell office:value-type="string">
            <text:p>CARMEN MARITZA CARRASQUEL JASP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20085">
            <text:p>13820085</text:p>
          </table:table-cell>
          <table:table-cell office:value-type="string">
            <text:p>DEYSI MIGDALIA JASP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70926">
            <text:p>14070926</text:p>
          </table:table-cell>
          <table:table-cell office:value-type="string">
            <text:p>ISAMAR DEL CARMEN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4922">
            <text:p>18224922</text:p>
          </table:table-cell>
          <table:table-cell office:value-type="string">
            <text:p>YHOANNA DEL VALLE ARAQUE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24436">
            <text:p>19024436</text:p>
          </table:table-cell>
          <table:table-cell office:value-type="string">
            <text:p>ARIANNY JACKELINE VELAZQUEZ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5655">
            <text:p>17205655</text:p>
          </table:table-cell>
          <table:table-cell office:value-type="string">
            <text:p>MARIA ALEJANDRA RUZA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8440">
            <text:p>11708440</text:p>
          </table:table-cell>
          <table:table-cell office:value-type="string">
            <text:p>BELKIS ODILIA ROA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49489">
            <text:p>15149489</text:p>
          </table:table-cell>
          <table:table-cell office:value-type="string">
            <text:p>MAGDELYS PAREDES SEPULVED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10585">
            <text:p>15210585</text:p>
          </table:table-cell>
          <table:table-cell office:value-type="string">
            <text:p>JHANNA YALEIDYS SUAREZ GUE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2837">
            <text:p>11712837</text:p>
          </table:table-cell>
          <table:table-cell office:value-type="string">
            <text:p>YELITZA JOSEFINA MONTILLA PARED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383">
            <text:p>18225383</text:p>
          </table:table-cell>
          <table:table-cell office:value-type="string">
            <text:p>YUSMARY YUREMI RODRIGUEZ RIV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791899">
            <text:p>16791899</text:p>
          </table:table-cell>
          <table:table-cell office:value-type="string">
            <text:p>YANDRY YELITZA URQUIOLA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18181">
            <text:p>17618181</text:p>
          </table:table-cell>
          <table:table-cell office:value-type="string">
            <text:p>LISMARY SERRANO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951076">
            <text:p>19951076</text:p>
          </table:table-cell>
          <table:table-cell office:value-type="string">
            <text:p>AIDA DIOCELI BAR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31496">
            <text:p>19631496</text:p>
          </table:table-cell>
          <table:table-cell office:value-type="string">
            <text:p>MARYURY DAYANA GARCIA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56650">
            <text:p>18856650</text:p>
          </table:table-cell>
          <table:table-cell office:value-type="string">
            <text:p>MIGUEL ANDRES TIRADO DURA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9022">
            <text:p>9369022</text:p>
          </table:table-cell>
          <table:table-cell office:value-type="string">
            <text:p>MARLENY BUSTAMANTE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2254">
            <text:p>19492254</text:p>
          </table:table-cell>
          <table:table-cell office:value-type="string">
            <text:p>NORMA CAROLINA AYALA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1518">
            <text:p>14551518</text:p>
          </table:table-cell>
          <table:table-cell office:value-type="string">
            <text:p>LEIDA MIRLEY CONTRERAS BAR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733198">
            <text:p>20733198</text:p>
          </table:table-cell>
          <table:table-cell office:value-type="string">
            <text:p>YELIBET SALAZAR SOL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2908">
            <text:p>19492908</text:p>
          </table:table-cell>
          <table:table-cell office:value-type="string">
            <text:p>DEISY EDIMAR PEREZ GI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33954">
            <text:p>16333954</text:p>
          </table:table-cell>
          <table:table-cell office:value-type="string">
            <text:p>XIOMARA REY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69043">
            <text:p>16669043</text:p>
          </table:table-cell>
          <table:table-cell office:value-type="string">
            <text:p>GLENDIS NAILET DURAN SAND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56872">
            <text:p>15156872</text:p>
          </table:table-cell>
          <table:table-cell office:value-type="string">
            <text:p>LUZ MARINA ARCHILA CARDEN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859446">
            <text:p>16859446</text:p>
          </table:table-cell>
          <table:table-cell office:value-type="string">
            <text:p>YAMILETH REY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4374">
            <text:p>9364374</text:p>
          </table:table-cell>
          <table:table-cell office:value-type="string">
            <text:p>MARIA HILDYS TEQUITA ROJ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72444">
            <text:p>14472444</text:p>
          </table:table-cell>
          <table:table-cell office:value-type="string">
            <text:p>MARIA HERMELINDA FERREIRA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989948">
            <text:p>17989948</text:p>
          </table:table-cell>
          <table:table-cell office:value-type="string">
            <text:p>MARLY CAROLINA BUITRAGO TOR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732208">
            <text:p>20732208</text:p>
          </table:table-cell>
          <table:table-cell office:value-type="string">
            <text:p>MAIRA ALEJANDRA DURAN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83718">
            <text:p>15283718</text:p>
          </table:table-cell>
          <table:table-cell office:value-type="string">
            <text:p>EMILSE DEL VALLE CONTRERAS HERNA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20974">
            <text:p>19620974</text:p>
          </table:table-cell>
          <table:table-cell office:value-type="string">
            <text:p>MARIANGEL QUINTERO CAST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69524">
            <text:p>15669524</text:p>
          </table:table-cell>
          <table:table-cell office:value-type="string">
            <text:p>INGRID YAJAIRA JAIMES PERALT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32154">
            <text:p>19632154</text:p>
          </table:table-cell>
          <table:table-cell office:value-type="string">
            <text:p>YESSICA ANDREINA SALCEDO CASTIL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15407">
            <text:p>16515407</text:p>
          </table:table-cell>
          <table:table-cell office:value-type="string">
            <text:p>ANA IRIS DAVILA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86179">
            <text:p>19486179</text:p>
          </table:table-cell>
          <table:table-cell office:value-type="string">
            <text:p>YURI CAROLINA PAREDES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303382">
            <text:p>13303382</text:p>
          </table:table-cell>
          <table:table-cell office:value-type="string">
            <text:p>EVELYN YANETH DIAZ BAS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6536">
            <text:p>19056536</text:p>
          </table:table-cell>
          <table:table-cell office:value-type="string">
            <text:p>ANDRILY RULEY PEREZ RUJA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17500">
            <text:p>20517500</text:p>
          </table:table-cell>
          <table:table-cell office:value-type="string">
            <text:p>MARBELIS KATHERIN DIAZ ANDRAD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2326">
            <text:p>19882326</text:p>
          </table:table-cell>
          <table:table-cell office:value-type="string">
            <text:p>DANYERIS DEL CARMEN DELGADO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321">
            <text:p>19783321</text:p>
          </table:table-cell>
          <table:table-cell office:value-type="string">
            <text:p>ANA MARIA DIAZ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38949">
            <text:p>15438949</text:p>
          </table:table-cell>
          <table:table-cell office:value-type="string">
            <text:p>MISLEIDIS COROMOTO DIAZ BAS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6126">
            <text:p>18226126</text:p>
          </table:table-cell>
          <table:table-cell office:value-type="string">
            <text:p>YUDITH MARIA CAMACHO ESTUPIÑA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70002">
            <text:p>17170002</text:p>
          </table:table-cell>
          <table:table-cell office:value-type="string">
            <text:p>NORA SANDOVAL PINT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1514">
            <text:p>14551514</text:p>
          </table:table-cell>
          <table:table-cell office:value-type="string">
            <text:p>LENIS KARINA USECHE DE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50650">
            <text:p>19350650</text:p>
          </table:table-cell>
          <table:table-cell office:value-type="string">
            <text:p>FATIMA MARISAUDY DOS SANTOS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01781">
            <text:p>19801781</text:p>
          </table:table-cell>
          <table:table-cell office:value-type="string">
            <text:p>YENIFER ADRIANA LAMUS SILV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2405">
            <text:p>10562405</text:p>
          </table:table-cell>
          <table:table-cell office:value-type="string">
            <text:p>FRANCISCA DE PAULA QUINTERO ANGE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5984">
            <text:p>10555984</text:p>
          </table:table-cell>
          <table:table-cell office:value-type="string">
            <text:p>YOMAIRA TIBISAY RONDON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47009">
            <text:p>13947009</text:p>
          </table:table-cell>
          <table:table-cell office:value-type="string">
            <text:p>NANCY YAMILER FRIAS MENDO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68263">
            <text:p>17768263</text:p>
          </table:table-cell>
          <table:table-cell office:value-type="string">
            <text:p>KARINA MADELEY RODRIGUEZ FREIT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1736">
            <text:p>17291736</text:p>
          </table:table-cell>
          <table:table-cell office:value-type="string">
            <text:p>KATTY KARINA FRANCO GOM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1348">
            <text:p>17291348</text:p>
          </table:table-cell>
          <table:table-cell office:value-type="string">
            <text:p>DEXI MARIA CRESPO VILOR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8985">
            <text:p>11708985</text:p>
          </table:table-cell>
          <table:table-cell office:value-type="string">
            <text:p>YALENNY ELIZABETH MOLINA LOP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9183">
            <text:p>18559183</text:p>
          </table:table-cell>
          <table:table-cell office:value-type="string">
            <text:p>DILIANA FRANYELIS ESCALONA LIM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80516">
            <text:p>16980516</text:p>
          </table:table-cell>
          <table:table-cell office:value-type="string">
            <text:p>EVELIA DEL CARMEN ZAPATA NUÑ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69081">
            <text:p>14569081</text:p>
          </table:table-cell>
          <table:table-cell office:value-type="string">
            <text:p>KENEIDYS DEL CARMEN TOVAR COLME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20829">
            <text:p>14520829</text:p>
          </table:table-cell>
          <table:table-cell office:value-type="string">
            <text:p>NANCY MARISOL CA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99825">
            <text:p>17699825</text:p>
          </table:table-cell>
          <table:table-cell office:value-type="string">
            <text:p>MARY JANNETH ALVARADO BRICEÑ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925679">
            <text:p>15925679</text:p>
          </table:table-cell>
          <table:table-cell office:value-type="string">
            <text:p>INGRIS ELISABETH CASTILLO BRAC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20117">
            <text:p>18420117</text:p>
          </table:table-cell>
          <table:table-cell office:value-type="string">
            <text:p>ANGGY MARYHER ROJAS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2778">
            <text:p>13882778</text:p>
          </table:table-cell>
          <table:table-cell office:value-type="string">
            <text:p>ROSA BELLIKZA SOSA HERR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62185">
            <text:p>14662185</text:p>
          </table:table-cell>
          <table:table-cell office:value-type="string">
            <text:p>LUZ DEL VALLE CANELONES BAL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67005">
            <text:p>14067005</text:p>
          </table:table-cell>
          <table:table-cell office:value-type="string">
            <text:p>EVITALIA DEL CARMEN VELA DE PRAD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3851">
            <text:p>16073851</text:p>
          </table:table-cell>
          <table:table-cell office:value-type="string">
            <text:p>MARIA ZULEIMA VIERA LACRU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27485">
            <text:p>16127485</text:p>
          </table:table-cell>
          <table:table-cell office:value-type="string">
            <text:p>KEILA DORALIS GALLAR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1453">
            <text:p>12551453</text:p>
          </table:table-cell>
          <table:table-cell office:value-type="string">
            <text:p>NORIS MORELA ARI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9311">
            <text:p>12839311</text:p>
          </table:table-cell>
          <table:table-cell office:value-type="string">
            <text:p>AURA MARINA CAMACHO BAR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1981">
            <text:p>19881981</text:p>
          </table:table-cell>
          <table:table-cell office:value-type="string">
            <text:p>NAIDA YANIRETH CARO GOM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3825">
            <text:p>10053825</text:p>
          </table:table-cell>
          <table:table-cell office:value-type="string">
            <text:p>ALBA LUZ DIAZ LISCA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08514">
            <text:p>12808514</text:p>
          </table:table-cell>
          <table:table-cell office:value-type="string">
            <text:p>YANELY FELICIA PERALTA RAM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793585">
            <text:p>16793585</text:p>
          </table:table-cell>
          <table:table-cell office:value-type="string">
            <text:p>YLIANA MAYBELI CASTIL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11670">
            <text:p>14711670</text:p>
          </table:table-cell>
          <table:table-cell office:value-type="string">
            <text:p>KEINA YOVANA EXPOSITO PA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13300">
            <text:p>15613300</text:p>
          </table:table-cell>
          <table:table-cell office:value-type="string">
            <text:p>BETZAIDA BELITZA BRIZUELA CORT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30089">
            <text:p>19430089</text:p>
          </table:table-cell>
          <table:table-cell office:value-type="string">
            <text:p>YULIAN ANABEL SALCEDO MONTOY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8649">
            <text:p>18558649</text:p>
          </table:table-cell>
          <table:table-cell office:value-type="string">
            <text:p>YURIS EVELYN BESCANZA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13326">
            <text:p>14813326</text:p>
          </table:table-cell>
          <table:table-cell office:value-type="string">
            <text:p>MARIA DEL ROSARIO ZAPATA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8958">
            <text:p>11708958</text:p>
          </table:table-cell>
          <table:table-cell office:value-type="string">
            <text:p>CARMEN SOCORRO MORENO FLO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988367">
            <text:p>17988367</text:p>
          </table:table-cell>
          <table:table-cell office:value-type="string">
            <text:p>KARILES YULIBETH MONTOYA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8129">
            <text:p>12838129</text:p>
          </table:table-cell>
          <table:table-cell office:value-type="string">
            <text:p>MARIANELA MOLINA PIRE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09768">
            <text:p>14309768</text:p>
          </table:table-cell>
          <table:table-cell office:value-type="string">
            <text:p>CELIA ROSA AVILA DELGA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4058">
            <text:p>16634058</text:p>
          </table:table-cell>
          <table:table-cell office:value-type="string">
            <text:p>ADRIANA CAROLINA GONZALEZ CASTIL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6234">
            <text:p>15536234</text:p>
          </table:table-cell>
          <table:table-cell office:value-type="string">
            <text:p>MARYURYS THAIDY ESCALONA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49545">
            <text:p>14549545</text:p>
          </table:table-cell>
          <table:table-cell office:value-type="string">
            <text:p>NEYLA KARINA PASTRAN BAR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80744">
            <text:p>16980744</text:p>
          </table:table-cell>
          <table:table-cell office:value-type="string">
            <text:p>ALBA YALESMIR MORENO PIMENTE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39120">
            <text:p>18839120</text:p>
          </table:table-cell>
          <table:table-cell office:value-type="string">
            <text:p>NANYERY BRAYERY GIL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17510">
            <text:p>10117510</text:p>
          </table:table-cell>
          <table:table-cell office:value-type="string">
            <text:p>ISABEL CRISTINA ARENAS DE MONSALV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88295">
            <text:p>18288295</text:p>
          </table:table-cell>
          <table:table-cell office:value-type="string">
            <text:p>DAYANA KARINA HERNANDEZ TIMAUR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7334">
            <text:p>15537334</text:p>
          </table:table-cell>
          <table:table-cell office:value-type="string">
            <text:p>MERY TAIDE BLANCO RIV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12505">
            <text:p>14712505</text:p>
          </table:table-cell>
          <table:table-cell office:value-type="string">
            <text:p>DURBIS YAKELIN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92168">
            <text:p>15492168</text:p>
          </table:table-cell>
          <table:table-cell office:value-type="string">
            <text:p>YARUSKA SIKIU FLORES GONZAL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1242">
            <text:p>15461242</text:p>
          </table:table-cell>
          <table:table-cell office:value-type="string">
            <text:p>YULIBETH DEL VALLE PEREZ CANELON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3661">
            <text:p>15383661</text:p>
          </table:table-cell>
          <table:table-cell office:value-type="string">
            <text:p>MARILAND GUIZA BUSTAMANT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230">
            <text:p>17169230</text:p>
          </table:table-cell>
          <table:table-cell office:value-type="string">
            <text:p>YARLIN NOHEMI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4114">
            <text:p>19244114</text:p>
          </table:table-cell>
          <table:table-cell office:value-type="string">
            <text:p>ALIX YUDITH MARQUEZ ROJ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5524">
            <text:p>9365524</text:p>
          </table:table-cell>
          <table:table-cell office:value-type="string">
            <text:p>MARIA DEL CARMEN MENDEZ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8088">
            <text:p>12208088</text:p>
          </table:table-cell>
          <table:table-cell office:value-type="string">
            <text:p>ARELIS GUTIERREZ PULI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07583">
            <text:p>11107583</text:p>
          </table:table-cell>
          <table:table-cell office:value-type="string">
            <text:p>LUCY ESTHER ROMERO DE POLENTI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25671">
            <text:p>17725671</text:p>
          </table:table-cell>
          <table:table-cell office:value-type="string">
            <text:p>MARIBEL MENDEZ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9616">
            <text:p>9369616</text:p>
          </table:table-cell>
          <table:table-cell office:value-type="string">
            <text:p>CARMEN ELICEA ZAMBRANO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4141">
            <text:p>19244141</text:p>
          </table:table-cell>
          <table:table-cell office:value-type="string">
            <text:p>KIMBERLY SERRANO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2751">
            <text:p>19612751</text:p>
          </table:table-cell>
          <table:table-cell office:value-type="string">
            <text:p>MARIA RAQUEL MERCHAN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16011">
            <text:p>20516011</text:p>
          </table:table-cell>
          <table:table-cell office:value-type="string">
            <text:p>MARBELIS OLIMAR SALAS URIB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24484">
            <text:p>18124484</text:p>
          </table:table-cell>
          <table:table-cell office:value-type="string">
            <text:p>IDELYS YAJAIRA GAVIDIA PLA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6955">
            <text:p>19056955</text:p>
          </table:table-cell>
          <table:table-cell office:value-type="string">
            <text:p>MIRIAN CASTELLANOS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20454">
            <text:p>20520454</text:p>
          </table:table-cell>
          <table:table-cell office:value-type="string">
            <text:p>MARIA GABRIELA RAMIREZ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2911">
            <text:p>20602911</text:p>
          </table:table-cell>
          <table:table-cell office:value-type="string">
            <text:p>ELIZABETH PEREZ BUSTAMANT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33647">
            <text:p>16333647</text:p>
          </table:table-cell>
          <table:table-cell office:value-type="string">
            <text:p>YERIKA MARILYN ALBORNO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5545">
            <text:p>18045545</text:p>
          </table:table-cell>
          <table:table-cell office:value-type="string">
            <text:p>NOHELIA RIVAS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7368">
            <text:p>19057368</text:p>
          </table:table-cell>
          <table:table-cell office:value-type="string">
            <text:p>YENNY SILENE MARQUEZ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858530">
            <text:p>16858530</text:p>
          </table:table-cell>
          <table:table-cell office:value-type="string">
            <text:p>BELGIKA YANETH GUERRERO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5345">
            <text:p>18045345</text:p>
          </table:table-cell>
          <table:table-cell office:value-type="string">
            <text:p>MARISOL ZAMBRA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3900">
            <text:p>19243900</text:p>
          </table:table-cell>
          <table:table-cell office:value-type="string">
            <text:p>ADELA EDELMIRA ESCALONA DE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2089">
            <text:p>13212089</text:p>
          </table:table-cell>
          <table:table-cell office:value-type="string">
            <text:p>OMAIRA CONTRERAS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732281">
            <text:p>20732281</text:p>
          </table:table-cell>
          <table:table-cell office:value-type="string">
            <text:p>DARCYN HERMINIA GUTIERREZ JURA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3734">
            <text:p>19243734</text:p>
          </table:table-cell>
          <table:table-cell office:value-type="string">
            <text:p>NEIDY YOMARLY GARCIA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15982">
            <text:p>17115982</text:p>
          </table:table-cell>
          <table:table-cell office:value-type="string">
            <text:p>YURIS AQUILIMAR GARCIA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8961">
            <text:p>9988961</text:p>
          </table:table-cell>
          <table:table-cell office:value-type="string">
            <text:p>MARIA YOLANDA RANGEL ALBORNO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58949">
            <text:p>17358949</text:p>
          </table:table-cell>
          <table:table-cell office:value-type="string">
            <text:p>YUZMARI COROMOTO CARRERO PA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37139">
            <text:p>11837139</text:p>
          </table:table-cell>
          <table:table-cell office:value-type="string">
            <text:p>MABEL AMERICA SEPULVEDA GARC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1534">
            <text:p>16071534</text:p>
          </table:table-cell>
          <table:table-cell office:value-type="string">
            <text:p>LUZ MARY PRASCA LOP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858809">
            <text:p>16858809</text:p>
          </table:table-cell>
          <table:table-cell office:value-type="string">
            <text:p>YELY COROMOTO RONDON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686912">
            <text:p>22686912</text:p>
          </table:table-cell>
          <table:table-cell office:value-type="string">
            <text:p>NUBIA ZUJEL VILLAMIZAR FONSEC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50164">
            <text:p>20150164</text:p>
          </table:table-cell>
          <table:table-cell office:value-type="string">
            <text:p>ANA KEILY ESCALONA NIÑ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466403">
            <text:p>9466403</text:p>
          </table:table-cell>
          <table:table-cell office:value-type="string">
            <text:p>NANCY MIRELLA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01162">
            <text:p>19801162</text:p>
          </table:table-cell>
          <table:table-cell office:value-type="string">
            <text:p>BRICEIDA MORENO DUGART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1340">
            <text:p>13211340</text:p>
          </table:table-cell>
          <table:table-cell office:value-type="string">
            <text:p>ORALIA CONTRERAS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01655">
            <text:p>19801655</text:p>
          </table:table-cell>
          <table:table-cell office:value-type="string">
            <text:p>ANA LIDIA MOLINA ACEVE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31429">
            <text:p>19631429</text:p>
          </table:table-cell>
          <table:table-cell office:value-type="string">
            <text:p>ROLAYNE DEL CARMEN PADILLA PERN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60268">
            <text:p>16960268</text:p>
          </table:table-cell>
          <table:table-cell office:value-type="string">
            <text:p>YESIKA ESLENDY CORREA SANDOVA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55545">
            <text:p>9955545</text:p>
          </table:table-cell>
          <table:table-cell office:value-type="string">
            <text:p>YAMILEY CHACON BARRIEN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62201">
            <text:p>12462201</text:p>
          </table:table-cell>
          <table:table-cell office:value-type="string">
            <text:p>NEIDA CECILIA ALBARRACIN JAIM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17751">
            <text:p>12517751</text:p>
          </table:table-cell>
          <table:table-cell office:value-type="string">
            <text:p>MARIBEL DEL CARMEN RUIZ NOVO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99210">
            <text:p>14099210</text:p>
          </table:table-cell>
          <table:table-cell office:value-type="string">
            <text:p>CARMEN AUDEY BARRIEN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03207">
            <text:p>17503207</text:p>
          </table:table-cell>
          <table:table-cell office:value-type="string">
            <text:p>DIANA CAROLINA ARCINIEGAS GUTIER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930132">
            <text:p>17930132</text:p>
          </table:table-cell>
          <table:table-cell office:value-type="string">
            <text:p>MARLY JOSEFINA CONTRERAS GARC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53073">
            <text:p>19353073</text:p>
          </table:table-cell>
          <table:table-cell office:value-type="string">
            <text:p>SAIDA BEATRIZ PEREZ CAMARG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2429">
            <text:p>19492429</text:p>
          </table:table-cell>
          <table:table-cell office:value-type="string">
            <text:p>KARLA ANDREINA <text:s/>QUINTERO PINT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25053">
            <text:p>20225053</text:p>
          </table:table-cell>
          <table:table-cell office:value-type="string">
            <text:p>MARIA JOHANA MENDOZA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27302">
            <text:p>12227302</text:p>
          </table:table-cell>
          <table:table-cell office:value-type="string">
            <text:p>OMAIRA ACOSTA POR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2998">
            <text:p>19492998</text:p>
          </table:table-cell>
          <table:table-cell office:value-type="string">
            <text:p>MAYERLY MONTAÑEZ VARG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71822">
            <text:p>10171822</text:p>
          </table:table-cell>
          <table:table-cell office:value-type="string">
            <text:p>MARIBEL <text:s/>ACEVEDO V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495570">
            <text:p>11495570</text:p>
          </table:table-cell>
          <table:table-cell office:value-type="string">
            <text:p>JUANA DEL CARMEN GIMENES DE BARRIEN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76311">
            <text:p>10176311</text:p>
          </table:table-cell>
          <table:table-cell office:value-type="string">
            <text:p>BLANCA NEIDA BARRIENTOS COLME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07969">
            <text:p>14707969</text:p>
          </table:table-cell>
          <table:table-cell office:value-type="string">
            <text:p>ZULAY CAROLINA PEREIRA BOHO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779987">
            <text:p>16779987</text:p>
          </table:table-cell>
          <table:table-cell office:value-type="string">
            <text:p>OMAIRA YANET GUARGUATI CALDER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5165">
            <text:p>12555165</text:p>
          </table:table-cell>
          <table:table-cell office:value-type="string">
            <text:p>CARMEN OFELINA FERNANDEZ MEJI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91188">
            <text:p>18091188</text:p>
          </table:table-cell>
          <table:table-cell office:value-type="string">
            <text:p>SANDRA MILENA QUINTANA NIÑ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858231">
            <text:p>16858231</text:p>
          </table:table-cell>
          <table:table-cell office:value-type="string">
            <text:p>NUBIA JUDICTH MOLINA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00438">
            <text:p>16300438</text:p>
          </table:table-cell>
          <table:table-cell office:value-type="string">
            <text:p>AXA MASSIEL LEAL RO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55864">
            <text:p>14955864</text:p>
          </table:table-cell>
          <table:table-cell office:value-type="string">
            <text:p>JENNY KATIUSKA SALAS ESTARIT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77978">
            <text:p>17677978</text:p>
          </table:table-cell>
          <table:table-cell office:value-type="string">
            <text:p>KARINA DEL VALLE CONTRERAS DUART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24325">
            <text:p>12824325</text:p>
          </table:table-cell>
          <table:table-cell office:value-type="string">
            <text:p>CARME ARELYS CORREA GONZAL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18260">
            <text:p>17618260</text:p>
          </table:table-cell>
          <table:table-cell office:value-type="string">
            <text:p>ANA MARIA DURAN TAP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87192">
            <text:p>19187192</text:p>
          </table:table-cell>
          <table:table-cell office:value-type="string">
            <text:p>CARILYN MARYELIN ANDRADE CHINCHIL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31795">
            <text:p>13831795</text:p>
          </table:table-cell>
          <table:table-cell office:value-type="string">
            <text:p>YRAIMA MOLINA PEREI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82694">
            <text:p>13682694</text:p>
          </table:table-cell>
          <table:table-cell office:value-type="string">
            <text:p>CARLOS JAVIER CAMACHO FANDIÑ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5362">
            <text:p>9385362</text:p>
          </table:table-cell>
          <table:table-cell office:value-type="string">
            <text:p>VIRGILIA CANDELARIA PADRON SOLORZA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2114">
            <text:p>11192114</text:p>
          </table:table-cell>
          <table:table-cell office:value-type="string">
            <text:p>FRANCIA ELENA GUARIN ARI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27626">
            <text:p>16027626</text:p>
          </table:table-cell>
          <table:table-cell office:value-type="string">
            <text:p>HENRRY BARAJAS PEÑALOZ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80425">
            <text:p>19280425</text:p>
          </table:table-cell>
          <table:table-cell office:value-type="string">
            <text:p>DOMINGO ALBERTO VELAZQUEZ MARQ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633155">
            <text:p>12633155</text:p>
          </table:table-cell>
          <table:table-cell office:value-type="string">
            <text:p>DEISY CAROLINA PATIÑO OSTO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71364">
            <text:p>16371364</text:p>
          </table:table-cell>
          <table:table-cell office:value-type="string">
            <text:p>ARHIRYS DEL CARMEN SEQUERA TORR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2944">
            <text:p>15462944</text:p>
          </table:table-cell>
          <table:table-cell office:value-type="string">
            <text:p>ANAKARY DEL VALLE QUINTERO MARQ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20575">
            <text:p>14920575</text:p>
          </table:table-cell>
          <table:table-cell office:value-type="string">
            <text:p>YENNIS YESENIA FERNANDEZ CHAVIER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91255">
            <text:p>16191255</text:p>
          </table:table-cell>
          <table:table-cell office:value-type="string">
            <text:p>MARIA ELVIRA ROND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5278">
            <text:p>16635278</text:p>
          </table:table-cell>
          <table:table-cell office:value-type="string">
            <text:p>ERIK DAVID BLANCO ALTUV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83092">
            <text:p>8183092</text:p>
          </table:table-cell>
          <table:table-cell office:value-type="string">
            <text:p>YAMILE COROMOTO CASTILLO GOM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0108">
            <text:p>12200108</text:p>
          </table:table-cell>
          <table:table-cell office:value-type="string">
            <text:p>ELENA GREGORIA DELGADO LOP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7822">
            <text:p>18117822</text:p>
          </table:table-cell>
          <table:table-cell office:value-type="string">
            <text:p>ALBER GREGORIO ESCALONA CAMACH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196127">
            <text:p>12196127</text:p>
          </table:table-cell>
          <table:table-cell office:value-type="string">
            <text:p>YENNIS FRANYULIS GOM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25197">
            <text:p>19825197</text:p>
          </table:table-cell>
          <table:table-cell office:value-type="string">
            <text:p>TAMARA THAYLY MORA MORE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9425">
            <text:p>9269425</text:p>
          </table:table-cell>
          <table:table-cell office:value-type="string">
            <text:p>BELKIS MORABIA RODRIGUEZ ALDA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68304">
            <text:p>15168304</text:p>
          </table:table-cell>
          <table:table-cell office:value-type="string">
            <text:p>GLEIDYS GILMAR LAMED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3053">
            <text:p>14433053</text:p>
          </table:table-cell>
          <table:table-cell office:value-type="string">
            <text:p>MIREYA JOSEFINA APONTE TERA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915280">
            <text:p>7915280</text:p>
          </table:table-cell>
          <table:table-cell office:value-type="string">
            <text:p>NERY VIOLETA SALAS AREVA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2878">
            <text:p>14932878</text:p>
          </table:table-cell>
          <table:table-cell office:value-type="string">
            <text:p>DIANNERIZ DEL VALLE PEÑALVER HERED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24167">
            <text:p>19024167</text:p>
          </table:table-cell>
          <table:table-cell office:value-type="string">
            <text:p>MAGALIS DEL VALLE RODRIGUEZ MO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967316">
            <text:p>15967316</text:p>
          </table:table-cell>
          <table:table-cell office:value-type="string">
            <text:p>DANNELIS DEL CARMEN MONTOYA SANCH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78998">
            <text:p>16978998</text:p>
          </table:table-cell>
          <table:table-cell office:value-type="string">
            <text:p>KARINA MARIVIC MONTOYA RIV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3028">
            <text:p>14433028</text:p>
          </table:table-cell>
          <table:table-cell office:value-type="string">
            <text:p>YETSIRAT LISBETH RODRIGUEZ ROM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2392">
            <text:p>19192392</text:p>
          </table:table-cell>
          <table:table-cell office:value-type="string">
            <text:p>DANIELA CAROLINA RODRIGUEZ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36670">
            <text:p>19236670</text:p>
          </table:table-cell>
          <table:table-cell office:value-type="string">
            <text:p>LUCIRY DEL CARMEN ZAMBRANO YZAR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19839">
            <text:p>17519839</text:p>
          </table:table-cell>
          <table:table-cell office:value-type="string">
            <text:p>YSAIDA MARGARITA CASTILLO BALDAL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3728">
            <text:p>13063728</text:p>
          </table:table-cell>
          <table:table-cell office:value-type="string">
            <text:p>NURIS MEDONIA MORENO MORE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37241">
            <text:p>15237241</text:p>
          </table:table-cell>
          <table:table-cell office:value-type="string">
            <text:p>MAGDALENA COROMOTO CASTILLO ANDAZO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37240">
            <text:p>15237240</text:p>
          </table:table-cell>
          <table:table-cell office:value-type="string">
            <text:p>MARIELA COROMOTO CASTILLO ANDAZO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89023">
            <text:p>18289023</text:p>
          </table:table-cell>
          <table:table-cell office:value-type="string">
            <text:p>ANA LISBETH RODRIGUEZ PEÑ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921315">
            <text:p>10921315</text:p>
          </table:table-cell>
          <table:table-cell office:value-type="string">
            <text:p>JOSE GREGORIO TERAN GUEVA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3269">
            <text:p>13063269</text:p>
          </table:table-cell>
          <table:table-cell office:value-type="string">
            <text:p>YUSMARY JOSEFINA CASTILLO DE NARANJ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476252">
            <text:p>2476252</text:p>
          </table:table-cell>
          <table:table-cell office:value-type="string">
            <text:p>JOSE FRANCISCO HERRE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9478">
            <text:p>18559478</text:p>
          </table:table-cell>
          <table:table-cell office:value-type="string">
            <text:p>ANA MARIA ZUÑIGA PEROZ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8530">
            <text:p>11188530</text:p>
          </table:table-cell>
          <table:table-cell office:value-type="string">
            <text:p>EUDELINA DEL CARMEN DIAZ SANCH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4762">
            <text:p>18224762</text:p>
          </table:table-cell>
          <table:table-cell office:value-type="string">
            <text:p>YENNY YUSBELI FAUDITO MORE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90819">
            <text:p>18990819</text:p>
          </table:table-cell>
          <table:table-cell office:value-type="string">
            <text:p>YONEIRA DEL CARMEN SILVA ROSAL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39941">
            <text:p>20239941</text:p>
          </table:table-cell>
          <table:table-cell office:value-type="string">
            <text:p>MARIA FRANCISCA BARCO GUALDR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29813">
            <text:p>10729813</text:p>
          </table:table-cell>
          <table:table-cell office:value-type="string">
            <text:p>NORIS MORA PAR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0085">
            <text:p>11710085</text:p>
          </table:table-cell>
          <table:table-cell office:value-type="string">
            <text:p>FRAN WILMAR PACHECO ALBARRA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39550">
            <text:p>13039550</text:p>
          </table:table-cell>
          <table:table-cell office:value-type="string">
            <text:p>TEDDY JOSE CABRERA RO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45806">
            <text:p>13245806</text:p>
          </table:table-cell>
          <table:table-cell office:value-type="string">
            <text:p>ANUBIS MARGARITA VILLASANA ALVARA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549662">
            <text:p>17549662</text:p>
          </table:table-cell>
          <table:table-cell office:value-type="string">
            <text:p>WILMER JOSE MEJIAS GARC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16833">
            <text:p>17616833</text:p>
          </table:table-cell>
          <table:table-cell office:value-type="string">
            <text:p>MARIA JACKELINE GARCIA PIMENTE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66448">
            <text:p>17766448</text:p>
          </table:table-cell>
          <table:table-cell office:value-type="string">
            <text:p>ANA MARIBEL MONTOLLA VILLEG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68214">
            <text:p>17768214</text:p>
          </table:table-cell>
          <table:table-cell office:value-type="string">
            <text:p>ARNOLDO ESTEBAN OSMA ARROY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5999">
            <text:p>18225999</text:p>
          </table:table-cell>
          <table:table-cell office:value-type="string">
            <text:p>RAFAEL RAMON CARRILLO COLMENAR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69546">
            <text:p>19069546</text:p>
          </table:table-cell>
          <table:table-cell office:value-type="string">
            <text:p>ORLANDO ANTONIO BRITO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29909">
            <text:p>19429909</text:p>
          </table:table-cell>
          <table:table-cell office:value-type="string">
            <text:p>EFRAIN JOSE ALMAO PER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3218">
            <text:p>19613218</text:p>
          </table:table-cell>
          <table:table-cell office:value-type="string">
            <text:p>ORIANA NORELVIS RUMBOS GUE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3331">
            <text:p>19613331</text:p>
          </table:table-cell>
          <table:table-cell office:value-type="string">
            <text:p>MARIA YOLANDA MONTOLLA VILLEG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2729">
            <text:p>19882729</text:p>
          </table:table-cell>
          <table:table-cell office:value-type="string">
            <text:p>GLADYS BALBINA TORRES TORR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1175">
            <text:p>20011175</text:p>
          </table:table-cell>
          <table:table-cell office:value-type="string">
            <text:p>ESTEFANY ANDREINA PACHECO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39475">
            <text:p>20239475</text:p>
          </table:table-cell>
          <table:table-cell office:value-type="string">
            <text:p>LILIANA DEL CARMEN TOVAR SAAVED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686170">
            <text:p>22686170</text:p>
          </table:table-cell>
          <table:table-cell office:value-type="string">
            <text:p>IVANOZHKA GREGORIA MILANES MILAN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010212">
            <text:p>12010212</text:p>
          </table:table-cell>
          <table:table-cell office:value-type="string">
            <text:p>MIRIAN MARY MORIL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004174">
            <text:p>17004174</text:p>
          </table:table-cell>
          <table:table-cell office:value-type="string">
            <text:p>HILDA MILAGRO GONZALEZ ARI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69328">
            <text:p>19069328</text:p>
          </table:table-cell>
          <table:table-cell office:value-type="string">
            <text:p>LINA GLADIXA GOYO COLMENAREZ 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85182">
            <text:p>15685182</text:p>
          </table:table-cell>
          <table:table-cell office:value-type="string">
            <text:p>LUZ URANIA VARGAS FIGUERO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24543">
            <text:p>18424543</text:p>
          </table:table-cell>
          <table:table-cell office:value-type="string">
            <text:p>ROSMEIDY MOLINA MO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20883">
            <text:p>19620883</text:p>
          </table:table-cell>
          <table:table-cell office:value-type="string">
            <text:p>DONNY DAVID MAYA OSORI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5265">
            <text:p>12555265</text:p>
          </table:table-cell>
          <table:table-cell office:value-type="string">
            <text:p>PEDRO JOSE TAPIA ESPINOZ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91525">
            <text:p>18291525</text:p>
          </table:table-cell>
          <table:table-cell office:value-type="string">
            <text:p>ROSMARY ISBELLA VERENZUELA SEGU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37360">
            <text:p>13237360</text:p>
          </table:table-cell>
          <table:table-cell office:value-type="string">
            <text:p>YANIRA ZULEICA CARPIO OCHO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76780">
            <text:p>12476780</text:p>
          </table:table-cell>
          <table:table-cell office:value-type="string">
            <text:p>JOSEFA RAFAELA CORTEZ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1281">
            <text:p>15461281</text:p>
          </table:table-cell>
          <table:table-cell office:value-type="string">
            <text:p>RAIZA ELIZABETH CARPIO OCHO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93043">
            <text:p>11793043</text:p>
          </table:table-cell>
          <table:table-cell office:value-type="string">
            <text:p>YUDIHT OROZCO ZAPAT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530996">
            <text:p>9530996</text:p>
          </table:table-cell>
          <table:table-cell office:value-type="string">
            <text:p>CATALINA DE JESUS MELENDEZ DE GARC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75903">
            <text:p>12475903</text:p>
          </table:table-cell>
          <table:table-cell office:value-type="string">
            <text:p>YANIRA JOSEFINA TORRES LUG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564722">
            <text:p>7564722</text:p>
          </table:table-cell>
          <table:table-cell office:value-type="string">
            <text:p>MARIA CANDELARIA LUGO DE APONT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95781">
            <text:p>11795781</text:p>
          </table:table-cell>
          <table:table-cell office:value-type="string">
            <text:p>AURA VIOLETA PARRA TOLE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033866">
            <text:p>7033866</text:p>
          </table:table-cell>
          <table:table-cell office:value-type="string">
            <text:p>MARIA CAROLINA PEREZ BRIT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5377">
            <text:p>17165377</text:p>
          </table:table-cell>
          <table:table-cell office:value-type="string">
            <text:p>YOSCARLYS CAROLINA PAEZ HERRE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49056">
            <text:p>13949056</text:p>
          </table:table-cell>
          <table:table-cell office:value-type="string">
            <text:p>RAMON YSRRAEL OCHOA NADIE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628435">
            <text:p>8628435</text:p>
          </table:table-cell>
          <table:table-cell office:value-type="string">
            <text:p>CORINA ANTONIA CORTEZ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44376">
            <text:p>16144376</text:p>
          </table:table-cell>
          <table:table-cell office:value-type="string">
            <text:p>ANGELICA YAMILETH GARCIA HURTA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990210">
            <text:p>12990210</text:p>
          </table:table-cell>
          <table:table-cell office:value-type="string">
            <text:p>LUIS ARTURO MENDOZA AULAR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39530">
            <text:p>13639530</text:p>
          </table:table-cell>
          <table:table-cell office:value-type="string">
            <text:p>ERIKA YECENIA HERRERA HERNAN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4982">
            <text:p>17164982</text:p>
          </table:table-cell>
          <table:table-cell office:value-type="string">
            <text:p>MILITZA CAROLINA ALV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943547">
            <text:p>19943547</text:p>
          </table:table-cell>
          <table:table-cell office:value-type="string">
            <text:p>JESUS GREGORIO MORA FAGUN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937554">
            <text:p>17937554</text:p>
          </table:table-cell>
          <table:table-cell office:value-type="string">
            <text:p>DEVORA ELIZABETH OCHOA ZAPAT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937557">
            <text:p>17937557</text:p>
          </table:table-cell>
          <table:table-cell office:value-type="string">
            <text:p>FRANCYS YUDIT OROPEZA MELEN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03649">
            <text:p>17703649</text:p>
          </table:table-cell>
          <table:table-cell office:value-type="string">
            <text:p>YUSNEIDI YAQUELIN BATISTA SEI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06294">
            <text:p>18406294</text:p>
          </table:table-cell>
          <table:table-cell office:value-type="string">
            <text:p>SANTA JESUS CORREA GUTIERR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632599">
            <text:p>8632599</text:p>
          </table:table-cell>
          <table:table-cell office:value-type="string">
            <text:p>MARY YSABEL GALINDEZ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60211">
            <text:p>11760211</text:p>
          </table:table-cell>
          <table:table-cell office:value-type="string">
            <text:p>MAIRA MERCEDES SEI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04259">
            <text:p>20004259</text:p>
          </table:table-cell>
          <table:table-cell office:value-type="string">
            <text:p>LIGIA DEL CARMEN CALDERON GUADARISM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88390">
            <text:p>10788390</text:p>
          </table:table-cell>
          <table:table-cell office:value-type="string">
            <text:p>MARIA ELENA GRATERO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40252">
            <text:p>13640252</text:p>
          </table:table-cell>
          <table:table-cell office:value-type="string">
            <text:p>RAIZA NAZARET ULACIO ARVE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874381">
            <text:p>9874381</text:p>
          </table:table-cell>
          <table:table-cell office:value-type="string">
            <text:p>ALBA YURETLLY CARRIZALEZ TORR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9635">
            <text:p>18909635</text:p>
          </table:table-cell>
          <table:table-cell office:value-type="string">
            <text:p>LILIANA LISETH OJED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77677">
            <text:p>12477677</text:p>
          </table:table-cell>
          <table:table-cell office:value-type="string">
            <text:p>DORIS EDITH FIGUEREDO CORD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00022">
            <text:p>15100022</text:p>
          </table:table-cell>
          <table:table-cell office:value-type="string">
            <text:p>YRIMAR FIGUEREDO DE MORE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47510">
            <text:p>13047510</text:p>
          </table:table-cell>
          <table:table-cell office:value-type="string">
            <text:p>MARIA HIDELCIRA CISNEROS DAZ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69676">
            <text:p>18469676</text:p>
          </table:table-cell>
          <table:table-cell office:value-type="string">
            <text:p>ADRINA ALIANA SALAS TAP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9498">
            <text:p>18909498</text:p>
          </table:table-cell>
          <table:table-cell office:value-type="string">
            <text:p>ALBIS GRICELIS MENA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27420">
            <text:p>15627420</text:p>
          </table:table-cell>
          <table:table-cell office:value-type="string">
            <text:p>LOURDES YAMILET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8897">
            <text:p>18908897</text:p>
          </table:table-cell>
          <table:table-cell office:value-type="string">
            <text:p>YOSMAR ALEXANDER ORTIZ GARRI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327467">
            <text:p>18327467</text:p>
          </table:table-cell>
          <table:table-cell office:value-type="string">
            <text:p>DERVIS CONSEPCION BRIZUELA OLIV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94599">
            <text:p>13594599</text:p>
          </table:table-cell>
          <table:table-cell office:value-type="string">
            <text:p>ROSA MARIA COLMENARES NOGUE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950593">
            <text:p>20950593</text:p>
          </table:table-cell>
          <table:table-cell office:value-type="string">
            <text:p>YESSICA MARIANNI ESPINOLA APONT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268815">
            <text:p>10268815</text:p>
          </table:table-cell>
          <table:table-cell office:value-type="string">
            <text:p>SANTOS RAMON APONT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49723">
            <text:p>18849723</text:p>
          </table:table-cell>
          <table:table-cell office:value-type="string">
            <text:p>MARIELI EMILETH MICHELENA FLOR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36767">
            <text:p>13536767</text:p>
          </table:table-cell>
          <table:table-cell office:value-type="string">
            <text:p>YAMILETH ELIZABETH DE LA HOZ DE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518721">
            <text:p>6518721</text:p>
          </table:table-cell>
          <table:table-cell office:value-type="string">
            <text:p>MANUEL ANTONIO GARCIA GONZAL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86894">
            <text:p>15686894</text:p>
          </table:table-cell>
          <table:table-cell office:value-type="string">
            <text:p>MARIA DEL CARMEN GONZALEZ CONTRER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41599">
            <text:p>11841599</text:p>
          </table:table-cell>
          <table:table-cell office:value-type="string">
            <text:p>BLANCA YELITZA PEÑA DE ACEVE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3436">
            <text:p>13213436</text:p>
          </table:table-cell>
          <table:table-cell office:value-type="string">
            <text:p>MARCOS ALEXANDER PRATO BUSTAMANT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3473">
            <text:p>9183473</text:p>
          </table:table-cell>
          <table:table-cell office:value-type="string">
            <text:p>EDGAR OZCAR SOTO SOT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2355">
            <text:p>9182355</text:p>
          </table:table-cell>
          <table:table-cell office:value-type="string">
            <text:p>DILIA MARIA HERNANDEZ DE SOT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5268">
            <text:p>15535268</text:p>
          </table:table-cell>
          <table:table-cell office:value-type="string">
            <text:p>YEISMY YIRLEY PEREZ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58080">
            <text:p>17358080</text:p>
          </table:table-cell>
          <table:table-cell office:value-type="string">
            <text:p>SULAY SOTO SANCH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21432">
            <text:p>15121432</text:p>
          </table:table-cell>
          <table:table-cell office:value-type="string">
            <text:p>DOMINICA MENDEZ MO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2754">
            <text:p>19492754</text:p>
          </table:table-cell>
          <table:table-cell office:value-type="string">
            <text:p>KEILI JOSEFINA GIL SEGU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70314">
            <text:p>17170314</text:p>
          </table:table-cell>
          <table:table-cell office:value-type="string">
            <text:p>YOVANY PEREIRA PEREI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70967">
            <text:p>17170967</text:p>
          </table:table-cell>
          <table:table-cell office:value-type="string">
            <text:p>ROMER ELANDER MOLINA PAB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045577">
            <text:p>18045577</text:p>
          </table:table-cell>
          <table:table-cell office:value-type="string">
            <text:p>ARGENIS RODRIGO RIVAS MOLI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24965">
            <text:p>14724965</text:p>
          </table:table-cell>
          <table:table-cell office:value-type="string">
            <text:p>RIGOBERTO RAMIREZ MOLI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6370">
            <text:p>19056370</text:p>
          </table:table-cell>
          <table:table-cell office:value-type="string">
            <text:p>YULY RAQUEL RAMIREZ VARG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26244">
            <text:p>20226244</text:p>
          </table:table-cell>
          <table:table-cell office:value-type="string">
            <text:p>JOSE LEONARDO RODRIGUEZ GARC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24185">
            <text:p>14724185</text:p>
          </table:table-cell>
          <table:table-cell office:value-type="string">
            <text:p>MIGUEL ANGEL AYALA HEV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6675">
            <text:p>19056675</text:p>
          </table:table-cell>
          <table:table-cell office:value-type="string">
            <text:p>OLGA VANESSA RONDON JARAMIL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58760">
            <text:p>17358760</text:p>
          </table:table-cell>
          <table:table-cell office:value-type="string">
            <text:p>DEYSI DEL CARMEN RONDON ROND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19304">
            <text:p>20519304</text:p>
          </table:table-cell>
          <table:table-cell office:value-type="string">
            <text:p>YESIKA YESSENIA LOPEZ NADAL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58759">
            <text:p>17358759</text:p>
          </table:table-cell>
          <table:table-cell office:value-type="string">
            <text:p>JAVIEL RONDON ROND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68478">
            <text:p>23168478</text:p>
          </table:table-cell>
          <table:table-cell office:value-type="string">
            <text:p>ANA MERCEDES PARADA 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4991">
            <text:p>15534991</text:p>
          </table:table-cell>
          <table:table-cell office:value-type="string">
            <text:p>ZAIRA JANEY RAMIREZ RO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8074">
            <text:p>9368074</text:p>
          </table:table-cell>
          <table:table-cell office:value-type="string">
            <text:p>ANA ISABEL MONCADA DE CONTRER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561250">
            <text:p>23561250</text:p>
          </table:table-cell>
          <table:table-cell office:value-type="string">
            <text:p>MIGUEL ANTONIO SANCHEZ QUINT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74830">
            <text:p>16574830</text:p>
          </table:table-cell>
          <table:table-cell office:value-type="string">
            <text:p>JHONATTAN BAUDILIO MORENO RANGE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75101">
            <text:p>16575101</text:p>
          </table:table-cell>
          <table:table-cell office:value-type="string">
            <text:p>JAVIER ALEXANDER GARCIA QUINT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39413">
            <text:p>11839413</text:p>
          </table:table-cell>
          <table:table-cell office:value-type="string">
            <text:p>NORAIMA RAMIREZ RO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63401">
            <text:p>14663401</text:p>
          </table:table-cell>
          <table:table-cell office:value-type="string">
            <text:p>ELENA UZCATEGUI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64544">
            <text:p>12464544</text:p>
          </table:table-cell>
          <table:table-cell office:value-type="string">
            <text:p>OMAIRA DE JESUS PERNIA RO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31011">
            <text:p>19631011</text:p>
          </table:table-cell>
          <table:table-cell office:value-type="string">
            <text:p>NELSY CAROLINA PARRA ALTUV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56647">
            <text:p>19056647</text:p>
          </table:table-cell>
          <table:table-cell office:value-type="string">
            <text:p>MARYOLY LOPEZ GARC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522">
            <text:p>17169522</text:p>
          </table:table-cell>
          <table:table-cell office:value-type="string">
            <text:p>IRAIDES ROA SAL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24027">
            <text:p>14724027</text:p>
          </table:table-cell>
          <table:table-cell office:value-type="string">
            <text:p>MARISOL MOLINA MOLI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33634">
            <text:p>16333634</text:p>
          </table:table-cell>
          <table:table-cell office:value-type="string">
            <text:p>SANDRA YADELSY SALAS DE GARRI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1009">
            <text:p>14551009</text:p>
          </table:table-cell>
          <table:table-cell office:value-type="string">
            <text:p>DELSI JOSEFINA QUINT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01042">
            <text:p>19801042</text:p>
          </table:table-cell>
          <table:table-cell office:value-type="string">
            <text:p>JOEL ENRIQUE BARON HERNAN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794410">
            <text:p>22794410</text:p>
          </table:table-cell>
          <table:table-cell office:value-type="string">
            <text:p>JULIO JAUREGUI CAMACH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11145">
            <text:p>9211145</text:p>
          </table:table-cell>
          <table:table-cell office:value-type="string">
            <text:p>CARMEN JUDITH ALBARRACIN DE JIME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2428">
            <text:p>19492428</text:p>
          </table:table-cell>
          <table:table-cell office:value-type="string">
            <text:p>BLANCA YORLEY VILLARREAL JAIM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216184">
            <text:p>7216184</text:p>
          </table:table-cell>
          <table:table-cell office:value-type="string">
            <text:p>JESUS MAXIMINO PARAHUATY ALVARA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28248">
            <text:p>16528248</text:p>
          </table:table-cell>
          <table:table-cell office:value-type="string">
            <text:p>YANNY SOLIBER CASTILLO TAP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56384">
            <text:p>18856384</text:p>
          </table:table-cell>
          <table:table-cell office:value-type="string">
            <text:p>YOHANA CAROLINA VILLARRUEL JIME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58079">
            <text:p>17358079</text:p>
          </table:table-cell>
          <table:table-cell office:value-type="string">
            <text:p>ZAIRA SOTO SANCH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87112">
            <text:p>12887112</text:p>
          </table:table-cell>
          <table:table-cell office:value-type="string">
            <text:p>NATHALIE JOSE CABELLO BERMU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70110">
            <text:p>15670110</text:p>
          </table:table-cell>
          <table:table-cell office:value-type="string">
            <text:p>MORENO MORENO SONIA COROMOT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3718">
            <text:p>13063718</text:p>
          </table:table-cell>
          <table:table-cell office:value-type="string">
            <text:p>ALEXANDER NEPTALI SANCHEZ CARMO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47538">
            <text:p>13947538</text:p>
          </table:table-cell>
          <table:table-cell office:value-type="string">
            <text:p>BARBARA ELENA CASTILLO CAST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60210">
            <text:p>17660210</text:p>
          </table:table-cell>
          <table:table-cell office:value-type="string">
            <text:p>MARIA ELENA <text:s/>MORA ME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78863">
            <text:p>19278863</text:p>
          </table:table-cell>
          <table:table-cell office:value-type="string">
            <text:p>ADOLFO JOSE HERNANDEZ AGUILA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67419">
            <text:p>17767419</text:p>
          </table:table-cell>
          <table:table-cell office:value-type="string">
            <text:p>MARIA DEBORA RIVAS QUEVED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5457">
            <text:p>8145457</text:p>
          </table:table-cell>
          <table:table-cell office:value-type="string">
            <text:p>JULIO ARNOLDO MENDEZ RANGEL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4824964">
            <text:p>24824964</text:p>
          </table:table-cell>
          <table:table-cell office:value-type="string">
            <text:p>DIANA ROSA ORTIZ RODRIGU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59052">
            <text:p>17659052</text:p>
          </table:table-cell>
          <table:table-cell office:value-type="string">
            <text:p>ESPERANZA DEL VALLE QUINTERO COLLANT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3474">
            <text:p>15383474</text:p>
          </table:table-cell>
          <table:table-cell office:value-type="string">
            <text:p>CARMEN ELENA BURGOS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97194">
            <text:p>9997194</text:p>
          </table:table-cell>
          <table:table-cell office:value-type="string">
            <text:p>CORINA GUILLEN RODRIGU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00666">
            <text:p>20100666</text:p>
          </table:table-cell>
          <table:table-cell office:value-type="string">
            <text:p>NEIKER EDUARDO VILLAMIZAR FLOR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4883">
            <text:p>12554883</text:p>
          </table:table-cell>
          <table:table-cell office:value-type="string">
            <text:p>MIRIAN ALEIDA CARRASCO DIA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2561">
            <text:p>14932561</text:p>
          </table:table-cell>
          <table:table-cell office:value-type="string">
            <text:p>KATY ANDREA CASTILLA ARE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031277">
            <text:p>23031277</text:p>
          </table:table-cell>
          <table:table-cell office:value-type="string">
            <text:p>KRISMAR ANDREA MEZA RAMI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159346">
            <text:p>21159346</text:p>
          </table:table-cell>
          <table:table-cell office:value-type="string">
            <text:p>LIGIA MARINA COLMENAREZ PALM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002206">
            <text:p>17002206</text:p>
          </table:table-cell>
          <table:table-cell office:value-type="string">
            <text:p>LUIS ENRIQUE COLMENAREZ ROJA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4072">
            <text:p>11714072</text:p>
          </table:table-cell>
          <table:table-cell office:value-type="string">
            <text:p>ADONAY RAMON POLANC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3448">
            <text:p>19193448</text:p>
          </table:table-cell>
          <table:table-cell office:value-type="string">
            <text:p>JOSE JAVIER ESPINOZA CA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09023">
            <text:p>15309023</text:p>
          </table:table-cell>
          <table:table-cell office:value-type="string">
            <text:p>LUIS ALEXIS GAMBOA CAMP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5041781">
            <text:p>25041781</text:p>
          </table:table-cell>
          <table:table-cell office:value-type="string">
            <text:p>JOHANIS MARIA ZARANTE BURGO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1965">
            <text:p>20601965</text:p>
          </table:table-cell>
          <table:table-cell office:value-type="string">
            <text:p>EDIMARY ALEJANDRA PIÑERO BASTID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1667">
            <text:p>1721667</text:p>
          </table:table-cell>
          <table:table-cell office:value-type="string">
            <text:p>JESUS RAFAEL OVALLES LOP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32721">
            <text:p>8132721</text:p>
          </table:table-cell>
          <table:table-cell office:value-type="string">
            <text:p>IRMA ALBERTINA SANTIAGO SUPERL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46737">
            <text:p>15546737</text:p>
          </table:table-cell>
          <table:table-cell office:value-type="string">
            <text:p>ESTHER YURAIMA GONZALEZ ALV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63497">
            <text:p>14663497</text:p>
          </table:table-cell>
          <table:table-cell office:value-type="string">
            <text:p>LIZ MARY RATT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24253">
            <text:p>17724253</text:p>
          </table:table-cell>
          <table:table-cell office:value-type="string">
            <text:p>YOLIMAR SANCHEZ MOL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71999">
            <text:p>16071999</text:p>
          </table:table-cell>
          <table:table-cell office:value-type="string">
            <text:p>ANA MARITZA PINTO MARTIN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42242">
            <text:p>16042242</text:p>
          </table:table-cell>
          <table:table-cell office:value-type="string">
            <text:p>MARTINEZ BETANCOURT YULIA DEL CARME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067112">
            <text:p>8067112</text:p>
          </table:table-cell>
          <table:table-cell office:value-type="string">
            <text:p>JOSEFINA DEL CARMEN REGALADO DE VARE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5746">
            <text:p>12205746</text:p>
          </table:table-cell>
          <table:table-cell office:value-type="string">
            <text:p>MAGALYS COROMOTO PACHECO ALBARR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010342">
            <text:p>15010342</text:p>
          </table:table-cell>
          <table:table-cell office:value-type="string">
            <text:p>MILEIDY MARGARITA FERRER RINC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874395">
            <text:p>10874395</text:p>
          </table:table-cell>
          <table:table-cell office:value-type="string">
            <text:p>TERESA DEL CARMEN RUJAN DE RO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195972">
            <text:p>12195972</text:p>
          </table:table-cell>
          <table:table-cell office:value-type="string">
            <text:p>GLADYS MARIA ROJ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93541">
            <text:p>18993541</text:p>
          </table:table-cell>
          <table:table-cell office:value-type="string">
            <text:p>CARMEN TERESA MONTILLA DE SILV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7772">
            <text:p>12207772</text:p>
          </table:table-cell>
          <table:table-cell office:value-type="string">
            <text:p>DIONICIA DEL CARMEN MOLINA COLMEN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04597">
            <text:p>17304597</text:p>
          </table:table-cell>
          <table:table-cell office:value-type="string">
            <text:p>YANNERIS COROMOTO GRATEROL ALBAR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82380">
            <text:p>19882380</text:p>
          </table:table-cell>
          <table:table-cell office:value-type="string">
            <text:p>EDWARD ELY VERA VILLEG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61398">
            <text:p>20161398</text:p>
          </table:table-cell>
          <table:table-cell office:value-type="string">
            <text:p>YENNI RUSBELI LAYA CONTRER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69524">
            <text:p>19069524</text:p>
          </table:table-cell>
          <table:table-cell office:value-type="string">
            <text:p>DANIELA YANEY BAPTISTA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409657">
            <text:p>20409657</text:p>
          </table:table-cell>
          <table:table-cell office:value-type="string">
            <text:p>YENNYS YANKARYS BRIZUELA CARRASQU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64586">
            <text:p>12464586</text:p>
          </table:table-cell>
          <table:table-cell office:value-type="string">
            <text:p>CARMEN ALICIA CALVO CHAUSTR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70664">
            <text:p>15670664</text:p>
          </table:table-cell>
          <table:table-cell office:value-type="string">
            <text:p>YOLIMAR MARIA VILLAMIZAR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69997">
            <text:p>19069997</text:p>
          </table:table-cell>
          <table:table-cell office:value-type="string">
            <text:p>YEAN PABLO ALARCON TO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99755">
            <text:p>20099755</text:p>
          </table:table-cell>
          <table:table-cell office:value-type="string">
            <text:p>JUANA DEL CARMEN RAMIREZ RANG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237164">
            <text:p>10237164</text:p>
          </table:table-cell>
          <table:table-cell office:value-type="string">
            <text:p>YURAIMA DEL CARMEN NIÑO SANJU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963895">
            <text:p>20963895</text:p>
          </table:table-cell>
          <table:table-cell office:value-type="string">
            <text:p>YANETH DEL CARMEN MOLINA ROND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54049">
            <text:p>23154049</text:p>
          </table:table-cell>
          <table:table-cell office:value-type="string">
            <text:p>NELLY AURORA COTAMO BOAD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1430">
            <text:p>20011430</text:p>
          </table:table-cell>
          <table:table-cell office:value-type="string">
            <text:p>JOHANA CAROLINA VERGARA VILLAMIZ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964732">
            <text:p>20964732</text:p>
          </table:table-cell>
          <table:table-cell office:value-type="string">
            <text:p>INDRIS YANETH CONTRERAS MONTIL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99806">
            <text:p>20599806</text:p>
          </table:table-cell>
          <table:table-cell office:value-type="string">
            <text:p>ANDREINA DEL VALLE VELAZQUEZ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65584">
            <text:p>18465584</text:p>
          </table:table-cell>
          <table:table-cell office:value-type="string">
            <text:p>YNDIRA DE LOS ANGELES CALDERON BECER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518867">
            <text:p>20518867</text:p>
          </table:table-cell>
          <table:table-cell office:value-type="string">
            <text:p>LEIBIS ANDREINA ESCORCHA MOL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171210">
            <text:p>14171210</text:p>
          </table:table-cell>
          <table:table-cell office:value-type="string">
            <text:p>DULCE MARIA JUSTO PACHEC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6352">
            <text:p>11186352</text:p>
          </table:table-cell>
          <table:table-cell office:value-type="string">
            <text:p>SIRIA GREGORIA ROJAS PARED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74871">
            <text:p>16574871</text:p>
          </table:table-cell>
          <table:table-cell office:value-type="string">
            <text:p>GLEYSI ENERI SALCEDO NI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32516">
            <text:p>14932516</text:p>
          </table:table-cell>
          <table:table-cell office:value-type="string">
            <text:p>NADIA CLAIBEL CASTILLO SALCE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2498">
            <text:p>13882498</text:p>
          </table:table-cell>
          <table:table-cell office:value-type="string">
            <text:p>IRIS SULAY SEGOVIA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2451">
            <text:p>15462451</text:p>
          </table:table-cell>
          <table:table-cell office:value-type="string">
            <text:p>ELXIS MAYERLIS DIOSES GAR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408870">
            <text:p>20408870</text:p>
          </table:table-cell>
          <table:table-cell office:value-type="string">
            <text:p>YHON MANUEL MORENO ALBORNO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5444">
            <text:p>8145444</text:p>
          </table:table-cell>
          <table:table-cell office:value-type="string">
            <text:p>GLEDIS ANADINA LINARES SANTAMAR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6875">
            <text:p>9366875</text:p>
          </table:table-cell>
          <table:table-cell office:value-type="string">
            <text:p>MARIA YOLANDA MOR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02616">
            <text:p>14002616</text:p>
          </table:table-cell>
          <table:table-cell office:value-type="string">
            <text:p>AUDY ORTIZ SU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10500">
            <text:p>10710500</text:p>
          </table:table-cell>
          <table:table-cell office:value-type="string">
            <text:p>ADELINA SANCHEZ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866015">
            <text:p>20866015</text:p>
          </table:table-cell>
          <table:table-cell office:value-type="string">
            <text:p>LUIS ALBERTO RAMIREZ BRICE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5033839">
            <text:p>25033839</text:p>
          </table:table-cell>
          <table:table-cell office:value-type="string">
            <text:p>ISABEL CRISTINA MORENO DE ZAPA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41763">
            <text:p>14341763</text:p>
          </table:table-cell>
          <table:table-cell office:value-type="string">
            <text:p>SANDRA ELENA PERN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8357">
            <text:p>9988357</text:p>
          </table:table-cell>
          <table:table-cell office:value-type="string">
            <text:p>COSME JOSE BECERRA GAMBO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1437">
            <text:p>11191437</text:p>
          </table:table-cell>
          <table:table-cell office:value-type="string">
            <text:p>NANCY COROMOTO VEG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2838">
            <text:p>19612838</text:p>
          </table:table-cell>
          <table:table-cell office:value-type="string">
            <text:p>MARLY ANDREINA MONTILLA RANG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01406">
            <text:p>20101406</text:p>
          </table:table-cell>
          <table:table-cell office:value-type="string">
            <text:p>FEVER SARAY EREGUA ACOS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15102">
            <text:p>16515102</text:p>
          </table:table-cell>
          <table:table-cell office:value-type="string">
            <text:p>LENNY LISBETH ARJO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38223">
            <text:p>18838223</text:p>
          </table:table-cell>
          <table:table-cell office:value-type="string">
            <text:p>SIULDREIT LUISIRIS SILVA PER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95259">
            <text:p>15295259</text:p>
          </table:table-cell>
          <table:table-cell office:value-type="string">
            <text:p>YUSMARY COROMOTO PARRA BALDERRAM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8809">
            <text:p>11708809</text:p>
          </table:table-cell>
          <table:table-cell office:value-type="string">
            <text:p>MIRLA JAQUELINE QUINTERO PARED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90226">
            <text:p>17690226</text:p>
          </table:table-cell>
          <table:table-cell office:value-type="string">
            <text:p>KEYBERLIN DESSYRE <text:s/>HERNANDEZ ROJ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18854">
            <text:p>19518854</text:p>
          </table:table-cell>
          <table:table-cell office:value-type="string">
            <text:p>ALBA MARINA MOTA DUGART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99354">
            <text:p>20099354</text:p>
          </table:table-cell>
          <table:table-cell office:value-type="string">
            <text:p>DARIANA DIAZ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1172">
            <text:p>18771172</text:p>
          </table:table-cell>
          <table:table-cell office:value-type="string">
            <text:p>DAYERLYN DILIMAR PACHECO MARR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56615">
            <text:p>11756615</text:p>
          </table:table-cell>
          <table:table-cell office:value-type="string">
            <text:p>JUANA MARIA GAVIDIA JU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408432">
            <text:p>20408432</text:p>
          </table:table-cell>
          <table:table-cell office:value-type="string">
            <text:p>YESSICA LISBETH PACHECO MARR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1467">
            <text:p>13061467</text:p>
          </table:table-cell>
          <table:table-cell office:value-type="string">
            <text:p>ROSIBEL DAYRI TER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3402">
            <text:p>9383402</text:p>
          </table:table-cell>
          <table:table-cell office:value-type="string">
            <text:p>ZENAIDA COROMOTO PRADA TAP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501648">
            <text:p>13501648</text:p>
          </table:table-cell>
          <table:table-cell office:value-type="string">
            <text:p>YRENE DEL SOCORRO RIVAS RIV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582815">
            <text:p>6582815</text:p>
          </table:table-cell>
          <table:table-cell office:value-type="string">
            <text:p>ADDA FELIBERTA RODRIGUEZ PIC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98115">
            <text:p>10798115</text:p>
          </table:table-cell>
          <table:table-cell office:value-type="string">
            <text:p>MARIA ELENA RUI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021933">
            <text:p>8021933</text:p>
          </table:table-cell>
          <table:table-cell office:value-type="string">
            <text:p>NELLY MARINA SANTANA DE MORAL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27383">
            <text:p>16127383</text:p>
          </table:table-cell>
          <table:table-cell office:value-type="string">
            <text:p>YENNI CAROLINA TORRES ARAUJ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407455">
            <text:p>9407455</text:p>
          </table:table-cell>
          <table:table-cell office:value-type="string">
            <text:p>MILAGRO DEL CARMEN NIEVES GAR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60302">
            <text:p>23160302</text:p>
          </table:table-cell>
          <table:table-cell office:value-type="string">
            <text:p>ANA CELIA GARAVI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14471">
            <text:p>14814471</text:p>
          </table:table-cell>
          <table:table-cell office:value-type="string">
            <text:p>SUARY DEL VALLE ARROYO ALTUV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2609">
            <text:p>8142609</text:p>
          </table:table-cell>
          <table:table-cell office:value-type="string">
            <text:p>CARMEN EMPERATRIZ DELG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31644">
            <text:p>4931644</text:p>
          </table:table-cell>
          <table:table-cell office:value-type="string">
            <text:p>MARIA ELIZABETH LARRART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1341">
            <text:p>13061341</text:p>
          </table:table-cell>
          <table:table-cell office:value-type="string">
            <text:p>GLADYS MARITZA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9081">
            <text:p>10559081</text:p>
          </table:table-cell>
          <table:table-cell office:value-type="string">
            <text:p>WEXSAIDA GUAMILETT JIMENEZ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2397">
            <text:p>20012397</text:p>
          </table:table-cell>
          <table:table-cell office:value-type="string">
            <text:p>MIGLEDIS LISBETH CARRIZO PRAD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940903">
            <text:p>7940903</text:p>
          </table:table-cell>
          <table:table-cell office:value-type="string">
            <text:p>CELINA AMIRCA ESPIN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6121">
            <text:p>18906121</text:p>
          </table:table-cell>
          <table:table-cell office:value-type="string">
            <text:p>YANETZY ALIDA ROMERO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558112">
            <text:p>18558112</text:p>
          </table:table-cell>
          <table:table-cell office:value-type="string">
            <text:p>MAYRA ALEJANDRA BESCANZA GALLAR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1716">
            <text:p>11711716</text:p>
          </table:table-cell>
          <table:table-cell office:value-type="string">
            <text:p>ZIOLIS YUNEIRA HERRERA PULI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965037">
            <text:p>20965037</text:p>
          </table:table-cell>
          <table:table-cell office:value-type="string">
            <text:p>MARYELIN IRIANA SANDOVAL MAC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6764">
            <text:p>9366764</text:p>
          </table:table-cell>
          <table:table-cell office:value-type="string">
            <text:p>MARIA AIDA BELANDRIA VEG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29760">
            <text:p>15329760</text:p>
          </table:table-cell>
          <table:table-cell office:value-type="string">
            <text:p>LUZ ELENA GOMEZ VE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68047">
            <text:p>17768047</text:p>
          </table:table-cell>
          <table:table-cell office:value-type="string">
            <text:p>ANA GREGORIA TORRES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89932">
            <text:p>16189932</text:p>
          </table:table-cell>
          <table:table-cell office:value-type="string">
            <text:p>MARINA DEL CARMEN VILLA VE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1080">
            <text:p>12201080</text:p>
          </table:table-cell>
          <table:table-cell office:value-type="string">
            <text:p>YAMIRA TIBISAY VALDIVIESO ARTAHO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070623">
            <text:p>11070623</text:p>
          </table:table-cell>
          <table:table-cell office:value-type="string">
            <text:p>GILBERTO DE JESUS SILVA MONTIL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73879">
            <text:p>19573879</text:p>
          </table:table-cell>
          <table:table-cell office:value-type="string">
            <text:p>SANDRA ELOISA GRATEROL ALBAR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26600">
            <text:p>10726600</text:p>
          </table:table-cell>
          <table:table-cell office:value-type="string">
            <text:p>CARMEN MARIA GONZALEZ DE LINAR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7010">
            <text:p>11717010</text:p>
          </table:table-cell>
          <table:table-cell office:value-type="string">
            <text:p>DIOFELIS MARIBEL RODRIGUEZ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985356">
            <text:p>14985356</text:p>
          </table:table-cell>
          <table:table-cell office:value-type="string">
            <text:p>RONALD ERICSSON OCHOA CARDEN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2488">
            <text:p>11712488</text:p>
          </table:table-cell>
          <table:table-cell office:value-type="string">
            <text:p>DIGNA ROSA MEJIAS CARMO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21338">
            <text:p>15121338</text:p>
          </table:table-cell>
          <table:table-cell office:value-type="string">
            <text:p>YAKELIN RUEDAS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72158">
            <text:p>15672158</text:p>
          </table:table-cell>
          <table:table-cell office:value-type="string">
            <text:p>IRIS DEL VALLE MARQUEZ LIN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7588">
            <text:p>15537588</text:p>
          </table:table-cell>
          <table:table-cell office:value-type="string">
            <text:p>ANA YSABEL SAVEDRA ME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83340">
            <text:p>13983340</text:p>
          </table:table-cell>
          <table:table-cell office:value-type="string">
            <text:p>JOSEFA ERNESTA LOPEZ AREVAL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768867">
            <text:p>8768867</text:p>
          </table:table-cell>
          <table:table-cell office:value-type="string">
            <text:p>JUSTINA ANTONIA BRIZUELA DE SANCH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104254">
            <text:p>13104254</text:p>
          </table:table-cell>
          <table:table-cell office:value-type="string">
            <text:p>JOSE LISANDRO HERRERA RENGIF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965775">
            <text:p>11965775</text:p>
          </table:table-cell>
          <table:table-cell office:value-type="string">
            <text:p>DEIDCIS MARCIEL CANCIN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321582">
            <text:p>17321582</text:p>
          </table:table-cell>
          <table:table-cell office:value-type="string">
            <text:p>MARIA EMILCE GARCIA ARELL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1347">
            <text:p>9381347</text:p>
          </table:table-cell>
          <table:table-cell office:value-type="string">
            <text:p>MARTIZA RAMONA MONTIL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131872">
            <text:p>3131872</text:p>
          </table:table-cell>
          <table:table-cell office:value-type="string">
            <text:p>ESTEBAN RIV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38475">
            <text:p>15438475</text:p>
          </table:table-cell>
          <table:table-cell office:value-type="string">
            <text:p>JAZMIN <text:s/>DIAZ DE SUPERLANO 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784910">
            <text:p>15784910</text:p>
          </table:table-cell>
          <table:table-cell office:value-type="string">
            <text:p>DANNY DEL CARMEN <text:s/>DUGARTE TREJ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80622">
            <text:p>16580622</text:p>
          </table:table-cell>
          <table:table-cell office:value-type="string">
            <text:p>NARDIS YOJANA <text:s/>CONTRERAS CANCIN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791554">
            <text:p>16791554</text:p>
          </table:table-cell>
          <table:table-cell office:value-type="string">
            <text:p>ALJANY JOHANA <text:s/>SANCH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80491">
            <text:p>16980491</text:p>
          </table:table-cell>
          <table:table-cell office:value-type="string">
            <text:p>DEXY CAROLINA QUINTERO 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59343">
            <text:p>17659343</text:p>
          </table:table-cell>
          <table:table-cell office:value-type="string">
            <text:p>JEJEI MARBELIA MAKELIN BETANCOURT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7826">
            <text:p>18117826</text:p>
          </table:table-cell>
          <table:table-cell office:value-type="string">
            <text:p>JESUS JAVIER RAMIREZ VALLADAR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25805">
            <text:p>18425805</text:p>
          </table:table-cell>
          <table:table-cell office:value-type="string">
            <text:p>ANDRY YOTSINET RODRIGUEZ RUI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25634">
            <text:p>19825634</text:p>
          </table:table-cell>
          <table:table-cell office:value-type="string">
            <text:p>ELIMAR ROSAURA GOMEZ MONTILLA 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11096">
            <text:p>20011096</text:p>
          </table:table-cell>
          <table:table-cell office:value-type="string">
            <text:p>MARIA TRINIDAD MORA MO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83844">
            <text:p>13683844</text:p>
          </table:table-cell>
          <table:table-cell office:value-type="string">
            <text:p>RENE JOSE JIMENEZ AR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869579">
            <text:p>20869579</text:p>
          </table:table-cell>
          <table:table-cell office:value-type="string">
            <text:p>MANUELA ELEIDA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0157">
            <text:p>14550157</text:p>
          </table:table-cell>
          <table:table-cell office:value-type="string">
            <text:p>MARIA YAMILER MORILLO RUS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4196">
            <text:p>11714196</text:p>
          </table:table-cell>
          <table:table-cell office:value-type="string">
            <text:p>AMADORA DEL CARMEN CARBALLO FR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130187">
            <text:p>14130187</text:p>
          </table:table-cell>
          <table:table-cell office:value-type="string">
            <text:p>MARIA EURALIA COLLANTES DE MES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38372">
            <text:p>11838372</text:p>
          </table:table-cell>
          <table:table-cell office:value-type="string">
            <text:p>ROSALBA PERNIA BUSTAMANT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941531">
            <text:p>3941531</text:p>
          </table:table-cell>
          <table:table-cell office:value-type="string">
            <text:p>CARLOS JOSE PERN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546295">
            <text:p>8546295</text:p>
          </table:table-cell>
          <table:table-cell office:value-type="string">
            <text:p>LINA MICHELL ROJAS APARICI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6832">
            <text:p>4926832</text:p>
          </table:table-cell>
          <table:table-cell office:value-type="string">
            <text:p>OMAIRA CASTILLO DAVI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66568">
            <text:p>1266568</text:p>
          </table:table-cell>
          <table:table-cell office:value-type="string">
            <text:p>CECILIO ANTONIO TORREALB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4372">
            <text:p>9384372</text:p>
          </table:table-cell>
          <table:table-cell office:value-type="string">
            <text:p>LUIS ANTONIO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6507">
            <text:p>11716507</text:p>
          </table:table-cell>
          <table:table-cell office:value-type="string">
            <text:p>LIZBETH RANGEL MARQ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3280">
            <text:p>9983280</text:p>
          </table:table-cell>
          <table:table-cell office:value-type="string">
            <text:p>AGRIPINA MENDEZ ZAMBRA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2622">
            <text:p>9382622</text:p>
          </table:table-cell>
          <table:table-cell office:value-type="string">
            <text:p>MARIA ADELMIRA RODRIGUEZ MERCA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7648">
            <text:p>9987648</text:p>
          </table:table-cell>
          <table:table-cell office:value-type="string">
            <text:p>PILAR YANET RUBIO ALBORN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76712">
            <text:p>10576712</text:p>
          </table:table-cell>
          <table:table-cell office:value-type="string">
            <text:p>MIRLA CAROLINA REYES GONZAL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23037">
            <text:p>11823037</text:p>
          </table:table-cell>
          <table:table-cell office:value-type="string">
            <text:p>CULFIA AMALIECE CRAV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78617">
            <text:p>13278617</text:p>
          </table:table-cell>
          <table:table-cell office:value-type="string">
            <text:p>ISIDRO JOSE FARFAN HIDALG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71567">
            <text:p>14071567</text:p>
          </table:table-cell>
          <table:table-cell office:value-type="string">
            <text:p>ANA SABRINA AZCANIO LOP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6163">
            <text:p>9986163</text:p>
          </table:table-cell>
          <table:table-cell office:value-type="string">
            <text:p>ZULEIMA RAMONA CANALES DIA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478155">
            <text:p>2478155</text:p>
          </table:table-cell>
          <table:table-cell office:value-type="string">
            <text:p>MARIA EUSTELIA RIVERO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581414">
            <text:p>6581414</text:p>
          </table:table-cell>
          <table:table-cell office:value-type="string">
            <text:p>EUDOCIA DEL CARMEN MARTEZ RUBI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643096">
            <text:p>9643096</text:p>
          </table:table-cell>
          <table:table-cell office:value-type="string">
            <text:p>JACKELINE ELENA FLORES PRIET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83175">
            <text:p>8183175</text:p>
          </table:table-cell>
          <table:table-cell office:value-type="string">
            <text:p>NELVA NICOLASA BARR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989208">
            <text:p>17989208</text:p>
          </table:table-cell>
          <table:table-cell office:value-type="string">
            <text:p>YAMILETH JOSEFINA VALERO BARRI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8470">
            <text:p>12838470</text:p>
          </table:table-cell>
          <table:table-cell office:value-type="string">
            <text:p>OLGA LUCIA MONTIL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62007">
            <text:p>14662007</text:p>
          </table:table-cell>
          <table:table-cell office:value-type="string">
            <text:p>ANA GREGORIA CALDERON SA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29076">
            <text:p>15329076</text:p>
          </table:table-cell>
          <table:table-cell office:value-type="string">
            <text:p>ROSA MERCEDES PAREDES BASTID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5103">
            <text:p>11715103</text:p>
          </table:table-cell>
          <table:table-cell office:value-type="string">
            <text:p>CARMEN YOSELIS HERNANDEZ HOY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9495">
            <text:p>4929495</text:p>
          </table:table-cell>
          <table:table-cell office:value-type="string">
            <text:p>HAIDEE SOCORRO SOT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591265">
            <text:p>6591265</text:p>
          </table:table-cell>
          <table:table-cell office:value-type="string">
            <text:p>CARMEN NOEMI BASTIDAS DE RAMI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171866">
            <text:p>14171866</text:p>
          </table:table-cell>
          <table:table-cell office:value-type="string">
            <text:p>YICPSI MARGARITA MORE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29037">
            <text:p>12229037</text:p>
          </table:table-cell>
          <table:table-cell office:value-type="string">
            <text:p>YVON TRINIDAD GUERRERO ALTUV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25765">
            <text:p>12825765</text:p>
          </table:table-cell>
          <table:table-cell office:value-type="string">
            <text:p>ZORAIDA MOLINA GONZAL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184976">
            <text:p>13184976</text:p>
          </table:table-cell>
          <table:table-cell office:value-type="string">
            <text:p>YTALA AMALIA URBINA URBIN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534382">
            <text:p>15534382</text:p>
          </table:table-cell>
          <table:table-cell office:value-type="string">
            <text:p>ZAIDA COROMOTO CONTRERAS VILLAMIZAR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5539">
            <text:p>9365539</text:p>
          </table:table-cell>
          <table:table-cell office:value-type="string">
            <text:p>ANADELY BARRETO GUTIER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424943">
            <text:p>18424943</text:p>
          </table:table-cell>
          <table:table-cell office:value-type="string">
            <text:p>KARELLY MOLINA MO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683843">
            <text:p>7683843</text:p>
          </table:table-cell>
          <table:table-cell office:value-type="string">
            <text:p>RAITZA MARIA BRICEÑO ANGARIT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8337">
            <text:p>10558337</text:p>
          </table:table-cell>
          <table:table-cell office:value-type="string">
            <text:p>MARIA DEL ROSARIO BRICEÑ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71324">
            <text:p>11371324</text:p>
          </table:table-cell>
          <table:table-cell office:value-type="string">
            <text:p>IVONNE YOLEIVA NAVA RAMI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97269">
            <text:p>11397269</text:p>
          </table:table-cell>
          <table:table-cell office:value-type="string">
            <text:p>SILVIA DEL CARMEN VASQUEZ PAR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7361">
            <text:p>9987361</text:p>
          </table:table-cell>
          <table:table-cell office:value-type="string">
            <text:p>JOSE ELIAS DUGARTE PEÑ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384467">
            <text:p>6384467</text:p>
          </table:table-cell>
          <table:table-cell office:value-type="string">
            <text:p>OMAIRA INES CONTRERAS DE VEG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33245">
            <text:p>10133245</text:p>
          </table:table-cell>
          <table:table-cell office:value-type="string">
            <text:p>NELKIS DIAMIDES MARTIN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748274">
            <text:p>8748274</text:p>
          </table:table-cell>
          <table:table-cell office:value-type="string">
            <text:p>MILAGROS DEL VALLE GONZALEZ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6546">
            <text:p>11186546</text:p>
          </table:table-cell>
          <table:table-cell office:value-type="string">
            <text:p>MILAGRO DEL VALLE PEÑA TO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873490">
            <text:p>10873490</text:p>
          </table:table-cell>
          <table:table-cell office:value-type="string">
            <text:p>ANA GREGORIA SILV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1155">
            <text:p>12551155</text:p>
          </table:table-cell>
          <table:table-cell office:value-type="string">
            <text:p>MIGLEY MORESBI MONTERO YAJUR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4354">
            <text:p>15384354</text:p>
          </table:table-cell>
          <table:table-cell office:value-type="string">
            <text:p>FANNY DEL VALLE GODOY PEÑ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64769">
            <text:p>4264769</text:p>
          </table:table-cell>
          <table:table-cell office:value-type="string">
            <text:p>MARTINA DEL CARMEN BRICEÑ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662019">
            <text:p>14662019</text:p>
          </table:table-cell>
          <table:table-cell office:value-type="string">
            <text:p>YANETH DEL VALLE MAMBEL DE VEG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590273">
            <text:p>3590273</text:p>
          </table:table-cell>
          <table:table-cell office:value-type="string">
            <text:p>JUAN BAUTISTA RIVE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435121">
            <text:p>13435121</text:p>
          </table:table-cell>
          <table:table-cell office:value-type="string">
            <text:p>LISBENY DEL CARMEN PARADAS TOVAR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78564">
            <text:p>13278564</text:p>
          </table:table-cell>
          <table:table-cell office:value-type="string">
            <text:p>VIVEKA DEL MAR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1576">
            <text:p>12551576</text:p>
          </table:table-cell>
          <table:table-cell office:value-type="string">
            <text:p>REYNA DEL CARMEN YANEZ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4083">
            <text:p>11714083</text:p>
          </table:table-cell>
          <table:table-cell office:value-type="string">
            <text:p>CORINA DEL ROSARIO GUERRERO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6924">
            <text:p>9266924</text:p>
          </table:table-cell>
          <table:table-cell office:value-type="string">
            <text:p>CESAR AUGUSTO CARDENAS LARRART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4649">
            <text:p>4924649</text:p>
          </table:table-cell>
          <table:table-cell office:value-type="string">
            <text:p>CARMEN XIOMARA LUQU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63243">
            <text:p>4263243</text:p>
          </table:table-cell>
          <table:table-cell office:value-type="string">
            <text:p>PEDRO PABLO ROA TOR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79195">
            <text:p>16979195</text:p>
          </table:table-cell>
          <table:table-cell office:value-type="string">
            <text:p>AURORA DEL CARMEN YANEZ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170755">
            <text:p>21170755</text:p>
          </table:table-cell>
          <table:table-cell office:value-type="string">
            <text:p>ELIDA ROSA YANEZ ANDRAD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70809">
            <text:p>8170809</text:p>
          </table:table-cell>
          <table:table-cell office:value-type="string">
            <text:p>MAURO ATONIO DUN VELASQ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498323">
            <text:p>7498323</text:p>
          </table:table-cell>
          <table:table-cell office:value-type="string">
            <text:p>MARLENE COROMOTO PEROZO GRIMA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44696">
            <text:p>4244696</text:p>
          </table:table-cell>
          <table:table-cell office:value-type="string">
            <text:p>PEDRO ELIAS MENDOZA BASTID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34590">
            <text:p>15434590</text:p>
          </table:table-cell>
          <table:table-cell office:value-type="string">
            <text:p>YANIRIS PACHECO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14898">
            <text:p>9214898</text:p>
          </table:table-cell>
          <table:table-cell office:value-type="string">
            <text:p>ALEJANDRINA DEL ROSARIO <text:s/>MENDEZ PEREI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6321">
            <text:p>11716321</text:p>
          </table:table-cell>
          <table:table-cell office:value-type="string">
            <text:p>BETZAIDA YELITZA PARGAS VALE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39883">
            <text:p>12239883</text:p>
          </table:table-cell>
          <table:table-cell office:value-type="string">
            <text:p>ROSAURA RAMOS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2254">
            <text:p>10562254</text:p>
          </table:table-cell>
          <table:table-cell office:value-type="string">
            <text:p>AIDEE DE LA COROMOTO PALACI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3907">
            <text:p>19193907</text:p>
          </table:table-cell>
          <table:table-cell office:value-type="string">
            <text:p>YAMAIRA DEL CARMEN FERNANDEZ ARAUJ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33325">
            <text:p>14333325</text:p>
          </table:table-cell>
          <table:table-cell office:value-type="string">
            <text:p>MARYELI RAMONA CARO H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47875">
            <text:p>13947875</text:p>
          </table:table-cell>
          <table:table-cell office:value-type="string">
            <text:p>YADIRA DEL CARMEN VARGAS F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31875">
            <text:p>14731875</text:p>
          </table:table-cell>
          <table:table-cell office:value-type="string">
            <text:p>CORINA EDILCIA ESCALONA VALE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0508">
            <text:p>10050508</text:p>
          </table:table-cell>
          <table:table-cell office:value-type="string">
            <text:p>JUAN VICTOR PEREZ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3530">
            <text:p>12553530</text:p>
          </table:table-cell>
          <table:table-cell office:value-type="string">
            <text:p>ELSIS ZULEIMA GUEVARA CAMACH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69574">
            <text:p>14569574</text:p>
          </table:table-cell>
          <table:table-cell office:value-type="string">
            <text:p>YIRIS DEL CARMEN PINEDA FRI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638481">
            <text:p>16638481</text:p>
          </table:table-cell>
          <table:table-cell office:value-type="string">
            <text:p>NORELIS ARACELIS DEL VALLE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37241">
            <text:p>12237241</text:p>
          </table:table-cell>
          <table:table-cell office:value-type="string">
            <text:p>MARTHA ARACELY MANZANILLA MANZANIL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69156">
            <text:p>19069156</text:p>
          </table:table-cell>
          <table:table-cell office:value-type="string">
            <text:p>NORELVIS GREGORIA SERRANO F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56439">
            <text:p>9256439</text:p>
          </table:table-cell>
          <table:table-cell office:value-type="string">
            <text:p>YRAIMA MARIELA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29959">
            <text:p>10729959</text:p>
          </table:table-cell>
          <table:table-cell office:value-type="string">
            <text:p>MARIA FLORINA ORTEGANO CASTELLAN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009625">
            <text:p>12009625</text:p>
          </table:table-cell>
          <table:table-cell office:value-type="string">
            <text:p>HAIDEE MARGARITA TORRES MONTIL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53767">
            <text:p>9253767</text:p>
          </table:table-cell>
          <table:table-cell office:value-type="string">
            <text:p>MARIA EDILIA VETANCOURT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6322">
            <text:p>11716322</text:p>
          </table:table-cell>
          <table:table-cell office:value-type="string">
            <text:p>AQNES DEL ROSARIO BALBUENA DE RAMI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404209">
            <text:p>11404209</text:p>
          </table:table-cell>
          <table:table-cell office:value-type="string">
            <text:p>MARISELA <text:s/>BRICEÑO CONTRER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96582">
            <text:p>12896582</text:p>
          </table:table-cell>
          <table:table-cell office:value-type="string">
            <text:p>MARINA GUILLERMINA CASTELLANO MUJIC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066616">
            <text:p>8066616</text:p>
          </table:table-cell>
          <table:table-cell office:value-type="string">
            <text:p>HOLANDA DEL CARMEN CHAVEZ GIL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99939">
            <text:p>11399939</text:p>
          </table:table-cell>
          <table:table-cell office:value-type="string">
            <text:p>DARY DEL ROSARIO PARED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57363">
            <text:p>9257363</text:p>
          </table:table-cell>
          <table:table-cell office:value-type="string">
            <text:p>YOLANDA CRISTINA LE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1800">
            <text:p>13061800</text:p>
          </table:table-cell>
          <table:table-cell office:value-type="string">
            <text:p>YACELYS RUMALDA CASTILLO MARCHA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054166">
            <text:p>8054166</text:p>
          </table:table-cell>
          <table:table-cell office:value-type="string">
            <text:p>MARIA FELIPA COLMENA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009498">
            <text:p>12009498</text:p>
          </table:table-cell>
          <table:table-cell office:value-type="string">
            <text:p>DIGNA MACRINA PEREZ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70280">
            <text:p>14570280</text:p>
          </table:table-cell>
          <table:table-cell office:value-type="string">
            <text:p>JAVIER FRANCISCO MEJI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39303">
            <text:p>20239303</text:p>
          </table:table-cell>
          <table:table-cell office:value-type="string">
            <text:p>ALBA MARINA ESCALONA MARTIN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91444">
            <text:p>16191444</text:p>
          </table:table-cell>
          <table:table-cell office:value-type="string">
            <text:p>JOSE LUIS FIGUEREDO COLMENA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36275">
            <text:p>12236275</text:p>
          </table:table-cell>
          <table:table-cell office:value-type="string">
            <text:p>ELIAS DE JESUS FIGUEREDO COLMENA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67834">
            <text:p>14067834</text:p>
          </table:table-cell>
          <table:table-cell office:value-type="string">
            <text:p>ADELIS RAMON GIL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592278">
            <text:p>3592278</text:p>
          </table:table-cell>
          <table:table-cell office:value-type="string">
            <text:p>OLINDA MARGARITA TREJ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14903">
            <text:p>13014903</text:p>
          </table:table-cell>
          <table:table-cell office:value-type="string">
            <text:p>JOSE EDGAR ZAMBRA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6582">
            <text:p>9986582</text:p>
          </table:table-cell>
          <table:table-cell office:value-type="string">
            <text:p>WILMA MARITZA VASQ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7295">
            <text:p>12207295</text:p>
          </table:table-cell>
          <table:table-cell office:value-type="string">
            <text:p>MARIA ERMINDA BASTIDAS RODRIG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0118">
            <text:p>10560118</text:p>
          </table:table-cell>
          <table:table-cell office:value-type="string">
            <text:p>NORMA DEL CARMEN CASTILLO JIMEN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8728">
            <text:p>9388728</text:p>
          </table:table-cell>
          <table:table-cell office:value-type="string">
            <text:p>LUDSMIDA YAMILE BARRI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0396">
            <text:p>14550396</text:p>
          </table:table-cell>
          <table:table-cell office:value-type="string">
            <text:p>NARLYS ISABEL PAEZ CALDER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434491">
            <text:p>14434491</text:p>
          </table:table-cell>
          <table:table-cell office:value-type="string">
            <text:p>MARIA ABIGAIL CASTILLO DUGART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0537">
            <text:p>11710537</text:p>
          </table:table-cell>
          <table:table-cell office:value-type="string">
            <text:p>NELLY JUDITH PAEZ BA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9189">
            <text:p>10559189</text:p>
          </table:table-cell>
          <table:table-cell office:value-type="string">
            <text:p>MARIA CECILIA HIDALGO CRAV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9183">
            <text:p>11189183</text:p>
          </table:table-cell>
          <table:table-cell office:value-type="string">
            <text:p>LISBETH DEL VALLE FLO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9091">
            <text:p>11709091</text:p>
          </table:table-cell>
          <table:table-cell office:value-type="string">
            <text:p>CARMEN ELIGIA BASTIDAS APONT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928774">
            <text:p>3928774</text:p>
          </table:table-cell>
          <table:table-cell office:value-type="string">
            <text:p>MARIO ENRIQUE PEÑA PIRE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75255">
            <text:p>10175255</text:p>
          </table:table-cell>
          <table:table-cell office:value-type="string">
            <text:p>ISLEY VILLAMIZAR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738703">
            <text:p>13738703</text:p>
          </table:table-cell>
          <table:table-cell office:value-type="string">
            <text:p>CRISTINA DEL CARMEN OLIVA ROND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4832">
            <text:p>8144832</text:p>
          </table:table-cell>
          <table:table-cell office:value-type="string">
            <text:p>YURAIMA DEL VALLE AGUILAR RUI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3324">
            <text:p>9263324</text:p>
          </table:table-cell>
          <table:table-cell office:value-type="string">
            <text:p>LIRIO LEONOR ESCOBAR BOCAN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906812">
            <text:p>2906812</text:p>
          </table:table-cell>
          <table:table-cell office:value-type="string">
            <text:p>HORTENSIA RAMONA LICCIEN DE ABSAL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75038">
            <text:p>13675038</text:p>
          </table:table-cell>
          <table:table-cell office:value-type="string">
            <text:p>ROSA ANGELINA VELANDRIA PRAD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3354">
            <text:p>13883354</text:p>
          </table:table-cell>
          <table:table-cell office:value-type="string">
            <text:p>NORIS DEL CARMEN PERAZA SAL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341625">
            <text:p>14341625</text:p>
          </table:table-cell>
          <table:table-cell office:value-type="string">
            <text:p>MARIBEL ZUÑIGA BANQ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8049">
            <text:p>10558049</text:p>
          </table:table-cell>
          <table:table-cell office:value-type="string">
            <text:p>RITA MENDOZA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828049">
            <text:p>15828049</text:p>
          </table:table-cell>
          <table:table-cell office:value-type="string">
            <text:p>NANCY CRISALIDA HENRRIQUEZ SAL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457913">
            <text:p>8457913</text:p>
          </table:table-cell>
          <table:table-cell office:value-type="string">
            <text:p>HELMA MAGDALENA GUEVARA GOLINDA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138462">
            <text:p>7138462</text:p>
          </table:table-cell>
          <table:table-cell office:value-type="string">
            <text:p>ILSE YANET MATA DE RUI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71783">
            <text:p>16371783</text:p>
          </table:table-cell>
          <table:table-cell office:value-type="string">
            <text:p>IRMIS MARIUSKA SANCHEZ LOP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4686">
            <text:p>8144686</text:p>
          </table:table-cell>
          <table:table-cell office:value-type="string">
            <text:p>YUSMINA DEL PILAR CALDER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554208">
            <text:p>11554208</text:p>
          </table:table-cell>
          <table:table-cell office:value-type="string">
            <text:p>ANA JUDITH MELE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132535">
            <text:p>10132535</text:p>
          </table:table-cell>
          <table:table-cell office:value-type="string">
            <text:p>DIGNA ESTELA EREGUA DE MORAL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49443">
            <text:p>14549443</text:p>
          </table:table-cell>
          <table:table-cell office:value-type="string">
            <text:p>ANACELIS DEL CARMEN ALPARADA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3964">
            <text:p>11713964</text:p>
          </table:table-cell>
          <table:table-cell office:value-type="string">
            <text:p>EDILIA HERIBERTA CONTRER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2760">
            <text:p>12552760</text:p>
          </table:table-cell>
          <table:table-cell office:value-type="string">
            <text:p>JUANA TIBISAY MONTILLA ROJ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6034">
            <text:p>12206034</text:p>
          </table:table-cell>
          <table:table-cell office:value-type="string">
            <text:p>MAIGUALIDA DEL CARMEN ESPINOZA DE LOP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9158">
            <text:p>12839158</text:p>
          </table:table-cell>
          <table:table-cell office:value-type="string">
            <text:p>EGDA JOSEFINA ORTIZ LIZCA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042452">
            <text:p>14042452</text:p>
          </table:table-cell>
          <table:table-cell office:value-type="string">
            <text:p>MARLE MARILYN VELAZQUEZ PEÑ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2827">
            <text:p>8142827</text:p>
          </table:table-cell>
          <table:table-cell office:value-type="string">
            <text:p>ALBINA RAMONA HERNANDEZ DIA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4113">
            <text:p>11194113</text:p>
          </table:table-cell>
          <table:table-cell office:value-type="string">
            <text:p>MARIA HILARIA GONZALEZ VIE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4612">
            <text:p>9984612</text:p>
          </table:table-cell>
          <table:table-cell office:value-type="string">
            <text:p>JAVIER ALFONSO CABEZ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12520">
            <text:p>14712520</text:p>
          </table:table-cell>
          <table:table-cell office:value-type="string">
            <text:p>SURINETH DEL VALLE MEDINA GALLAR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6204">
            <text:p>11716204</text:p>
          </table:table-cell>
          <table:table-cell office:value-type="string">
            <text:p>SILVIA TERESA BARRIOS LINA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5730">
            <text:p>10555730</text:p>
          </table:table-cell>
          <table:table-cell office:value-type="string">
            <text:p>AURORA MAGALY MORA H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072645">
            <text:p>15072645</text:p>
          </table:table-cell>
          <table:table-cell office:value-type="string">
            <text:p>MARIA CONSUELO GONZALEZ VIE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63089">
            <text:p>4263089</text:p>
          </table:table-cell>
          <table:table-cell office:value-type="string">
            <text:p>MARIA LINA ARO CRESP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965098">
            <text:p>8965098</text:p>
          </table:table-cell>
          <table:table-cell office:value-type="string">
            <text:p>PEDRO EMILIO RANGEL CEBALL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09048">
            <text:p>15309048</text:p>
          </table:table-cell>
          <table:table-cell office:value-type="string">
            <text:p>ALEXANDER GAMBOA CAMP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7590">
            <text:p>8147590</text:p>
          </table:table-cell>
          <table:table-cell office:value-type="string">
            <text:p>FRANCISCA ULINDA VARGAS GA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08168">
            <text:p>1608168</text:p>
          </table:table-cell>
          <table:table-cell office:value-type="string">
            <text:p>MARIA ANDREA COLMENARES DE CHIRIN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392469">
            <text:p>10392469</text:p>
          </table:table-cell>
          <table:table-cell office:value-type="string">
            <text:p>ENEIDA DEL VALLE ALFONZO HERRE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4674">
            <text:p>15384674</text:p>
          </table:table-cell>
          <table:table-cell office:value-type="string">
            <text:p>ZAIRA CAROLINA PEREZ MENDOZ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9249">
            <text:p>8149249</text:p>
          </table:table-cell>
          <table:table-cell office:value-type="string">
            <text:p>GREGORIA MARIA OCANTO ROJ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407001">
            <text:p>9407001</text:p>
          </table:table-cell>
          <table:table-cell office:value-type="string">
            <text:p>FERNANDO DAVID ZAPATA CARVAJAL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6685">
            <text:p>9986685</text:p>
          </table:table-cell>
          <table:table-cell office:value-type="string">
            <text:p>JULIO CESAR AVENDAÑ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30983">
            <text:p>12430983</text:p>
          </table:table-cell>
          <table:table-cell office:value-type="string">
            <text:p>MARIA FELICITA OLIVAREZ NIET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9896">
            <text:p>10559896</text:p>
          </table:table-cell>
          <table:table-cell office:value-type="string">
            <text:p>JOSE GREGORIO LE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39995">
            <text:p>12239995</text:p>
          </table:table-cell>
          <table:table-cell office:value-type="string">
            <text:p>MAGALYS DEL CARMEN RODRIGUEZ MONAG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2769">
            <text:p>9262769</text:p>
          </table:table-cell>
          <table:table-cell office:value-type="string">
            <text:p>BELKIS MARGARITA FLORES HERED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2613">
            <text:p>10052613</text:p>
          </table:table-cell>
          <table:table-cell office:value-type="string">
            <text:p>ROSA AMERICA MUÑOZ NOGUE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1113">
            <text:p>10051113</text:p>
          </table:table-cell>
          <table:table-cell office:value-type="string">
            <text:p>ROSA ESPERANZA LE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151320">
            <text:p>3151320</text:p>
          </table:table-cell>
          <table:table-cell office:value-type="string">
            <text:p>REYNA BELANDRIA DE FREIT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30006">
            <text:p>4930006</text:p>
          </table:table-cell>
          <table:table-cell office:value-type="string">
            <text:p>ADELINA DEL CARMEN RAMI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31514">
            <text:p>9231514</text:p>
          </table:table-cell>
          <table:table-cell office:value-type="string">
            <text:p>LUIS ALBERTO BECERRA CAST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4489">
            <text:p>9264489</text:p>
          </table:table-cell>
          <table:table-cell office:value-type="string">
            <text:p>LIVIA DEL CARMEN VILLAFAÑE TOR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8054">
            <text:p>10558054</text:p>
          </table:table-cell>
          <table:table-cell office:value-type="string">
            <text:p>ITALA MARIA H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5236">
            <text:p>11715236</text:p>
          </table:table-cell>
          <table:table-cell office:value-type="string">
            <text:p>LISBETH DEL VALLE CASTILLO GARRI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093355">
            <text:p>15093355</text:p>
          </table:table-cell>
          <table:table-cell office:value-type="string">
            <text:p>CLAUDINA DEL CARMEN FERNANDEZ FIGUERE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8206">
            <text:p>10058206</text:p>
          </table:table-cell>
          <table:table-cell office:value-type="string">
            <text:p>EMERITA DEL CARMEN BRICEÑO RIV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494923">
            <text:p>2494923</text:p>
          </table:table-cell>
          <table:table-cell office:value-type="string">
            <text:p>AUDELIA DE JESUS PACHEC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05461">
            <text:p>13605461</text:p>
          </table:table-cell>
          <table:table-cell office:value-type="string">
            <text:p>MAITA VILLANUEVA SOBEIDA YAMILEHT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371774">
            <text:p>16371774</text:p>
          </table:table-cell>
          <table:table-cell office:value-type="string">
            <text:p>MARBELIS DEL ROSARIO APONTE TERA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118966">
            <text:p>18118966</text:p>
          </table:table-cell>
          <table:table-cell office:value-type="string">
            <text:p>YOLIS CAROLINA RODRIGUEZ CARMON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0962">
            <text:p>17290962</text:p>
          </table:table-cell>
          <table:table-cell office:value-type="string">
            <text:p>MARIA ELENA COLMENAREZ VILLEG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42501">
            <text:p>4242501</text:p>
          </table:table-cell>
          <table:table-cell office:value-type="string">
            <text:p>CANDIDA ROSA PACHEC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90188">
            <text:p>17290188</text:p>
          </table:table-cell>
          <table:table-cell office:value-type="string">
            <text:p>YONEIDA LEILIBETH CARO RIVE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71240">
            <text:p>15671240</text:p>
          </table:table-cell>
          <table:table-cell office:value-type="string">
            <text:p>EBDUVIZ JOSEFINA SEQUERA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63194">
            <text:p>15463194</text:p>
          </table:table-cell>
          <table:table-cell office:value-type="string">
            <text:p>YOLANDA MARIA ESCOBAR COLMENA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71727">
            <text:p>19071727</text:p>
          </table:table-cell>
          <table:table-cell office:value-type="string">
            <text:p>YURBELIS THAIS RIV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4460">
            <text:p>15384460</text:p>
          </table:table-cell>
          <table:table-cell office:value-type="string">
            <text:p>NANCY COROMOTO MORILLO ARAUJ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3532">
            <text:p>19193532</text:p>
          </table:table-cell>
          <table:table-cell office:value-type="string">
            <text:p>MAYRA COROMOTO APONT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968746">
            <text:p>15968746</text:p>
          </table:table-cell>
          <table:table-cell office:value-type="string">
            <text:p>MARIA INES MORENO MORE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6983">
            <text:p>12836983</text:p>
          </table:table-cell>
          <table:table-cell office:value-type="string">
            <text:p>ARELYS DEL VALLE PEREZ COLMENA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555649">
            <text:p>12555649</text:p>
          </table:table-cell>
          <table:table-cell office:value-type="string">
            <text:p>NEIDA LUSMILA CORDERO ME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63721">
            <text:p>13063721</text:p>
          </table:table-cell>
          <table:table-cell office:value-type="string">
            <text:p>CARMEN INES CHACON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968178">
            <text:p>15968178</text:p>
          </table:table-cell>
          <table:table-cell office:value-type="string">
            <text:p>SOLIMAR LEON ORTI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58207">
            <text:p>4258207</text:p>
          </table:table-cell>
          <table:table-cell office:value-type="string">
            <text:p>GLADYS ANTONIA FERNANDEZ ROSARI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0612">
            <text:p>14550612</text:p>
          </table:table-cell>
          <table:table-cell office:value-type="string">
            <text:p>MIRLA MARGARITA IZARRA MENDOZ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8773">
            <text:p>8148773</text:p>
          </table:table-cell>
          <table:table-cell office:value-type="string">
            <text:p>HILDA MARIA LOZADA ALVARA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4700">
            <text:p>10564700</text:p>
          </table:table-cell>
          <table:table-cell office:value-type="string">
            <text:p>MAIGUALIDA LICE BARC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671895">
            <text:p>15671895</text:p>
          </table:table-cell>
          <table:table-cell office:value-type="string">
            <text:p>ANA DEL VALLE CORDERO ME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1058">
            <text:p>11191058</text:p>
          </table:table-cell>
          <table:table-cell office:value-type="string">
            <text:p>YOLEIDA RAMONA <text:s/>GAINZA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2687502">
            <text:p>22687502</text:p>
          </table:table-cell>
          <table:table-cell office:value-type="string">
            <text:p>ANGELA ZULIMA <text:s/>VALENCIA DE SUÑIGA 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25647">
            <text:p>20225647</text:p>
          </table:table-cell>
          <table:table-cell office:value-type="string">
            <text:p>JOSE LEODAN LOBO ALBARRAN 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5091">
            <text:p>17165091</text:p>
          </table:table-cell>
          <table:table-cell office:value-type="string">
            <text:p>MANUEL DAVID MADER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4114860">
            <text:p>24114860</text:p>
          </table:table-cell>
          <table:table-cell office:value-type="string">
            <text:p>NELLYS CAROLINA MEJIAS AZUAJE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18699">
            <text:p>19518699</text:p>
          </table:table-cell>
          <table:table-cell office:value-type="string">
            <text:p>ROSA KARINA AGUILAR MILAN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866171">
            <text:p>20866171</text:p>
          </table:table-cell>
          <table:table-cell office:value-type="string">
            <text:p>YANNETH MARGARITA TERAN GOM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226371">
            <text:p>10226371</text:p>
          </table:table-cell>
          <table:table-cell office:value-type="string">
            <text:p>CONSUELO SUSANA PARRA AVENDAÑ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159021">
            <text:p>21159021</text:p>
          </table:table-cell>
          <table:table-cell office:value-type="string">
            <text:p>ROSA AMELIA SERENO PERAZ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01596">
            <text:p>20101596</text:p>
          </table:table-cell>
          <table:table-cell office:value-type="string">
            <text:p>VANESA CAROLINA VILLEGAS PIÑER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1749">
            <text:p>20601749</text:p>
          </table:table-cell>
          <table:table-cell office:value-type="string">
            <text:p>MILAGROS DEL VALLE CASTELLANOS ALVARAD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99276">
            <text:p>20099276</text:p>
          </table:table-cell>
          <table:table-cell office:value-type="string">
            <text:p>DILVIA JOSEFINA TAP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337022">
            <text:p>19337022</text:p>
          </table:table-cell>
          <table:table-cell office:value-type="string">
            <text:p>NEIMAR DEL CARMEN GALLARDO CHINCHILL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223442">
            <text:p>16223442</text:p>
          </table:table-cell>
          <table:table-cell office:value-type="string">
            <text:p>YSBELIA MARIVIN GUEVARA DE VALLADARE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032696">
            <text:p>23032696</text:p>
          </table:table-cell>
          <table:table-cell office:value-type="string">
            <text:p>OMAIRA ROSA MARQUEZ HIDALG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36322">
            <text:p>8136322</text:p>
          </table:table-cell>
          <table:table-cell office:value-type="string">
            <text:p>PONCIANO ANTONIO UNDA SILV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9766">
            <text:p>11189766</text:p>
          </table:table-cell>
          <table:table-cell office:value-type="string">
            <text:p>GLORIA ELIZABETH JIMENEZ SANCH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555829">
            <text:p>9555829</text:p>
          </table:table-cell>
          <table:table-cell office:value-type="string">
            <text:p>JESUS ALFREDO OSUNA VARGA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36521">
            <text:p>172036521</text:p>
          </table:table-cell>
          <table:table-cell office:value-type="string">
            <text:p>YASMARY DEL VALLE SUAR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623649">
            <text:p>18623649</text:p>
          </table:table-cell>
          <table:table-cell office:value-type="string">
            <text:p>DANIEL GREGORIO UZCATEGUI HERNAND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588">
            <text:p>19783588</text:p>
          </table:table-cell>
          <table:table-cell office:value-type="string">
            <text:p>DAYARI SORELY PAEZ ALVAR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099305">
            <text:p>20099305</text:p>
          </table:table-cell>
          <table:table-cell office:value-type="string">
            <text:p>YOLANDA JOSE HERNANDEZ GIL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100782">
            <text:p>20100782</text:p>
          </table:table-cell>
          <table:table-cell office:value-type="string">
            <text:p>AMANDA GREGORIA AGUILAR TERREYE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60237">
            <text:p>15160237</text:p>
          </table:table-cell>
          <table:table-cell office:value-type="string">
            <text:p>LUIS ALEXANDER CARDENAS QUINTER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929737">
            <text:p>15929737</text:p>
          </table:table-cell>
          <table:table-cell office:value-type="string">
            <text:p>GEOVANNY JOSE LOPEZ GARC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0029">
            <text:p>20600029</text:p>
          </table:table-cell>
          <table:table-cell office:value-type="string">
            <text:p>YENIFER BERENIS IZQUIERDO GARC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839027">
            <text:p>18839027</text:p>
          </table:table-cell>
          <table:table-cell office:value-type="string">
            <text:p>DANIEL SALIM JOUDIETH BRICEÑ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191057">
            <text:p>16191057</text:p>
          </table:table-cell>
          <table:table-cell office:value-type="string">
            <text:p>RENNY DANIEL PEROZA HEREDI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9192">
            <text:p>18779192</text:p>
          </table:table-cell>
          <table:table-cell office:value-type="string">
            <text:p>ELSY ANAIS BARRIOS UZCATEGUI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18320">
            <text:p>19518320</text:p>
          </table:table-cell>
          <table:table-cell office:value-type="string">
            <text:p>RAQUEL ALIDA ARAUJO URQUIOL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409151">
            <text:p>20409151</text:p>
          </table:table-cell>
          <table:table-cell office:value-type="string">
            <text:p>LEDYS COROMOTO ZAMBRANO REQUINIV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977134">
            <text:p>19977134</text:p>
          </table:table-cell>
          <table:table-cell office:value-type="string">
            <text:p>FRANCIA <text:s/>MAGALY CASIQUE SUAR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19533">
            <text:p>19619533</text:p>
          </table:table-cell>
          <table:table-cell office:value-type="string">
            <text:p>CARLOS ALEXO MONTILLA ALBORNO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59063">
            <text:p>4259063</text:p>
          </table:table-cell>
          <table:table-cell office:value-type="string">
            <text:p>OLGA ROSA FLORES GUTIERR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19858">
            <text:p>20219858</text:p>
          </table:table-cell>
          <table:table-cell office:value-type="string">
            <text:p>ADRIANA KARELYS PEREZ ALCAZAR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988295">
            <text:p>17988295</text:p>
          </table:table-cell>
          <table:table-cell office:value-type="string">
            <text:p>AURY INES MARTINEZ NAV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070320">
            <text:p>19070320</text:p>
          </table:table-cell>
          <table:table-cell office:value-type="string">
            <text:p>IRMA JOSEFINA GUTIERREZ ABRIL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600368">
            <text:p>20600368</text:p>
          </table:table-cell>
          <table:table-cell office:value-type="string">
            <text:p>MARIANNY DEL VALLE PEÑA VALDIVIEZ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826418">
            <text:p>19826418</text:p>
          </table:table-cell>
          <table:table-cell office:value-type="string">
            <text:p>JEAN CARLOS LUJANO MUÑO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169570">
            <text:p>21169570</text:p>
          </table:table-cell>
          <table:table-cell office:value-type="string">
            <text:p>YELITZA KATHERINE REAL PEÑ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89548">
            <text:p>18289548</text:p>
          </table:table-cell>
          <table:table-cell office:value-type="string">
            <text:p>LISET NATALI GARCIA VIV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783377">
            <text:p>19783377</text:p>
          </table:table-cell>
          <table:table-cell office:value-type="string">
            <text:p>ELSY KARIN BRIZUELA VALER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6241">
            <text:p>18226241</text:p>
          </table:table-cell>
          <table:table-cell office:value-type="string">
            <text:p>OMAR JOSE SOTO CRESP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491234">
            <text:p>19491234</text:p>
          </table:table-cell>
          <table:table-cell office:value-type="string">
            <text:p>ELENA BETSABETH HERNANDEZ GOM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4643">
            <text:p>17204643</text:p>
          </table:table-cell>
          <table:table-cell office:value-type="string">
            <text:p>MARLY YOHANA SANTIAGO MARQU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91806">
            <text:p>9991806</text:p>
          </table:table-cell>
          <table:table-cell office:value-type="string">
            <text:p>PEDRO MIGUEL MARQUEZ VEG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867934">
            <text:p>14867934</text:p>
          </table:table-cell>
          <table:table-cell office:value-type="string">
            <text:p>CARLOS ALEXI MOLINA HERNAND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7155">
            <text:p>8147155</text:p>
          </table:table-cell>
          <table:table-cell office:value-type="string">
            <text:p>WILLIAMS ALFONSO ARANGUIBEL ANGEL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1841">
            <text:p>11191841</text:p>
          </table:table-cell>
          <table:table-cell office:value-type="string">
            <text:p>MIRIAN MARIBEL VIVAS DE GOM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17878">
            <text:p>1417878</text:p>
          </table:table-cell>
          <table:table-cell office:value-type="string">
            <text:p>TRINA JOSEFINA PEREZ TOVAR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5658">
            <text:p>1895658</text:p>
          </table:table-cell>
          <table:table-cell office:value-type="string">
            <text:p>EMILIO MARQUEZ LAITO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948392">
            <text:p>2948392</text:p>
          </table:table-cell>
          <table:table-cell office:value-type="string">
            <text:p>ERNESTO ALFONSO MANTILLA BONIL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063129">
            <text:p>3063129</text:p>
          </table:table-cell>
          <table:table-cell office:value-type="string">
            <text:p>DORIS MANTILLA CAPACH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130823">
            <text:p>3130823</text:p>
          </table:table-cell>
          <table:table-cell office:value-type="string">
            <text:p>PEDRO JOSE ALVAR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284812">
            <text:p>3284812</text:p>
          </table:table-cell>
          <table:table-cell office:value-type="string">
            <text:p>JOSE MANUEL COLMENARES DEL VALL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590618">
            <text:p>3590618</text:p>
          </table:table-cell>
          <table:table-cell office:value-type="string">
            <text:p>RAFAEL RAMON GARRID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592346">
            <text:p>3592346</text:p>
          </table:table-cell>
          <table:table-cell office:value-type="string">
            <text:p>FRANCISCA ELENA HERNANDEZ AGUIL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915150">
            <text:p>3915150</text:p>
          </table:table-cell>
          <table:table-cell office:value-type="string">
            <text:p>MARIA EMELIA BRICEÑO HERNAND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915534">
            <text:p>3915534</text:p>
          </table:table-cell>
          <table:table-cell office:value-type="string">
            <text:p>YOLEIDA COROMOTO CIVIRA DE TO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915880">
            <text:p>3915880</text:p>
          </table:table-cell>
          <table:table-cell office:value-type="string">
            <text:p>ADRUBAL RAMON LI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916090">
            <text:p>3916090</text:p>
          </table:table-cell>
          <table:table-cell office:value-type="string">
            <text:p>ROSA DEL CARMEN BURG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3916396">
            <text:p>3916396</text:p>
          </table:table-cell>
          <table:table-cell office:value-type="string">
            <text:p>ROSA MARGARITA BARAZART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022872">
            <text:p>4022872</text:p>
          </table:table-cell>
          <table:table-cell office:value-type="string">
            <text:p>ELOISA HERRERA DE CASTILL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061088">
            <text:p>4061088</text:p>
          </table:table-cell>
          <table:table-cell office:value-type="string">
            <text:p>DORIS RAMONA GABALDO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59234">
            <text:p>4259234</text:p>
          </table:table-cell>
          <table:table-cell office:value-type="string">
            <text:p>JULIA <text:s/>AZOC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60137">
            <text:p>4260137</text:p>
          </table:table-cell>
          <table:table-cell office:value-type="string">
            <text:p>CANDIDA ROSA LOP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60643">
            <text:p>4260643</text:p>
          </table:table-cell>
          <table:table-cell office:value-type="string">
            <text:p>JUAN DE DIOS APARICIO APARICI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62456">
            <text:p>4262456</text:p>
          </table:table-cell>
          <table:table-cell office:value-type="string">
            <text:p>AMADO ALCIBIADES ROJAS URQUIO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263327">
            <text:p>4263327</text:p>
          </table:table-cell>
          <table:table-cell office:value-type="string">
            <text:p>VICTOR ALPIDIO NAC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834111">
            <text:p>4834111</text:p>
          </table:table-cell>
          <table:table-cell office:value-type="string">
            <text:p>LUIS RAMON RIVAS PINED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3298">
            <text:p>4923298</text:p>
          </table:table-cell>
          <table:table-cell office:value-type="string">
            <text:p>DORKA AMALIA MENESES DURANT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5811">
            <text:p>4925811</text:p>
          </table:table-cell>
          <table:table-cell office:value-type="string">
            <text:p>JOSE AUDILIO TOR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7951">
            <text:p>4927951</text:p>
          </table:table-cell>
          <table:table-cell office:value-type="string">
            <text:p>BELKIS XIOMARA CONTRERAS CORD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9563">
            <text:p>4929563</text:p>
          </table:table-cell>
          <table:table-cell office:value-type="string">
            <text:p>MARIA COROMOTO PARED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29659">
            <text:p>4929659</text:p>
          </table:table-cell>
          <table:table-cell office:value-type="string">
            <text:p>ROSA ISABEL GUERR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30088">
            <text:p>4930088</text:p>
          </table:table-cell>
          <table:table-cell office:value-type="string">
            <text:p>SENAIDA DEL CARMEN MORENO SERRAD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31587">
            <text:p>4931587</text:p>
          </table:table-cell>
          <table:table-cell office:value-type="string">
            <text:p>MARIELA JOSEFINA COLMENAREZ LEAL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32709">
            <text:p>4932709</text:p>
          </table:table-cell>
          <table:table-cell office:value-type="string">
            <text:p>OLGA SULAIDA GARC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954914">
            <text:p>4954914</text:p>
          </table:table-cell>
          <table:table-cell office:value-type="string">
            <text:p>FELIPA ENERIA BARRIOS ME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445478">
            <text:p>5445478</text:p>
          </table:table-cell>
          <table:table-cell office:value-type="string">
            <text:p>EDUARDO MEZA VAL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521208">
            <text:p>5521208</text:p>
          </table:table-cell>
          <table:table-cell office:value-type="string">
            <text:p>ROSA RAMONA NUTRERA COLME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683147">
            <text:p>5683147</text:p>
          </table:table-cell>
          <table:table-cell office:value-type="string">
            <text:p>LUIS EDUARDO ACEVEDO MENDOZ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5761604">
            <text:p>5761604</text:p>
          </table:table-cell>
          <table:table-cell office:value-type="string">
            <text:p>MARIA YRENE GIL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485018">
            <text:p>6485018</text:p>
          </table:table-cell>
          <table:table-cell office:value-type="string">
            <text:p>ARTURO RAFAEL ORTEGA RODRIGU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591346">
            <text:p>6591346</text:p>
          </table:table-cell>
          <table:table-cell office:value-type="string">
            <text:p>COROMOTO DEL VALLE RAMIREZ DE ALBARRA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6591468">
            <text:p>6591468</text:p>
          </table:table-cell>
          <table:table-cell office:value-type="string">
            <text:p>GAUDIS MARIA BECERRA DE PEÑALOZ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7055952">
            <text:p>7055952</text:p>
          </table:table-cell>
          <table:table-cell office:value-type="string">
            <text:p>EDITA AUYANI CORDOBA DE ESCOB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050392">
            <text:p>8050392</text:p>
          </table:table-cell>
          <table:table-cell office:value-type="string">
            <text:p>EUGENIA SUNILDE MEJIAS VALDERRAM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054169">
            <text:p>8054169</text:p>
          </table:table-cell>
          <table:table-cell office:value-type="string">
            <text:p>JUAN RAMON GARC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06711">
            <text:p>8106711</text:p>
          </table:table-cell>
          <table:table-cell office:value-type="string">
            <text:p>MARY COROMOTO ZAMBRANO DE CHAV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32440">
            <text:p>8132440</text:p>
          </table:table-cell>
          <table:table-cell office:value-type="string">
            <text:p>CESAR LEONARDO RODRIGUEZ D' ANELL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1484">
            <text:p>8141484</text:p>
          </table:table-cell>
          <table:table-cell office:value-type="string">
            <text:p>MARIA FERMINA BARRIOS MOREN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43393">
            <text:p>8143393</text:p>
          </table:table-cell>
          <table:table-cell office:value-type="string">
            <text:p>CARMEN LUCIA COLMENARES BOVAR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171873">
            <text:p>8171873</text:p>
          </table:table-cell>
          <table:table-cell office:value-type="string">
            <text:p>RAFAEL ANGEL NIÑ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8412069">
            <text:p>8412069</text:p>
          </table:table-cell>
          <table:table-cell office:value-type="string">
            <text:p>MARIA HIPOLITA CASTILLO GOM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3509">
            <text:p>9183509</text:p>
          </table:table-cell>
          <table:table-cell office:value-type="string">
            <text:p>ALEJANDRO MONTES GUILLE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183985">
            <text:p>9183985</text:p>
          </table:table-cell>
          <table:table-cell office:value-type="string">
            <text:p>RUBEN DARIO IBAR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52510">
            <text:p>9252510</text:p>
          </table:table-cell>
          <table:table-cell office:value-type="string">
            <text:p>FRANCISCA JAKHELINE ARI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260829">
            <text:p>9260829</text:p>
          </table:table-cell>
          <table:table-cell office:value-type="string">
            <text:p>FRANCISCO CARACIOLO MENDOZ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0872">
            <text:p>9360872</text:p>
          </table:table-cell>
          <table:table-cell office:value-type="string">
            <text:p>PEREZ BLANCA ELIG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65095">
            <text:p>9365095</text:p>
          </table:table-cell>
          <table:table-cell office:value-type="string">
            <text:p>GELA JOSEFINA SAFADI CARMO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6150">
            <text:p>9386150</text:p>
          </table:table-cell>
          <table:table-cell office:value-type="string">
            <text:p>JOSE ANTONIO MARQUINA SAAVED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6318">
            <text:p>9386318</text:p>
          </table:table-cell>
          <table:table-cell office:value-type="string">
            <text:p>ERNESTO DE JESUS DURAN TABLANT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388258">
            <text:p>9388258</text:p>
          </table:table-cell>
          <table:table-cell office:value-type="string">
            <text:p>BENITO ANTONIO COLMENAREZ PIMENTEL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406811">
            <text:p>9406811</text:p>
          </table:table-cell>
          <table:table-cell office:value-type="string">
            <text:p>LOURDES JOSEFINA RODRIGU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442931">
            <text:p>9442931</text:p>
          </table:table-cell>
          <table:table-cell office:value-type="string">
            <text:p>ALBA AUSALIDE MONASTERIO BRIZUE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3086">
            <text:p>9983086</text:p>
          </table:table-cell>
          <table:table-cell office:value-type="string">
            <text:p>RICHARB <text:s/>OSORIO QUINT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7394">
            <text:p>9987394</text:p>
          </table:table-cell>
          <table:table-cell office:value-type="string">
            <text:p>RAFAEL MARIA ORELLANA ORELLA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9988204">
            <text:p>9988204</text:p>
          </table:table-cell>
          <table:table-cell office:value-type="string">
            <text:p>ALEIDA DEL CARMEN VIV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058620">
            <text:p>10058620</text:p>
          </table:table-cell>
          <table:table-cell office:value-type="string">
            <text:p>MIGUEL ANGEL SUAREZ PEREI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6288">
            <text:p>10556288</text:p>
          </table:table-cell>
          <table:table-cell office:value-type="string">
            <text:p>MARLON ALAIN URDANETA CONTRER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58664">
            <text:p>10558664</text:p>
          </table:table-cell>
          <table:table-cell office:value-type="string">
            <text:p>MANUEL RAMON RIVAS QUINT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0242">
            <text:p>10560242</text:p>
          </table:table-cell>
          <table:table-cell office:value-type="string">
            <text:p>ANDRES ABELINO ALVARADO LI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0921">
            <text:p>10560921</text:p>
          </table:table-cell>
          <table:table-cell office:value-type="string">
            <text:p>YELIXZA DEL VALLE FRI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2939">
            <text:p>10562939</text:p>
          </table:table-cell>
          <table:table-cell office:value-type="string">
            <text:p>JOAQUIN ARGENIS PEREZ MONT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3069">
            <text:p>10563069</text:p>
          </table:table-cell>
          <table:table-cell office:value-type="string">
            <text:p>RAMON YGNACIO RIV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564368">
            <text:p>10564368</text:p>
          </table:table-cell>
          <table:table-cell office:value-type="string">
            <text:p>ERMIDES EFRAIN MUÑOZ GONZAL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20820">
            <text:p>10720820</text:p>
          </table:table-cell>
          <table:table-cell office:value-type="string">
            <text:p>JUAN ABDON CASTELLANO COLME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722761">
            <text:p>10722761</text:p>
          </table:table-cell>
          <table:table-cell office:value-type="string">
            <text:p>CARLOS GREGORIO BERRI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875602">
            <text:p>10875602</text:p>
          </table:table-cell>
          <table:table-cell office:value-type="string">
            <text:p>ANGEL LUGO MOLINA RIV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0875917">
            <text:p>10875917</text:p>
          </table:table-cell>
          <table:table-cell office:value-type="string">
            <text:p>ANA CELIA MORA RO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88998">
            <text:p>11188998</text:p>
          </table:table-cell>
          <table:table-cell office:value-type="string">
            <text:p>YAZHIN FELIPE VELASQUEZ GODOY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1134">
            <text:p>11191134</text:p>
          </table:table-cell>
          <table:table-cell office:value-type="string">
            <text:p>YOLANDA YSABEL CASTELLANO MARTIN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191754">
            <text:p>11191754</text:p>
          </table:table-cell>
          <table:table-cell office:value-type="string">
            <text:p>ALDRIN RAMON <text:s/>BERRIOS DELGAD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96966">
            <text:p>11396966</text:p>
          </table:table-cell>
          <table:table-cell office:value-type="string">
            <text:p>NURQUIS MARIBEL GUERRERO CARMO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398178">
            <text:p>11398178</text:p>
          </table:table-cell>
          <table:table-cell office:value-type="string">
            <text:p>SALVANO ANTONIO PIMENTEL VICTO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7480">
            <text:p>11707480</text:p>
          </table:table-cell>
          <table:table-cell office:value-type="string">
            <text:p>AQUILINO ANTONIO RIV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09373">
            <text:p>11709373</text:p>
          </table:table-cell>
          <table:table-cell office:value-type="string">
            <text:p>CARMEN MAGALY PEREZ RONDO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0938">
            <text:p>11710938</text:p>
          </table:table-cell>
          <table:table-cell office:value-type="string">
            <text:p>YBELSI MAGALY BURG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716542">
            <text:p>11716542</text:p>
          </table:table-cell>
          <table:table-cell office:value-type="string">
            <text:p>VISNER JOSE GREGORIO UZCATEGUI CAMACH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1839139">
            <text:p>11839139</text:p>
          </table:table-cell>
          <table:table-cell office:value-type="string">
            <text:p>HUMBERTO CONTRERAS MOLI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128861">
            <text:p>12128861</text:p>
          </table:table-cell>
          <table:table-cell office:value-type="string">
            <text:p>MARITZA CAMACHO ALZOLAY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1492">
            <text:p>12201492</text:p>
          </table:table-cell>
          <table:table-cell office:value-type="string">
            <text:p>MARIA YSABEL VERGARA AZUAJ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207836">
            <text:p>12207836</text:p>
          </table:table-cell>
          <table:table-cell office:value-type="string">
            <text:p>FRANKLIN PEREZ UZCATEGUI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321599">
            <text:p>12321599</text:p>
          </table:table-cell>
          <table:table-cell office:value-type="string">
            <text:p>NANCY AUDELINA GAVIDIA LOP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394040">
            <text:p>12394040</text:p>
          </table:table-cell>
          <table:table-cell office:value-type="string">
            <text:p>JOSE ERNESTO MONTES DAVI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48867">
            <text:p>12448867</text:p>
          </table:table-cell>
          <table:table-cell office:value-type="string">
            <text:p>RUTH NOEMY LUCENA FRI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462908">
            <text:p>12462908</text:p>
          </table:table-cell>
          <table:table-cell office:value-type="string">
            <text:p>JOSE RAMIRO SUAREZ PEREI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647456">
            <text:p>12647456</text:p>
          </table:table-cell>
          <table:table-cell office:value-type="string">
            <text:p>HECTOR COROMOTO AGUILAR AGUIL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36357">
            <text:p>12836357</text:p>
          </table:table-cell>
          <table:table-cell office:value-type="string">
            <text:p>LESBIA MARGARITA JIMENEZ VELI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2894388">
            <text:p>12894388</text:p>
          </table:table-cell>
          <table:table-cell office:value-type="string">
            <text:p>ZENAIDA PEREZ SARAB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20868">
            <text:p>13020868</text:p>
          </table:table-cell>
          <table:table-cell office:value-type="string">
            <text:p>ALEXANDER CAMACHO MO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039386">
            <text:p>13039386</text:p>
          </table:table-cell>
          <table:table-cell office:value-type="string">
            <text:p>MARVALI MERCEDES HERRERA FIGUERO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13970">
            <text:p>13213970</text:p>
          </table:table-cell>
          <table:table-cell office:value-type="string">
            <text:p>PEREZ PEREZ MARBEL JUDITH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279175">
            <text:p>13279175</text:p>
          </table:table-cell>
          <table:table-cell office:value-type="string">
            <text:p>JULIO CESAR ROMERO OLIV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375820">
            <text:p>13375820</text:p>
          </table:table-cell>
          <table:table-cell office:value-type="string">
            <text:p>PEDRO ANTONIO LOPEZ ZUR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484645">
            <text:p>13484645</text:p>
          </table:table-cell>
          <table:table-cell office:value-type="string">
            <text:p>NANCY EVELIN VASQUEZ MOLI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82272">
            <text:p>13682272</text:p>
          </table:table-cell>
          <table:table-cell office:value-type="string">
            <text:p>HORTENCIA DEL VALLE BERRIOS TO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682411">
            <text:p>13682411</text:p>
          </table:table-cell>
          <table:table-cell office:value-type="string">
            <text:p>MARILIS JOSEFINA MONTILLA TE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20048">
            <text:p>13820048</text:p>
          </table:table-cell>
          <table:table-cell office:value-type="string">
            <text:p>JOSE EFREN FIGUERA CARRASQUEL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882583">
            <text:p>13882583</text:p>
          </table:table-cell>
          <table:table-cell office:value-type="string">
            <text:p>DALIA COROMOTO LEAL AVI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3946707">
            <text:p>13946707</text:p>
          </table:table-cell>
          <table:table-cell office:value-type="string">
            <text:p>DALIA CAROLINA MUÑOZ BRICEÑ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550297">
            <text:p>14550297</text:p>
          </table:table-cell>
          <table:table-cell office:value-type="string">
            <text:p>ELISABET SALCEDO SILV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4712102">
            <text:p>14712102</text:p>
          </table:table-cell>
          <table:table-cell office:value-type="string">
            <text:p>MERYS ELIZABETH HERNANDEZ BRIZUE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20473">
            <text:p>15120473</text:p>
          </table:table-cell>
          <table:table-cell office:value-type="string">
            <text:p>JOSE RAFAEL MORENO ALVAR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146350">
            <text:p>15146350</text:p>
          </table:table-cell>
          <table:table-cell office:value-type="string">
            <text:p>NECKER DE JESUS ROLDAN BRIT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271115">
            <text:p>15271115</text:p>
          </table:table-cell>
          <table:table-cell office:value-type="string">
            <text:p>MARIA VIRGINIA NIETO DE QUINTA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383827">
            <text:p>15383827</text:p>
          </table:table-cell>
          <table:table-cell office:value-type="string">
            <text:p>NAIROBYS ROSSIBELL BERRIOS DU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5400368">
            <text:p>15400368</text:p>
          </table:table-cell>
          <table:table-cell office:value-type="string">
            <text:p>EDWARD ERNESTO ALTUV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13227">
            <text:p>16513227</text:p>
          </table:table-cell>
          <table:table-cell office:value-type="string">
            <text:p>YENNI LUCIA SILGADO CRESP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514775">
            <text:p>16514775</text:p>
          </table:table-cell>
          <table:table-cell office:value-type="string">
            <text:p>YICELI CAROLINA PEREZ OROZC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758614">
            <text:p>16758614</text:p>
          </table:table-cell>
          <table:table-cell office:value-type="string">
            <text:p>KARELIS JOSELYN LAZO PER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859860">
            <text:p>16859860</text:p>
          </table:table-cell>
          <table:table-cell office:value-type="string">
            <text:p>WILIAN JOSE DUGARTE BOHORQU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6951013">
            <text:p>16951013</text:p>
          </table:table-cell>
          <table:table-cell office:value-type="string">
            <text:p>YUSMARY JOSEFINA RODRIGUEZ VALLAD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169298">
            <text:p>17169298</text:p>
          </table:table-cell>
          <table:table-cell office:value-type="string">
            <text:p>RUBEN DARIO VILLANUEVA GONZAL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205982">
            <text:p>17205982</text:p>
          </table:table-cell>
          <table:table-cell office:value-type="string">
            <text:p>JOSE GREGORIO RAMIREZ MUCHACH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59294">
            <text:p>17659294</text:p>
          </table:table-cell>
          <table:table-cell office:value-type="string">
            <text:p>IDAN CARGEL MENDEZ SOT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659775">
            <text:p>17659775</text:p>
          </table:table-cell>
          <table:table-cell office:value-type="string">
            <text:p>HECTOR ALFONSO CORDERO QUINTERO 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7701440">
            <text:p>17701440</text:p>
          </table:table-cell>
          <table:table-cell office:value-type="string">
            <text:p>ALEXANDER EDUARDO VEJ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226759">
            <text:p>18226759</text:p>
          </table:table-cell>
          <table:table-cell office:value-type="string">
            <text:p>JOHANA KARINA JIMEN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772575">
            <text:p>18772575</text:p>
          </table:table-cell>
          <table:table-cell office:value-type="string">
            <text:p>LURALDY NATACHA ZAMUDIO RODRIGU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8906253">
            <text:p>18906253</text:p>
          </table:table-cell>
          <table:table-cell office:value-type="string">
            <text:p>YENIFER MARYURIS MUJICA TOST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191756">
            <text:p>19191756</text:p>
          </table:table-cell>
          <table:table-cell office:value-type="string">
            <text:p>CARLOS ALBERTO JUST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243672">
            <text:p>19243672</text:p>
          </table:table-cell>
          <table:table-cell office:value-type="string">
            <text:p>GLEIDYS LILIANA CARRILLO MOREN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517119">
            <text:p>19517119</text:p>
          </table:table-cell>
          <table:table-cell office:value-type="string">
            <text:p>ALDAIR ALBERTO JIMEN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19632913">
            <text:p>19632913</text:p>
          </table:table-cell>
          <table:table-cell office:value-type="string">
            <text:p>PAOLA ANDREA LOPEZ GONZAL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0238048">
            <text:p>20238048</text:p>
          </table:table-cell>
          <table:table-cell office:value-type="string">
            <text:p>SOLEY CECILIA MARTINEZ PER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1538418">
            <text:p>21538418</text:p>
          </table:table-cell>
          <table:table-cell office:value-type="string">
            <text:p>LUZ DARY CIFUENTES DE CONTRER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44138">
            <text:p>23144138</text:p>
          </table:table-cell>
          <table:table-cell office:value-type="string">
            <text:p>MARIA EUGENIA CONTRERAS SARMIENT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23166235">
            <text:p>23166235</text:p>
          </table:table-cell>
          <table:table-cell office:value-type="string">
            <text:p>YAQUELINE PARDO GALEAN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  <table:table-row table:style-name="ro1">
          <table:table-cell office:value-type="float" office:value="4829180">
            <text:p>4829180</text:p>
          </table:table-cell>
          <table:table-cell office:value-type="string">
            <text:p>CELESTINO GUERRERO CAICED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20/07/2012</text:date>, <text:time>04:43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9555" meta:object-count="0"/>
    <meta:generator>OpenOffice.org/3.2$Linux OpenOffice.org_project/320m12$Build-9483</meta:generator>
  </office:meta>
</office:document-meta>
</file>